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1.6654in"/>
    </style:style>
    <style:style style:name="co5" style:family="table-column">
      <style:table-column-properties fo:break-before="auto" style:column-width="1.7402in"/>
    </style:style>
    <style:style style:name="co6" style:family="table-column">
      <style:table-column-properties fo:break-before="auto" style:column-width="1.082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2.5772in"/>
    </style:style>
    <style:style style:name="co9" style:family="table-column">
      <style:table-column-properties fo:break-before="auto" style:column-width="1.189in"/>
    </style:style>
    <style:style style:name="co10" style:family="table-column">
      <style:table-column-properties fo:break-before="auto" style:column-width="0.6689in"/>
    </style:style>
    <style:style style:name="co11" style:family="table-column">
      <style:table-column-properties fo:break-before="auto" style:column-width="1.1457in"/>
    </style:style>
    <style:style style:name="co12" style:family="table-column">
      <style:table-column-properties fo:break-before="auto" style:column-width="0.5547in"/>
    </style:style>
    <style:style style:name="co13" style:family="table-column">
      <style:table-column-properties fo:break-before="auto" style:column-width="1.2791in"/>
    </style:style>
    <style:style style:name="co14" style:family="table-column">
      <style:table-column-properties fo:break-before="auto" style:column-width="1.6846in"/>
    </style:style>
    <style:style style:name="co15" style:family="table-column">
      <style:table-column-properties fo:break-before="auto" style:column-width="0.7626in"/>
    </style:style>
    <style:style style:name="co16" style:family="table-column">
      <style:table-column-properties fo:break-before="auto" style:column-width="2.2945in"/>
    </style:style>
    <style:style style:name="co17" style:family="table-column">
      <style:table-column-properties fo:break-before="auto" style:column-width="1.9516in"/>
    </style:style>
    <style:style style:name="co18" style:family="table-column">
      <style:table-column-properties fo:break-before="auto" style:column-width="1.2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style:style style:name="ce1" style:family="table-cell" style:parent-style-name="Default" style:data-style-name="N49"/>
    <style:style style:name="ce2" style:family="table-cell" style:parent-style-name="Default" style:data-style-name="N104"/>
    <style:style style:name="ce3" style:family="table-cell" style:parent-style-name="Default" style:data-style-name="N11">
      <style:map style:condition="cell-content()&gt;0" style:apply-style-name="Good" style:base-cell-address="Sheet3.C14"/>
      <style:map style:condition="cell-content()&lt;0" style:apply-style-name="Bad" style:base-cell-address="Sheet3.C14"/>
    </style:style>
    <style:style style:name="ce5" style:family="table-cell" style:parent-style-name="Default" style:data-style-name="N11"/>
    <style:style style:name="ce4" style:family="table-cell" style:parent-style-name="Default" style:data-style-name="N11">
      <style:map style:condition="cell-content()&gt;0" style:apply-style-name="Good" style:base-cell-address="Sheet3.D14"/>
      <style:map style:condition="cell-content()&lt;0" style:apply-style-name="Bad" style:base-cell-address="Sheet3.D14"/>
    </style:style>
    <style:style style:name="ce6" style:family="table-cell" style:parent-style-name="Default" style:data-style-name="N10"/>
    <style:style style:name="ce7" style:family="table-cell" style:parent-style-name="Default" style:data-style-name="N106">
      <style:table-cell-properties style:rotation-align="none"/>
    </style:style>
    <style:style style:name="ce8" style:family="table-cell" style:parent-style-name="Default" style:data-style-name="N11">
      <style:table-cell-properties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 style:data-style-name="N49">
      <style:table-cell-properties style:rotation-align="none"/>
    </style:style>
    <style:style style:name="ce11" style:family="table-cell" style:parent-style-name="Default" style:data-style-name="N2">
      <style:table-cell-properties style:rotation-align="none"/>
    </style:style>
    <style:style style:name="ce12" style:family="table-cell" style:parent-style-name="Default" style:data-style-name="N100"/>
    <style:style style:name="ce13" style:family="table-cell" style:parent-style-name="Default" style:data-style-name="N168">
      <style:table-cell-properties style:rotation-align="non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Note">
      <style:graphic-properties fo:min-height="0.6295in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3" table:style-name="ta1">
        <table:shapes>
          <draw:frame draw:z-index="0" draw:style-name="gr1" draw:text-style-name="P1" svg:width="9.4583in" svg:height="5.3232in" svg:x="11.989in" svg:y="0.6169in">
            <draw:object draw:notify-on-update-of-ranges="Sheet3.A2:Sheet3.A62 Sheet3.B1:Sheet3.B1 Sheet3.B2:Sheet3.B62 Sheet3.E1:Sheet3.E1 Sheet3.E2:Sheet3.E6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3" table:default-cell-style-name="ce2"/>
        <table:table-column table:style-name="co5" table:default-cell-style-name="ce6"/>
        <table:table-column table:style-name="co6" table:default-cell-style-name="ce6"/>
        <table:table-column table:style-name="co7" table:default-cell-style-name="ce8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 calcext:value-type="string">
            <text:p>observation_date</text:p>
          </table:table-cell>
          <table:table-cell table:style-name="Default" office:value-type="string" calcext:value-type="string">
            <text:p>Average House Price</text:p>
          </table:table-cell>
          <table:table-cell table:style-name="Default" office:value-type="string" calcext:value-type="string">
            <text:p>YoY $ chg</text:p>
          </table:table-cell>
          <table:table-cell table:style-name="Default" office:value-type="string" calcext:value-type="string">
            <text:p>Value surplus inflation</text:p>
          </table:table-cell>
          <table:table-cell table:style-name="Default" office:value-type="string" calcext:value-type="string">
            <text:p>Median Annual Income</text:p>
          </table:table-cell>
          <table:table-cell table:style-name="Default" office:value-type="string" calcext:value-type="string">
            <text:p>Home $ as a % of income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collapse">
          <table:table-cell office:value-type="date" office:date-value="1963-01-01" calcext:value-type="date">
            <text:p>1963-01-01</text:p>
          </table:table-cell>
          <table:table-cell office:value-type="currency" office:currency="USD" office:value="19300" calcext:value-type="currency">
            <text:p>$19,3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64-01-01" calcext:value-type="date">
            <text:p>1964-01-01</text:p>
          </table:table-cell>
          <table:table-cell office:value-type="currency" office:currency="USD" office:value="19600" calcext:value-type="currency">
            <text:p>$19,6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65-01-01" calcext:value-type="date">
            <text:p>1965-01-01</text:p>
          </table:table-cell>
          <table:table-cell office:value-type="currency" office:currency="USD" office:value="21500" calcext:value-type="currency">
            <text:p>$21,5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66-01-01" calcext:value-type="date">
            <text:p>1966-01-01</text:p>
          </table:table-cell>
          <table:table-cell office:value-type="currency" office:currency="USD" office:value="22700" calcext:value-type="currency">
            <text:p>$22,7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67-01-01" calcext:value-type="date">
            <text:p>1967-01-01</text:p>
          </table:table-cell>
          <table:table-cell office:value-type="currency" office:currency="USD" office:value="24000" calcext:value-type="currency">
            <text:p>$24,0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68-01-01" calcext:value-type="date">
            <text:p>1968-01-01</text:p>
          </table:table-cell>
          <table:table-cell office:value-type="currency" office:currency="USD" office:value="25400" calcext:value-type="currency">
            <text:p>$25,4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69-01-01" calcext:value-type="date">
            <text:p>1969-01-01</text:p>
          </table:table-cell>
          <table:table-cell office:value-type="currency" office:currency="USD" office:value="27600" calcext:value-type="currency">
            <text:p>$27,6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70-01-01" calcext:value-type="date">
            <text:p>1970-01-01</text:p>
          </table:table-cell>
          <table:table-cell office:value-type="currency" office:currency="USD" office:value="27000" calcext:value-type="currency">
            <text:p>$27,0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71-01-01" calcext:value-type="date">
            <text:p>1971-01-01</text:p>
          </table:table-cell>
          <table:table-cell office:value-type="currency" office:currency="USD" office:value="27300" calcext:value-type="currency">
            <text:p>$27,3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72-01-01" calcext:value-type="date">
            <text:p>1972-01-01</text:p>
          </table:table-cell>
          <table:table-cell office:value-type="currency" office:currency="USD" office:value="29000" calcext:value-type="currency">
            <text:p>$29,0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1973-01-01" calcext:value-type="date">
            <text:p>1973-01-01</text:p>
          </table:table-cell>
          <table:table-cell office:value-type="currency" office:currency="USD" office:value="32800" calcext:value-type="currency">
            <text:p>$32,8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office:value-type="date" office:date-value="1974-01-01" calcext:value-type="date">
            <text:p>1974-01-01</text:p>
          </table:table-cell>
          <table:table-cell office:value-type="currency" office:currency="USD" office:value="38000" calcext:value-type="currency">
            <text:p>$38,000.00</text:p>
          </table:table-cell>
          <table:table-cell table:style-name="ce2" table:number-columns-repeated="2"/>
          <table:table-cell office:value-type="currency" office:currency="USD" office:value="28010" calcext:value-type="currency">
            <text:p>$28,010.00</text:p>
          </table:table-cell>
          <table:table-cell table:formula="of:=([.B13]/[.E13])" office:value-type="percentage" office:value="1.35665833630846" calcext:value-type="percentage">
            <text:p>136%</text:p>
          </table:table-cell>
          <table:table-cell table:style-name="Default"/>
          <table:table-cell table:style-name="ce7"/>
          <table:table-cell table:number-columns-repeated="2"/>
        </table:table-row>
        <table:table-row table:style-name="ro1">
          <table:table-cell office:value-type="date" office:date-value="1975-01-01" calcext:value-type="date">
            <text:p>1975-01-01</text:p>
          </table:table-cell>
          <table:table-cell office:value-type="currency" office:currency="USD" office:value="40900" calcext:value-type="currency">
            <text:p>$40,900.00</text:p>
          </table:table-cell>
          <table:table-cell table:formula="of:=([.B14]-[.B13])/[.B13]" office:value-type="percentage" office:value="0.0763157894736842" calcext:value-type="percentage">
            <text:p>7.63%</text:p>
          </table:table-cell>
          <table:table-cell table:formula="of:=[.C14]-[$Annual_2.C17]" office:value-type="percentage" office:value="-0.0151156791759693" calcext:value-type="percentage">
            <text:p>-1.51%</text:p>
          </table:table-cell>
          <table:table-cell office:value-type="currency" office:currency="USD" office:value="27450" calcext:value-type="currency">
            <text:p>$27,450.00</text:p>
          </table:table-cell>
          <table:table-cell table:formula="of:=([.B14]/[.E14])" office:value-type="percentage" office:value="1.48998178506375" calcext:value-type="percentage">
            <text:p>149%</text:p>
          </table:table-cell>
          <table:table-cell table:number-columns-repeated="4"/>
        </table:table-row>
        <table:table-row table:style-name="ro1">
          <table:table-cell office:value-type="date" office:date-value="1976-01-01" calcext:value-type="date">
            <text:p>1976-01-01</text:p>
          </table:table-cell>
          <table:table-cell office:value-type="currency" office:currency="USD" office:value="46000" calcext:value-type="currency">
            <text:p>$46,000.00</text:p>
          </table:table-cell>
          <table:table-cell table:formula="of:=([.B15]-[.B14])/[.B14]" office:value-type="percentage" office:value="0.124694376528117" calcext:value-type="percentage">
            <text:p>12.47%</text:p>
          </table:table-cell>
          <table:table-cell table:formula="of:=[.C15]-[$Annual_2.C18]" office:value-type="percentage" office:value="0.0672462501732089" calcext:value-type="percentage">
            <text:p>6.72%</text:p>
          </table:table-cell>
          <table:table-cell office:value-type="currency" office:currency="USD" office:value="27520" calcext:value-type="currency">
            <text:p>$27,520.00</text:p>
          </table:table-cell>
          <table:table-cell table:formula="of:=([.B15]/[.E15])" office:value-type="percentage" office:value="1.67151162790698" calcext:value-type="percentage">
            <text:p>167%</text:p>
          </table:table-cell>
          <table:table-cell table:number-columns-repeated="4"/>
        </table:table-row>
        <table:table-row table:style-name="ro1">
          <table:table-cell office:value-type="date" office:date-value="1977-01-01" calcext:value-type="date">
            <text:p>1977-01-01</text:p>
          </table:table-cell>
          <table:table-cell office:value-type="currency" office:currency="USD" office:value="51600" calcext:value-type="currency">
            <text:p>$51,600.00</text:p>
          </table:table-cell>
          <table:table-cell table:formula="of:=([.B16]-[.B15])/[.B15]" office:value-type="percentage" office:value="0.121739130434783" calcext:value-type="percentage">
            <text:p>12.17%</text:p>
          </table:table-cell>
          <table:table-cell table:formula="of:=[.C16]-[$Annual_2.C19]" office:value-type="percentage" office:value="0.0567222904874986" calcext:value-type="percentage">
            <text:p>5.67%</text:p>
          </table:table-cell>
          <table:table-cell office:value-type="currency" office:currency="USD" office:value="27690" calcext:value-type="currency">
            <text:p>$27,690.00</text:p>
          </table:table-cell>
          <table:table-cell table:formula="of:=([.B16]/[.E16])" office:value-type="percentage" office:value="1.863488624052" calcext:value-type="percentage">
            <text:p>186%</text:p>
          </table:table-cell>
          <table:table-cell table:number-columns-repeated="4"/>
        </table:table-row>
        <table:table-row table:style-name="ro1">
          <table:table-cell office:value-type="date" office:date-value="1978-01-01" calcext:value-type="date">
            <text:p>1978-01-01</text:p>
          </table:table-cell>
          <table:table-cell office:value-type="currency" office:currency="USD" office:value="59300" calcext:value-type="currency">
            <text:p>$59,300.00</text:p>
          </table:table-cell>
          <table:table-cell table:formula="of:=([.B17]-[.B16])/[.B16]" office:value-type="percentage" office:value="0.14922480620155" calcext:value-type="percentage">
            <text:p>14.92%</text:p>
          </table:table-cell>
          <table:table-cell table:formula="of:=[.C17]-[$Annual_2.C20]" office:value-type="percentage" office:value="0.0729151678129898" calcext:value-type="percentage">
            <text:p>7.29%</text:p>
          </table:table-cell>
          <table:table-cell office:value-type="currency" office:currency="USD" office:value="27460" calcext:value-type="currency">
            <text:p>$27,460.00</text:p>
          </table:table-cell>
          <table:table-cell table:formula="of:=([.B17]/[.E17])" office:value-type="percentage" office:value="2.15950473415878" calcext:value-type="percentage">
            <text:p>216%</text:p>
          </table:table-cell>
          <table:table-cell table:number-columns-repeated="4"/>
        </table:table-row>
        <table:table-row table:style-name="ro1">
          <table:table-cell office:value-type="date" office:date-value="1979-01-01" calcext:value-type="date">
            <text:p>1979-01-01</text:p>
          </table:table-cell>
          <table:table-cell office:value-type="currency" office:currency="USD" office:value="68300" calcext:value-type="currency">
            <text:p>$68,300.00</text:p>
          </table:table-cell>
          <table:table-cell table:formula="of:=([.B18]-[.B17])/[.B17]" office:value-type="percentage" office:value="0.15177065767285" calcext:value-type="percentage">
            <text:p>15.18%</text:p>
          </table:table-cell>
          <table:table-cell table:formula="of:=[.C18]-[$Annual_2.C21]" office:value-type="percentage" office:value="0.0392259463800549" calcext:value-type="percentage">
            <text:p>3.92%</text:p>
          </table:table-cell>
          <table:table-cell office:value-type="currency" office:currency="USD" office:value="26710" calcext:value-type="currency">
            <text:p>$26,710.00</text:p>
          </table:table-cell>
          <table:table-cell table:formula="of:=([.B18]/[.E18])" office:value-type="percentage" office:value="2.55709472107825" calcext:value-type="percentage">
            <text:p>256%</text:p>
          </table:table-cell>
          <table:table-cell table:number-columns-repeated="4"/>
        </table:table-row>
        <table:table-row table:style-name="ro1">
          <table:table-cell office:value-type="date" office:date-value="1980-01-01" calcext:value-type="date">
            <text:p>1980-01-01</text:p>
          </table:table-cell>
          <table:table-cell office:value-type="currency" office:currency="USD" office:value="73600" calcext:value-type="currency">
            <text:p>$73,600.00</text:p>
          </table:table-cell>
          <table:table-cell table:formula="of:=([.B19]-[.B18])/[.B18]" office:value-type="percentage" office:value="0.0775988286969253" calcext:value-type="percentage">
            <text:p>7.76%</text:p>
          </table:table-cell>
          <table:table-cell table:formula="of:=[.C19]-[$Annual_2.C22]" office:value-type="percentage" office:value="-0.0578931910527587" calcext:value-type="percentage">
            <text:p>-5.79%</text:p>
          </table:table-cell>
          <table:table-cell office:value-type="currency" office:currency="USD" office:value="26340" calcext:value-type="currency">
            <text:p>$26,340.00</text:p>
          </table:table-cell>
          <table:table-cell table:formula="of:=([.B19]/[.E19])" office:value-type="percentage" office:value="2.79422930903569" calcext:value-type="percentage">
            <text:p>279%</text:p>
          </table:table-cell>
          <table:table-cell table:number-columns-repeated="4"/>
        </table:table-row>
        <table:table-row table:style-name="ro1">
          <table:table-cell office:value-type="date" office:date-value="1981-01-01" calcext:value-type="date">
            <text:p>1981-01-01</text:p>
          </table:table-cell>
          <table:table-cell office:value-type="currency" office:currency="USD" office:value="80900" calcext:value-type="currency">
            <text:p>$80,900.00</text:p>
          </table:table-cell>
          <table:table-cell table:formula="of:=([.B20]-[.B19])/[.B19]" office:value-type="percentage" office:value="0.0991847826086957" calcext:value-type="percentage">
            <text:p>9.92%</text:p>
          </table:table-cell>
          <table:table-cell table:formula="of:=[.C20]-[$Annual_2.C23]" office:value-type="percentage" office:value="-0.00416237079407535" calcext:value-type="percentage">
            <text:p>-0.42%</text:p>
          </table:table-cell>
          <table:table-cell office:value-type="currency" office:currency="USD" office:value="25820" calcext:value-type="currency">
            <text:p>$25,820.00</text:p>
          </table:table-cell>
          <table:table-cell table:formula="of:=([.B20]/[.E20])" office:value-type="percentage" office:value="3.13323005422153" calcext:value-type="percentage">
            <text:p>313%</text:p>
          </table:table-cell>
          <table:table-cell table:number-columns-repeated="4"/>
        </table:table-row>
        <table:table-row table:style-name="ro1">
          <table:table-cell office:value-type="date" office:date-value="1982-01-01" calcext:value-type="date">
            <text:p>1982-01-01</text:p>
          </table:table-cell>
          <table:table-cell office:value-type="currency" office:currency="USD" office:value="81200" calcext:value-type="currency">
            <text:p>$81,200.00</text:p>
          </table:table-cell>
          <table:table-cell table:formula="of:=([.B21]-[.B20])/[.B20]" office:value-type="percentage" office:value="0.00370828182941904" calcext:value-type="percentage">
            <text:p>0.37%</text:p>
          </table:table-cell>
          <table:table-cell table:formula="of:=[.C21]-[$Annual_2.C24]" office:value-type="percentage" office:value="-0.0576059881733303" calcext:value-type="percentage">
            <text:p>-5.76%</text:p>
          </table:table-cell>
          <table:table-cell office:value-type="currency" office:currency="USD" office:value="26090" calcext:value-type="currency">
            <text:p>$26,090.00</text:p>
          </table:table-cell>
          <table:table-cell table:formula="of:=([.B21]/[.E21])" office:value-type="percentage" office:value="3.11230356458413" calcext:value-type="percentage">
            <text:p>311%</text:p>
          </table:table-cell>
          <table:table-cell table:number-columns-repeated="4"/>
        </table:table-row>
        <table:table-row table:style-name="ro1">
          <table:table-cell office:value-type="date" office:date-value="1983-01-01" calcext:value-type="date">
            <text:p>1983-01-01</text:p>
          </table:table-cell>
          <table:table-cell office:value-type="currency" office:currency="USD" office:value="86700" calcext:value-type="currency">
            <text:p>$86,700.00</text:p>
          </table:table-cell>
          <table:table-cell table:formula="of:=([.B22]-[.B21])/[.B21]" office:value-type="percentage" office:value="0.0677339901477833" calcext:value-type="percentage">
            <text:p>6.77%</text:p>
          </table:table-cell>
          <table:table-cell table:formula="of:=[.C22]-[$Annual_2.C25]" office:value-type="percentage" office:value="0.0356096378161768" calcext:value-type="percentage">
            <text:p>3.56%</text:p>
          </table:table-cell>
          <table:table-cell office:value-type="currency" office:currency="USD" office:value="26620" calcext:value-type="currency">
            <text:p>$26,620.00</text:p>
          </table:table-cell>
          <table:table-cell table:formula="of:=([.B22]/[.E22])" office:value-type="percentage" office:value="3.25694966190834" calcext:value-type="percentage">
            <text:p>326%</text:p>
          </table:table-cell>
          <table:table-cell table:number-columns-repeated="4"/>
        </table:table-row>
        <table:table-row table:style-name="ro1">
          <table:table-cell office:value-type="date" office:date-value="1984-01-01" calcext:value-type="date">
            <text:p>1984-01-01</text:p>
          </table:table-cell>
          <table:table-cell office:value-type="currency" office:currency="USD" office:value="94700" calcext:value-type="currency">
            <text:p>$94,700.00</text:p>
          </table:table-cell>
          <table:table-cell table:formula="of:=([.B23]-[.B22])/[.B22]" office:value-type="percentage" office:value="0.0922722029988466" calcext:value-type="percentage">
            <text:p>9.23%</text:p>
          </table:table-cell>
          <table:table-cell table:formula="of:=[.C23]-[$Annual_2.C26]" office:value-type="percentage" office:value="0.0492668482465037" calcext:value-type="percentage">
            <text:p>4.93%</text:p>
          </table:table-cell>
          <table:table-cell office:value-type="currency" office:currency="USD" office:value="27390" calcext:value-type="currency">
            <text:p>$27,390.00</text:p>
          </table:table-cell>
          <table:table-cell table:formula="of:=([.B23]/[.E23])" office:value-type="percentage" office:value="3.45746622855057" calcext:value-type="percentage">
            <text:p>346%</text:p>
          </table:table-cell>
          <table:table-cell table:number-columns-repeated="4"/>
        </table:table-row>
        <table:table-row table:style-name="ro1">
          <table:table-cell office:value-type="date" office:date-value="1985-01-01" calcext:value-type="date">
            <text:p>1985-01-01</text:p>
          </table:table-cell>
          <table:table-cell office:value-type="currency" office:currency="USD" office:value="98500" calcext:value-type="currency">
            <text:p>$98,500.00</text:p>
          </table:table-cell>
          <table:table-cell table:formula="of:=([.B24]-[.B23])/[.B23]" office:value-type="percentage" office:value="0.0401267159450898" calcext:value-type="percentage">
            <text:p>4.01%</text:p>
          </table:table-cell>
          <table:table-cell table:formula="of:=[.C24]-[$Annual_2.C27]" office:value-type="percentage" office:value="0.00467027442415326" calcext:value-type="percentage">
            <text:p>0.47%</text:p>
          </table:table-cell>
          <table:table-cell office:value-type="currency" office:currency="USD" office:value="27990" calcext:value-type="currency">
            <text:p>$27,990.00</text:p>
          </table:table-cell>
          <table:table-cell table:formula="of:=([.B24]/[.E24])" office:value-type="percentage" office:value="3.51911396927474" calcext:value-type="percentage">
            <text:p>352%</text:p>
          </table:table-cell>
          <table:table-cell table:number-columns-repeated="4"/>
        </table:table-row>
        <table:table-row table:style-name="ro1">
          <table:table-cell office:value-type="date" office:date-value="1986-01-01" calcext:value-type="date">
            <text:p>1986-01-01</text:p>
          </table:table-cell>
          <table:table-cell office:value-type="currency" office:currency="USD" office:value="106300" calcext:value-type="currency">
            <text:p>$106,300.00</text:p>
          </table:table-cell>
          <table:table-cell table:formula="of:=([.B25]-[.B24])/[.B24]" office:value-type="percentage" office:value="0.0791878172588832" calcext:value-type="percentage">
            <text:p>7.92%</text:p>
          </table:table-cell>
          <table:table-cell table:formula="of:=[.C25]-[$Annual_2.C28]" office:value-type="percentage" office:value="0.0602073400354556" calcext:value-type="percentage">
            <text:p>6.02%</text:p>
          </table:table-cell>
          <table:table-cell office:value-type="currency" office:currency="USD" office:value="28880" calcext:value-type="currency">
            <text:p>$28,880.00</text:p>
          </table:table-cell>
          <table:table-cell table:formula="of:=([.B25]/[.E25])" office:value-type="percentage" office:value="3.68074792243767" calcext:value-type="percentage">
            <text:p>368%</text:p>
          </table:table-cell>
          <table:table-cell table:number-columns-repeated="4"/>
        </table:table-row>
        <table:table-row table:style-name="ro1">
          <table:table-cell office:value-type="date" office:date-value="1987-01-01" calcext:value-type="date">
            <text:p>1987-01-01</text:p>
          </table:table-cell>
          <table:table-cell office:value-type="currency" office:currency="USD" office:value="120800" calcext:value-type="currency">
            <text:p>$120,800.00</text:p>
          </table:table-cell>
          <table:table-cell table:formula="of:=([.B26]-[.B25])/[.B25]" office:value-type="percentage" office:value="0.136406396989652" calcext:value-type="percentage">
            <text:p>13.64%</text:p>
          </table:table-cell>
          <table:table-cell table:formula="of:=[.C26]-[$Annual_2.C29]" office:value-type="percentage" office:value="0.0997607648144829" calcext:value-type="percentage">
            <text:p>9.98%</text:p>
          </table:table-cell>
          <table:table-cell office:value-type="currency" office:currency="USD" office:value="29280" calcext:value-type="currency">
            <text:p>$29,280.00</text:p>
          </table:table-cell>
          <table:table-cell table:formula="of:=([.B26]/[.E26])" office:value-type="percentage" office:value="4.12568306010929" calcext:value-type="percentage">
            <text:p>413%</text:p>
          </table:table-cell>
          <table:table-cell table:number-columns-repeated="4"/>
        </table:table-row>
        <table:table-row table:style-name="ro1">
          <table:table-cell office:value-type="date" office:date-value="1988-01-01" calcext:value-type="date">
            <text:p>1988-01-01</text:p>
          </table:table-cell>
          <table:table-cell office:value-type="currency" office:currency="USD" office:value="137900" calcext:value-type="currency">
            <text:p>$137,900.00</text:p>
          </table:table-cell>
          <table:table-cell table:formula="of:=([.B27]-[.B26])/[.B26]" office:value-type="percentage" office:value="0.141556291390728" calcext:value-type="percentage">
            <text:p>14.16%</text:p>
          </table:table-cell>
          <table:table-cell table:formula="of:=[.C27]-[$Annual_2.C30]" office:value-type="percentage" office:value="0.100778880316287" calcext:value-type="percentage">
            <text:p>10.08%</text:p>
          </table:table-cell>
          <table:table-cell office:value-type="currency" office:currency="USD" office:value="30180" calcext:value-type="currency">
            <text:p>$30,180.00</text:p>
          </table:table-cell>
          <table:table-cell table:formula="of:=([.B27]/[.E27])" office:value-type="percentage" office:value="4.56925115970842" calcext:value-type="percentage">
            <text:p>457%</text:p>
          </table:table-cell>
          <table:table-cell table:number-columns-repeated="4"/>
        </table:table-row>
        <table:table-row table:style-name="ro1">
          <table:table-cell office:value-type="date" office:date-value="1989-01-01" calcext:value-type="date">
            <text:p>1989-01-01</text:p>
          </table:table-cell>
          <table:table-cell office:value-type="currency" office:currency="USD" office:value="144300" calcext:value-type="currency">
            <text:p>$144,300.00</text:p>
          </table:table-cell>
          <table:table-cell table:formula="of:=([.B28]-[.B27])/[.B27]" office:value-type="percentage" office:value="0.0464104423495286" calcext:value-type="percentage">
            <text:p>4.64%</text:p>
          </table:table-cell>
          <table:table-cell table:formula="of:=[.C28]-[$Annual_2.C31]" office:value-type="percentage" office:value="-0.00185958795136575" calcext:value-type="percentage">
            <text:p>-0.19%</text:p>
          </table:table-cell>
          <table:table-cell office:value-type="currency" office:currency="USD" office:value="30970" calcext:value-type="currency">
            <text:p>$30,970.00</text:p>
          </table:table-cell>
          <table:table-cell table:formula="of:=([.B28]/[.E28])" office:value-type="percentage" office:value="4.6593477558928" calcext:value-type="percentage">
            <text:p>466%</text:p>
          </table:table-cell>
          <table:table-cell table:number-columns-repeated="4"/>
        </table:table-row>
        <table:table-row table:style-name="ro1">
          <table:table-cell office:value-type="date" office:date-value="1990-01-01" calcext:value-type="date">
            <text:p>1990-01-01</text:p>
          </table:table-cell>
          <table:table-cell office:value-type="currency" office:currency="USD" office:value="149500" calcext:value-type="currency">
            <text:p>$149,500.00</text:p>
          </table:table-cell>
          <table:table-cell table:formula="of:=([.B29]-[.B28])/[.B28]" office:value-type="percentage" office:value="0.036036036036036" calcext:value-type="percentage">
            <text:p>3.60%</text:p>
          </table:table-cell>
          <table:table-cell table:formula="of:=[.C29]-[$Annual_2.C32]" office:value-type="percentage" office:value="-0.0179435283629965" calcext:value-type="percentage">
            <text:p>-1.79%</text:p>
          </table:table-cell>
          <table:table-cell office:value-type="currency" office:currency="USD" office:value="30660" calcext:value-type="currency">
            <text:p>$30,660.00</text:p>
          </table:table-cell>
          <table:table-cell table:formula="of:=([.B29]/[.E29])" office:value-type="percentage" office:value="4.87606001304631" calcext:value-type="percentage">
            <text:p>488%</text:p>
          </table:table-cell>
          <table:table-cell table:number-columns-repeated="4"/>
        </table:table-row>
        <table:table-row table:style-name="ro1">
          <table:table-cell office:value-type="date" office:date-value="1991-01-01" calcext:value-type="date">
            <text:p>1991-01-01</text:p>
          </table:table-cell>
          <table:table-cell office:value-type="currency" office:currency="USD" office:value="151100" calcext:value-type="currency">
            <text:p>$151,100.00</text:p>
          </table:table-cell>
          <table:table-cell table:formula="of:=([.B30]-[.B29])/[.B29]" office:value-type="percentage" office:value="0.0107023411371237" calcext:value-type="percentage">
            <text:p>1.07%</text:p>
          </table:table-cell>
          <table:table-cell table:formula="of:=[.C30]-[$Annual_2.C33]" office:value-type="percentage" office:value="-0.0316472985082612" calcext:value-type="percentage">
            <text:p>-3.16%</text:p>
          </table:table-cell>
          <table:table-cell office:value-type="currency" office:currency="USD" office:value="30210" calcext:value-type="currency">
            <text:p>$30,210.00</text:p>
          </table:table-cell>
          <table:table-cell table:formula="of:=([.B30]/[.E30])" office:value-type="percentage" office:value="5.00165508109897" calcext:value-type="percentage">
            <text:p>500%</text:p>
          </table:table-cell>
          <table:table-cell table:number-columns-repeated="4"/>
        </table:table-row>
        <table:table-row table:style-name="ro1">
          <table:table-cell office:value-type="date" office:date-value="1992-01-01" calcext:value-type="date">
            <text:p>1992-01-01</text:p>
          </table:table-cell>
          <table:table-cell office:value-type="currency" office:currency="USD" office:value="144500" calcext:value-type="currency">
            <text:p>$144,500.00</text:p>
          </table:table-cell>
          <table:table-cell table:formula="of:=([.B31]-[.B30])/[.B30]" office:value-type="percentage" office:value="-0.0436796823295831" calcext:value-type="percentage">
            <text:p>-4.37%</text:p>
          </table:table-cell>
          <table:table-cell table:formula="of:=[.C31]-[$Annual_2.C34]" office:value-type="percentage" office:value="-0.07396787911108" calcext:value-type="percentage">
            <text:p>-7.40%</text:p>
          </table:table-cell>
          <table:table-cell office:value-type="currency" office:currency="USD" office:value="29890" calcext:value-type="currency">
            <text:p>$29,890.00</text:p>
          </table:table-cell>
          <table:table-cell table:formula="of:=([.B31]/[.E31])" office:value-type="percentage" office:value="4.83439277350284" calcext:value-type="percentage">
            <text:p>483%</text:p>
          </table:table-cell>
          <table:table-cell table:number-columns-repeated="4"/>
        </table:table-row>
        <table:table-row table:style-name="ro1">
          <table:table-cell office:value-type="date" office:date-value="1993-01-01" calcext:value-type="date">
            <text:p>1993-01-01</text:p>
          </table:table-cell>
          <table:table-cell office:value-type="currency" office:currency="USD" office:value="144700" calcext:value-type="currency">
            <text:p>$144,700.00</text:p>
          </table:table-cell>
          <table:table-cell table:formula="of:=([.B32]-[.B31])/[.B31]" office:value-type="percentage" office:value="0.0013840830449827" calcext:value-type="percentage">
            <text:p>0.14%</text:p>
          </table:table-cell>
          <table:table-cell table:formula="of:=[.C32]-[$Annual_2.C35]" office:value-type="percentage" office:value="-0.0281324866188732" calcext:value-type="percentage">
            <text:p>-2.81%</text:p>
          </table:table-cell>
          <table:table-cell office:value-type="currency" office:currency="USD" office:value="30200" calcext:value-type="currency">
            <text:p>$30,200.00</text:p>
          </table:table-cell>
          <table:table-cell table:formula="of:=([.B32]/[.E32])" office:value-type="percentage" office:value="4.79139072847682" calcext:value-type="percentage">
            <text:p>479%</text:p>
          </table:table-cell>
          <table:table-cell table:number-columns-repeated="4"/>
        </table:table-row>
        <table:table-row table:style-name="ro1">
          <table:table-cell office:value-type="date" office:date-value="1994-01-01" calcext:value-type="date">
            <text:p>1994-01-01</text:p>
          </table:table-cell>
          <table:table-cell office:value-type="currency" office:currency="USD" office:value="153600" calcext:value-type="currency">
            <text:p>$153,600.00</text:p>
          </table:table-cell>
          <table:table-cell table:formula="of:=([.B33]-[.B32])/[.B32]" office:value-type="percentage" office:value="0.0615065653075328" calcext:value-type="percentage">
            <text:p>6.15%</text:p>
          </table:table-cell>
          <table:table-cell table:formula="of:=[.C33]-[$Annual_2.C36]" office:value-type="percentage" office:value="0.0354321493859875" calcext:value-type="percentage">
            <text:p>3.54%</text:p>
          </table:table-cell>
          <table:table-cell office:value-type="currency" office:currency="USD" office:value="30540" calcext:value-type="currency">
            <text:p>$30,540.00</text:p>
          </table:table-cell>
          <table:table-cell table:formula="of:=([.B33]/[.E33])" office:value-type="percentage" office:value="5.0294695481336" calcext:value-type="percentage">
            <text:p>503%</text:p>
          </table:table-cell>
          <table:table-cell table:number-columns-repeated="4"/>
        </table:table-row>
        <table:table-row table:style-name="ro1">
          <table:table-cell office:value-type="date" office:date-value="1995-01-01" calcext:value-type="date">
            <text:p>1995-01-01</text:p>
          </table:table-cell>
          <table:table-cell office:value-type="currency" office:currency="USD" office:value="153500" calcext:value-type="currency">
            <text:p>$153,500.00</text:p>
          </table:table-cell>
          <table:table-cell table:formula="of:=([.B34]-[.B33])/[.B33]" office:value-type="percentage" office:value="-0.000651041666666667" calcext:value-type="percentage">
            <text:p>-0.07%</text:p>
          </table:table-cell>
          <table:table-cell table:formula="of:=[.C34]-[$Annual_2.C37]" office:value-type="percentage" office:value="-0.0287052385520329" calcext:value-type="percentage">
            <text:p>-2.87%</text:p>
          </table:table-cell>
          <table:table-cell office:value-type="currency" office:currency="USD" office:value="31390" calcext:value-type="currency">
            <text:p>$31,390.00</text:p>
          </table:table-cell>
          <table:table-cell table:formula="of:=([.B34]/[.E34])" office:value-type="percentage" office:value="4.89009238611023" calcext:value-type="percentage">
            <text:p>489%</text:p>
          </table:table-cell>
          <table:table-cell table:number-columns-repeated="4"/>
        </table:table-row>
        <table:table-row table:style-name="ro1">
          <table:table-cell office:value-type="date" office:date-value="1996-01-01" calcext:value-type="date">
            <text:p>1996-01-01</text:p>
          </table:table-cell>
          <table:table-cell office:value-type="currency" office:currency="USD" office:value="161100" calcext:value-type="currency">
            <text:p>$161,100.00</text:p>
          </table:table-cell>
          <table:table-cell table:formula="of:=([.B35]-[.B34])/[.B34]" office:value-type="percentage" office:value="0.0495114006514658" calcext:value-type="percentage">
            <text:p>4.95%</text:p>
          </table:table-cell>
          <table:table-cell table:formula="of:=[.C35]-[$Annual_2.C38]" office:value-type="percentage" office:value="0.0201993586521217" calcext:value-type="percentage">
            <text:p>2.02%</text:p>
          </table:table-cell>
          <table:table-cell office:value-type="currency" office:currency="USD" office:value="32060" calcext:value-type="currency">
            <text:p>$32,060.00</text:p>
          </table:table-cell>
          <table:table-cell table:formula="of:=([.B35]/[.E35])" office:value-type="percentage" office:value="5.02495321272614" calcext:value-type="percentage">
            <text:p>502%</text:p>
          </table:table-cell>
          <table:table-cell table:number-columns-repeated="4"/>
        </table:table-row>
        <table:table-row table:style-name="ro1">
          <table:table-cell office:value-type="date" office:date-value="1997-01-01" calcext:value-type="date">
            <text:p>1997-01-01</text:p>
          </table:table-cell>
          <table:table-cell office:value-type="currency" office:currency="USD" office:value="172200" calcext:value-type="currency">
            <text:p>$172,200.00</text:p>
          </table:table-cell>
          <table:table-cell table:formula="of:=([.B36]-[.B35])/[.B35]" office:value-type="percentage" office:value="0.068901303538175" calcext:value-type="percentage">
            <text:p>6.89%</text:p>
          </table:table-cell>
          <table:table-cell table:formula="of:=[.C36]-[$Annual_2.C39]" office:value-type="percentage" office:value="0.0455244041651015" calcext:value-type="percentage">
            <text:p>4.55%</text:p>
          </table:table-cell>
          <table:table-cell office:value-type="currency" office:currency="USD" office:value="33480" calcext:value-type="currency">
            <text:p>$33,480.00</text:p>
          </table:table-cell>
          <table:table-cell table:formula="of:=([.B36]/[.E36])" office:value-type="percentage" office:value="5.14336917562724" calcext:value-type="percentage">
            <text:p>514%</text:p>
          </table:table-cell>
          <table:table-cell table:number-columns-repeated="4"/>
        </table:table-row>
        <table:table-row table:style-name="ro1">
          <table:table-cell office:value-type="date" office:date-value="1998-01-01" calcext:value-type="date">
            <text:p>1998-01-01</text:p>
          </table:table-cell>
          <table:table-cell office:value-type="currency" office:currency="USD" office:value="180000" calcext:value-type="currency">
            <text:p>$180,000.00</text:p>
          </table:table-cell>
          <table:table-cell table:formula="of:=([.B37]-[.B36])/[.B36]" office:value-type="percentage" office:value="0.0452961672473868" calcext:value-type="percentage">
            <text:p>4.53%</text:p>
          </table:table-cell>
          <table:table-cell table:formula="of:=[.C37]-[$Annual_2.C40]" office:value-type="percentage" office:value="0.0297733762599504" calcext:value-type="percentage">
            <text:p>2.98%</text:p>
          </table:table-cell>
          <table:table-cell office:value-type="currency" office:currency="USD" office:value="35130" calcext:value-type="currency">
            <text:p>$35,130.00</text:p>
          </table:table-cell>
          <table:table-cell table:formula="of:=([.B37]/[.E37])" office:value-type="percentage" office:value="5.12382578992314" calcext:value-type="percentage">
            <text:p>512%</text:p>
          </table:table-cell>
          <table:table-cell table:number-columns-repeated="4"/>
        </table:table-row>
        <table:table-row table:style-name="ro1">
          <table:table-cell office:value-type="date" office:date-value="1999-01-01" calcext:value-type="date">
            <text:p>1999-01-01</text:p>
          </table:table-cell>
          <table:table-cell office:value-type="currency" office:currency="USD" office:value="189100" calcext:value-type="currency">
            <text:p>$189,100.00</text:p>
          </table:table-cell>
          <table:table-cell table:formula="of:=([.B38]-[.B37])/[.B37]" office:value-type="percentage" office:value="0.0505555555555556" calcext:value-type="percentage">
            <text:p>5.06%</text:p>
          </table:table-cell>
          <table:table-cell table:formula="of:=[.C38]-[$Annual_2.C41]" office:value-type="percentage" office:value="0.0286752835858198" calcext:value-type="percentage">
            <text:p>2.87%</text:p>
          </table:table-cell>
          <table:table-cell office:value-type="currency" office:currency="USD" office:value="35510" calcext:value-type="currency">
            <text:p>$35,510.00</text:p>
          </table:table-cell>
          <table:table-cell table:formula="of:=([.B38]/[.E38])" office:value-type="percentage" office:value="5.32526049000282" calcext:value-type="percentage">
            <text:p>533%</text:p>
          </table:table-cell>
          <table:table-cell table:number-columns-repeated="4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office:value-type="currency" office:currency="USD" office:value="202900" calcext:value-type="currency">
            <text:p>$202,900.00</text:p>
          </table:table-cell>
          <table:table-cell table:formula="of:=([.B39]-[.B38])/[.B38]" office:value-type="percentage" office:value="0.0729772607086198" calcext:value-type="percentage">
            <text:p>7.30%</text:p>
          </table:table-cell>
          <table:table-cell table:formula="of:=[.C39]-[$Annual_2.C42]" office:value-type="percentage" office:value="0.0392086879936269" calcext:value-type="percentage">
            <text:p>3.92%</text:p>
          </table:table-cell>
          <table:table-cell office:value-type="currency" office:currency="USD" office:value="35880" calcext:value-type="currency">
            <text:p>$35,880.00</text:p>
          </table:table-cell>
          <table:table-cell table:formula="of:=([.B39]/[.E39])" office:value-type="percentage" office:value="5.65496098104794" calcext:value-type="percentage">
            <text:p>565%</text:p>
          </table:table-cell>
          <table:table-cell table:number-columns-repeated="4"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office:value-type="currency" office:currency="USD" office:value="211000" calcext:value-type="currency">
            <text:p>$211,000.00</text:p>
          </table:table-cell>
          <table:table-cell table:formula="of:=([.B40]-[.B39])/[.B39]" office:value-type="percentage" office:value="0.0399211434204041" calcext:value-type="percentage">
            <text:p>3.99%</text:p>
          </table:table-cell>
          <table:table-cell table:formula="of:=[.C40]-[$Annual_2.C43]" office:value-type="percentage" office:value="0.0116594322318634" calcext:value-type="percentage">
            <text:p>1.17%</text:p>
          </table:table-cell>
          <table:table-cell office:value-type="currency" office:currency="USD" office:value="35770" calcext:value-type="currency">
            <text:p>$35,770.00</text:p>
          </table:table-cell>
          <table:table-cell table:formula="of:=([.B40]/[.E40])" office:value-type="percentage" office:value="5.89879787531451" calcext:value-type="percentage">
            <text:p>590%</text:p>
          </table:table-cell>
          <table:table-cell table:number-columns-repeated="4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currency" office:currency="USD" office:value="227600" calcext:value-type="currency">
            <text:p>$227,600.00</text:p>
          </table:table-cell>
          <table:table-cell table:formula="of:=([.B41]-[.B40])/[.B40]" office:value-type="percentage" office:value="0.0786729857819905" calcext:value-type="percentage">
            <text:p>7.87%</text:p>
          </table:table-cell>
          <table:table-cell table:formula="of:=[.C41]-[$Annual_2.C44]" office:value-type="percentage" office:value="0.0628126695169304" calcext:value-type="percentage">
            <text:p>6.28%</text:p>
          </table:table-cell>
          <table:table-cell office:value-type="currency" office:currency="USD" office:value="35630" calcext:value-type="currency">
            <text:p>$35,630.00</text:p>
          </table:table-cell>
          <table:table-cell table:formula="of:=([.B41]/[.E41])" office:value-type="percentage" office:value="6.38787538591075" calcext:value-type="percentage">
            <text:p>639%</text:p>
          </table:table-cell>
          <table:table-cell table:number-columns-repeated="4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currency" office:currency="USD" office:value="233100" calcext:value-type="currency">
            <text:p>$233,100.00</text:p>
          </table:table-cell>
          <table:table-cell table:formula="of:=([.B42]-[.B41])/[.B41]" office:value-type="percentage" office:value="0.0241652021089631" calcext:value-type="percentage">
            <text:p>2.42%</text:p>
          </table:table-cell>
          <table:table-cell table:formula="of:=[.C42]-[$Annual_2.C45]" office:value-type="percentage" office:value="0.00146425237535159" calcext:value-type="percentage">
            <text:p>0.15%</text:p>
          </table:table-cell>
          <table:table-cell office:value-type="currency" office:currency="USD" office:value="35770" calcext:value-type="currency">
            <text:p>$35,770.00</text:p>
          </table:table-cell>
          <table:table-cell table:formula="of:=([.B42]/[.E42])" office:value-type="percentage" office:value="6.51663405088063" calcext:value-type="percentage">
            <text:p>652%</text:p>
          </table:table-cell>
          <table:table-cell table:number-columns-repeated="4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currency" office:currency="USD" office:value="262900" calcext:value-type="currency">
            <text:p>$262,900.00</text:p>
          </table:table-cell>
          <table:table-cell table:formula="of:=([.B43]-[.B42])/[.B42]" office:value-type="percentage" office:value="0.127842127842128" calcext:value-type="percentage">
            <text:p>12.78%</text:p>
          </table:table-cell>
          <table:table-cell table:formula="of:=[.C43]-[$Annual_2.C46]" office:value-type="percentage" office:value="0.101069760911211" calcext:value-type="percentage">
            <text:p>10.11%</text:p>
          </table:table-cell>
          <table:table-cell office:value-type="currency" office:currency="USD" office:value="35730" calcext:value-type="currency">
            <text:p>$35,730.00</text:p>
          </table:table-cell>
          <table:table-cell table:formula="of:=([.B43]/[.E43])" office:value-type="percentage" office:value="7.35796249650154" calcext:value-type="percentage">
            <text:p>736%</text:p>
          </table:table-cell>
          <table:table-cell table:number-columns-repeated="4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currency" office:currency="USD" office:value="288500" calcext:value-type="currency">
            <text:p>$288,500.00</text:p>
          </table:table-cell>
          <table:table-cell table:formula="of:=([.B44]-[.B43])/[.B43]" office:value-type="percentage" office:value="0.097375427919361" calcext:value-type="percentage">
            <text:p>9.74%</text:p>
          </table:table-cell>
          <table:table-cell table:formula="of:=[.C44]-[$Annual_2.C47]" office:value-type="percentage" office:value="0.063447959464406" calcext:value-type="percentage">
            <text:p>6.34%</text:p>
          </table:table-cell>
          <table:table-cell office:value-type="currency" office:currency="USD" office:value="36390" calcext:value-type="currency">
            <text:p>$36,390.00</text:p>
          </table:table-cell>
          <table:table-cell table:formula="of:=([.B44]/[.E44])" office:value-type="percentage" office:value="7.92800219840616" calcext:value-type="percentage">
            <text:p>793%</text:p>
          </table:table-cell>
          <table:table-cell table:number-columns-repeated="4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currency" office:currency="USD" office:value="305300" calcext:value-type="currency">
            <text:p>$305,300.00</text:p>
          </table:table-cell>
          <table:table-cell table:formula="of:=([.B45]-[.B44])/[.B44]" office:value-type="percentage" office:value="0.0582322357019064" calcext:value-type="percentage">
            <text:p>5.82%</text:p>
          </table:table-cell>
          <table:table-cell table:formula="of:=[.C45]-[$Annual_2.C48]" office:value-type="percentage" office:value="0.025972794694866" calcext:value-type="percentage">
            <text:p>2.60%</text:p>
          </table:table-cell>
          <table:table-cell office:value-type="currency" office:currency="USD" office:value="37500" calcext:value-type="currency">
            <text:p>$37,500.00</text:p>
          </table:table-cell>
          <table:table-cell table:formula="of:=([.B45]/[.E45])" office:value-type="percentage" office:value="8.14133333333333" calcext:value-type="percentage">
            <text:p>814%</text:p>
          </table:table-cell>
          <table:table-cell table:number-columns-repeated="4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currency" office:currency="USD" office:value="322100" calcext:value-type="currency">
            <text:p>$322,100.00</text:p>
          </table:table-cell>
          <table:table-cell table:formula="of:=([.B46]-[.B45])/[.B45]" office:value-type="percentage" office:value="0.0550278414674091" calcext:value-type="percentage">
            <text:p>5.50%</text:p>
          </table:table-cell>
          <table:table-cell table:formula="of:=[.C46]-[$Annual_2.C49]" office:value-type="percentage" office:value="0.0265011166523953" calcext:value-type="percentage">
            <text:p>2.65%</text:p>
          </table:table-cell>
          <table:table-cell office:value-type="currency" office:currency="USD" office:value="37740" calcext:value-type="currency">
            <text:p>$37,740.00</text:p>
          </table:table-cell>
          <table:table-cell table:formula="of:=([.B46]/[.E46])" office:value-type="percentage" office:value="8.53471118177001" calcext:value-type="percentage">
            <text:p>853%</text:p>
          </table:table-cell>
          <table:table-cell table:number-columns-repeated="4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currency" office:currency="USD" office:value="290400" calcext:value-type="currency">
            <text:p>$290,400.00</text:p>
          </table:table-cell>
          <table:table-cell table:formula="of:=([.B47]-[.B46])/[.B46]" office:value-type="percentage" office:value="-0.0984166407947842" calcext:value-type="percentage">
            <text:p>-9.84%</text:p>
          </table:table-cell>
          <table:table-cell table:formula="of:=[.C47]-[$Annual_2.C50]" office:value-type="percentage" office:value="-0.136807643761294" calcext:value-type="percentage">
            <text:p>-13.68%</text:p>
          </table:table-cell>
          <table:table-cell office:value-type="currency" office:currency="USD" office:value="36250" calcext:value-type="currency">
            <text:p>$36,250.00</text:p>
          </table:table-cell>
          <table:table-cell table:formula="of:=([.B47]/[.E47])" office:value-type="percentage" office:value="8.01103448275862" calcext:value-type="percentage">
            <text:p>801%</text:p>
          </table:table-cell>
          <table:table-cell table:number-columns-repeated="4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currency" office:currency="USD" office:value="257000" calcext:value-type="currency">
            <text:p>$257,000.00</text:p>
          </table:table-cell>
          <table:table-cell table:formula="of:=([.B48]-[.B47])/[.B47]" office:value-type="percentage" office:value="-0.115013774104683" calcext:value-type="percentage">
            <text:p>-11.50%</text:p>
          </table:table-cell>
          <table:table-cell table:formula="of:=[.C48]-[$Annual_2.C51]" office:value-type="percentage" office:value="-0.111458311441686" calcext:value-type="percentage">
            <text:p>-11.15%</text:p>
          </table:table-cell>
          <table:table-cell office:value-type="currency" office:currency="USD" office:value="35880" calcext:value-type="currency">
            <text:p>$35,880.00</text:p>
          </table:table-cell>
          <table:table-cell table:formula="of:=([.B48]/[.E48])" office:value-type="percentage" office:value="7.16276477146042" calcext:value-type="percentage">
            <text:p>716%</text:p>
          </table:table-cell>
          <table:table-cell table:number-columns-repeated="4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currency" office:currency="USD" office:value="275300" calcext:value-type="currency">
            <text:p>$275,300.00</text:p>
          </table:table-cell>
          <table:table-cell table:formula="of:=([.B49]-[.B48])/[.B48]" office:value-type="percentage" office:value="0.0712062256809339" calcext:value-type="percentage">
            <text:p>7.12%</text:p>
          </table:table-cell>
          <table:table-cell table:formula="of:=[.C49]-[$Annual_2.C52]" office:value-type="percentage" office:value="0.0548057912570348" calcext:value-type="percentage">
            <text:p>5.48%</text:p>
          </table:table-cell>
          <table:table-cell office:value-type="currency" office:currency="USD" office:value="35450" calcext:value-type="currency">
            <text:p>$35,450.00</text:p>
          </table:table-cell>
          <table:table-cell table:formula="of:=([.B49]/[.E49])" office:value-type="percentage" office:value="7.76586741889986" calcext:value-type="percentage">
            <text:p>777%</text:p>
          </table:table-cell>
          <table:table-cell table:number-columns-repeated="4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currency" office:currency="USD" office:value="268100" calcext:value-type="currency">
            <text:p>$268,100.00</text:p>
          </table:table-cell>
          <table:table-cell table:formula="of:=([.B50]-[.B49])/[.B49]" office:value-type="percentage" office:value="-0.0261532873229205" calcext:value-type="percentage">
            <text:p>-2.62%</text:p>
          </table:table-cell>
          <table:table-cell table:formula="of:=[.C50]-[$Annual_2.C53]" office:value-type="percentage" office:value="-0.0577217030091405" calcext:value-type="percentage">
            <text:p>-5.77%</text:p>
          </table:table-cell>
          <table:table-cell office:value-type="currency" office:currency="USD" office:value="34920" calcext:value-type="currency">
            <text:p>$34,920.00</text:p>
          </table:table-cell>
          <table:table-cell table:formula="of:=([.B50]/[.E50])" office:value-type="percentage" office:value="7.67754868270332" calcext:value-type="percentage">
            <text:p>768%</text:p>
          </table:table-cell>
          <table:table-cell table:number-columns-repeated="4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currency" office:currency="USD" office:value="278000" calcext:value-type="currency">
            <text:p>$278,000.00</text:p>
          </table:table-cell>
          <table:table-cell table:formula="of:=([.B51]-[.B50])/[.B50]" office:value-type="percentage" office:value="0.0369265199552406" calcext:value-type="percentage">
            <text:p>3.69%</text:p>
          </table:table-cell>
          <table:table-cell table:formula="of:=[.C51]-[$Annual_2.C54]" office:value-type="percentage" office:value="0.0162331473026339" calcext:value-type="percentage">
            <text:p>1.62%</text:p>
          </table:table-cell>
          <table:table-cell office:value-type="currency" office:currency="USD" office:value="34780" calcext:value-type="currency">
            <text:p>$34,780.00</text:p>
          </table:table-cell>
          <table:table-cell table:formula="of:=([.B51]/[.E51])" office:value-type="percentage" office:value="7.99309948246119" calcext:value-type="percentage">
            <text:p>799%</text:p>
          </table:table-cell>
          <table:table-cell table:number-columns-repeated="4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currency" office:currency="USD" office:value="307400" calcext:value-type="currency">
            <text:p>$307,400.00</text:p>
          </table:table-cell>
          <table:table-cell table:formula="of:=([.B52]-[.B51])/[.B51]" office:value-type="percentage" office:value="0.105755395683453" calcext:value-type="percentage">
            <text:p>10.58%</text:p>
          </table:table-cell>
          <table:table-cell table:formula="of:=[.C52]-[$Annual_2.C55]" office:value-type="percentage" office:value="0.0911070691271815" calcext:value-type="percentage">
            <text:p>9.11%</text:p>
          </table:table-cell>
          <table:table-cell office:value-type="currency" office:currency="USD" office:value="35240" calcext:value-type="currency">
            <text:p>$35,240.00</text:p>
          </table:table-cell>
          <table:table-cell table:formula="of:=([.B52]/[.E52])" office:value-type="percentage" office:value="8.72304199772985" calcext:value-type="percentage">
            <text:p>872%</text:p>
          </table:table-cell>
          <table:table-cell table:number-columns-repeated="4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currency" office:currency="USD" office:value="331400" calcext:value-type="currency">
            <text:p>$331,400.00</text:p>
          </table:table-cell>
          <table:table-cell table:formula="of:=([.B53]-[.B52])/[.B52]" office:value-type="percentage" office:value="0.0780741704619389" calcext:value-type="percentage">
            <text:p>7.81%</text:p>
          </table:table-cell>
          <table:table-cell table:formula="of:=[.C53]-[$Annual_2.C56]" office:value-type="percentage" office:value="0.0618519406878572" calcext:value-type="percentage">
            <text:p>6.19%</text:p>
          </table:table-cell>
          <table:table-cell office:value-type="currency" office:currency="USD" office:value="36100" calcext:value-type="currency">
            <text:p>$36,100.00</text:p>
          </table:table-cell>
          <table:table-cell table:formula="of:=([.B53]/[.E53])" office:value-type="percentage" office:value="9.18005540166205" calcext:value-type="percentage">
            <text:p>918%</text:p>
          </table:table-cell>
          <table:table-cell table:number-columns-repeated="4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currency" office:currency="USD" office:value="348000" calcext:value-type="currency">
            <text:p>$348,000.00</text:p>
          </table:table-cell>
          <table:table-cell table:formula="of:=([.B54]-[.B53])/[.B53]" office:value-type="percentage" office:value="0.0500905250452625" calcext:value-type="percentage">
            <text:p>5.01%</text:p>
          </table:table-cell>
          <table:table-cell table:formula="of:=[.C54]-[$Annual_2.C57]" office:value-type="percentage" office:value="0.048904253689738" calcext:value-type="percentage">
            <text:p>4.89%</text:p>
          </table:table-cell>
          <table:table-cell office:value-type="currency" office:currency="USD" office:value="37990" calcext:value-type="currency">
            <text:p>$37,990.00</text:p>
          </table:table-cell>
          <table:table-cell table:formula="of:=([.B54]/[.E54])" office:value-type="percentage" office:value="9.16030534351145" calcext:value-type="percentage">
            <text:p>916%</text:p>
          </table:table-cell>
          <table:table-cell table:number-columns-repeated="4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currency" office:currency="USD" office:value="357000" calcext:value-type="currency">
            <text:p>$357,000.00</text:p>
          </table:table-cell>
          <table:table-cell table:formula="of:=([.B55]-[.B54])/[.B54]" office:value-type="percentage" office:value="0.0258620689655172" calcext:value-type="percentage">
            <text:p>2.59%</text:p>
          </table:table-cell>
          <table:table-cell table:formula="of:=[.C55]-[$Annual_2.C58]" office:value-type="percentage" office:value="0.0132462369084636" calcext:value-type="percentage">
            <text:p>1.32%</text:p>
          </table:table-cell>
          <table:table-cell office:value-type="currency" office:currency="USD" office:value="38730" calcext:value-type="currency">
            <text:p>$38,730.00</text:p>
          </table:table-cell>
          <table:table-cell table:formula="of:=([.B55]/[.E55])" office:value-type="percentage" office:value="9.21766072811774" calcext:value-type="percentage">
            <text:p>922%</text:p>
          </table:table-cell>
          <table:table-cell table:number-columns-repeated="4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currency" office:currency="USD" office:value="374800" calcext:value-type="currency">
            <text:p>$374,800.00</text:p>
          </table:table-cell>
          <table:table-cell table:formula="of:=([.B56]-[.B55])/[.B55]" office:value-type="percentage" office:value="0.049859943977591" calcext:value-type="percentage">
            <text:p>4.99%</text:p>
          </table:table-cell>
          <table:table-cell table:formula="of:=[.C56]-[$Annual_2.C59]" office:value-type="percentage" office:value="0.0285588439409949" calcext:value-type="percentage">
            <text:p>2.86%</text:p>
          </table:table-cell>
          <table:table-cell office:value-type="currency" office:currency="USD" office:value="39110" calcext:value-type="currency">
            <text:p>$39,110.00</text:p>
          </table:table-cell>
          <table:table-cell table:formula="of:=([.B56]/[.E56])" office:value-type="percentage" office:value="9.5832267962158" calcext:value-type="percentage">
            <text:p>958%</text:p>
          </table:table-cell>
          <table:table-cell table:number-columns-repeated="4"/>
        </table:table-row>
        <table:table-row table:style-name="ro1">
          <table:table-cell office:value-type="date" office:date-value="2018-01-01" calcext:value-type="date">
            <text:p>2018-01-01</text:p>
          </table:table-cell>
          <table:table-cell office:value-type="currency" office:currency="USD" office:value="374600" calcext:value-type="currency">
            <text:p>$374,600.00</text:p>
          </table:table-cell>
          <table:table-cell table:formula="of:=([.B57]-[.B56])/[.B56]" office:value-type="percentage" office:value="-0.000533617929562433" calcext:value-type="percentage">
            <text:p>-0.05%</text:p>
          </table:table-cell>
          <table:table-cell table:formula="of:=[.C57]-[$Annual_2.C60]" office:value-type="percentage" office:value="-0.0249594508988441" calcext:value-type="percentage">
            <text:p>-2.50%</text:p>
          </table:table-cell>
          <table:table-cell office:value-type="currency" office:currency="USD" office:value="40430" calcext:value-type="currency">
            <text:p>$40,430.00</text:p>
          </table:table-cell>
          <table:table-cell table:formula="of:=([.B57]/[.E57])" office:value-type="percentage" office:value="9.26539698243878" calcext:value-type="percentage">
            <text:p>927%</text:p>
          </table:table-cell>
          <table:table-cell table:number-columns-repeated="4"/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office:value-type="currency" office:currency="USD" office:value="375500" calcext:value-type="currency">
            <text:p>$375,500.00</text:p>
          </table:table-cell>
          <table:table-cell table:formula="of:=([.B58]-[.B57])/[.B57]" office:value-type="percentage" office:value="0.00240256273358249" calcext:value-type="percentage">
            <text:p>0.24%</text:p>
          </table:table-cell>
          <table:table-cell table:formula="of:=[.C58]-[$Annual_2.C61]" office:value-type="percentage" office:value="-0.0157195380190196" calcext:value-type="percentage">
            <text:p>-1.57%</text:p>
          </table:table-cell>
          <table:table-cell office:value-type="currency" office:currency="USD" office:value="42530" calcext:value-type="currency">
            <text:p>$42,530.00</text:p>
          </table:table-cell>
          <table:table-cell table:formula="of:=([.B58]/[.E58])" office:value-type="percentage" office:value="8.82906183870209" calcext:value-type="percentage">
            <text:p>883%</text:p>
          </table:table-cell>
          <table:table-cell table:number-columns-repeated="4"/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currency" office:currency="USD" office:value="383000" calcext:value-type="currency">
            <text:p>$383,000.00</text:p>
          </table:table-cell>
          <table:table-cell table:formula="of:=([.B59]-[.B58])/[.B58]" office:value-type="percentage" office:value="0.0199733688415446" calcext:value-type="percentage">
            <text:p>2.00%</text:p>
          </table:table-cell>
          <table:table-cell table:formula="of:=[.C59]-[$Annual_2.C62]" office:value-type="percentage" office:value="0.00763752487848171" calcext:value-type="percentage">
            <text:p>0.76%</text:p>
          </table:table-cell>
          <table:table-cell office:value-type="currency" office:currency="USD" office:value="41950" calcext:value-type="currency">
            <text:p>$41,950.00</text:p>
          </table:table-cell>
          <table:table-cell table:formula="of:=([.B59]/[.E59])" office:value-type="percentage" office:value="9.12991656734207" calcext:value-type="percentage">
            <text:p>913%</text:p>
          </table:table-cell>
          <table:table-cell table:number-columns-repeated="4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currency" office:currency="USD" office:value="417400" calcext:value-type="currency">
            <text:p>$417,400.00</text:p>
          </table:table-cell>
          <table:table-cell table:formula="of:=([.B60]-[.B59])/[.B59]" office:value-type="percentage" office:value="0.0898172323759791" calcext:value-type="percentage">
            <text:p>8.98%</text:p>
          </table:table-cell>
          <table:table-cell table:formula="of:=[.C60]-[$Annual_2.C63]" office:value-type="percentage" office:value="0.0428386437396049" calcext:value-type="percentage">
            <text:p>4.28%</text:p>
          </table:table-cell>
          <table:table-cell office:value-type="currency" office:currency="USD" office:value="42020" calcext:value-type="currency">
            <text:p>$42,020.00</text:p>
          </table:table-cell>
          <table:table-cell table:formula="of:=([.B60]/[.E60])" office:value-type="percentage" office:value="9.93336506425512" calcext:value-type="percentage">
            <text:p>993%</text:p>
          </table:table-cell>
          <table:table-cell table:number-columns-repeated="4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currency" office:currency="USD" office:value="499300" calcext:value-type="currency">
            <text:p>$499,300.00</text:p>
          </table:table-cell>
          <table:table-cell table:formula="of:=([.B61]-[.B60])/[.B60]" office:value-type="percentage" office:value="0.196214662194538" calcext:value-type="percentage">
            <text:p>19.62%</text:p>
          </table:table-cell>
          <table:table-cell table:formula="of:=[.C61]-[$Annual_2.C64]" office:value-type="percentage" office:value="0.116186663989326" calcext:value-type="percentage">
            <text:p>11.62%</text:p>
          </table:table-cell>
          <table:table-cell office:value-type="currency" office:currency="USD" office:value="42090" calcext:value-type="currency">
            <text:p>$42,090.00</text:p>
          </table:table-cell>
          <table:table-cell table:formula="of:=([.B61]/[.E61])" office:value-type="percentage" office:value="11.8626752197672" calcext:value-type="percentage">
            <text:p>1186%</text:p>
          </table:table-cell>
          <table:table-cell table:number-columns-repeated="4"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currency" office:currency="USD" office:value="505300" calcext:value-type="currency">
            <text:p>$505,300.00</text:p>
          </table:table-cell>
          <table:table-cell table:formula="of:=([.B62]-[.B61])/[.B61]" office:value-type="percentage" office:value="0.0120168235529742" calcext:value-type="percentage">
            <text:p>1.20%</text:p>
          </table:table-cell>
          <table:table-cell table:formula="of:=[.C62]-[$Annual_2.C65]" office:value-type="percentage" office:value="-0.0291465602844746" calcext:value-type="percentage">
            <text:p>-2.91%</text:p>
          </table:table-cell>
          <table:table-cell office:value-type="currency" office:currency="USD" office:value="42220" calcext:value-type="currency">
            <text:p>$42,220.00</text:p>
          </table:table-cell>
          <table:table-cell table:formula="of:=([.B62]/[.E62])" office:value-type="percentage" office:value="11.9682614874467" calcext:value-type="percentage">
            <text:p>1197%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24-01-01" calcext:value-type="date">
            <text:p>2024-01-01</text:p>
          </table:table-cell>
          <table:table-cell office:value-type="currency" office:currency="USD" office:value="519700" calcext:value-type="currency">
            <text:p>$519,7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 table:visibility="collapse">
          <table:table-cell office:value-type="date" office:date-value="2025-01-01" calcext:value-type="date">
            <text:p>2025-01-01</text:p>
          </table:table-cell>
          <table:table-cell office:value-type="currency" office:currency="USD" office:value="503800" calcext:value-type="currency">
            <text:p>$503,800.00</text:p>
          </table:table-cell>
          <table:table-cell table:style-name="ce2" table:number-columns-repeated="2"/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/>
          <table:table-cell table:formula="of:= 505300 * POWER((1+ 5.59%);30)" office:value-type="currency" office:currency="USD" office:value="2583645.91885874" calcext:value-type="currency">
            <office:annotation draw:style-name="gr2" svg:width="1.1413in" svg:height="0.7083in" svg:x="3.3465in" svg:y="8.6539in" draw:caption-point-x="-0.2402in" draw:caption-point-y="0.5945in">
              <dc:creator>Unknown Author</dc:creator>
              <dc:date>2025-07-14T12:11:00</dc:date>
              <text:p>30yrs of compouding at 5.59% </text:p>
            </office:annotation>
            <text:p>$2,583,645.92</text:p>
          </table:table-cell>
          <table:table-cell table:style-name="ce2"/>
          <table:table-cell table:style-name="ce5" table:formula="of:=SUM([.D14:.D62])" office:value-type="percentage" office:value="0.866668306202557" calcext:value-type="percentage">
            <text:p>86.67%</text:p>
          </table:table-cell>
          <table:table-cell table:style-name="Default" table:number-columns-repeated="2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Home value has increased 87% more than inflation over 50 years</text:p>
          </table:table-cell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table:number-columns-repeated="8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ce5" table:formula="of:=AVERAGE([.C14:.C62])" office:value-type="percentage" office:value="0.0559140743533864" calcext:value-type="percentage">
            <text:p>5.59%</text:p>
          </table:table-cell>
          <table:table-cell table:style-name="Default" table:number-columns-repeated="5"/>
          <table:table-cell table:number-columns-repeated="2"/>
        </table:table-row>
        <calcext:conditional-formats>
          <calcext:conditional-format calcext:target-range-address="Sheet3.C14:Sheet3.C62">
            <calcext:condition calcext:apply-style-name="Good" calcext:value="&gt;0" calcext:base-cell-address="Sheet3.C14"/>
            <calcext:condition calcext:apply-style-name="Bad" calcext:value="&lt;0" calcext:base-cell-address="Sheet3.C14"/>
          </calcext:conditional-format>
          <calcext:conditional-format calcext:target-range-address="Sheet3.D14:Sheet3.D62">
            <calcext:condition calcext:apply-style-name="Good" calcext:value="&gt;0" calcext:base-cell-address="Sheet3.D14"/>
            <calcext:condition calcext:apply-style-name="Bad" calcext:value="&lt;0" calcext:base-cell-address="Sheet3.D14"/>
          </calcext:conditional-format>
        </calcext:conditional-formats>
      </table:table>
      <table:table table:name="Weekly, Ending Thursday" table:style-name="ta1">
        <table:table-column table:style-name="co1" table:default-cell-style-name="Default"/>
        <table:table-column table:style-name="co9" table:default-cell-style-name="ce11"/>
        <table:table-column table:style-name="co10" table:number-columns-repeated="16382" table:default-cell-style-name="Default"/>
        <table:table-row table:style-name="ro2">
          <table:table-cell table:style-name="ce9" office:value-type="string" calcext:value-type="string">
            <text:p>observation_date</text:p>
          </table:table-cell>
          <table:table-cell table:style-name="ce9" office:value-type="string" calcext:value-type="string">
            <text:p>MORTGAGE30US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4-02" calcext:value-type="date">
            <text:p>1971-04-02</text:p>
          </table:table-cell>
          <table:table-cell office:value-type="float" office:value="7.33" calcext:value-type="float">
            <text:p>7.3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4-09" calcext:value-type="date">
            <text:p>1971-04-09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4-16" calcext:value-type="date">
            <text:p>1971-04-16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4-23" calcext:value-type="date">
            <text:p>1971-04-23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4-30" calcext:value-type="date">
            <text:p>1971-04-30</text:p>
          </table:table-cell>
          <table:table-cell office:value-type="float" office:value="7.29" calcext:value-type="float">
            <text:p>7.2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5-07" calcext:value-type="date">
            <text:p>1971-05-07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5-14" calcext:value-type="date">
            <text:p>1971-05-14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5-21" calcext:value-type="date">
            <text:p>1971-05-21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5-28" calcext:value-type="date">
            <text:p>1971-05-28</text:p>
          </table:table-cell>
          <table:table-cell office:value-type="float" office:value="7.46" calcext:value-type="float">
            <text:p>7.4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6-04" calcext:value-type="date">
            <text:p>1971-06-04</text:p>
          </table:table-cell>
          <table:table-cell office:value-type="float" office:value="7.52" calcext:value-type="float">
            <text:p>7.5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6-11" calcext:value-type="date">
            <text:p>1971-06-11</text:p>
          </table:table-cell>
          <table:table-cell office:value-type="float" office:value="7.52" calcext:value-type="float">
            <text:p>7.5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6-18" calcext:value-type="date">
            <text:p>1971-06-18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6-25" calcext:value-type="date">
            <text:p>1971-06-25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7-02" calcext:value-type="date">
            <text:p>1971-07-02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7-09" calcext:value-type="date">
            <text:p>1971-07-09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7-16" calcext:value-type="date">
            <text:p>1971-07-16</text:p>
          </table:table-cell>
          <table:table-cell office:value-type="float" office:value="7.6" calcext:value-type="float">
            <text:p>7.6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7-23" calcext:value-type="date">
            <text:p>1971-07-23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7-30" calcext:value-type="date">
            <text:p>1971-07-30</text:p>
          </table:table-cell>
          <table:table-cell office:value-type="float" office:value="7.69" calcext:value-type="float">
            <text:p>7.6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8-06" calcext:value-type="date">
            <text:p>1971-08-06</text:p>
          </table:table-cell>
          <table:table-cell office:value-type="float" office:value="7.66" calcext:value-type="float">
            <text:p>7.6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8-13" calcext:value-type="date">
            <text:p>1971-08-13</text:p>
          </table:table-cell>
          <table:table-cell office:value-type="float" office:value="7.73" calcext:value-type="float">
            <text:p>7.7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8-20" calcext:value-type="date">
            <text:p>1971-08-20</text:p>
          </table:table-cell>
          <table:table-cell office:value-type="float" office:value="7.71" calcext:value-type="float">
            <text:p>7.7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8-27" calcext:value-type="date">
            <text:p>1971-08-27</text:p>
          </table:table-cell>
          <table:table-cell office:value-type="float" office:value="7.69" calcext:value-type="float">
            <text:p>7.6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9-03" calcext:value-type="date">
            <text:p>1971-09-03</text:p>
          </table:table-cell>
          <table:table-cell office:value-type="float" office:value="7.71" calcext:value-type="float">
            <text:p>7.7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9-10" calcext:value-type="date">
            <text:p>1971-09-10</text:p>
          </table:table-cell>
          <table:table-cell office:value-type="float" office:value="7.67" calcext:value-type="float">
            <text:p>7.6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9-17" calcext:value-type="date">
            <text:p>1971-09-17</text:p>
          </table:table-cell>
          <table:table-cell office:value-type="float" office:value="7.7" calcext:value-type="float">
            <text:p>7.7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09-24" calcext:value-type="date">
            <text:p>1971-09-24</text:p>
          </table:table-cell>
          <table:table-cell office:value-type="float" office:value="7.67" calcext:value-type="float">
            <text:p>7.6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0-01" calcext:value-type="date">
            <text:p>1971-10-01</text:p>
          </table:table-cell>
          <table:table-cell office:value-type="float" office:value="7.67" calcext:value-type="float">
            <text:p>7.6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0-08" calcext:value-type="date">
            <text:p>1971-10-08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0-15" calcext:value-type="date">
            <text:p>1971-10-15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0-22" calcext:value-type="date">
            <text:p>1971-10-22</text:p>
          </table:table-cell>
          <table:table-cell office:value-type="float" office:value="7.58" calcext:value-type="float">
            <text:p>7.5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0-29" calcext:value-type="date">
            <text:p>1971-10-29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1-05" calcext:value-type="date">
            <text:p>1971-11-05</text:p>
          </table:table-cell>
          <table:table-cell office:value-type="float" office:value="7.59" calcext:value-type="float">
            <text:p>7.5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1-12" calcext:value-type="date">
            <text:p>1971-11-12</text:p>
          </table:table-cell>
          <table:table-cell office:value-type="float" office:value="7.56" calcext:value-type="float">
            <text:p>7.5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1-19" calcext:value-type="date">
            <text:p>1971-11-19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1-26" calcext:value-type="date">
            <text:p>1971-11-26</text:p>
          </table:table-cell>
          <table:table-cell office:value-type="float" office:value="7.51" calcext:value-type="float">
            <text:p>7.5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2-03" calcext:value-type="date">
            <text:p>1971-12-03</text:p>
          </table:table-cell>
          <table:table-cell office:value-type="float" office:value="7.49" calcext:value-type="float">
            <text:p>7.4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2-10" calcext:value-type="date">
            <text:p>1971-12-10</text:p>
          </table:table-cell>
          <table:table-cell office:value-type="float" office:value="7.47" calcext:value-type="float">
            <text:p>7.4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2-17" calcext:value-type="date">
            <text:p>1971-12-17</text:p>
          </table:table-cell>
          <table:table-cell office:value-type="float" office:value="7.48" calcext:value-type="float">
            <text:p>7.4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2-24" calcext:value-type="date">
            <text:p>1971-12-24</text:p>
          </table:table-cell>
          <table:table-cell office:value-type="float" office:value="7.48" calcext:value-type="float">
            <text:p>7.4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1-12-31" calcext:value-type="date">
            <text:p>1971-12-31</text:p>
          </table:table-cell>
          <table:table-cell office:value-type="float" office:value="7.48" calcext:value-type="float">
            <text:p>7.48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2-01-07" calcext:value-type="date">
            <text:p>1972-01-07</text:p>
          </table:table-cell>
          <table:table-cell office:value-type="float" office:value="7.46" calcext:value-type="float">
            <text:p>7.4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1-14" calcext:value-type="date">
            <text:p>1972-01-14</text:p>
          </table:table-cell>
          <table:table-cell office:value-type="float" office:value="7.46" calcext:value-type="float">
            <text:p>7.4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1-21" calcext:value-type="date">
            <text:p>1972-01-21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1-28" calcext:value-type="date">
            <text:p>1972-01-28</text:p>
          </table:table-cell>
          <table:table-cell office:value-type="float" office:value="7.4" calcext:value-type="float">
            <text:p>7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2-04" calcext:value-type="date">
            <text:p>1972-02-04</text:p>
          </table:table-cell>
          <table:table-cell office:value-type="float" office:value="7.35" calcext:value-type="float">
            <text:p>7.3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2-11" calcext:value-type="date">
            <text:p>1972-02-11</text:p>
          </table:table-cell>
          <table:table-cell office:value-type="float" office:value="7.33" calcext:value-type="float">
            <text:p>7.3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2-18" calcext:value-type="date">
            <text:p>1972-02-18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2-25" calcext:value-type="date">
            <text:p>1972-02-25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3-03" calcext:value-type="date">
            <text:p>1972-03-03</text:p>
          </table:table-cell>
          <table:table-cell office:value-type="float" office:value="7.32" calcext:value-type="float">
            <text:p>7.3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3-10" calcext:value-type="date">
            <text:p>1972-03-10</text:p>
          </table:table-cell>
          <table:table-cell office:value-type="float" office:value="7.32" calcext:value-type="float">
            <text:p>7.3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3-17" calcext:value-type="date">
            <text:p>1972-03-17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3-24" calcext:value-type="date">
            <text:p>1972-03-24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3-31" calcext:value-type="date">
            <text:p>1972-03-31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4-07" calcext:value-type="date">
            <text:p>1972-04-07</text:p>
          </table:table-cell>
          <table:table-cell office:value-type="float" office:value="7.25" calcext:value-type="float">
            <text:p>7.2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4-14" calcext:value-type="date">
            <text:p>1972-04-14</text:p>
          </table:table-cell>
          <table:table-cell office:value-type="float" office:value="7.29" calcext:value-type="float">
            <text:p>7.2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4-21" calcext:value-type="date">
            <text:p>1972-04-21</text:p>
          </table:table-cell>
          <table:table-cell office:value-type="float" office:value="7.29" calcext:value-type="float">
            <text:p>7.2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4-28" calcext:value-type="date">
            <text:p>1972-04-28</text:p>
          </table:table-cell>
          <table:table-cell office:value-type="float" office:value="7.33" calcext:value-type="float">
            <text:p>7.3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5-05" calcext:value-type="date">
            <text:p>1972-05-05</text:p>
          </table:table-cell>
          <table:table-cell office:value-type="float" office:value="7.33" calcext:value-type="float">
            <text:p>7.3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5-12" calcext:value-type="date">
            <text:p>1972-05-12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5-19" calcext:value-type="date">
            <text:p>1972-05-19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5-26" calcext:value-type="date">
            <text:p>1972-05-26</text:p>
          </table:table-cell>
          <table:table-cell office:value-type="float" office:value="7.4" calcext:value-type="float">
            <text:p>7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6-02" calcext:value-type="date">
            <text:p>1972-06-02</text:p>
          </table:table-cell>
          <table:table-cell office:value-type="float" office:value="7.36" calcext:value-type="float">
            <text:p>7.3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6-09" calcext:value-type="date">
            <text:p>1972-06-09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6-16" calcext:value-type="date">
            <text:p>1972-06-16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6-23" calcext:value-type="date">
            <text:p>1972-06-23</text:p>
          </table:table-cell>
          <table:table-cell office:value-type="float" office:value="7.36" calcext:value-type="float">
            <text:p>7.3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6-30" calcext:value-type="date">
            <text:p>1972-06-30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7-07" calcext:value-type="date">
            <text:p>1972-07-07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7-14" calcext:value-type="date">
            <text:p>1972-07-14</text:p>
          </table:table-cell>
          <table:table-cell office:value-type="float" office:value="7.4" calcext:value-type="float">
            <text:p>7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7-21" calcext:value-type="date">
            <text:p>1972-07-21</text:p>
          </table:table-cell>
          <table:table-cell office:value-type="float" office:value="7.4" calcext:value-type="float">
            <text:p>7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7-28" calcext:value-type="date">
            <text:p>1972-07-28</text:p>
          </table:table-cell>
          <table:table-cell office:value-type="float" office:value="7.4" calcext:value-type="float">
            <text:p>7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8-04" calcext:value-type="date">
            <text:p>1972-08-04</text:p>
          </table:table-cell>
          <table:table-cell office:value-type="float" office:value="7.35" calcext:value-type="float">
            <text:p>7.3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8-11" calcext:value-type="date">
            <text:p>1972-08-11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8-18" calcext:value-type="date">
            <text:p>1972-08-18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8-25" calcext:value-type="date">
            <text:p>1972-08-25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9-01" calcext:value-type="date">
            <text:p>1972-09-01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9-08" calcext:value-type="date">
            <text:p>1972-09-08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9-15" calcext:value-type="date">
            <text:p>1972-09-15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9-22" calcext:value-type="date">
            <text:p>1972-09-22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09-29" calcext:value-type="date">
            <text:p>1972-09-29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0-06" calcext:value-type="date">
            <text:p>1972-10-06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0-13" calcext:value-type="date">
            <text:p>1972-10-13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0-20" calcext:value-type="date">
            <text:p>1972-10-20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0-27" calcext:value-type="date">
            <text:p>1972-10-27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1-03" calcext:value-type="date">
            <text:p>1972-11-03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1-10" calcext:value-type="date">
            <text:p>1972-11-10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1-17" calcext:value-type="date">
            <text:p>1972-11-17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1-24" calcext:value-type="date">
            <text:p>1972-11-24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2-01" calcext:value-type="date">
            <text:p>1972-12-01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2-08" calcext:value-type="date">
            <text:p>1972-12-08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2-15" calcext:value-type="date">
            <text:p>1972-12-15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2-22" calcext:value-type="date">
            <text:p>1972-12-22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2-12-29" calcext:value-type="date">
            <text:p>1972-12-29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3-01-05" calcext:value-type="date">
            <text:p>1973-01-05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1-12" calcext:value-type="date">
            <text:p>1973-01-12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1-19" calcext:value-type="date">
            <text:p>1973-01-19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1-26" calcext:value-type="date">
            <text:p>1973-01-26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2-02" calcext:value-type="date">
            <text:p>1973-02-02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2-09" calcext:value-type="date">
            <text:p>1973-02-09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2-16" calcext:value-type="date">
            <text:p>1973-02-16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2-23" calcext:value-type="date">
            <text:p>1973-02-23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3-02" calcext:value-type="date">
            <text:p>1973-03-02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3-09" calcext:value-type="date">
            <text:p>1973-03-09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3-16" calcext:value-type="date">
            <text:p>1973-03-16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3-23" calcext:value-type="date">
            <text:p>1973-03-23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3-30" calcext:value-type="date">
            <text:p>1973-03-30</text:p>
          </table:table-cell>
          <table:table-cell office:value-type="float" office:value="7.49" calcext:value-type="float">
            <text:p>7.4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4-06" calcext:value-type="date">
            <text:p>1973-04-06</text:p>
          </table:table-cell>
          <table:table-cell office:value-type="float" office:value="7.51" calcext:value-type="float">
            <text:p>7.5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4-13" calcext:value-type="date">
            <text:p>1973-04-13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4-20" calcext:value-type="date">
            <text:p>1973-04-20</text:p>
          </table:table-cell>
          <table:table-cell office:value-type="float" office:value="7.56" calcext:value-type="float">
            <text:p>7.5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4-27" calcext:value-type="date">
            <text:p>1973-04-27</text:p>
          </table:table-cell>
          <table:table-cell office:value-type="float" office:value="7.56" calcext:value-type="float">
            <text:p>7.5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5-04" calcext:value-type="date">
            <text:p>1973-05-04</text:p>
          </table:table-cell>
          <table:table-cell office:value-type="float" office:value="7.58" calcext:value-type="float">
            <text:p>7.5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5-11" calcext:value-type="date">
            <text:p>1973-05-11</text:p>
          </table:table-cell>
          <table:table-cell office:value-type="float" office:value="7.64" calcext:value-type="float">
            <text:p>7.6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5-18" calcext:value-type="date">
            <text:p>1973-05-18</text:p>
          </table:table-cell>
          <table:table-cell office:value-type="float" office:value="7.69" calcext:value-type="float">
            <text:p>7.6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5-24" calcext:value-type="date">
            <text:p>1973-05-24</text:p>
          </table:table-cell>
          <table:table-cell office:value-type="float" office:value="7.7" calcext:value-type="float">
            <text:p>7.7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6-01" calcext:value-type="date">
            <text:p>1973-06-01</text:p>
          </table:table-cell>
          <table:table-cell office:value-type="float" office:value="7.7" calcext:value-type="float">
            <text:p>7.7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6-08" calcext:value-type="date">
            <text:p>1973-06-08</text:p>
          </table:table-cell>
          <table:table-cell office:value-type="float" office:value="7.73" calcext:value-type="float">
            <text:p>7.7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6-15" calcext:value-type="date">
            <text:p>1973-06-15</text:p>
          </table:table-cell>
          <table:table-cell office:value-type="float" office:value="7.73" calcext:value-type="float">
            <text:p>7.7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6-22" calcext:value-type="date">
            <text:p>1973-06-22</text:p>
          </table:table-cell>
          <table:table-cell office:value-type="float" office:value="7.75" calcext:value-type="float">
            <text:p>7.7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6-29" calcext:value-type="date">
            <text:p>1973-06-29</text:p>
          </table:table-cell>
          <table:table-cell office:value-type="float" office:value="7.76" calcext:value-type="float">
            <text:p>7.7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7-06" calcext:value-type="date">
            <text:p>1973-07-06</text:p>
          </table:table-cell>
          <table:table-cell office:value-type="float" office:value="7.89" calcext:value-type="float">
            <text:p>7.8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7-13" calcext:value-type="date">
            <text:p>1973-07-13</text:p>
          </table:table-cell>
          <table:table-cell office:value-type="float" office:value="8.01" calcext:value-type="float">
            <text:p>8.0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7-20" calcext:value-type="date">
            <text:p>1973-07-20</text:p>
          </table:table-cell>
          <table:table-cell office:value-type="float" office:value="8.12" calcext:value-type="float">
            <text:p>8.1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7-27" calcext:value-type="date">
            <text:p>1973-07-27</text:p>
          </table:table-cell>
          <table:table-cell office:value-type="float" office:value="8.18" calcext:value-type="float">
            <text:p>8.1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8-03" calcext:value-type="date">
            <text:p>1973-08-03</text:p>
          </table:table-cell>
          <table:table-cell office:value-type="float" office:value="8.26" calcext:value-type="float">
            <text:p>8.2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8-10" calcext:value-type="date">
            <text:p>1973-08-10</text:p>
          </table:table-cell>
          <table:table-cell office:value-type="float" office:value="8.4" calcext:value-type="float">
            <text:p>8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8-17" calcext:value-type="date">
            <text:p>1973-08-17</text:p>
          </table:table-cell>
          <table:table-cell office:value-type="float" office:value="8.55" calcext:value-type="float">
            <text:p>8.5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8-24" calcext:value-type="date">
            <text:p>1973-08-24</text:p>
          </table:table-cell>
          <table:table-cell office:value-type="float" office:value="8.61" calcext:value-type="float">
            <text:p>8.6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8-31" calcext:value-type="date">
            <text:p>1973-08-31</text:p>
          </table:table-cell>
          <table:table-cell office:value-type="float" office:value="8.66" calcext:value-type="float">
            <text:p>8.6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9-07" calcext:value-type="date">
            <text:p>1973-09-07</text:p>
          </table:table-cell>
          <table:table-cell office:value-type="float" office:value="8.77" calcext:value-type="float">
            <text:p>8.7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9-14" calcext:value-type="date">
            <text:p>1973-09-14</text:p>
          </table:table-cell>
          <table:table-cell office:value-type="float" office:value="8.81" calcext:value-type="float">
            <text:p>8.8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9-21" calcext:value-type="date">
            <text:p>1973-09-21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09-28" calcext:value-type="date">
            <text:p>1973-09-28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0-05" calcext:value-type="date">
            <text:p>1973-10-05</text:p>
          </table:table-cell>
          <table:table-cell office:value-type="float" office:value="8.82" calcext:value-type="float">
            <text:p>8.8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0-12" calcext:value-type="date">
            <text:p>1973-10-12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0-19" calcext:value-type="date">
            <text:p>1973-10-19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0-26" calcext:value-type="date">
            <text:p>1973-10-26</text:p>
          </table:table-cell>
          <table:table-cell office:value-type="float" office:value="8.68" calcext:value-type="float">
            <text:p>8.6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1-02" calcext:value-type="date">
            <text:p>1973-11-02</text:p>
          </table:table-cell>
          <table:table-cell office:value-type="float" office:value="8.62" calcext:value-type="float">
            <text:p>8.6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1-09" calcext:value-type="date">
            <text:p>1973-11-09</text:p>
          </table:table-cell>
          <table:table-cell office:value-type="float" office:value="8.59" calcext:value-type="float">
            <text:p>8.5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1-16" calcext:value-type="date">
            <text:p>1973-11-16</text:p>
          </table:table-cell>
          <table:table-cell office:value-type="float" office:value="8.58" calcext:value-type="float">
            <text:p>8.5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1-23" calcext:value-type="date">
            <text:p>1973-11-23</text:p>
          </table:table-cell>
          <table:table-cell office:value-type="float" office:value="8.57" calcext:value-type="float">
            <text:p>8.5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1-30" calcext:value-type="date">
            <text:p>1973-11-30</text:p>
          </table:table-cell>
          <table:table-cell office:value-type="float" office:value="8.55" calcext:value-type="float">
            <text:p>8.5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2-07" calcext:value-type="date">
            <text:p>1973-12-07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2-14" calcext:value-type="date">
            <text:p>1973-12-14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2-21" calcext:value-type="date">
            <text:p>1973-12-21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3-12-28" calcext:value-type="date">
            <text:p>1973-12-28</text:p>
          </table:table-cell>
          <table:table-cell office:value-type="float" office:value="8.56" calcext:value-type="float">
            <text:p>8.56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4-01-04" calcext:value-type="date">
            <text:p>1974-01-04</text:p>
          </table:table-cell>
          <table:table-cell office:value-type="float" office:value="8.56" calcext:value-type="float">
            <text:p>8.5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1-11" calcext:value-type="date">
            <text:p>1974-01-11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1-18" calcext:value-type="date">
            <text:p>1974-01-18</text:p>
          </table:table-cell>
          <table:table-cell office:value-type="float" office:value="8.55" calcext:value-type="float">
            <text:p>8.55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1-25" calcext:value-type="date">
            <text:p>1974-01-25</text:p>
          </table:table-cell>
          <table:table-cell office:value-type="float" office:value="8.52" calcext:value-type="float">
            <text:p>8.5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2-01" calcext:value-type="date">
            <text:p>1974-02-01</text:p>
          </table:table-cell>
          <table:table-cell office:value-type="float" office:value="8.48" calcext:value-type="float">
            <text:p>8.4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2-08" calcext:value-type="date">
            <text:p>1974-02-08</text:p>
          </table:table-cell>
          <table:table-cell office:value-type="float" office:value="8.46" calcext:value-type="float">
            <text:p>8.4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2-15" calcext:value-type="date">
            <text:p>1974-02-15</text:p>
          </table:table-cell>
          <table:table-cell office:value-type="float" office:value="8.46" calcext:value-type="float">
            <text:p>8.4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2-22" calcext:value-type="date">
            <text:p>1974-02-22</text:p>
          </table:table-cell>
          <table:table-cell office:value-type="float" office:value="8.42" calcext:value-type="float">
            <text:p>8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3-01" calcext:value-type="date">
            <text:p>1974-03-01</text:p>
          </table:table-cell>
          <table:table-cell office:value-type="float" office:value="8.41" calcext:value-type="float">
            <text:p>8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3-08" calcext:value-type="date">
            <text:p>1974-03-08</text:p>
          </table:table-cell>
          <table:table-cell office:value-type="float" office:value="8.41" calcext:value-type="float">
            <text:p>8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3-15" calcext:value-type="date">
            <text:p>1974-03-15</text:p>
          </table:table-cell>
          <table:table-cell office:value-type="float" office:value="8.4" calcext:value-type="float">
            <text:p>8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3-22" calcext:value-type="date">
            <text:p>1974-03-22</text:p>
          </table:table-cell>
          <table:table-cell office:value-type="float" office:value="8.4" calcext:value-type="float">
            <text:p>8.4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3-29" calcext:value-type="date">
            <text:p>1974-03-29</text:p>
          </table:table-cell>
          <table:table-cell office:value-type="float" office:value="8.41" calcext:value-type="float">
            <text:p>8.4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4-05" calcext:value-type="date">
            <text:p>1974-04-05</text:p>
          </table:table-cell>
          <table:table-cell office:value-type="float" office:value="8.44" calcext:value-type="float">
            <text:p>8.4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4-12" calcext:value-type="date">
            <text:p>1974-04-12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4-19" calcext:value-type="date">
            <text:p>1974-04-19</text:p>
          </table:table-cell>
          <table:table-cell office:value-type="float" office:value="8.63" calcext:value-type="float">
            <text:p>8.6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4-26" calcext:value-type="date">
            <text:p>1974-04-26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5-03" calcext:value-type="date">
            <text:p>1974-05-03</text:p>
          </table:table-cell>
          <table:table-cell office:value-type="float" office:value="8.87" calcext:value-type="float">
            <text:p>8.8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5-10" calcext:value-type="date">
            <text:p>1974-05-10</text:p>
          </table:table-cell>
          <table:table-cell office:value-type="float" office:value="8.98" calcext:value-type="float">
            <text:p>8.9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5-17" calcext:value-type="date">
            <text:p>1974-05-17</text:p>
          </table:table-cell>
          <table:table-cell office:value-type="float" office:value="8.97" calcext:value-type="float">
            <text:p>8.9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5-24" calcext:value-type="date">
            <text:p>1974-05-24</text:p>
          </table:table-cell>
          <table:table-cell office:value-type="float" office:value="9.01" calcext:value-type="float">
            <text:p>9.0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5-31" calcext:value-type="date">
            <text:p>1974-05-31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6-07" calcext:value-type="date">
            <text:p>1974-06-07</text:p>
          </table:table-cell>
          <table:table-cell office:value-type="float" office:value="9.06" calcext:value-type="float">
            <text:p>9.0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6-14" calcext:value-type="date">
            <text:p>1974-06-14</text:p>
          </table:table-cell>
          <table:table-cell office:value-type="float" office:value="9.11" calcext:value-type="float">
            <text:p>9.1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6-21" calcext:value-type="date">
            <text:p>1974-06-21</text:p>
          </table:table-cell>
          <table:table-cell office:value-type="float" office:value="9.07" calcext:value-type="float">
            <text:p>9.0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6-28" calcext:value-type="date">
            <text:p>1974-06-28</text:p>
          </table:table-cell>
          <table:table-cell office:value-type="float" office:value="9.1" calcext:value-type="float">
            <text:p>9.1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7-05" calcext:value-type="date">
            <text:p>1974-07-05</text:p>
          </table:table-cell>
          <table:table-cell office:value-type="float" office:value="9.14" calcext:value-type="float">
            <text:p>9.1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7-12" calcext:value-type="date">
            <text:p>1974-07-12</text:p>
          </table:table-cell>
          <table:table-cell office:value-type="float" office:value="9.19" calcext:value-type="float">
            <text:p>9.1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7-19" calcext:value-type="date">
            <text:p>1974-07-19</text:p>
          </table:table-cell>
          <table:table-cell office:value-type="float" office:value="9.37" calcext:value-type="float">
            <text:p>9.3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7-26" calcext:value-type="date">
            <text:p>1974-07-26</text:p>
          </table:table-cell>
          <table:table-cell office:value-type="float" office:value="9.42" calcext:value-type="float">
            <text:p>9.4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8-02" calcext:value-type="date">
            <text:p>1974-08-02</text:p>
          </table:table-cell>
          <table:table-cell office:value-type="float" office:value="9.47" calcext:value-type="float">
            <text:p>9.4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8-09" calcext:value-type="date">
            <text:p>1974-08-09</text:p>
          </table:table-cell>
          <table:table-cell office:value-type="float" office:value="9.5" calcext:value-type="float">
            <text:p>9.5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8-16" calcext:value-type="date">
            <text:p>1974-08-16</text:p>
          </table:table-cell>
          <table:table-cell office:value-type="float" office:value="9.6" calcext:value-type="float">
            <text:p>9.6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8-23" calcext:value-type="date">
            <text:p>1974-08-23</text:p>
          </table:table-cell>
          <table:table-cell office:value-type="float" office:value="9.62" calcext:value-type="float">
            <text:p>9.6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8-30" calcext:value-type="date">
            <text:p>1974-08-30</text:p>
          </table:table-cell>
          <table:table-cell office:value-type="float" office:value="9.74" calcext:value-type="float">
            <text:p>9.7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9-06" calcext:value-type="date">
            <text:p>1974-09-06</text:p>
          </table:table-cell>
          <table:table-cell office:value-type="float" office:value="9.88" calcext:value-type="float">
            <text:p>9.8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9-13" calcext:value-type="date">
            <text:p>1974-09-13</text:p>
          </table:table-cell>
          <table:table-cell office:value-type="float" office:value="9.92" calcext:value-type="float">
            <text:p>9.9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9-20" calcext:value-type="date">
            <text:p>1974-09-20</text:p>
          </table:table-cell>
          <table:table-cell office:value-type="float" office:value="10" calcext:value-type="float">
            <text:p>10.0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09-27" calcext:value-type="date">
            <text:p>1974-09-27</text:p>
          </table:table-cell>
          <table:table-cell office:value-type="float" office:value="10.03" calcext:value-type="float">
            <text:p>10.0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0-04" calcext:value-type="date">
            <text:p>1974-10-04</text:p>
          </table:table-cell>
          <table:table-cell office:value-type="float" office:value="10.02" calcext:value-type="float">
            <text:p>10.0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0-11" calcext:value-type="date">
            <text:p>1974-10-11</text:p>
          </table:table-cell>
          <table:table-cell office:value-type="float" office:value="9.96" calcext:value-type="float">
            <text:p>9.96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0-18" calcext:value-type="date">
            <text:p>1974-10-18</text:p>
          </table:table-cell>
          <table:table-cell office:value-type="float" office:value="9.99" calcext:value-type="float">
            <text:p>9.9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0-25" calcext:value-type="date">
            <text:p>1974-10-25</text:p>
          </table:table-cell>
          <table:table-cell office:value-type="float" office:value="9.94" calcext:value-type="float">
            <text:p>9.94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1-01" calcext:value-type="date">
            <text:p>1974-11-01</text:p>
          </table:table-cell>
          <table:table-cell office:value-type="float" office:value="9.87" calcext:value-type="float">
            <text:p>9.87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1-08" calcext:value-type="date">
            <text:p>1974-11-08</text:p>
          </table:table-cell>
          <table:table-cell office:value-type="float" office:value="9.81" calcext:value-type="float">
            <text:p>9.8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1-15" calcext:value-type="date">
            <text:p>1974-11-15</text:p>
          </table:table-cell>
          <table:table-cell office:value-type="float" office:value="9.81" calcext:value-type="float">
            <text:p>9.81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1-22" calcext:value-type="date">
            <text:p>1974-11-22</text:p>
          </table:table-cell>
          <table:table-cell office:value-type="float" office:value="9.73" calcext:value-type="float">
            <text:p>9.7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1-29" calcext:value-type="date">
            <text:p>1974-11-29</text:p>
          </table:table-cell>
          <table:table-cell office:value-type="float" office:value="9.72" calcext:value-type="float">
            <text:p>9.72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2-06" calcext:value-type="date">
            <text:p>1974-12-06</text:p>
          </table:table-cell>
          <table:table-cell office:value-type="float" office:value="9.69" calcext:value-type="float">
            <text:p>9.6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2-13" calcext:value-type="date">
            <text:p>1974-12-13</text:p>
          </table:table-cell>
          <table:table-cell office:value-type="float" office:value="9.63" calcext:value-type="float">
            <text:p>9.6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2-20" calcext:value-type="date">
            <text:p>1974-12-20</text:p>
          </table:table-cell>
          <table:table-cell office:value-type="float" office:value="9.58" calcext:value-type="float">
            <text:p>9.58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4-12-27" calcext:value-type="date">
            <text:p>1974-12-27</text:p>
          </table:table-cell>
          <table:table-cell office:value-type="float" office:value="9.56" calcext:value-type="float">
            <text:p>9.56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5-01-03" calcext:value-type="date">
            <text:p>1975-01-03</text:p>
          </table:table-cell>
          <table:table-cell office:value-type="float" office:value="9.6" calcext:value-type="float">
            <text:p>9.60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5-01-10" calcext:value-type="date">
            <text:p>1975-01-10</text:p>
          </table:table-cell>
          <table:table-cell office:value-type="float" office:value="9.49" calcext:value-type="float">
            <text:p>9.49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5-01-17" calcext:value-type="date">
            <text:p>1975-01-17</text:p>
          </table:table-cell>
          <table:table-cell office:value-type="float" office:value="9.43" calcext:value-type="float">
            <text:p>9.43</text:p>
          </table:table-cell>
          <table:table-cell table:number-columns-repeated="16382"/>
        </table:table-row>
        <table:table-row table:style-name="ro1" table:visibility="filter">
          <table:table-cell table:style-name="ce10" office:value-type="date" office:date-value="1975-01-24" calcext:value-type="date">
            <text:p>1975-01-24</text:p>
          </table:table-cell>
          <table:table-cell office:value-type="float" office:value="9.35" calcext:value-type="float">
            <text:p>9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1-31" calcext:value-type="date">
            <text:p>1975-01-31</text:p>
          </table:table-cell>
          <table:table-cell office:value-type="float" office:value="9.29" calcext:value-type="float">
            <text:p>9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2-07" calcext:value-type="date">
            <text:p>1975-02-07</text:p>
          </table:table-cell>
          <table:table-cell office:value-type="float" office:value="9.2" calcext:value-type="float">
            <text:p>9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2-14" calcext:value-type="date">
            <text:p>1975-02-14</text:p>
          </table:table-cell>
          <table:table-cell office:value-type="float" office:value="9.13" calcext:value-type="float">
            <text:p>9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2-21" calcext:value-type="date">
            <text:p>1975-02-21</text:p>
          </table:table-cell>
          <table:table-cell office:value-type="float" office:value="9.07" calcext:value-type="float">
            <text:p>9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2-28" calcext:value-type="date">
            <text:p>1975-02-28</text:p>
          </table:table-cell>
          <table:table-cell office:value-type="float" office:value="9.02" calcext:value-type="float">
            <text:p>9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3-07" calcext:value-type="date">
            <text:p>1975-03-07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3-14" calcext:value-type="date">
            <text:p>1975-03-14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3-21" calcext:value-type="date">
            <text:p>1975-03-21</text:p>
          </table:table-cell>
          <table:table-cell office:value-type="float" office:value="8.86" calcext:value-type="float">
            <text:p>8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3-28" calcext:value-type="date">
            <text:p>1975-03-28</text:p>
          </table:table-cell>
          <table:table-cell office:value-type="float" office:value="8.86" calcext:value-type="float">
            <text:p>8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4-04" calcext:value-type="date">
            <text:p>1975-04-04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4-11" calcext:value-type="date">
            <text:p>1975-04-11</text:p>
          </table:table-cell>
          <table:table-cell office:value-type="float" office:value="8.81" calcext:value-type="float">
            <text:p>8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4-18" calcext:value-type="date">
            <text:p>1975-04-18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4-25" calcext:value-type="date">
            <text:p>1975-04-25</text:p>
          </table:table-cell>
          <table:table-cell office:value-type="float" office:value="8.84" calcext:value-type="float">
            <text:p>8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5-02" calcext:value-type="date">
            <text:p>1975-05-02</text:p>
          </table:table-cell>
          <table:table-cell office:value-type="float" office:value="8.92" calcext:value-type="float">
            <text:p>8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5-09" calcext:value-type="date">
            <text:p>1975-05-09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5-16" calcext:value-type="date">
            <text:p>1975-05-16</text:p>
          </table:table-cell>
          <table:table-cell office:value-type="float" office:value="8.92" calcext:value-type="float">
            <text:p>8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5-23" calcext:value-type="date">
            <text:p>1975-05-23</text:p>
          </table:table-cell>
          <table:table-cell office:value-type="float" office:value="8.92" calcext:value-type="float">
            <text:p>8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5-30" calcext:value-type="date">
            <text:p>1975-05-30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6-06" calcext:value-type="date">
            <text:p>1975-06-06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6-13" calcext:value-type="date">
            <text:p>1975-06-13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6-20" calcext:value-type="date">
            <text:p>1975-06-20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6-27" calcext:value-type="date">
            <text:p>1975-06-27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7-03" calcext:value-type="date">
            <text:p>1975-07-03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7-11" calcext:value-type="date">
            <text:p>1975-07-11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7-18" calcext:value-type="date">
            <text:p>1975-07-18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7-25" calcext:value-type="date">
            <text:p>1975-07-25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8-01" calcext:value-type="date">
            <text:p>1975-08-01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8-08" calcext:value-type="date">
            <text:p>1975-08-08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8-15" calcext:value-type="date">
            <text:p>1975-08-15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8-22" calcext:value-type="date">
            <text:p>1975-08-22</text:p>
          </table:table-cell>
          <table:table-cell office:value-type="float" office:value="8.98" calcext:value-type="float">
            <text:p>8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8-29" calcext:value-type="date">
            <text:p>1975-08-29</text:p>
          </table:table-cell>
          <table:table-cell office:value-type="float" office:value="9.02" calcext:value-type="float">
            <text:p>9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9-05" calcext:value-type="date">
            <text:p>1975-09-05</text:p>
          </table:table-cell>
          <table:table-cell office:value-type="float" office:value="9.08" calcext:value-type="float">
            <text:p>9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9-12" calcext:value-type="date">
            <text:p>1975-09-12</text:p>
          </table:table-cell>
          <table:table-cell office:value-type="float" office:value="9.16" calcext:value-type="float">
            <text:p>9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9-19" calcext:value-type="date">
            <text:p>1975-09-19</text:p>
          </table:table-cell>
          <table:table-cell office:value-type="float" office:value="9.14" calcext:value-type="float">
            <text:p>9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09-26" calcext:value-type="date">
            <text:p>1975-09-26</text:p>
          </table:table-cell>
          <table:table-cell office:value-type="float" office:value="9.14" calcext:value-type="float">
            <text:p>9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0-03" calcext:value-type="date">
            <text:p>1975-10-03</text:p>
          </table:table-cell>
          <table:table-cell office:value-type="float" office:value="9.2" calcext:value-type="float">
            <text:p>9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0-10" calcext:value-type="date">
            <text:p>1975-10-10</text:p>
          </table:table-cell>
          <table:table-cell office:value-type="float" office:value="9.21" calcext:value-type="float">
            <text:p>9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0-17" calcext:value-type="date">
            <text:p>1975-10-17</text:p>
          </table:table-cell>
          <table:table-cell office:value-type="float" office:value="9.21" calcext:value-type="float">
            <text:p>9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0-24" calcext:value-type="date">
            <text:p>1975-10-24</text:p>
          </table:table-cell>
          <table:table-cell office:value-type="float" office:value="9.26" calcext:value-type="float">
            <text:p>9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0-31" calcext:value-type="date">
            <text:p>1975-10-31</text:p>
          </table:table-cell>
          <table:table-cell office:value-type="float" office:value="9.24" calcext:value-type="float">
            <text:p>9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1-07" calcext:value-type="date">
            <text:p>1975-11-07</text:p>
          </table:table-cell>
          <table:table-cell office:value-type="float" office:value="9.19" calcext:value-type="float">
            <text:p>9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1-14" calcext:value-type="date">
            <text:p>1975-11-14</text:p>
          </table:table-cell>
          <table:table-cell office:value-type="float" office:value="9.16" calcext:value-type="float">
            <text:p>9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1-21" calcext:value-type="date">
            <text:p>1975-11-21</text:p>
          </table:table-cell>
          <table:table-cell office:value-type="float" office:value="9.12" calcext:value-type="float">
            <text:p>9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1-28" calcext:value-type="date">
            <text:p>1975-11-28</text:p>
          </table:table-cell>
          <table:table-cell office:value-type="float" office:value="9.11" calcext:value-type="float">
            <text:p>9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2-05" calcext:value-type="date">
            <text:p>1975-12-05</text:p>
          </table:table-cell>
          <table:table-cell office:value-type="float" office:value="9.11" calcext:value-type="float">
            <text:p>9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2-12" calcext:value-type="date">
            <text:p>1975-12-12</text:p>
          </table:table-cell>
          <table:table-cell office:value-type="float" office:value="9.11" calcext:value-type="float">
            <text:p>9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2-19" calcext:value-type="date">
            <text:p>1975-12-19</text:p>
          </table:table-cell>
          <table:table-cell office:value-type="float" office:value="9.08" calcext:value-type="float">
            <text:p>9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5-12-26" calcext:value-type="date">
            <text:p>1975-12-26</text:p>
          </table:table-cell>
          <table:table-cell office:value-type="float" office:value="9.09" calcext:value-type="float">
            <text:p>9.09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76-01-02" calcext:value-type="date">
            <text:p>1976-01-02</text:p>
          </table:table-cell>
          <table:table-cell office:value-type="float" office:value="9.1" calcext:value-type="float">
            <text:p>9.10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76-01-09" calcext:value-type="date">
            <text:p>1976-01-09</text:p>
          </table:table-cell>
          <table:table-cell office:value-type="float" office:value="9.07" calcext:value-type="float">
            <text:p>9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1-16" calcext:value-type="date">
            <text:p>1976-01-16</text:p>
          </table:table-cell>
          <table:table-cell office:value-type="float" office:value="9.01" calcext:value-type="float">
            <text:p>9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1-23" calcext:value-type="date">
            <text:p>1976-01-23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1-30" calcext:value-type="date">
            <text:p>1976-01-30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2-06" calcext:value-type="date">
            <text:p>1976-02-06</text:p>
          </table:table-cell>
          <table:table-cell office:value-type="float" office:value="8.86" calcext:value-type="float">
            <text:p>8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2-13" calcext:value-type="date">
            <text:p>1976-02-13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2-20" calcext:value-type="date">
            <text:p>1976-02-20</text:p>
          </table:table-cell>
          <table:table-cell office:value-type="float" office:value="8.81" calcext:value-type="float">
            <text:p>8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2-27" calcext:value-type="date">
            <text:p>1976-02-27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3-05" calcext:value-type="date">
            <text:p>1976-03-05</text:p>
          </table:table-cell>
          <table:table-cell office:value-type="float" office:value="8.77" calcext:value-type="float">
            <text:p>8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3-12" calcext:value-type="date">
            <text:p>1976-03-12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3-19" calcext:value-type="date">
            <text:p>1976-03-19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3-26" calcext:value-type="date">
            <text:p>1976-03-26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4-02" calcext:value-type="date">
            <text:p>1976-04-02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4-09" calcext:value-type="date">
            <text:p>1976-04-09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4-16" calcext:value-type="date">
            <text:p>1976-04-16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4-23" calcext:value-type="date">
            <text:p>1976-04-23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4-30" calcext:value-type="date">
            <text:p>1976-04-30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5-07" calcext:value-type="date">
            <text:p>1976-05-07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5-14" calcext:value-type="date">
            <text:p>1976-05-14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5-21" calcext:value-type="date">
            <text:p>1976-05-21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5-28" calcext:value-type="date">
            <text:p>1976-05-28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6-04" calcext:value-type="date">
            <text:p>1976-06-04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6-11" calcext:value-type="date">
            <text:p>1976-06-11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6-18" calcext:value-type="date">
            <text:p>1976-06-18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6-25" calcext:value-type="date">
            <text:p>1976-06-25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7-02" calcext:value-type="date">
            <text:p>1976-07-02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7-09" calcext:value-type="date">
            <text:p>1976-07-09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7-16" calcext:value-type="date">
            <text:p>1976-07-16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7-23" calcext:value-type="date">
            <text:p>1976-07-23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7-30" calcext:value-type="date">
            <text:p>1976-07-30</text:p>
          </table:table-cell>
          <table:table-cell office:value-type="float" office:value="8.98" calcext:value-type="float">
            <text:p>8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8-06" calcext:value-type="date">
            <text:p>1976-08-06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8-13" calcext:value-type="date">
            <text:p>1976-08-13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8-20" calcext:value-type="date">
            <text:p>1976-08-20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8-27" calcext:value-type="date">
            <text:p>1976-08-27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9-03" calcext:value-type="date">
            <text:p>1976-09-03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9-10" calcext:value-type="date">
            <text:p>1976-09-10</text:p>
          </table:table-cell>
          <table:table-cell office:value-type="float" office:value="8.97" calcext:value-type="float">
            <text:p>8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9-17" calcext:value-type="date">
            <text:p>1976-09-17</text:p>
          </table:table-cell>
          <table:table-cell office:value-type="float" office:value="8.97" calcext:value-type="float">
            <text:p>8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09-24" calcext:value-type="date">
            <text:p>1976-09-24</text:p>
          </table:table-cell>
          <table:table-cell office:value-type="float" office:value="8.97" calcext:value-type="float">
            <text:p>8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0-01" calcext:value-type="date">
            <text:p>1976-10-01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0-08" calcext:value-type="date">
            <text:p>1976-10-08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0-15" calcext:value-type="date">
            <text:p>1976-10-15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0-22" calcext:value-type="date">
            <text:p>1976-10-22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0-29" calcext:value-type="date">
            <text:p>1976-10-29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1-05" calcext:value-type="date">
            <text:p>1976-11-05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1-12" calcext:value-type="date">
            <text:p>1976-11-12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1-19" calcext:value-type="date">
            <text:p>1976-11-19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1-26" calcext:value-type="date">
            <text:p>1976-11-26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2-03" calcext:value-type="date">
            <text:p>1976-12-03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2-10" calcext:value-type="date">
            <text:p>1976-12-10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2-17" calcext:value-type="date">
            <text:p>1976-12-17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2-24" calcext:value-type="date">
            <text:p>1976-12-24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6-12-31" calcext:value-type="date">
            <text:p>1976-12-31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77-01-07" calcext:value-type="date">
            <text:p>1977-01-07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1-14" calcext:value-type="date">
            <text:p>1977-01-14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1-21" calcext:value-type="date">
            <text:p>1977-01-21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1-28" calcext:value-type="date">
            <text:p>1977-01-28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2-04" calcext:value-type="date">
            <text:p>1977-02-04</text:p>
          </table:table-cell>
          <table:table-cell office:value-type="float" office:value="8.68" calcext:value-type="float">
            <text:p>8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2-11" calcext:value-type="date">
            <text:p>1977-02-11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2-18" calcext:value-type="date">
            <text:p>1977-02-18</text:p>
          </table:table-cell>
          <table:table-cell office:value-type="float" office:value="8.65" calcext:value-type="float">
            <text:p>8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2-25" calcext:value-type="date">
            <text:p>1977-02-25</text:p>
          </table:table-cell>
          <table:table-cell office:value-type="float" office:value="8.65" calcext:value-type="float">
            <text:p>8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3-04" calcext:value-type="date">
            <text:p>1977-03-04</text:p>
          </table:table-cell>
          <table:table-cell office:value-type="float" office:value="8.65" calcext:value-type="float">
            <text:p>8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3-11" calcext:value-type="date">
            <text:p>1977-03-11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3-18" calcext:value-type="date">
            <text:p>1977-03-18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3-25" calcext:value-type="date">
            <text:p>1977-03-25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4-01" calcext:value-type="date">
            <text:p>1977-04-01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4-08" calcext:value-type="date">
            <text:p>1977-04-08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4-15" calcext:value-type="date">
            <text:p>1977-04-15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4-22" calcext:value-type="date">
            <text:p>1977-04-22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4-29" calcext:value-type="date">
            <text:p>1977-04-29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5-06" calcext:value-type="date">
            <text:p>1977-05-06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5-13" calcext:value-type="date">
            <text:p>1977-05-13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5-20" calcext:value-type="date">
            <text:p>1977-05-20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5-27" calcext:value-type="date">
            <text:p>1977-05-27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6-03" calcext:value-type="date">
            <text:p>1977-06-03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6-10" calcext:value-type="date">
            <text:p>1977-06-10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6-17" calcext:value-type="date">
            <text:p>1977-06-17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6-24" calcext:value-type="date">
            <text:p>1977-06-24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7-01" calcext:value-type="date">
            <text:p>1977-07-01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7-08" calcext:value-type="date">
            <text:p>1977-07-08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7-15" calcext:value-type="date">
            <text:p>1977-07-15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7-22" calcext:value-type="date">
            <text:p>1977-07-22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7-29" calcext:value-type="date">
            <text:p>1977-07-29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8-05" calcext:value-type="date">
            <text:p>1977-08-05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8-12" calcext:value-type="date">
            <text:p>1977-08-12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8-19" calcext:value-type="date">
            <text:p>1977-08-19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8-26" calcext:value-type="date">
            <text:p>1977-08-26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9-02" calcext:value-type="date">
            <text:p>1977-09-02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9-09" calcext:value-type="date">
            <text:p>1977-09-09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9-16" calcext:value-type="date">
            <text:p>1977-09-16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9-23" calcext:value-type="date">
            <text:p>1977-09-23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09-30" calcext:value-type="date">
            <text:p>1977-09-30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0-07" calcext:value-type="date">
            <text:p>1977-10-07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0-14" calcext:value-type="date">
            <text:p>1977-10-14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0-21" calcext:value-type="date">
            <text:p>1977-10-21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0-28" calcext:value-type="date">
            <text:p>1977-10-28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1-04" calcext:value-type="date">
            <text:p>1977-11-04</text:p>
          </table:table-cell>
          <table:table-cell office:value-type="float" office:value="8.9" calcext:value-type="float">
            <text:p>8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1-11" calcext:value-type="date">
            <text:p>1977-11-11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1-18" calcext:value-type="date">
            <text:p>1977-11-18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1-25" calcext:value-type="date">
            <text:p>1977-11-25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2-02" calcext:value-type="date">
            <text:p>1977-12-02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2-09" calcext:value-type="date">
            <text:p>1977-12-09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2-16" calcext:value-type="date">
            <text:p>1977-12-16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2-23" calcext:value-type="date">
            <text:p>1977-12-23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7-12-30" calcext:value-type="date">
            <text:p>1977-12-30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78-01-06" calcext:value-type="date">
            <text:p>1978-01-06</text:p>
          </table:table-cell>
          <table:table-cell office:value-type="float" office:value="9" calcext:value-type="float">
            <text:p>9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1-13" calcext:value-type="date">
            <text:p>1978-01-13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1-20" calcext:value-type="date">
            <text:p>1978-01-20</text:p>
          </table:table-cell>
          <table:table-cell office:value-type="float" office:value="8.98" calcext:value-type="float">
            <text:p>8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1-27" calcext:value-type="date">
            <text:p>1978-01-27</text:p>
          </table:table-cell>
          <table:table-cell office:value-type="float" office:value="9.05" calcext:value-type="float">
            <text:p>9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2-03" calcext:value-type="date">
            <text:p>1978-02-03</text:p>
          </table:table-cell>
          <table:table-cell office:value-type="float" office:value="9.13" calcext:value-type="float">
            <text:p>9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2-10" calcext:value-type="date">
            <text:p>1978-02-10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2-17" calcext:value-type="date">
            <text:p>1978-02-17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2-24" calcext:value-type="date">
            <text:p>1978-02-24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3-03" calcext:value-type="date">
            <text:p>1978-03-03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3-10" calcext:value-type="date">
            <text:p>1978-03-10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3-17" calcext:value-type="date">
            <text:p>1978-03-17</text:p>
          </table:table-cell>
          <table:table-cell office:value-type="float" office:value="9.23" calcext:value-type="float">
            <text:p>9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3-24" calcext:value-type="date">
            <text:p>1978-03-24</text:p>
          </table:table-cell>
          <table:table-cell office:value-type="float" office:value="9.23" calcext:value-type="float">
            <text:p>9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3-31" calcext:value-type="date">
            <text:p>1978-03-31</text:p>
          </table:table-cell>
          <table:table-cell office:value-type="float" office:value="9.25" calcext:value-type="float">
            <text:p>9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4-07" calcext:value-type="date">
            <text:p>1978-04-07</text:p>
          </table:table-cell>
          <table:table-cell office:value-type="float" office:value="9.28" calcext:value-type="float">
            <text:p>9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4-14" calcext:value-type="date">
            <text:p>1978-04-14</text:p>
          </table:table-cell>
          <table:table-cell office:value-type="float" office:value="9.33" calcext:value-type="float">
            <text:p>9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4-21" calcext:value-type="date">
            <text:p>1978-04-21</text:p>
          </table:table-cell>
          <table:table-cell office:value-type="float" office:value="9.38" calcext:value-type="float">
            <text:p>9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4-28" calcext:value-type="date">
            <text:p>1978-04-28</text:p>
          </table:table-cell>
          <table:table-cell office:value-type="float" office:value="9.43" calcext:value-type="float">
            <text:p>9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5-05" calcext:value-type="date">
            <text:p>1978-05-05</text:p>
          </table:table-cell>
          <table:table-cell office:value-type="float" office:value="9.48" calcext:value-type="float">
            <text:p>9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5-12" calcext:value-type="date">
            <text:p>1978-05-12</text:p>
          </table:table-cell>
          <table:table-cell office:value-type="float" office:value="9.55" calcext:value-type="float">
            <text:p>9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5-19" calcext:value-type="date">
            <text:p>1978-05-19</text:p>
          </table:table-cell>
          <table:table-cell office:value-type="float" office:value="9.58" calcext:value-type="float">
            <text:p>9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5-26" calcext:value-type="date">
            <text:p>1978-05-26</text:p>
          </table:table-cell>
          <table:table-cell office:value-type="float" office:value="9.68" calcext:value-type="float">
            <text:p>9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6-02" calcext:value-type="date">
            <text:p>1978-06-02</text:p>
          </table:table-cell>
          <table:table-cell office:value-type="float" office:value="9.68" calcext:value-type="float">
            <text:p>9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6-09" calcext:value-type="date">
            <text:p>1978-06-09</text:p>
          </table:table-cell>
          <table:table-cell office:value-type="float" office:value="9.7" calcext:value-type="float">
            <text:p>9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6-16" calcext:value-type="date">
            <text:p>1978-06-16</text:p>
          </table:table-cell>
          <table:table-cell office:value-type="float" office:value="9.73" calcext:value-type="float">
            <text:p>9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6-23" calcext:value-type="date">
            <text:p>1978-06-23</text:p>
          </table:table-cell>
          <table:table-cell office:value-type="float" office:value="9.7" calcext:value-type="float">
            <text:p>9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6-30" calcext:value-type="date">
            <text:p>1978-06-30</text:p>
          </table:table-cell>
          <table:table-cell office:value-type="float" office:value="9.73" calcext:value-type="float">
            <text:p>9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7-07" calcext:value-type="date">
            <text:p>1978-07-07</text:p>
          </table:table-cell>
          <table:table-cell office:value-type="float" office:value="9.73" calcext:value-type="float">
            <text:p>9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7-14" calcext:value-type="date">
            <text:p>1978-07-14</text:p>
          </table:table-cell>
          <table:table-cell office:value-type="float" office:value="9.73" calcext:value-type="float">
            <text:p>9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7-21" calcext:value-type="date">
            <text:p>1978-07-21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7-28" calcext:value-type="date">
            <text:p>1978-07-28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8-04" calcext:value-type="date">
            <text:p>1978-08-04</text:p>
          </table:table-cell>
          <table:table-cell office:value-type="float" office:value="9.78" calcext:value-type="float">
            <text:p>9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8-11" calcext:value-type="date">
            <text:p>1978-08-11</text:p>
          </table:table-cell>
          <table:table-cell office:value-type="float" office:value="9.78" calcext:value-type="float">
            <text:p>9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8-18" calcext:value-type="date">
            <text:p>1978-08-18</text:p>
          </table:table-cell>
          <table:table-cell office:value-type="float" office:value="9.78" calcext:value-type="float">
            <text:p>9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8-25" calcext:value-type="date">
            <text:p>1978-08-25</text:p>
          </table:table-cell>
          <table:table-cell office:value-type="float" office:value="9.8" calcext:value-type="float">
            <text:p>9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9-01" calcext:value-type="date">
            <text:p>1978-09-01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9-08" calcext:value-type="date">
            <text:p>1978-09-08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9-15" calcext:value-type="date">
            <text:p>1978-09-15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9-22" calcext:value-type="date">
            <text:p>1978-09-22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09-29" calcext:value-type="date">
            <text:p>1978-09-29</text:p>
          </table:table-cell>
          <table:table-cell office:value-type="float" office:value="9.78" calcext:value-type="float">
            <text:p>9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0-06" calcext:value-type="date">
            <text:p>1978-10-06</text:p>
          </table:table-cell>
          <table:table-cell office:value-type="float" office:value="9.85" calcext:value-type="float">
            <text:p>9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0-13" calcext:value-type="date">
            <text:p>1978-10-13</text:p>
          </table:table-cell>
          <table:table-cell office:value-type="float" office:value="9.85" calcext:value-type="float">
            <text:p>9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0-20" calcext:value-type="date">
            <text:p>1978-10-20</text:p>
          </table:table-cell>
          <table:table-cell office:value-type="float" office:value="9.85" calcext:value-type="float">
            <text:p>9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0-27" calcext:value-type="date">
            <text:p>1978-10-27</text:p>
          </table:table-cell>
          <table:table-cell office:value-type="float" office:value="9.88" calcext:value-type="float">
            <text:p>9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1-03" calcext:value-type="date">
            <text:p>1978-11-03</text:p>
          </table:table-cell>
          <table:table-cell office:value-type="float" office:value="9.9" calcext:value-type="float">
            <text:p>9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1-10" calcext:value-type="date">
            <text:p>1978-11-10</text:p>
          </table:table-cell>
          <table:table-cell office:value-type="float" office:value="10.05" calcext:value-type="float">
            <text:p>10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1-17" calcext:value-type="date">
            <text:p>1978-11-17</text:p>
          </table:table-cell>
          <table:table-cell office:value-type="float" office:value="10.2" calcext:value-type="float">
            <text:p>10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1-24" calcext:value-type="date">
            <text:p>1978-11-24</text:p>
          </table:table-cell>
          <table:table-cell office:value-type="float" office:value="10.28" calcext:value-type="float">
            <text:p>10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2-01" calcext:value-type="date">
            <text:p>1978-12-01</text:p>
          </table:table-cell>
          <table:table-cell office:value-type="float" office:value="10.3" calcext:value-type="float">
            <text:p>10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2-08" calcext:value-type="date">
            <text:p>1978-12-08</text:p>
          </table:table-cell>
          <table:table-cell office:value-type="float" office:value="10.35" calcext:value-type="float">
            <text:p>10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2-15" calcext:value-type="date">
            <text:p>1978-12-15</text:p>
          </table:table-cell>
          <table:table-cell office:value-type="float" office:value="10.35" calcext:value-type="float">
            <text:p>10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2-22" calcext:value-type="date">
            <text:p>1978-12-22</text:p>
          </table:table-cell>
          <table:table-cell office:value-type="float" office:value="10.35" calcext:value-type="float">
            <text:p>10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8-12-29" calcext:value-type="date">
            <text:p>1978-12-29</text:p>
          </table:table-cell>
          <table:table-cell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79-01-05" calcext:value-type="date">
            <text:p>1979-01-05</text:p>
          </table:table-cell>
          <table:table-cell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1-12" calcext:value-type="date">
            <text:p>1979-01-12</text:p>
          </table:table-cell>
          <table:table-cell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1-19" calcext:value-type="date">
            <text:p>1979-01-19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1-26" calcext:value-type="date">
            <text:p>1979-01-26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2-02" calcext:value-type="date">
            <text:p>1979-02-02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2-09" calcext:value-type="date">
            <text:p>1979-02-09</text:p>
          </table:table-cell>
          <table:table-cell office:value-type="float" office:value="10.43" calcext:value-type="float">
            <text:p>10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2-16" calcext:value-type="date">
            <text:p>1979-02-16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2-23" calcext:value-type="date">
            <text:p>1979-02-23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3-02" calcext:value-type="date">
            <text:p>1979-03-02</text:p>
          </table:table-cell>
          <table:table-cell office:value-type="float" office:value="10.43" calcext:value-type="float">
            <text:p>10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3-09" calcext:value-type="date">
            <text:p>1979-03-09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3-16" calcext:value-type="date">
            <text:p>1979-03-16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3-23" calcext:value-type="date">
            <text:p>1979-03-23</text:p>
          </table:table-cell>
          <table:table-cell office:value-type="float" office:value="10.45" calcext:value-type="float">
            <text:p>10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3-30" calcext:value-type="date">
            <text:p>1979-03-30</text:p>
          </table:table-cell>
          <table:table-cell office:value-type="float" office:value="10.45" calcext:value-type="float">
            <text:p>10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4-06" calcext:value-type="date">
            <text:p>1979-04-06</text:p>
          </table:table-cell>
          <table:table-cell office:value-type="float" office:value="10.48" calcext:value-type="float">
            <text:p>10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4-13" calcext:value-type="date">
            <text:p>1979-04-13</text:p>
          </table:table-cell>
          <table:table-cell office:value-type="float" office:value="10.48" calcext:value-type="float">
            <text:p>10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4-20" calcext:value-type="date">
            <text:p>1979-04-20</text:p>
          </table:table-cell>
          <table:table-cell office:value-type="float" office:value="10.5" calcext:value-type="float">
            <text:p>10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4-27" calcext:value-type="date">
            <text:p>1979-04-27</text:p>
          </table:table-cell>
          <table:table-cell office:value-type="float" office:value="10.53" calcext:value-type="float">
            <text:p>10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5-04" calcext:value-type="date">
            <text:p>1979-05-04</text:p>
          </table:table-cell>
          <table:table-cell office:value-type="float" office:value="10.6" calcext:value-type="float">
            <text:p>10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5-11" calcext:value-type="date">
            <text:p>1979-05-11</text:p>
          </table:table-cell>
          <table:table-cell office:value-type="float" office:value="10.68" calcext:value-type="float">
            <text:p>10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5-18" calcext:value-type="date">
            <text:p>1979-05-18</text:p>
          </table:table-cell>
          <table:table-cell office:value-type="float" office:value="10.73" calcext:value-type="float">
            <text:p>10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5-25" calcext:value-type="date">
            <text:p>1979-05-25</text:p>
          </table:table-cell>
          <table:table-cell office:value-type="float" office:value="10.75" calcext:value-type="float">
            <text:p>10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6-01" calcext:value-type="date">
            <text:p>1979-06-01</text:p>
          </table:table-cell>
          <table:table-cell office:value-type="float" office:value="10.9" calcext:value-type="float">
            <text:p>10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6-08" calcext:value-type="date">
            <text:p>1979-06-08</text:p>
          </table:table-cell>
          <table:table-cell office:value-type="float" office:value="11.03" calcext:value-type="float">
            <text:p>11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6-15" calcext:value-type="date">
            <text:p>1979-06-15</text:p>
          </table:table-cell>
          <table:table-cell office:value-type="float" office:value="11.05" calcext:value-type="float">
            <text:p>11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6-22" calcext:value-type="date">
            <text:p>1979-06-22</text:p>
          </table:table-cell>
          <table:table-cell office:value-type="float" office:value="11.1" calcext:value-type="float">
            <text:p>11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6-29" calcext:value-type="date">
            <text:p>1979-06-29</text:p>
          </table:table-cell>
          <table:table-cell office:value-type="float" office:value="11.1" calcext:value-type="float">
            <text:p>11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7-06" calcext:value-type="date">
            <text:p>1979-07-06</text:p>
          </table:table-cell>
          <table:table-cell office:value-type="float" office:value="11.13" calcext:value-type="float">
            <text:p>11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7-13" calcext:value-type="date">
            <text:p>1979-07-13</text:p>
          </table:table-cell>
          <table:table-cell office:value-type="float" office:value="11.08" calcext:value-type="float">
            <text:p>11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7-20" calcext:value-type="date">
            <text:p>1979-07-20</text:p>
          </table:table-cell>
          <table:table-cell office:value-type="float" office:value="11.08" calcext:value-type="float">
            <text:p>11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7-27" calcext:value-type="date">
            <text:p>1979-07-27</text:p>
          </table:table-cell>
          <table:table-cell office:value-type="float" office:value="11.08" calcext:value-type="float">
            <text:p>11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8-03" calcext:value-type="date">
            <text:p>1979-08-03</text:p>
          </table:table-cell>
          <table:table-cell office:value-type="float" office:value="11.08" calcext:value-type="float">
            <text:p>11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8-10" calcext:value-type="date">
            <text:p>1979-08-10</text:p>
          </table:table-cell>
          <table:table-cell office:value-type="float" office:value="11.08" calcext:value-type="float">
            <text:p>11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8-17" calcext:value-type="date">
            <text:p>1979-08-17</text:p>
          </table:table-cell>
          <table:table-cell office:value-type="float" office:value="11.08" calcext:value-type="float">
            <text:p>11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8-24" calcext:value-type="date">
            <text:p>1979-08-24</text:p>
          </table:table-cell>
          <table:table-cell office:value-type="float" office:value="11.1" calcext:value-type="float">
            <text:p>11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8-31" calcext:value-type="date">
            <text:p>1979-08-31</text:p>
          </table:table-cell>
          <table:table-cell office:value-type="float" office:value="11.13" calcext:value-type="float">
            <text:p>11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9-07" calcext:value-type="date">
            <text:p>1979-09-07</text:p>
          </table:table-cell>
          <table:table-cell office:value-type="float" office:value="11.2" calcext:value-type="float">
            <text:p>11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9-14" calcext:value-type="date">
            <text:p>1979-09-14</text:p>
          </table:table-cell>
          <table:table-cell office:value-type="float" office:value="11.3" calcext:value-type="float">
            <text:p>11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9-21" calcext:value-type="date">
            <text:p>1979-09-21</text:p>
          </table:table-cell>
          <table:table-cell office:value-type="float" office:value="11.35" calcext:value-type="float">
            <text:p>11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09-28" calcext:value-type="date">
            <text:p>1979-09-28</text:p>
          </table:table-cell>
          <table:table-cell office:value-type="float" office:value="11.35" calcext:value-type="float">
            <text:p>11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0-05" calcext:value-type="date">
            <text:p>1979-10-05</text:p>
          </table:table-cell>
          <table:table-cell office:value-type="float" office:value="11.35" calcext:value-type="float">
            <text:p>11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0-12" calcext:value-type="date">
            <text:p>1979-10-12</text:p>
          </table:table-cell>
          <table:table-cell office:value-type="float" office:value="11.45" calcext:value-type="float">
            <text:p>11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0-19" calcext:value-type="date">
            <text:p>1979-10-19</text:p>
          </table:table-cell>
          <table:table-cell office:value-type="float" office:value="11.75" calcext:value-type="float">
            <text:p>11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0-26" calcext:value-type="date">
            <text:p>1979-10-26</text:p>
          </table:table-cell>
          <table:table-cell office:value-type="float" office:value="12" calcext:value-type="float">
            <text:p>12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1-02" calcext:value-type="date">
            <text:p>1979-11-02</text:p>
          </table:table-cell>
          <table:table-cell office:value-type="float" office:value="12.8" calcext:value-type="float">
            <text:p>12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1-09" calcext:value-type="date">
            <text:p>1979-11-09</text:p>
          </table:table-cell>
          <table:table-cell office:value-type="float" office:value="12.85" calcext:value-type="float">
            <text:p>12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1-16" calcext:value-type="date">
            <text:p>1979-11-16</text:p>
          </table:table-cell>
          <table:table-cell office:value-type="float" office:value="12.8" calcext:value-type="float">
            <text:p>12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1-23" calcext:value-type="date">
            <text:p>1979-11-23</text:p>
          </table:table-cell>
          <table:table-cell office:value-type="float" office:value="12.8" calcext:value-type="float">
            <text:p>12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1-30" calcext:value-type="date">
            <text:p>1979-11-30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2-07" calcext:value-type="date">
            <text:p>1979-12-07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2-14" calcext:value-type="date">
            <text:p>1979-12-14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2-21" calcext:value-type="date">
            <text:p>1979-12-21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79-12-28" calcext:value-type="date">
            <text:p>1979-12-28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0-01-04" calcext:value-type="date">
            <text:p>1980-01-04</text:p>
          </table:table-cell>
          <table:table-cell office:value-type="float" office:value="12.85" calcext:value-type="float">
            <text:p>12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1-11" calcext:value-type="date">
            <text:p>1980-01-11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1-18" calcext:value-type="date">
            <text:p>1980-01-18</text:p>
          </table:table-cell>
          <table:table-cell office:value-type="float" office:value="12.87" calcext:value-type="float">
            <text:p>12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1-25" calcext:value-type="date">
            <text:p>1980-01-25</text:p>
          </table:table-cell>
          <table:table-cell office:value-type="float" office:value="12.89" calcext:value-type="float">
            <text:p>12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2-01" calcext:value-type="date">
            <text:p>1980-02-01</text:p>
          </table:table-cell>
          <table:table-cell office:value-type="float" office:value="12.85" calcext:value-type="float">
            <text:p>12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2-08" calcext:value-type="date">
            <text:p>1980-02-08</text:p>
          </table:table-cell>
          <table:table-cell office:value-type="float" office:value="12.85" calcext:value-type="float">
            <text:p>12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2-15" calcext:value-type="date">
            <text:p>1980-02-15</text:p>
          </table:table-cell>
          <table:table-cell office:value-type="float" office:value="12.88" calcext:value-type="float">
            <text:p>12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2-22" calcext:value-type="date">
            <text:p>1980-02-22</text:p>
          </table:table-cell>
          <table:table-cell office:value-type="float" office:value="13.03" calcext:value-type="float">
            <text:p>13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2-29" calcext:value-type="date">
            <text:p>1980-02-29</text:p>
          </table:table-cell>
          <table:table-cell office:value-type="float" office:value="13.59" calcext:value-type="float">
            <text:p>1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3-07" calcext:value-type="date">
            <text:p>1980-03-07</text:p>
          </table:table-cell>
          <table:table-cell office:value-type="float" office:value="14" calcext:value-type="float">
            <text:p>14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3-14" calcext:value-type="date">
            <text:p>1980-03-14</text:p>
          </table:table-cell>
          <table:table-cell office:value-type="float" office:value="15.4" calcext:value-type="float">
            <text:p>1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3-21" calcext:value-type="date">
            <text:p>1980-03-21</text:p>
          </table:table-cell>
          <table:table-cell office:value-type="float" office:value="15.7" calcext:value-type="float">
            <text:p>15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3-28" calcext:value-type="date">
            <text:p>1980-03-28</text:p>
          </table:table-cell>
          <table:table-cell office:value-type="float" office:value="16.03" calcext:value-type="float">
            <text:p>1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4-04" calcext:value-type="date">
            <text:p>1980-04-04</text:p>
          </table:table-cell>
          <table:table-cell office:value-type="float" office:value="16.35" calcext:value-type="float">
            <text:p>1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4-11" calcext:value-type="date">
            <text:p>1980-04-11</text:p>
          </table:table-cell>
          <table:table-cell office:value-type="float" office:value="16.35" calcext:value-type="float">
            <text:p>1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4-18" calcext:value-type="date">
            <text:p>1980-04-18</text:p>
          </table:table-cell>
          <table:table-cell office:value-type="float" office:value="16.35" calcext:value-type="float">
            <text:p>1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4-25" calcext:value-type="date">
            <text:p>1980-04-25</text:p>
          </table:table-cell>
          <table:table-cell office:value-type="float" office:value="16.25" calcext:value-type="float">
            <text:p>16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5-02" calcext:value-type="date">
            <text:p>1980-05-02</text:p>
          </table:table-cell>
          <table:table-cell office:value-type="float" office:value="15.9" calcext:value-type="float">
            <text:p>15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5-09" calcext:value-type="date">
            <text:p>1980-05-09</text:p>
          </table:table-cell>
          <table:table-cell office:value-type="float" office:value="14.68" calcext:value-type="float">
            <text:p>14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5-16" calcext:value-type="date">
            <text:p>1980-05-16</text:p>
          </table:table-cell>
          <table:table-cell office:value-type="float" office:value="14.15" calcext:value-type="float">
            <text:p>14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5-23" calcext:value-type="date">
            <text:p>1980-05-23</text:p>
          </table:table-cell>
          <table:table-cell office:value-type="float" office:value="13.38" calcext:value-type="float">
            <text:p>13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5-30" calcext:value-type="date">
            <text:p>1980-05-30</text:p>
          </table:table-cell>
          <table:table-cell office:value-type="float" office:value="13.2" calcext:value-type="float">
            <text:p>13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6-06" calcext:value-type="date">
            <text:p>1980-06-06</text:p>
          </table:table-cell>
          <table:table-cell office:value-type="float" office:value="13.06" calcext:value-type="float">
            <text:p>13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6-13" calcext:value-type="date">
            <text:p>1980-06-13</text:p>
          </table:table-cell>
          <table:table-cell office:value-type="float" office:value="12.85" calcext:value-type="float">
            <text:p>12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6-20" calcext:value-type="date">
            <text:p>1980-06-20</text:p>
          </table:table-cell>
          <table:table-cell office:value-type="float" office:value="12.58" calcext:value-type="float">
            <text:p>12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6-27" calcext:value-type="date">
            <text:p>1980-06-27</text:p>
          </table:table-cell>
          <table:table-cell office:value-type="float" office:value="12.35" calcext:value-type="float">
            <text:p>12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7-04" calcext:value-type="date">
            <text:p>1980-07-04</text:p>
          </table:table-cell>
          <table:table-cell office:value-type="float" office:value="12.18" calcext:value-type="float">
            <text:p>12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7-11" calcext:value-type="date">
            <text:p>1980-07-11</text:p>
          </table:table-cell>
          <table:table-cell office:value-type="float" office:value="12.23" calcext:value-type="float">
            <text:p>12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7-18" calcext:value-type="date">
            <text:p>1980-07-18</text:p>
          </table:table-cell>
          <table:table-cell office:value-type="float" office:value="12.18" calcext:value-type="float">
            <text:p>12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7-25" calcext:value-type="date">
            <text:p>1980-07-25</text:p>
          </table:table-cell>
          <table:table-cell office:value-type="float" office:value="12.18" calcext:value-type="float">
            <text:p>12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8-01" calcext:value-type="date">
            <text:p>1980-08-01</text:p>
          </table:table-cell>
          <table:table-cell office:value-type="float" office:value="12.25" calcext:value-type="float">
            <text:p>12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8-08" calcext:value-type="date">
            <text:p>1980-08-08</text:p>
          </table:table-cell>
          <table:table-cell office:value-type="float" office:value="12.25" calcext:value-type="float">
            <text:p>12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8-15" calcext:value-type="date">
            <text:p>1980-08-15</text:p>
          </table:table-cell>
          <table:table-cell office:value-type="float" office:value="12.55" calcext:value-type="float">
            <text:p>12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8-22" calcext:value-type="date">
            <text:p>1980-08-22</text:p>
          </table:table-cell>
          <table:table-cell office:value-type="float" office:value="12.8" calcext:value-type="float">
            <text:p>12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8-29" calcext:value-type="date">
            <text:p>1980-08-29</text:p>
          </table:table-cell>
          <table:table-cell office:value-type="float" office:value="12.95" calcext:value-type="float">
            <text:p>12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9-05" calcext:value-type="date">
            <text:p>1980-09-05</text:p>
          </table:table-cell>
          <table:table-cell office:value-type="float" office:value="13.03" calcext:value-type="float">
            <text:p>13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9-12" calcext:value-type="date">
            <text:p>1980-09-12</text:p>
          </table:table-cell>
          <table:table-cell office:value-type="float" office:value="13.08" calcext:value-type="float">
            <text:p>13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9-19" calcext:value-type="date">
            <text:p>1980-09-19</text:p>
          </table:table-cell>
          <table:table-cell office:value-type="float" office:value="13.25" calcext:value-type="float">
            <text:p>13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09-26" calcext:value-type="date">
            <text:p>1980-09-26</text:p>
          </table:table-cell>
          <table:table-cell office:value-type="float" office:value="13.43" calcext:value-type="float">
            <text:p>1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0-03" calcext:value-type="date">
            <text:p>1980-10-03</text:p>
          </table:table-cell>
          <table:table-cell office:value-type="float" office:value="13.6" calcext:value-type="float">
            <text:p>1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0-10" calcext:value-type="date">
            <text:p>1980-10-10</text:p>
          </table:table-cell>
          <table:table-cell office:value-type="float" office:value="13.73" calcext:value-type="float">
            <text:p>1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0-17" calcext:value-type="date">
            <text:p>1980-10-17</text:p>
          </table:table-cell>
          <table:table-cell office:value-type="float" office:value="13.78" calcext:value-type="float">
            <text:p>1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0-24" calcext:value-type="date">
            <text:p>1980-10-24</text:p>
          </table:table-cell>
          <table:table-cell office:value-type="float" office:value="13.85" calcext:value-type="float">
            <text:p>13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0-31" calcext:value-type="date">
            <text:p>1980-10-31</text:p>
          </table:table-cell>
          <table:table-cell office:value-type="float" office:value="14" calcext:value-type="float">
            <text:p>14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1-07" calcext:value-type="date">
            <text:p>1980-11-07</text:p>
          </table:table-cell>
          <table:table-cell office:value-type="float" office:value="14.08" calcext:value-type="float">
            <text:p>1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1-14" calcext:value-type="date">
            <text:p>1980-11-14</text:p>
          </table:table-cell>
          <table:table-cell office:value-type="float" office:value="14.18" calcext:value-type="float">
            <text:p>14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1-21" calcext:value-type="date">
            <text:p>1980-11-21</text:p>
          </table:table-cell>
          <table:table-cell office:value-type="float" office:value="14.28" calcext:value-type="float">
            <text:p>14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1-28" calcext:value-type="date">
            <text:p>1980-11-28</text:p>
          </table:table-cell>
          <table:table-cell office:value-type="float" office:value="14.28" calcext:value-type="float">
            <text:p>14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2-05" calcext:value-type="date">
            <text:p>1980-12-05</text:p>
          </table:table-cell>
          <table:table-cell office:value-type="float" office:value="14.43" calcext:value-type="float">
            <text:p>14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2-12" calcext:value-type="date">
            <text:p>1980-12-12</text:p>
          </table:table-cell>
          <table:table-cell office:value-type="float" office:value="14.83" calcext:value-type="float">
            <text:p>14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2-19" calcext:value-type="date">
            <text:p>1980-12-19</text:p>
          </table:table-cell>
          <table:table-cell office:value-type="float" office:value="14.95" calcext:value-type="float">
            <text:p>14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0-12-26" calcext:value-type="date">
            <text:p>1980-12-26</text:p>
          </table:table-cell>
          <table:table-cell office:value-type="float" office:value="14.95" calcext:value-type="float">
            <text:p>14.9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1-01-02" calcext:value-type="date">
            <text:p>1981-01-02</text:p>
          </table:table-cell>
          <table:table-cell office:value-type="float" office:value="14.95" calcext:value-type="float">
            <text:p>14.9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1-01-09" calcext:value-type="date">
            <text:p>1981-01-09</text:p>
          </table:table-cell>
          <table:table-cell office:value-type="float" office:value="14.8" calcext:value-type="float">
            <text:p>14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1-16" calcext:value-type="date">
            <text:p>1981-01-16</text:p>
          </table:table-cell>
          <table:table-cell office:value-type="float" office:value="14.85" calcext:value-type="float">
            <text:p>14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1-23" calcext:value-type="date">
            <text:p>1981-01-23</text:p>
          </table:table-cell>
          <table:table-cell office:value-type="float" office:value="14.85" calcext:value-type="float">
            <text:p>14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1-30" calcext:value-type="date">
            <text:p>1981-01-30</text:p>
          </table:table-cell>
          <table:table-cell office:value-type="float" office:value="15.07" calcext:value-type="float">
            <text:p>15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2-06" calcext:value-type="date">
            <text:p>1981-02-06</text:p>
          </table:table-cell>
          <table:table-cell office:value-type="float" office:value="15" calcext:value-type="float">
            <text:p>15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2-13" calcext:value-type="date">
            <text:p>1981-02-13</text:p>
          </table:table-cell>
          <table:table-cell office:value-type="float" office:value="15.03" calcext:value-type="float">
            <text:p>15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2-20" calcext:value-type="date">
            <text:p>1981-02-20</text:p>
          </table:table-cell>
          <table:table-cell office:value-type="float" office:value="15.2" calcext:value-type="float">
            <text:p>15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2-27" calcext:value-type="date">
            <text:p>1981-02-27</text:p>
          </table:table-cell>
          <table:table-cell office:value-type="float" office:value="15.3" calcext:value-type="float">
            <text:p>15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3-06" calcext:value-type="date">
            <text:p>1981-03-06</text:p>
          </table:table-cell>
          <table:table-cell office:value-type="float" office:value="15.4" calcext:value-type="float">
            <text:p>1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3-13" calcext:value-type="date">
            <text:p>1981-03-13</text:p>
          </table:table-cell>
          <table:table-cell office:value-type="float" office:value="15.4" calcext:value-type="float">
            <text:p>1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3-20" calcext:value-type="date">
            <text:p>1981-03-20</text:p>
          </table:table-cell>
          <table:table-cell office:value-type="float" office:value="15.4" calcext:value-type="float">
            <text:p>1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3-27" calcext:value-type="date">
            <text:p>1981-03-27</text:p>
          </table:table-cell>
          <table:table-cell office:value-type="float" office:value="15.4" calcext:value-type="float">
            <text:p>1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4-03" calcext:value-type="date">
            <text:p>1981-04-03</text:p>
          </table:table-cell>
          <table:table-cell office:value-type="float" office:value="15.4" calcext:value-type="float">
            <text:p>1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4-10" calcext:value-type="date">
            <text:p>1981-04-10</text:p>
          </table:table-cell>
          <table:table-cell office:value-type="float" office:value="15.5" calcext:value-type="float">
            <text:p>15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4-17" calcext:value-type="date">
            <text:p>1981-04-17</text:p>
          </table:table-cell>
          <table:table-cell office:value-type="float" office:value="15.65" calcext:value-type="float">
            <text:p>15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4-24" calcext:value-type="date">
            <text:p>1981-04-24</text:p>
          </table:table-cell>
          <table:table-cell office:value-type="float" office:value="15.77" calcext:value-type="float">
            <text:p>1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5-01" calcext:value-type="date">
            <text:p>1981-05-01</text:p>
          </table:table-cell>
          <table:table-cell office:value-type="float" office:value="15.82" calcext:value-type="float">
            <text:p>15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5-08" calcext:value-type="date">
            <text:p>1981-05-08</text:p>
          </table:table-cell>
          <table:table-cell office:value-type="float" office:value="16.12" calcext:value-type="float">
            <text:p>16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5-15" calcext:value-type="date">
            <text:p>1981-05-15</text:p>
          </table:table-cell>
          <table:table-cell office:value-type="float" office:value="16.64" calcext:value-type="float">
            <text:p>1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5-22" calcext:value-type="date">
            <text:p>1981-05-22</text:p>
          </table:table-cell>
          <table:table-cell office:value-type="float" office:value="16.63" calcext:value-type="float">
            <text:p>1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5-29" calcext:value-type="date">
            <text:p>1981-05-29</text:p>
          </table:table-cell>
          <table:table-cell office:value-type="float" office:value="16.8" calcext:value-type="float">
            <text:p>16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6-05" calcext:value-type="date">
            <text:p>1981-06-05</text:p>
          </table:table-cell>
          <table:table-cell office:value-type="float" office:value="16.76" calcext:value-type="float">
            <text:p>16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6-12" calcext:value-type="date">
            <text:p>1981-06-12</text:p>
          </table:table-cell>
          <table:table-cell office:value-type="float" office:value="16.69" calcext:value-type="float">
            <text:p>1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6-19" calcext:value-type="date">
            <text:p>1981-06-19</text:p>
          </table:table-cell>
          <table:table-cell office:value-type="float" office:value="16.71" calcext:value-type="float">
            <text:p>1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6-26" calcext:value-type="date">
            <text:p>1981-06-26</text:p>
          </table:table-cell>
          <table:table-cell office:value-type="float" office:value="16.62" calcext:value-type="float">
            <text:p>16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7-03" calcext:value-type="date">
            <text:p>1981-07-03</text:p>
          </table:table-cell>
          <table:table-cell office:value-type="float" office:value="16.64" calcext:value-type="float">
            <text:p>1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7-10" calcext:value-type="date">
            <text:p>1981-07-10</text:p>
          </table:table-cell>
          <table:table-cell office:value-type="float" office:value="16.79" calcext:value-type="float">
            <text:p>1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7-17" calcext:value-type="date">
            <text:p>1981-07-17</text:p>
          </table:table-cell>
          <table:table-cell office:value-type="float" office:value="16.74" calcext:value-type="float">
            <text:p>16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7-24" calcext:value-type="date">
            <text:p>1981-07-24</text:p>
          </table:table-cell>
          <table:table-cell office:value-type="float" office:value="16.88" calcext:value-type="float">
            <text:p>1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7-31" calcext:value-type="date">
            <text:p>1981-07-31</text:p>
          </table:table-cell>
          <table:table-cell office:value-type="float" office:value="17.11" calcext:value-type="float">
            <text:p>17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8-07" calcext:value-type="date">
            <text:p>1981-08-07</text:p>
          </table:table-cell>
          <table:table-cell office:value-type="float" office:value="17.13" calcext:value-type="float">
            <text:p>17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8-14" calcext:value-type="date">
            <text:p>1981-08-14</text:p>
          </table:table-cell>
          <table:table-cell office:value-type="float" office:value="17.27" calcext:value-type="float">
            <text:p>17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8-21" calcext:value-type="date">
            <text:p>1981-08-21</text:p>
          </table:table-cell>
          <table:table-cell office:value-type="float" office:value="17.26" calcext:value-type="float">
            <text:p>17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8-28" calcext:value-type="date">
            <text:p>1981-08-28</text:p>
          </table:table-cell>
          <table:table-cell office:value-type="float" office:value="17.48" calcext:value-type="float">
            <text:p>17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9-04" calcext:value-type="date">
            <text:p>1981-09-04</text:p>
          </table:table-cell>
          <table:table-cell office:value-type="float" office:value="17.79" calcext:value-type="float">
            <text:p>17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9-11" calcext:value-type="date">
            <text:p>1981-09-11</text:p>
          </table:table-cell>
          <table:table-cell office:value-type="float" office:value="18.22" calcext:value-type="float">
            <text:p>18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9-18" calcext:value-type="date">
            <text:p>1981-09-18</text:p>
          </table:table-cell>
          <table:table-cell office:value-type="float" office:value="18.27" calcext:value-type="float">
            <text:p>18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09-25" calcext:value-type="date">
            <text:p>1981-09-25</text:p>
          </table:table-cell>
          <table:table-cell office:value-type="float" office:value="18.36" calcext:value-type="float">
            <text:p>18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0-02" calcext:value-type="date">
            <text:p>1981-10-02</text:p>
          </table:table-cell>
          <table:table-cell office:value-type="float" office:value="18.28" calcext:value-type="float">
            <text:p>18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0-09" calcext:value-type="date">
            <text:p>1981-10-09</text:p>
          </table:table-cell>
          <table:table-cell office:value-type="float" office:value="18.63" calcext:value-type="float">
            <text:p>18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0-16" calcext:value-type="date">
            <text:p>1981-10-16</text:p>
          </table:table-cell>
          <table:table-cell office:value-type="float" office:value="18.53" calcext:value-type="float">
            <text:p>1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0-21" calcext:value-type="date">
            <text:p>1981-10-21</text:p>
          </table:table-cell>
          <table:table-cell office:value-type="float" office:value="18.39" calcext:value-type="float">
            <text:p>18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0-30" calcext:value-type="date">
            <text:p>1981-10-30</text:p>
          </table:table-cell>
          <table:table-cell office:value-type="float" office:value="18.44" calcext:value-type="float">
            <text:p>18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1-06" calcext:value-type="date">
            <text:p>1981-11-06</text:p>
          </table:table-cell>
          <table:table-cell office:value-type="float" office:value="18.37" calcext:value-type="float">
            <text:p>18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1-13" calcext:value-type="date">
            <text:p>1981-11-13</text:p>
          </table:table-cell>
          <table:table-cell office:value-type="float" office:value="18.02" calcext:value-type="float">
            <text:p>18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1-20" calcext:value-type="date">
            <text:p>1981-11-20</text:p>
          </table:table-cell>
          <table:table-cell office:value-type="float" office:value="17.7" calcext:value-type="float">
            <text:p>17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1-27" calcext:value-type="date">
            <text:p>1981-11-27</text:p>
          </table:table-cell>
          <table:table-cell office:value-type="float" office:value="17.21" calcext:value-type="float">
            <text:p>17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2-04" calcext:value-type="date">
            <text:p>1981-12-04</text:p>
          </table:table-cell>
          <table:table-cell office:value-type="float" office:value="16.9" calcext:value-type="float">
            <text:p>16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2-11" calcext:value-type="date">
            <text:p>1981-12-11</text:p>
          </table:table-cell>
          <table:table-cell office:value-type="float" office:value="16.94" calcext:value-type="float">
            <text:p>1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2-18" calcext:value-type="date">
            <text:p>1981-12-18</text:p>
          </table:table-cell>
          <table:table-cell office:value-type="float" office:value="16.9" calcext:value-type="float">
            <text:p>16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2-25" calcext:value-type="date">
            <text:p>1981-12-25</text:p>
          </table:table-cell>
          <table:table-cell office:value-type="float" office:value="16.95" calcext:value-type="float">
            <text:p>1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1-12-31" calcext:value-type="date">
            <text:p>1981-12-31</text:p>
          </table:table-cell>
          <table:table-cell office:value-type="float" office:value="17.04" calcext:value-type="float">
            <text:p>17.04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2-01-08" calcext:value-type="date">
            <text:p>1982-01-08</text:p>
          </table:table-cell>
          <table:table-cell office:value-type="float" office:value="17.3" calcext:value-type="float">
            <text:p>17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1-15" calcext:value-type="date">
            <text:p>1982-01-15</text:p>
          </table:table-cell>
          <table:table-cell office:value-type="float" office:value="17.44" calcext:value-type="float">
            <text:p>17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1-22" calcext:value-type="date">
            <text:p>1982-01-22</text:p>
          </table:table-cell>
          <table:table-cell office:value-type="float" office:value="17.61" calcext:value-type="float">
            <text:p>17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1-29" calcext:value-type="date">
            <text:p>1982-01-29</text:p>
          </table:table-cell>
          <table:table-cell office:value-type="float" office:value="17.59" calcext:value-type="float">
            <text:p>17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2-05" calcext:value-type="date">
            <text:p>1982-02-05</text:p>
          </table:table-cell>
          <table:table-cell office:value-type="float" office:value="17.56" calcext:value-type="float">
            <text:p>17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2-12" calcext:value-type="date">
            <text:p>1982-02-12</text:p>
          </table:table-cell>
          <table:table-cell office:value-type="float" office:value="17.65" calcext:value-type="float">
            <text:p>1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2-19" calcext:value-type="date">
            <text:p>1982-02-19</text:p>
          </table:table-cell>
          <table:table-cell office:value-type="float" office:value="17.66" calcext:value-type="float">
            <text:p>17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2-26" calcext:value-type="date">
            <text:p>1982-02-26</text:p>
          </table:table-cell>
          <table:table-cell office:value-type="float" office:value="17.52" calcext:value-type="float">
            <text:p>17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3-05" calcext:value-type="date">
            <text:p>1982-03-05</text:p>
          </table:table-cell>
          <table:table-cell office:value-type="float" office:value="17.29" calcext:value-type="float">
            <text:p>17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3-12" calcext:value-type="date">
            <text:p>1982-03-12</text:p>
          </table:table-cell>
          <table:table-cell office:value-type="float" office:value="17.19" calcext:value-type="float">
            <text:p>17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3-19" calcext:value-type="date">
            <text:p>1982-03-19</text:p>
          </table:table-cell>
          <table:table-cell office:value-type="float" office:value="17.12" calcext:value-type="float">
            <text:p>17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3-26" calcext:value-type="date">
            <text:p>1982-03-26</text:p>
          </table:table-cell>
          <table:table-cell office:value-type="float" office:value="17.04" calcext:value-type="float">
            <text:p>17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4-02" calcext:value-type="date">
            <text:p>1982-04-02</text:p>
          </table:table-cell>
          <table:table-cell office:value-type="float" office:value="16.95" calcext:value-type="float">
            <text:p>1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4-09" calcext:value-type="date">
            <text:p>1982-04-09</text:p>
          </table:table-cell>
          <table:table-cell office:value-type="float" office:value="16.91" calcext:value-type="float">
            <text:p>16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4-16" calcext:value-type="date">
            <text:p>1982-04-16</text:p>
          </table:table-cell>
          <table:table-cell office:value-type="float" office:value="16.93" calcext:value-type="float">
            <text:p>16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4-23" calcext:value-type="date">
            <text:p>1982-04-23</text:p>
          </table:table-cell>
          <table:table-cell office:value-type="float" office:value="16.86" calcext:value-type="float">
            <text:p>1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4-30" calcext:value-type="date">
            <text:p>1982-04-30</text:p>
          </table:table-cell>
          <table:table-cell office:value-type="float" office:value="16.81" calcext:value-type="float">
            <text:p>1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5-07" calcext:value-type="date">
            <text:p>1982-05-07</text:p>
          </table:table-cell>
          <table:table-cell office:value-type="float" office:value="16.78" calcext:value-type="float">
            <text:p>1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5-14" calcext:value-type="date">
            <text:p>1982-05-14</text:p>
          </table:table-cell>
          <table:table-cell office:value-type="float" office:value="16.63" calcext:value-type="float">
            <text:p>1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5-21" calcext:value-type="date">
            <text:p>1982-05-21</text:p>
          </table:table-cell>
          <table:table-cell office:value-type="float" office:value="16.67" calcext:value-type="float">
            <text:p>1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5-28" calcext:value-type="date">
            <text:p>1982-05-28</text:p>
          </table:table-cell>
          <table:table-cell office:value-type="float" office:value="16.63" calcext:value-type="float">
            <text:p>1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6-04" calcext:value-type="date">
            <text:p>1982-06-04</text:p>
          </table:table-cell>
          <table:table-cell office:value-type="float" office:value="16.65" calcext:value-type="float">
            <text:p>16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6-11" calcext:value-type="date">
            <text:p>1982-06-11</text:p>
          </table:table-cell>
          <table:table-cell office:value-type="float" office:value="16.7" calcext:value-type="float">
            <text:p>16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6-18" calcext:value-type="date">
            <text:p>1982-06-18</text:p>
          </table:table-cell>
          <table:table-cell office:value-type="float" office:value="16.71" calcext:value-type="float">
            <text:p>1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6-25" calcext:value-type="date">
            <text:p>1982-06-25</text:p>
          </table:table-cell>
          <table:table-cell office:value-type="float" office:value="16.73" calcext:value-type="float">
            <text:p>16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7-02" calcext:value-type="date">
            <text:p>1982-07-02</text:p>
          </table:table-cell>
          <table:table-cell office:value-type="float" office:value="16.87" calcext:value-type="float">
            <text:p>1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7-09" calcext:value-type="date">
            <text:p>1982-07-09</text:p>
          </table:table-cell>
          <table:table-cell office:value-type="float" office:value="16.93" calcext:value-type="float">
            <text:p>16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7-16" calcext:value-type="date">
            <text:p>1982-07-16</text:p>
          </table:table-cell>
          <table:table-cell office:value-type="float" office:value="16.88" calcext:value-type="float">
            <text:p>1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7-23" calcext:value-type="date">
            <text:p>1982-07-23</text:p>
          </table:table-cell>
          <table:table-cell office:value-type="float" office:value="16.75" calcext:value-type="float">
            <text:p>16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7-30" calcext:value-type="date">
            <text:p>1982-07-30</text:p>
          </table:table-cell>
          <table:table-cell office:value-type="float" office:value="16.65" calcext:value-type="float">
            <text:p>16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8-06" calcext:value-type="date">
            <text:p>1982-08-06</text:p>
          </table:table-cell>
          <table:table-cell office:value-type="float" office:value="16.55" calcext:value-type="float">
            <text:p>16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8-13" calcext:value-type="date">
            <text:p>1982-08-13</text:p>
          </table:table-cell>
          <table:table-cell office:value-type="float" office:value="16.44" calcext:value-type="float">
            <text:p>16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8-20" calcext:value-type="date">
            <text:p>1982-08-20</text:p>
          </table:table-cell>
          <table:table-cell office:value-type="float" office:value="16.21" calcext:value-type="float">
            <text:p>16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8-27" calcext:value-type="date">
            <text:p>1982-08-27</text:p>
          </table:table-cell>
          <table:table-cell office:value-type="float" office:value="15.88" calcext:value-type="float">
            <text:p>15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9-03" calcext:value-type="date">
            <text:p>1982-09-03</text:p>
          </table:table-cell>
          <table:table-cell office:value-type="float" office:value="15.59" calcext:value-type="float">
            <text:p>15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9-10" calcext:value-type="date">
            <text:p>1982-09-10</text:p>
          </table:table-cell>
          <table:table-cell office:value-type="float" office:value="15.56" calcext:value-type="float">
            <text:p>15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9-17" calcext:value-type="date">
            <text:p>1982-09-17</text:p>
          </table:table-cell>
          <table:table-cell office:value-type="float" office:value="15.38" calcext:value-type="float">
            <text:p>15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09-24" calcext:value-type="date">
            <text:p>1982-09-24</text:p>
          </table:table-cell>
          <table:table-cell office:value-type="float" office:value="15.19" calcext:value-type="float">
            <text:p>15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0-01" calcext:value-type="date">
            <text:p>1982-10-01</text:p>
          </table:table-cell>
          <table:table-cell office:value-type="float" office:value="15.13" calcext:value-type="float">
            <text:p>15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0-08" calcext:value-type="date">
            <text:p>1982-10-08</text:p>
          </table:table-cell>
          <table:table-cell office:value-type="float" office:value="14.96" calcext:value-type="float">
            <text:p>14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0-15" calcext:value-type="date">
            <text:p>1982-10-15</text:p>
          </table:table-cell>
          <table:table-cell office:value-type="float" office:value="14.6" calcext:value-type="float">
            <text:p>14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0-22" calcext:value-type="date">
            <text:p>1982-10-22</text:p>
          </table:table-cell>
          <table:table-cell office:value-type="float" office:value="14.2" calcext:value-type="float">
            <text:p>14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0-29" calcext:value-type="date">
            <text:p>1982-10-29</text:p>
          </table:table-cell>
          <table:table-cell office:value-type="float" office:value="14.15" calcext:value-type="float">
            <text:p>14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1-05" calcext:value-type="date">
            <text:p>1982-11-05</text:p>
          </table:table-cell>
          <table:table-cell office:value-type="float" office:value="13.91" calcext:value-type="float">
            <text:p>1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1-12" calcext:value-type="date">
            <text:p>1982-11-12</text:p>
          </table:table-cell>
          <table:table-cell office:value-type="float" office:value="13.84" calcext:value-type="float">
            <text:p>13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1-19" calcext:value-type="date">
            <text:p>1982-11-19</text:p>
          </table:table-cell>
          <table:table-cell office:value-type="float" office:value="13.78" calcext:value-type="float">
            <text:p>1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1-26" calcext:value-type="date">
            <text:p>1982-11-26</text:p>
          </table:table-cell>
          <table:table-cell office:value-type="float" office:value="13.77" calcext:value-type="float">
            <text:p>13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2-03" calcext:value-type="date">
            <text:p>1982-12-03</text:p>
          </table:table-cell>
          <table:table-cell office:value-type="float" office:value="13.66" calcext:value-type="float">
            <text:p>1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2-10" calcext:value-type="date">
            <text:p>1982-12-10</text:p>
          </table:table-cell>
          <table:table-cell office:value-type="float" office:value="13.66" calcext:value-type="float">
            <text:p>1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2-17" calcext:value-type="date">
            <text:p>1982-12-17</text:p>
          </table:table-cell>
          <table:table-cell office:value-type="float" office:value="13.63" calcext:value-type="float">
            <text:p>13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2-24" calcext:value-type="date">
            <text:p>1982-12-24</text:p>
          </table:table-cell>
          <table:table-cell office:value-type="float" office:value="13.6" calcext:value-type="float">
            <text:p>1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2-12-31" calcext:value-type="date">
            <text:p>1982-12-31</text:p>
          </table:table-cell>
          <table:table-cell office:value-type="float" office:value="13.57" calcext:value-type="float">
            <text:p>13.57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3-01-07" calcext:value-type="date">
            <text:p>1983-01-07</text:p>
          </table:table-cell>
          <table:table-cell office:value-type="float" office:value="13.46" calcext:value-type="float">
            <text:p>13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1-14" calcext:value-type="date">
            <text:p>1983-01-14</text:p>
          </table:table-cell>
          <table:table-cell office:value-type="float" office:value="13.31" calcext:value-type="float">
            <text:p>13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1-21" calcext:value-type="date">
            <text:p>1983-01-21</text:p>
          </table:table-cell>
          <table:table-cell office:value-type="float" office:value="13.12" calcext:value-type="float">
            <text:p>13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1-28" calcext:value-type="date">
            <text:p>1983-01-28</text:p>
          </table:table-cell>
          <table:table-cell office:value-type="float" office:value="13.1" calcext:value-type="float">
            <text:p>13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2-04" calcext:value-type="date">
            <text:p>1983-02-04</text:p>
          </table:table-cell>
          <table:table-cell office:value-type="float" office:value="13.06" calcext:value-type="float">
            <text:p>13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2-11" calcext:value-type="date">
            <text:p>1983-02-11</text:p>
          </table:table-cell>
          <table:table-cell office:value-type="float" office:value="13.06" calcext:value-type="float">
            <text:p>13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2-18" calcext:value-type="date">
            <text:p>1983-02-18</text:p>
          </table:table-cell>
          <table:table-cell office:value-type="float" office:value="13.07" calcext:value-type="float">
            <text:p>13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2-25" calcext:value-type="date">
            <text:p>1983-02-25</text:p>
          </table:table-cell>
          <table:table-cell office:value-type="float" office:value="12.98" calcext:value-type="float">
            <text:p>12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3-04" calcext:value-type="date">
            <text:p>1983-03-04</text:p>
          </table:table-cell>
          <table:table-cell office:value-type="float" office:value="12.74" calcext:value-type="float">
            <text:p>12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3-11" calcext:value-type="date">
            <text:p>1983-03-11</text:p>
          </table:table-cell>
          <table:table-cell office:value-type="float" office:value="12.79" calcext:value-type="float">
            <text:p>12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3-18" calcext:value-type="date">
            <text:p>1983-03-18</text:p>
          </table:table-cell>
          <table:table-cell office:value-type="float" office:value="12.81" calcext:value-type="float">
            <text:p>12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3-25" calcext:value-type="date">
            <text:p>1983-03-25</text:p>
          </table:table-cell>
          <table:table-cell office:value-type="float" office:value="12.86" calcext:value-type="float">
            <text:p>12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4-01" calcext:value-type="date">
            <text:p>1983-04-01</text:p>
          </table:table-cell>
          <table:table-cell office:value-type="float" office:value="12.82" calcext:value-type="float">
            <text:p>12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4-08" calcext:value-type="date">
            <text:p>1983-04-08</text:p>
          </table:table-cell>
          <table:table-cell office:value-type="float" office:value="12.82" calcext:value-type="float">
            <text:p>12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4-15" calcext:value-type="date">
            <text:p>1983-04-15</text:p>
          </table:table-cell>
          <table:table-cell office:value-type="float" office:value="12.79" calcext:value-type="float">
            <text:p>12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4-22" calcext:value-type="date">
            <text:p>1983-04-22</text:p>
          </table:table-cell>
          <table:table-cell office:value-type="float" office:value="12.75" calcext:value-type="float">
            <text:p>12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4-29" calcext:value-type="date">
            <text:p>1983-04-29</text:p>
          </table:table-cell>
          <table:table-cell office:value-type="float" office:value="12.73" calcext:value-type="float">
            <text:p>12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5-06" calcext:value-type="date">
            <text:p>1983-05-06</text:p>
          </table:table-cell>
          <table:table-cell office:value-type="float" office:value="12.71" calcext:value-type="float">
            <text:p>12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5-13" calcext:value-type="date">
            <text:p>1983-05-13</text:p>
          </table:table-cell>
          <table:table-cell office:value-type="float" office:value="12.59" calcext:value-type="float">
            <text:p>12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5-20" calcext:value-type="date">
            <text:p>1983-05-20</text:p>
          </table:table-cell>
          <table:table-cell office:value-type="float" office:value="12.55" calcext:value-type="float">
            <text:p>12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5-27" calcext:value-type="date">
            <text:p>1983-05-27</text:p>
          </table:table-cell>
          <table:table-cell office:value-type="float" office:value="12.68" calcext:value-type="float">
            <text:p>12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6-03" calcext:value-type="date">
            <text:p>1983-06-03</text:p>
          </table:table-cell>
          <table:table-cell office:value-type="float" office:value="12.74" calcext:value-type="float">
            <text:p>12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6-10" calcext:value-type="date">
            <text:p>1983-06-10</text:p>
          </table:table-cell>
          <table:table-cell office:value-type="float" office:value="12.82" calcext:value-type="float">
            <text:p>12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6-17" calcext:value-type="date">
            <text:p>1983-06-17</text:p>
          </table:table-cell>
          <table:table-cell office:value-type="float" office:value="12.96" calcext:value-type="float">
            <text:p>12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6-24" calcext:value-type="date">
            <text:p>1983-06-24</text:p>
          </table:table-cell>
          <table:table-cell office:value-type="float" office:value="12.96" calcext:value-type="float">
            <text:p>12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7-01" calcext:value-type="date">
            <text:p>1983-07-01</text:p>
          </table:table-cell>
          <table:table-cell office:value-type="float" office:value="13.08" calcext:value-type="float">
            <text:p>13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7-08" calcext:value-type="date">
            <text:p>1983-07-08</text:p>
          </table:table-cell>
          <table:table-cell office:value-type="float" office:value="13.3" calcext:value-type="float">
            <text:p>13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7-15" calcext:value-type="date">
            <text:p>1983-07-15</text:p>
          </table:table-cell>
          <table:table-cell office:value-type="float" office:value="13.5" calcext:value-type="float">
            <text:p>13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7-22" calcext:value-type="date">
            <text:p>1983-07-22</text:p>
          </table:table-cell>
          <table:table-cell office:value-type="float" office:value="13.58" calcext:value-type="float">
            <text:p>13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7-29" calcext:value-type="date">
            <text:p>1983-07-29</text:p>
          </table:table-cell>
          <table:table-cell office:value-type="float" office:value="13.65" calcext:value-type="float">
            <text:p>1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8-05" calcext:value-type="date">
            <text:p>1983-08-05</text:p>
          </table:table-cell>
          <table:table-cell office:value-type="float" office:value="13.73" calcext:value-type="float">
            <text:p>1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8-12" calcext:value-type="date">
            <text:p>1983-08-12</text:p>
          </table:table-cell>
          <table:table-cell office:value-type="float" office:value="13.84" calcext:value-type="float">
            <text:p>13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8-19" calcext:value-type="date">
            <text:p>1983-08-19</text:p>
          </table:table-cell>
          <table:table-cell office:value-type="float" office:value="13.89" calcext:value-type="float">
            <text:p>1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8-26" calcext:value-type="date">
            <text:p>1983-08-26</text:p>
          </table:table-cell>
          <table:table-cell office:value-type="float" office:value="13.78" calcext:value-type="float">
            <text:p>1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9-02" calcext:value-type="date">
            <text:p>1983-09-02</text:p>
          </table:table-cell>
          <table:table-cell office:value-type="float" office:value="13.77" calcext:value-type="float">
            <text:p>13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9-09" calcext:value-type="date">
            <text:p>1983-09-09</text:p>
          </table:table-cell>
          <table:table-cell office:value-type="float" office:value="13.77" calcext:value-type="float">
            <text:p>13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9-16" calcext:value-type="date">
            <text:p>1983-09-16</text:p>
          </table:table-cell>
          <table:table-cell office:value-type="float" office:value="13.72" calcext:value-type="float">
            <text:p>13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9-23" calcext:value-type="date">
            <text:p>1983-09-23</text:p>
          </table:table-cell>
          <table:table-cell office:value-type="float" office:value="13.72" calcext:value-type="float">
            <text:p>13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09-30" calcext:value-type="date">
            <text:p>1983-09-30</text:p>
          </table:table-cell>
          <table:table-cell office:value-type="float" office:value="13.65" calcext:value-type="float">
            <text:p>1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0-07" calcext:value-type="date">
            <text:p>1983-10-07</text:p>
          </table:table-cell>
          <table:table-cell office:value-type="float" office:value="13.59" calcext:value-type="float">
            <text:p>1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0-14" calcext:value-type="date">
            <text:p>1983-10-14</text:p>
          </table:table-cell>
          <table:table-cell office:value-type="float" office:value="13.6" calcext:value-type="float">
            <text:p>1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0-21" calcext:value-type="date">
            <text:p>1983-10-21</text:p>
          </table:table-cell>
          <table:table-cell office:value-type="float" office:value="13.52" calcext:value-type="float">
            <text:p>13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0-28" calcext:value-type="date">
            <text:p>1983-10-28</text:p>
          </table:table-cell>
          <table:table-cell office:value-type="float" office:value="13.43" calcext:value-type="float">
            <text:p>1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1-04" calcext:value-type="date">
            <text:p>1983-11-04</text:p>
          </table:table-cell>
          <table:table-cell office:value-type="float" office:value="13.42" calcext:value-type="float">
            <text:p>1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1-11" calcext:value-type="date">
            <text:p>1983-11-11</text:p>
          </table:table-cell>
          <table:table-cell office:value-type="float" office:value="13.47" calcext:value-type="float">
            <text:p>13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1-18" calcext:value-type="date">
            <text:p>1983-11-18</text:p>
          </table:table-cell>
          <table:table-cell office:value-type="float" office:value="13.42" calcext:value-type="float">
            <text:p>1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1-25" calcext:value-type="date">
            <text:p>1983-11-25</text:p>
          </table:table-cell>
          <table:table-cell office:value-type="float" office:value="13.43" calcext:value-type="float">
            <text:p>1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2-02" calcext:value-type="date">
            <text:p>1983-12-02</text:p>
          </table:table-cell>
          <table:table-cell office:value-type="float" office:value="13.41" calcext:value-type="float">
            <text:p>13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2-09" calcext:value-type="date">
            <text:p>1983-12-09</text:p>
          </table:table-cell>
          <table:table-cell office:value-type="float" office:value="13.38" calcext:value-type="float">
            <text:p>13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2-16" calcext:value-type="date">
            <text:p>1983-12-16</text:p>
          </table:table-cell>
          <table:table-cell office:value-type="float" office:value="13.42" calcext:value-type="float">
            <text:p>1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2-23" calcext:value-type="date">
            <text:p>1983-12-23</text:p>
          </table:table-cell>
          <table:table-cell office:value-type="float" office:value="13.46" calcext:value-type="float">
            <text:p>13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3-12-30" calcext:value-type="date">
            <text:p>1983-12-30</text:p>
          </table:table-cell>
          <table:table-cell office:value-type="float" office:value="13.43" calcext:value-type="float">
            <text:p>13.4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4-01-06" calcext:value-type="date">
            <text:p>1984-01-06</text:p>
          </table:table-cell>
          <table:table-cell office:value-type="float" office:value="13.43" calcext:value-type="float">
            <text:p>1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1-13" calcext:value-type="date">
            <text:p>1984-01-13</text:p>
          </table:table-cell>
          <table:table-cell office:value-type="float" office:value="13.4" calcext:value-type="float">
            <text:p>13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1-20" calcext:value-type="date">
            <text:p>1984-01-20</text:p>
          </table:table-cell>
          <table:table-cell office:value-type="float" office:value="13.35" calcext:value-type="float">
            <text:p>13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1-27" calcext:value-type="date">
            <text:p>1984-01-27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2-03" calcext:value-type="date">
            <text:p>1984-02-03</text:p>
          </table:table-cell>
          <table:table-cell office:value-type="float" office:value="13.26" calcext:value-type="float">
            <text:p>13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2-10" calcext:value-type="date">
            <text:p>1984-02-10</text:p>
          </table:table-cell>
          <table:table-cell office:value-type="float" office:value="13.23" calcext:value-type="float">
            <text:p>13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2-17" calcext:value-type="date">
            <text:p>1984-02-17</text:p>
          </table:table-cell>
          <table:table-cell office:value-type="float" office:value="13.19" calcext:value-type="float">
            <text:p>13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2-24" calcext:value-type="date">
            <text:p>1984-02-24</text:p>
          </table:table-cell>
          <table:table-cell office:value-type="float" office:value="13.25" calcext:value-type="float">
            <text:p>13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3-02" calcext:value-type="date">
            <text:p>1984-03-02</text:p>
          </table:table-cell>
          <table:table-cell office:value-type="float" office:value="13.23" calcext:value-type="float">
            <text:p>13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3-09" calcext:value-type="date">
            <text:p>1984-03-09</text:p>
          </table:table-cell>
          <table:table-cell office:value-type="float" office:value="13.3" calcext:value-type="float">
            <text:p>13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3-16" calcext:value-type="date">
            <text:p>1984-03-16</text:p>
          </table:table-cell>
          <table:table-cell office:value-type="float" office:value="13.37" calcext:value-type="float">
            <text:p>13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3-23" calcext:value-type="date">
            <text:p>1984-03-23</text:p>
          </table:table-cell>
          <table:table-cell office:value-type="float" office:value="13.48" calcext:value-type="float">
            <text:p>13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3-30" calcext:value-type="date">
            <text:p>1984-03-30</text:p>
          </table:table-cell>
          <table:table-cell office:value-type="float" office:value="13.55" calcext:value-type="float">
            <text:p>1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4-06" calcext:value-type="date">
            <text:p>1984-04-06</text:p>
          </table:table-cell>
          <table:table-cell office:value-type="float" office:value="13.63" calcext:value-type="float">
            <text:p>13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4-13" calcext:value-type="date">
            <text:p>1984-04-13</text:p>
          </table:table-cell>
          <table:table-cell office:value-type="float" office:value="13.58" calcext:value-type="float">
            <text:p>13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4-20" calcext:value-type="date">
            <text:p>1984-04-20</text:p>
          </table:table-cell>
          <table:table-cell office:value-type="float" office:value="13.67" calcext:value-type="float">
            <text:p>13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4-27" calcext:value-type="date">
            <text:p>1984-04-27</text:p>
          </table:table-cell>
          <table:table-cell office:value-type="float" office:value="13.73" calcext:value-type="float">
            <text:p>1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5-04" calcext:value-type="date">
            <text:p>1984-05-04</text:p>
          </table:table-cell>
          <table:table-cell office:value-type="float" office:value="13.78" calcext:value-type="float">
            <text:p>1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5-11" calcext:value-type="date">
            <text:p>1984-05-11</text:p>
          </table:table-cell>
          <table:table-cell office:value-type="float" office:value="13.87" calcext:value-type="float">
            <text:p>1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5-18" calcext:value-type="date">
            <text:p>1984-05-18</text:p>
          </table:table-cell>
          <table:table-cell office:value-type="float" office:value="14.04" calcext:value-type="float">
            <text:p>14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5-25" calcext:value-type="date">
            <text:p>1984-05-25</text:p>
          </table:table-cell>
          <table:table-cell office:value-type="float" office:value="14.08" calcext:value-type="float">
            <text:p>1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6-01" calcext:value-type="date">
            <text:p>1984-06-01</text:p>
          </table:table-cell>
          <table:table-cell office:value-type="float" office:value="14.29" calcext:value-type="float">
            <text:p>14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6-08" calcext:value-type="date">
            <text:p>1984-06-08</text:p>
          </table:table-cell>
          <table:table-cell office:value-type="float" office:value="14.33" calcext:value-type="float">
            <text:p>14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6-15" calcext:value-type="date">
            <text:p>1984-06-15</text:p>
          </table:table-cell>
          <table:table-cell office:value-type="float" office:value="14.47" calcext:value-type="float">
            <text:p>14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6-22" calcext:value-type="date">
            <text:p>1984-06-22</text:p>
          </table:table-cell>
          <table:table-cell office:value-type="float" office:value="14.49" calcext:value-type="float">
            <text:p>14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6-29" calcext:value-type="date">
            <text:p>1984-06-29</text:p>
          </table:table-cell>
          <table:table-cell office:value-type="float" office:value="14.5" calcext:value-type="float">
            <text:p>14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7-06" calcext:value-type="date">
            <text:p>1984-07-06</text:p>
          </table:table-cell>
          <table:table-cell office:value-type="float" office:value="14.66" calcext:value-type="float">
            <text:p>14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7-13" calcext:value-type="date">
            <text:p>1984-07-13</text:p>
          </table:table-cell>
          <table:table-cell office:value-type="float" office:value="14.68" calcext:value-type="float">
            <text:p>14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7-20" calcext:value-type="date">
            <text:p>1984-07-20</text:p>
          </table:table-cell>
          <table:table-cell office:value-type="float" office:value="14.66" calcext:value-type="float">
            <text:p>14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7-27" calcext:value-type="date">
            <text:p>1984-07-27</text:p>
          </table:table-cell>
          <table:table-cell office:value-type="float" office:value="14.67" calcext:value-type="float">
            <text:p>14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8-03" calcext:value-type="date">
            <text:p>1984-08-03</text:p>
          </table:table-cell>
          <table:table-cell office:value-type="float" office:value="14.68" calcext:value-type="float">
            <text:p>14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8-10" calcext:value-type="date">
            <text:p>1984-08-10</text:p>
          </table:table-cell>
          <table:table-cell office:value-type="float" office:value="14.54" calcext:value-type="float">
            <text:p>14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8-17" calcext:value-type="date">
            <text:p>1984-08-17</text:p>
          </table:table-cell>
          <table:table-cell office:value-type="float" office:value="14.39" calcext:value-type="float">
            <text:p>14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8-24" calcext:value-type="date">
            <text:p>1984-08-24</text:p>
          </table:table-cell>
          <table:table-cell office:value-type="float" office:value="14.36" calcext:value-type="float">
            <text:p>14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8-31" calcext:value-type="date">
            <text:p>1984-08-31</text:p>
          </table:table-cell>
          <table:table-cell office:value-type="float" office:value="14.38" calcext:value-type="float">
            <text:p>14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9-07" calcext:value-type="date">
            <text:p>1984-09-07</text:p>
          </table:table-cell>
          <table:table-cell office:value-type="float" office:value="14.42" calcext:value-type="float">
            <text:p>14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9-14" calcext:value-type="date">
            <text:p>1984-09-14</text:p>
          </table:table-cell>
          <table:table-cell office:value-type="float" office:value="14.43" calcext:value-type="float">
            <text:p>14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9-21" calcext:value-type="date">
            <text:p>1984-09-21</text:p>
          </table:table-cell>
          <table:table-cell office:value-type="float" office:value="14.29" calcext:value-type="float">
            <text:p>14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09-28" calcext:value-type="date">
            <text:p>1984-09-28</text:p>
          </table:table-cell>
          <table:table-cell office:value-type="float" office:value="14.26" calcext:value-type="float">
            <text:p>14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0-05" calcext:value-type="date">
            <text:p>1984-10-05</text:p>
          </table:table-cell>
          <table:table-cell office:value-type="float" office:value="14.18" calcext:value-type="float">
            <text:p>14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0-12" calcext:value-type="date">
            <text:p>1984-10-12</text:p>
          </table:table-cell>
          <table:table-cell office:value-type="float" office:value="14.19" calcext:value-type="float">
            <text:p>14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0-19" calcext:value-type="date">
            <text:p>1984-10-19</text:p>
          </table:table-cell>
          <table:table-cell office:value-type="float" office:value="14.1" calcext:value-type="float">
            <text:p>1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0-26" calcext:value-type="date">
            <text:p>1984-10-26</text:p>
          </table:table-cell>
          <table:table-cell office:value-type="float" office:value="14.05" calcext:value-type="float">
            <text:p>14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1-02" calcext:value-type="date">
            <text:p>1984-11-02</text:p>
          </table:table-cell>
          <table:table-cell office:value-type="float" office:value="13.85" calcext:value-type="float">
            <text:p>13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1-09" calcext:value-type="date">
            <text:p>1984-11-09</text:p>
          </table:table-cell>
          <table:table-cell office:value-type="float" office:value="13.74" calcext:value-type="float">
            <text:p>13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1-16" calcext:value-type="date">
            <text:p>1984-11-16</text:p>
          </table:table-cell>
          <table:table-cell office:value-type="float" office:value="13.63" calcext:value-type="float">
            <text:p>13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1-23" calcext:value-type="date">
            <text:p>1984-11-23</text:p>
          </table:table-cell>
          <table:table-cell office:value-type="float" office:value="13.55" calcext:value-type="float">
            <text:p>1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1-30" calcext:value-type="date">
            <text:p>1984-11-30</text:p>
          </table:table-cell>
          <table:table-cell office:value-type="float" office:value="13.42" calcext:value-type="float">
            <text:p>1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2-07" calcext:value-type="date">
            <text:p>1984-12-07</text:p>
          </table:table-cell>
          <table:table-cell office:value-type="float" office:value="13.2" calcext:value-type="float">
            <text:p>13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2-14" calcext:value-type="date">
            <text:p>1984-12-14</text:p>
          </table:table-cell>
          <table:table-cell office:value-type="float" office:value="13.2" calcext:value-type="float">
            <text:p>13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2-21" calcext:value-type="date">
            <text:p>1984-12-21</text:p>
          </table:table-cell>
          <table:table-cell office:value-type="float" office:value="13.18" calcext:value-type="float">
            <text:p>13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4-12-28" calcext:value-type="date">
            <text:p>1984-12-28</text:p>
          </table:table-cell>
          <table:table-cell office:value-type="float" office:value="13.14" calcext:value-type="float">
            <text:p>13.14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5-01-04" calcext:value-type="date">
            <text:p>1985-01-04</text:p>
          </table:table-cell>
          <table:table-cell office:value-type="float" office:value="13.1" calcext:value-type="float">
            <text:p>13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1-11" calcext:value-type="date">
            <text:p>1985-01-11</text:p>
          </table:table-cell>
          <table:table-cell office:value-type="float" office:value="13.12" calcext:value-type="float">
            <text:p>13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1-18" calcext:value-type="date">
            <text:p>1985-01-18</text:p>
          </table:table-cell>
          <table:table-cell office:value-type="float" office:value="13.12" calcext:value-type="float">
            <text:p>13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1-25" calcext:value-type="date">
            <text:p>1985-01-25</text:p>
          </table:table-cell>
          <table:table-cell office:value-type="float" office:value="12.96" calcext:value-type="float">
            <text:p>12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2-01" calcext:value-type="date">
            <text:p>1985-02-01</text:p>
          </table:table-cell>
          <table:table-cell office:value-type="float" office:value="12.93" calcext:value-type="float">
            <text:p>12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2-08" calcext:value-type="date">
            <text:p>1985-02-08</text:p>
          </table:table-cell>
          <table:table-cell office:value-type="float" office:value="12.91" calcext:value-type="float">
            <text:p>12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2-15" calcext:value-type="date">
            <text:p>1985-02-15</text:p>
          </table:table-cell>
          <table:table-cell office:value-type="float" office:value="12.9" calcext:value-type="float">
            <text:p>1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2-22" calcext:value-type="date">
            <text:p>1985-02-22</text:p>
          </table:table-cell>
          <table:table-cell office:value-type="float" office:value="12.94" calcext:value-type="float">
            <text:p>12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3-01" calcext:value-type="date">
            <text:p>1985-03-01</text:p>
          </table:table-cell>
          <table:table-cell office:value-type="float" office:value="13.02" calcext:value-type="float">
            <text:p>13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3-08" calcext:value-type="date">
            <text:p>1985-03-08</text:p>
          </table:table-cell>
          <table:table-cell office:value-type="float" office:value="13.1" calcext:value-type="float">
            <text:p>13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3-15" calcext:value-type="date">
            <text:p>1985-03-15</text:p>
          </table:table-cell>
          <table:table-cell office:value-type="float" office:value="13.2" calcext:value-type="float">
            <text:p>13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3-22" calcext:value-type="date">
            <text:p>1985-03-22</text:p>
          </table:table-cell>
          <table:table-cell office:value-type="float" office:value="13.24" calcext:value-type="float">
            <text:p>13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3-29" calcext:value-type="date">
            <text:p>1985-03-29</text:p>
          </table:table-cell>
          <table:table-cell office:value-type="float" office:value="13.29" calcext:value-type="float">
            <text:p>13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4-05" calcext:value-type="date">
            <text:p>1985-04-05</text:p>
          </table:table-cell>
          <table:table-cell office:value-type="float" office:value="13.27" calcext:value-type="float">
            <text:p>13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4-12" calcext:value-type="date">
            <text:p>1985-04-12</text:p>
          </table:table-cell>
          <table:table-cell office:value-type="float" office:value="13.23" calcext:value-type="float">
            <text:p>13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4-19" calcext:value-type="date">
            <text:p>1985-04-19</text:p>
          </table:table-cell>
          <table:table-cell office:value-type="float" office:value="13.16" calcext:value-type="float">
            <text:p>13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4-26" calcext:value-type="date">
            <text:p>1985-04-26</text:p>
          </table:table-cell>
          <table:table-cell office:value-type="float" office:value="13.12" calcext:value-type="float">
            <text:p>13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5-03" calcext:value-type="date">
            <text:p>1985-05-03</text:p>
          </table:table-cell>
          <table:table-cell office:value-type="float" office:value="13.07" calcext:value-type="float">
            <text:p>13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5-10" calcext:value-type="date">
            <text:p>1985-05-10</text:p>
          </table:table-cell>
          <table:table-cell office:value-type="float" office:value="13.02" calcext:value-type="float">
            <text:p>13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5-17" calcext:value-type="date">
            <text:p>1985-05-17</text:p>
          </table:table-cell>
          <table:table-cell office:value-type="float" office:value="12.94" calcext:value-type="float">
            <text:p>12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5-24" calcext:value-type="date">
            <text:p>1985-05-24</text:p>
          </table:table-cell>
          <table:table-cell office:value-type="float" office:value="12.83" calcext:value-type="float">
            <text:p>12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5-31" calcext:value-type="date">
            <text:p>1985-05-31</text:p>
          </table:table-cell>
          <table:table-cell office:value-type="float" office:value="12.71" calcext:value-type="float">
            <text:p>12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6-07" calcext:value-type="date">
            <text:p>1985-06-07</text:p>
          </table:table-cell>
          <table:table-cell office:value-type="float" office:value="12.39" calcext:value-type="float">
            <text:p>12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6-14" calcext:value-type="date">
            <text:p>1985-06-14</text:p>
          </table:table-cell>
          <table:table-cell office:value-type="float" office:value="12.27" calcext:value-type="float">
            <text:p>12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6-21" calcext:value-type="date">
            <text:p>1985-06-21</text:p>
          </table:table-cell>
          <table:table-cell office:value-type="float" office:value="12.05" calcext:value-type="float">
            <text:p>12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6-28" calcext:value-type="date">
            <text:p>1985-06-28</text:p>
          </table:table-cell>
          <table:table-cell office:value-type="float" office:value="12.15" calcext:value-type="float">
            <text:p>12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7-05" calcext:value-type="date">
            <text:p>1985-07-05</text:p>
          </table:table-cell>
          <table:table-cell office:value-type="float" office:value="12.13" calcext:value-type="float">
            <text:p>12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7-12" calcext:value-type="date">
            <text:p>1985-07-12</text:p>
          </table:table-cell>
          <table:table-cell office:value-type="float" office:value="12.03" calcext:value-type="float">
            <text:p>12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7-19" calcext:value-type="date">
            <text:p>1985-07-19</text:p>
          </table:table-cell>
          <table:table-cell office:value-type="float" office:value="11.94" calcext:value-type="float">
            <text:p>11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7-26" calcext:value-type="date">
            <text:p>1985-07-26</text:p>
          </table:table-cell>
          <table:table-cell office:value-type="float" office:value="12.03" calcext:value-type="float">
            <text:p>12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8-02" calcext:value-type="date">
            <text:p>1985-08-02</text:p>
          </table:table-cell>
          <table:table-cell office:value-type="float" office:value="12.17" calcext:value-type="float">
            <text:p>12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8-09" calcext:value-type="date">
            <text:p>1985-08-09</text:p>
          </table:table-cell>
          <table:table-cell office:value-type="float" office:value="12.23" calcext:value-type="float">
            <text:p>12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8-16" calcext:value-type="date">
            <text:p>1985-08-16</text:p>
          </table:table-cell>
          <table:table-cell office:value-type="float" office:value="12.24" calcext:value-type="float">
            <text:p>12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8-23" calcext:value-type="date">
            <text:p>1985-08-23</text:p>
          </table:table-cell>
          <table:table-cell office:value-type="float" office:value="12.18" calcext:value-type="float">
            <text:p>12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8-30" calcext:value-type="date">
            <text:p>1985-08-30</text:p>
          </table:table-cell>
          <table:table-cell office:value-type="float" office:value="12.11" calcext:value-type="float">
            <text:p>12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9-06" calcext:value-type="date">
            <text:p>1985-09-06</text:p>
          </table:table-cell>
          <table:table-cell office:value-type="float" office:value="12.15" calcext:value-type="float">
            <text:p>12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9-13" calcext:value-type="date">
            <text:p>1985-09-13</text:p>
          </table:table-cell>
          <table:table-cell office:value-type="float" office:value="12.24" calcext:value-type="float">
            <text:p>12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9-20" calcext:value-type="date">
            <text:p>1985-09-20</text:p>
          </table:table-cell>
          <table:table-cell office:value-type="float" office:value="12.21" calcext:value-type="float">
            <text:p>12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09-27" calcext:value-type="date">
            <text:p>1985-09-27</text:p>
          </table:table-cell>
          <table:table-cell office:value-type="float" office:value="12.17" calcext:value-type="float">
            <text:p>12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0-04" calcext:value-type="date">
            <text:p>1985-10-04</text:p>
          </table:table-cell>
          <table:table-cell office:value-type="float" office:value="12.17" calcext:value-type="float">
            <text:p>12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0-11" calcext:value-type="date">
            <text:p>1985-10-11</text:p>
          </table:table-cell>
          <table:table-cell office:value-type="float" office:value="12.17" calcext:value-type="float">
            <text:p>12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0-18" calcext:value-type="date">
            <text:p>1985-10-18</text:p>
          </table:table-cell>
          <table:table-cell office:value-type="float" office:value="12.13" calcext:value-type="float">
            <text:p>12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0-25" calcext:value-type="date">
            <text:p>1985-10-25</text:p>
          </table:table-cell>
          <table:table-cell office:value-type="float" office:value="12.07" calcext:value-type="float">
            <text:p>12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1-01" calcext:value-type="date">
            <text:p>1985-11-01</text:p>
          </table:table-cell>
          <table:table-cell office:value-type="float" office:value="12.01" calcext:value-type="float">
            <text:p>12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1-08" calcext:value-type="date">
            <text:p>1985-11-08</text:p>
          </table:table-cell>
          <table:table-cell office:value-type="float" office:value="11.9" calcext:value-type="float">
            <text:p>11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1-15" calcext:value-type="date">
            <text:p>1985-11-15</text:p>
          </table:table-cell>
          <table:table-cell office:value-type="float" office:value="11.79" calcext:value-type="float">
            <text:p>11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1-22" calcext:value-type="date">
            <text:p>1985-11-22</text:p>
          </table:table-cell>
          <table:table-cell office:value-type="float" office:value="11.64" calcext:value-type="float">
            <text:p>11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1-29" calcext:value-type="date">
            <text:p>1985-11-29</text:p>
          </table:table-cell>
          <table:table-cell office:value-type="float" office:value="11.58" calcext:value-type="float">
            <text:p>11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2-06" calcext:value-type="date">
            <text:p>1985-12-06</text:p>
          </table:table-cell>
          <table:table-cell office:value-type="float" office:value="11.5" calcext:value-type="float">
            <text:p>11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2-13" calcext:value-type="date">
            <text:p>1985-12-13</text:p>
          </table:table-cell>
          <table:table-cell office:value-type="float" office:value="11.31" calcext:value-type="float">
            <text:p>11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2-20" calcext:value-type="date">
            <text:p>1985-12-20</text:p>
          </table:table-cell>
          <table:table-cell office:value-type="float" office:value="11.14" calcext:value-type="float">
            <text:p>11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5-12-27" calcext:value-type="date">
            <text:p>1985-12-27</text:p>
          </table:table-cell>
          <table:table-cell office:value-type="float" office:value="11.09" calcext:value-type="float">
            <text:p>11.09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6-01-03" calcext:value-type="date">
            <text:p>1986-01-03</text:p>
          </table:table-cell>
          <table:table-cell office:value-type="float" office:value="10.81" calcext:value-type="float">
            <text:p>10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1-10" calcext:value-type="date">
            <text:p>1986-01-10</text:p>
          </table:table-cell>
          <table:table-cell office:value-type="float" office:value="10.77" calcext:value-type="float">
            <text:p>10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1-17" calcext:value-type="date">
            <text:p>1986-01-17</text:p>
          </table:table-cell>
          <table:table-cell office:value-type="float" office:value="10.99" calcext:value-type="float">
            <text:p>10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1-24" calcext:value-type="date">
            <text:p>1986-01-24</text:p>
          </table:table-cell>
          <table:table-cell office:value-type="float" office:value="10.97" calcext:value-type="float">
            <text:p>10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1-31" calcext:value-type="date">
            <text:p>1986-01-31</text:p>
          </table:table-cell>
          <table:table-cell office:value-type="float" office:value="10.89" calcext:value-type="float">
            <text:p>10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2-07" calcext:value-type="date">
            <text:p>1986-02-07</text:p>
          </table:table-cell>
          <table:table-cell office:value-type="float" office:value="10.85" calcext:value-type="float">
            <text:p>10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2-14" calcext:value-type="date">
            <text:p>1986-02-14</text:p>
          </table:table-cell>
          <table:table-cell office:value-type="float" office:value="10.8" calcext:value-type="float">
            <text:p>10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2-21" calcext:value-type="date">
            <text:p>1986-02-21</text:p>
          </table:table-cell>
          <table:table-cell office:value-type="float" office:value="10.68" calcext:value-type="float">
            <text:p>10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2-28" calcext:value-type="date">
            <text:p>1986-02-28</text:p>
          </table:table-cell>
          <table:table-cell office:value-type="float" office:value="10.51" calcext:value-type="float">
            <text:p>10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3-07" calcext:value-type="date">
            <text:p>1986-03-07</text:p>
          </table:table-cell>
          <table:table-cell office:value-type="float" office:value="10.2" calcext:value-type="float">
            <text:p>10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3-14" calcext:value-type="date">
            <text:p>1986-03-14</text:p>
          </table:table-cell>
          <table:table-cell office:value-type="float" office:value="10.01" calcext:value-type="float">
            <text:p>10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3-21" calcext:value-type="date">
            <text:p>1986-03-21</text:p>
          </table:table-cell>
          <table:table-cell office:value-type="float" office:value="10.01" calcext:value-type="float">
            <text:p>10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3-28" calcext:value-type="date">
            <text:p>1986-03-28</text:p>
          </table:table-cell>
          <table:table-cell office:value-type="float" office:value="10.1" calcext:value-type="float">
            <text:p>10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4-04" calcext:value-type="date">
            <text:p>1986-04-04</text:p>
          </table:table-cell>
          <table:table-cell office:value-type="float" office:value="9.99" calcext:value-type="float">
            <text:p>9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4-11" calcext:value-type="date">
            <text:p>1986-04-11</text:p>
          </table:table-cell>
          <table:table-cell office:value-type="float" office:value="9.98" calcext:value-type="float">
            <text:p>9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4-18" calcext:value-type="date">
            <text:p>1986-04-18</text:p>
          </table:table-cell>
          <table:table-cell office:value-type="float" office:value="9.92" calcext:value-type="float">
            <text:p>9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4-25" calcext:value-type="date">
            <text:p>1986-04-25</text:p>
          </table:table-cell>
          <table:table-cell office:value-type="float" office:value="9.86" calcext:value-type="float">
            <text:p>9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5-02" calcext:value-type="date">
            <text:p>1986-05-02</text:p>
          </table:table-cell>
          <table:table-cell office:value-type="float" office:value="9.9" calcext:value-type="float">
            <text:p>9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5-09" calcext:value-type="date">
            <text:p>1986-05-09</text:p>
          </table:table-cell>
          <table:table-cell office:value-type="float" office:value="10" calcext:value-type="float">
            <text:p>10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5-16" calcext:value-type="date">
            <text:p>1986-05-16</text:p>
          </table:table-cell>
          <table:table-cell office:value-type="float" office:value="10.08" calcext:value-type="float">
            <text:p>10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5-23" calcext:value-type="date">
            <text:p>1986-05-23</text:p>
          </table:table-cell>
          <table:table-cell office:value-type="float" office:value="10.36" calcext:value-type="float">
            <text:p>10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5-30" calcext:value-type="date">
            <text:p>1986-05-30</text:p>
          </table:table-cell>
          <table:table-cell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6-06" calcext:value-type="date">
            <text:p>1986-06-06</text:p>
          </table:table-cell>
          <table:table-cell office:value-type="float" office:value="10.74" calcext:value-type="float">
            <text:p>10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6-13" calcext:value-type="date">
            <text:p>1986-06-13</text:p>
          </table:table-cell>
          <table:table-cell office:value-type="float" office:value="10.76" calcext:value-type="float">
            <text:p>10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6-20" calcext:value-type="date">
            <text:p>1986-06-20</text:p>
          </table:table-cell>
          <table:table-cell office:value-type="float" office:value="10.61" calcext:value-type="float">
            <text:p>10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6-27" calcext:value-type="date">
            <text:p>1986-06-27</text:p>
          </table:table-cell>
          <table:table-cell office:value-type="float" office:value="10.62" calcext:value-type="float">
            <text:p>10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7-04" calcext:value-type="date">
            <text:p>1986-07-04</text:p>
          </table:table-cell>
          <table:table-cell office:value-type="float" office:value="10.61" calcext:value-type="float">
            <text:p>10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7-11" calcext:value-type="date">
            <text:p>1986-07-11</text:p>
          </table:table-cell>
          <table:table-cell office:value-type="float" office:value="10.59" calcext:value-type="float">
            <text:p>10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7-18" calcext:value-type="date">
            <text:p>1986-07-18</text:p>
          </table:table-cell>
          <table:table-cell office:value-type="float" office:value="10.43" calcext:value-type="float">
            <text:p>10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7-25" calcext:value-type="date">
            <text:p>1986-07-25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8-01" calcext:value-type="date">
            <text:p>1986-08-01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8-08" calcext:value-type="date">
            <text:p>1986-08-08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8-15" calcext:value-type="date">
            <text:p>1986-08-15</text:p>
          </table:table-cell>
          <table:table-cell office:value-type="float" office:value="10.23" calcext:value-type="float">
            <text:p>10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8-22" calcext:value-type="date">
            <text:p>1986-08-22</text:p>
          </table:table-cell>
          <table:table-cell office:value-type="float" office:value="10.04" calcext:value-type="float">
            <text:p>10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8-29" calcext:value-type="date">
            <text:p>1986-08-29</text:p>
          </table:table-cell>
          <table:table-cell office:value-type="float" office:value="9.93" calcext:value-type="float">
            <text:p>9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9-05" calcext:value-type="date">
            <text:p>1986-09-05</text:p>
          </table:table-cell>
          <table:table-cell office:value-type="float" office:value="9.9" calcext:value-type="float">
            <text:p>9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9-12" calcext:value-type="date">
            <text:p>1986-09-12</text:p>
          </table:table-cell>
          <table:table-cell office:value-type="float" office:value="9.96" calcext:value-type="float">
            <text:p>9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9-19" calcext:value-type="date">
            <text:p>1986-09-19</text:p>
          </table:table-cell>
          <table:table-cell office:value-type="float" office:value="10.07" calcext:value-type="float">
            <text:p>10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09-26" calcext:value-type="date">
            <text:p>1986-09-26</text:p>
          </table:table-cell>
          <table:table-cell office:value-type="float" office:value="10.1" calcext:value-type="float">
            <text:p>10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0-03" calcext:value-type="date">
            <text:p>1986-10-03</text:p>
          </table:table-cell>
          <table:table-cell office:value-type="float" office:value="10.08" calcext:value-type="float">
            <text:p>10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0-10" calcext:value-type="date">
            <text:p>1986-10-10</text:p>
          </table:table-cell>
          <table:table-cell office:value-type="float" office:value="9.99" calcext:value-type="float">
            <text:p>9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0-17" calcext:value-type="date">
            <text:p>1986-10-17</text:p>
          </table:table-cell>
          <table:table-cell office:value-type="float" office:value="9.96" calcext:value-type="float">
            <text:p>9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0-24" calcext:value-type="date">
            <text:p>1986-10-24</text:p>
          </table:table-cell>
          <table:table-cell office:value-type="float" office:value="9.95" calcext:value-type="float">
            <text:p>9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0-31" calcext:value-type="date">
            <text:p>1986-10-31</text:p>
          </table:table-cell>
          <table:table-cell office:value-type="float" office:value="9.89" calcext:value-type="float">
            <text:p>9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1-07" calcext:value-type="date">
            <text:p>1986-11-07</text:p>
          </table:table-cell>
          <table:table-cell office:value-type="float" office:value="9.83" calcext:value-type="float">
            <text:p>9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1-14" calcext:value-type="date">
            <text:p>1986-11-14</text:p>
          </table:table-cell>
          <table:table-cell office:value-type="float" office:value="9.81" calcext:value-type="float">
            <text:p>9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1-21" calcext:value-type="date">
            <text:p>1986-11-21</text:p>
          </table:table-cell>
          <table:table-cell office:value-type="float" office:value="9.64" calcext:value-type="float">
            <text:p>9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1-28" calcext:value-type="date">
            <text:p>1986-11-28</text:p>
          </table:table-cell>
          <table:table-cell office:value-type="float" office:value="9.5" calcext:value-type="float">
            <text:p>9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2-05" calcext:value-type="date">
            <text:p>1986-12-05</text:p>
          </table:table-cell>
          <table:table-cell office:value-type="float" office:value="9.3" calcext:value-type="float">
            <text:p>9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2-12" calcext:value-type="date">
            <text:p>1986-12-12</text:p>
          </table:table-cell>
          <table:table-cell office:value-type="float" office:value="9.35" calcext:value-type="float">
            <text:p>9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2-19" calcext:value-type="date">
            <text:p>1986-12-19</text:p>
          </table:table-cell>
          <table:table-cell office:value-type="float" office:value="9.3" calcext:value-type="float">
            <text:p>9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6-12-26" calcext:value-type="date">
            <text:p>1986-12-26</text:p>
          </table:table-cell>
          <table:table-cell office:value-type="float" office:value="9.29" calcext:value-type="float">
            <text:p>9.29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7-01-02" calcext:value-type="date">
            <text:p>1987-01-02</text:p>
          </table:table-cell>
          <table:table-cell office:value-type="float" office:value="9.37" calcext:value-type="float">
            <text:p>9.37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7-01-09" calcext:value-type="date">
            <text:p>1987-01-09</text:p>
          </table:table-cell>
          <table:table-cell office:value-type="float" office:value="9.32" calcext:value-type="float">
            <text:p>9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1-16" calcext:value-type="date">
            <text:p>1987-01-16</text:p>
          </table:table-cell>
          <table:table-cell office:value-type="float" office:value="9.21" calcext:value-type="float">
            <text:p>9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1-23" calcext:value-type="date">
            <text:p>1987-01-23</text:p>
          </table:table-cell>
          <table:table-cell office:value-type="float" office:value="9.04" calcext:value-type="float">
            <text:p>9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1-30" calcext:value-type="date">
            <text:p>1987-01-30</text:p>
          </table:table-cell>
          <table:table-cell office:value-type="float" office:value="9.08" calcext:value-type="float">
            <text:p>9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2-06" calcext:value-type="date">
            <text:p>1987-02-06</text:p>
          </table:table-cell>
          <table:table-cell office:value-type="float" office:value="9.06" calcext:value-type="float">
            <text:p>9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2-13" calcext:value-type="date">
            <text:p>1987-02-13</text:p>
          </table:table-cell>
          <table:table-cell office:value-type="float" office:value="9.09" calcext:value-type="float">
            <text:p>9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2-20" calcext:value-type="date">
            <text:p>1987-02-20</text:p>
          </table:table-cell>
          <table:table-cell office:value-type="float" office:value="9.11" calcext:value-type="float">
            <text:p>9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2-27" calcext:value-type="date">
            <text:p>1987-02-27</text:p>
          </table:table-cell>
          <table:table-cell office:value-type="float" office:value="9.07" calcext:value-type="float">
            <text:p>9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3-06" calcext:value-type="date">
            <text:p>1987-03-06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3-13" calcext:value-type="date">
            <text:p>1987-03-13</text:p>
          </table:table-cell>
          <table:table-cell office:value-type="float" office:value="9.05" calcext:value-type="float">
            <text:p>9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3-20" calcext:value-type="date">
            <text:p>1987-03-20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3-27" calcext:value-type="date">
            <text:p>1987-03-27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4-03" calcext:value-type="date">
            <text:p>1987-04-03</text:p>
          </table:table-cell>
          <table:table-cell office:value-type="float" office:value="9.26" calcext:value-type="float">
            <text:p>9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4-10" calcext:value-type="date">
            <text:p>1987-04-10</text:p>
          </table:table-cell>
          <table:table-cell office:value-type="float" office:value="9.43" calcext:value-type="float">
            <text:p>9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4-17" calcext:value-type="date">
            <text:p>1987-04-17</text:p>
          </table:table-cell>
          <table:table-cell office:value-type="float" office:value="10.27" calcext:value-type="float">
            <text:p>10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4-24" calcext:value-type="date">
            <text:p>1987-04-24</text:p>
          </table:table-cell>
          <table:table-cell office:value-type="float" office:value="10.37" calcext:value-type="float">
            <text:p>10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5-01" calcext:value-type="date">
            <text:p>1987-05-01</text:p>
          </table:table-cell>
          <table:table-cell office:value-type="float" office:value="10.47" calcext:value-type="float">
            <text:p>10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5-08" calcext:value-type="date">
            <text:p>1987-05-08</text:p>
          </table:table-cell>
          <table:table-cell office:value-type="float" office:value="10.52" calcext:value-type="float">
            <text:p>10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5-15" calcext:value-type="date">
            <text:p>1987-05-15</text:p>
          </table:table-cell>
          <table:table-cell office:value-type="float" office:value="10.48" calcext:value-type="float">
            <text:p>10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5-22" calcext:value-type="date">
            <text:p>1987-05-22</text:p>
          </table:table-cell>
          <table:table-cell office:value-type="float" office:value="10.81" calcext:value-type="float">
            <text:p>10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5-29" calcext:value-type="date">
            <text:p>1987-05-29</text:p>
          </table:table-cell>
          <table:table-cell office:value-type="float" office:value="10.7" calcext:value-type="float">
            <text:p>10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6-05" calcext:value-type="date">
            <text:p>1987-06-05</text:p>
          </table:table-cell>
          <table:table-cell office:value-type="float" office:value="10.7" calcext:value-type="float">
            <text:p>10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6-12" calcext:value-type="date">
            <text:p>1987-06-12</text:p>
          </table:table-cell>
          <table:table-cell office:value-type="float" office:value="10.66" calcext:value-type="float">
            <text:p>10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6-19" calcext:value-type="date">
            <text:p>1987-06-19</text:p>
          </table:table-cell>
          <table:table-cell office:value-type="float" office:value="10.44" calcext:value-type="float">
            <text:p>10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6-26" calcext:value-type="date">
            <text:p>1987-06-26</text:p>
          </table:table-cell>
          <table:table-cell office:value-type="float" office:value="10.35" calcext:value-type="float">
            <text:p>10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7-03" calcext:value-type="date">
            <text:p>1987-07-03</text:p>
          </table:table-cell>
          <table:table-cell office:value-type="float" office:value="10.36" calcext:value-type="float">
            <text:p>10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7-10" calcext:value-type="date">
            <text:p>1987-07-10</text:p>
          </table:table-cell>
          <table:table-cell office:value-type="float" office:value="10.3" calcext:value-type="float">
            <text:p>10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7-17" calcext:value-type="date">
            <text:p>1987-07-17</text:p>
          </table:table-cell>
          <table:table-cell office:value-type="float" office:value="10.23" calcext:value-type="float">
            <text:p>10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7-24" calcext:value-type="date">
            <text:p>1987-07-24</text:p>
          </table:table-cell>
          <table:table-cell office:value-type="float" office:value="10.23" calcext:value-type="float">
            <text:p>10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7-31" calcext:value-type="date">
            <text:p>1987-07-31</text:p>
          </table:table-cell>
          <table:table-cell office:value-type="float" office:value="10.27" calcext:value-type="float">
            <text:p>10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8-07" calcext:value-type="date">
            <text:p>1987-08-07</text:p>
          </table:table-cell>
          <table:table-cell office:value-type="float" office:value="10.35" calcext:value-type="float">
            <text:p>10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8-14" calcext:value-type="date">
            <text:p>1987-08-14</text:p>
          </table:table-cell>
          <table:table-cell office:value-type="float" office:value="10.34" calcext:value-type="float">
            <text:p>10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8-21" calcext:value-type="date">
            <text:p>1987-08-21</text:p>
          </table:table-cell>
          <table:table-cell office:value-type="float" office:value="10.3" calcext:value-type="float">
            <text:p>10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8-28" calcext:value-type="date">
            <text:p>1987-08-28</text:p>
          </table:table-cell>
          <table:table-cell office:value-type="float" office:value="10.33" calcext:value-type="float">
            <text:p>10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9-04" calcext:value-type="date">
            <text:p>1987-09-04</text:p>
          </table:table-cell>
          <table:table-cell office:value-type="float" office:value="10.63" calcext:value-type="float">
            <text:p>10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9-11" calcext:value-type="date">
            <text:p>1987-09-11</text:p>
          </table:table-cell>
          <table:table-cell office:value-type="float" office:value="10.91" calcext:value-type="float">
            <text:p>10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9-18" calcext:value-type="date">
            <text:p>1987-09-18</text:p>
          </table:table-cell>
          <table:table-cell office:value-type="float" office:value="10.99" calcext:value-type="float">
            <text:p>10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09-25" calcext:value-type="date">
            <text:p>1987-09-25</text:p>
          </table:table-cell>
          <table:table-cell office:value-type="float" office:value="11.02" calcext:value-type="float">
            <text:p>11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0-02" calcext:value-type="date">
            <text:p>1987-10-02</text:p>
          </table:table-cell>
          <table:table-cell office:value-type="float" office:value="11.18" calcext:value-type="float">
            <text:p>11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0-09" calcext:value-type="date">
            <text:p>1987-10-09</text:p>
          </table:table-cell>
          <table:table-cell office:value-type="float" office:value="11.21" calcext:value-type="float">
            <text:p>11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0-16" calcext:value-type="date">
            <text:p>1987-10-16</text:p>
          </table:table-cell>
          <table:table-cell office:value-type="float" office:value="11.58" calcext:value-type="float">
            <text:p>11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0-23" calcext:value-type="date">
            <text:p>1987-10-23</text:p>
          </table:table-cell>
          <table:table-cell office:value-type="float" office:value="11.36" calcext:value-type="float">
            <text:p>11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0-30" calcext:value-type="date">
            <text:p>1987-10-30</text:p>
          </table:table-cell>
          <table:table-cell office:value-type="float" office:value="10.97" calcext:value-type="float">
            <text:p>10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1-06" calcext:value-type="date">
            <text:p>1987-11-06</text:p>
          </table:table-cell>
          <table:table-cell office:value-type="float" office:value="10.79" calcext:value-type="float">
            <text:p>10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1-13" calcext:value-type="date">
            <text:p>1987-11-13</text:p>
          </table:table-cell>
          <table:table-cell office:value-type="float" office:value="10.66" calcext:value-type="float">
            <text:p>10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1-20" calcext:value-type="date">
            <text:p>1987-11-20</text:p>
          </table:table-cell>
          <table:table-cell office:value-type="float" office:value="10.6" calcext:value-type="float">
            <text:p>10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1-27" calcext:value-type="date">
            <text:p>1987-11-27</text:p>
          </table:table-cell>
          <table:table-cell office:value-type="float" office:value="10.55" calcext:value-type="float">
            <text:p>10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2-04" calcext:value-type="date">
            <text:p>1987-12-04</text:p>
          </table:table-cell>
          <table:table-cell office:value-type="float" office:value="10.6" calcext:value-type="float">
            <text:p>10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2-11" calcext:value-type="date">
            <text:p>1987-12-11</text:p>
          </table:table-cell>
          <table:table-cell office:value-type="float" office:value="10.66" calcext:value-type="float">
            <text:p>10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2-18" calcext:value-type="date">
            <text:p>1987-12-18</text:p>
          </table:table-cell>
          <table:table-cell office:value-type="float" office:value="10.69" calcext:value-type="float">
            <text:p>10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2-25" calcext:value-type="date">
            <text:p>1987-12-25</text:p>
          </table:table-cell>
          <table:table-cell office:value-type="float" office:value="10.64" calcext:value-type="float">
            <text:p>10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7-12-31" calcext:value-type="date">
            <text:p>1987-12-31</text:p>
          </table:table-cell>
          <table:table-cell office:value-type="float" office:value="10.61" calcext:value-type="float">
            <text:p>10.6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8-01-08" calcext:value-type="date">
            <text:p>1988-01-08</text:p>
          </table:table-cell>
          <table:table-cell office:value-type="float" office:value="10.5" calcext:value-type="float">
            <text:p>10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1-15" calcext:value-type="date">
            <text:p>1988-01-15</text:p>
          </table:table-cell>
          <table:table-cell office:value-type="float" office:value="10.53" calcext:value-type="float">
            <text:p>10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1-22" calcext:value-type="date">
            <text:p>1988-01-22</text:p>
          </table:table-cell>
          <table:table-cell office:value-type="float" office:value="10.34" calcext:value-type="float">
            <text:p>10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1-29" calcext:value-type="date">
            <text:p>1988-01-29</text:p>
          </table:table-cell>
          <table:table-cell office:value-type="float" office:value="10.16" calcext:value-type="float">
            <text:p>10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2-05" calcext:value-type="date">
            <text:p>1988-02-05</text:p>
          </table:table-cell>
          <table:table-cell office:value-type="float" office:value="9.94" calcext:value-type="float">
            <text:p>9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2-12" calcext:value-type="date">
            <text:p>1988-02-12</text:p>
          </table:table-cell>
          <table:table-cell office:value-type="float" office:value="9.84" calcext:value-type="float">
            <text:p>9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2-19" calcext:value-type="date">
            <text:p>1988-02-19</text:p>
          </table:table-cell>
          <table:table-cell office:value-type="float" office:value="9.92" calcext:value-type="float">
            <text:p>9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2-26" calcext:value-type="date">
            <text:p>1988-02-26</text:p>
          </table:table-cell>
          <table:table-cell office:value-type="float" office:value="9.87" calcext:value-type="float">
            <text:p>9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3-04" calcext:value-type="date">
            <text:p>1988-03-04</text:p>
          </table:table-cell>
          <table:table-cell office:value-type="float" office:value="9.85" calcext:value-type="float">
            <text:p>9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3-11" calcext:value-type="date">
            <text:p>1988-03-11</text:p>
          </table:table-cell>
          <table:table-cell office:value-type="float" office:value="9.96" calcext:value-type="float">
            <text:p>9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3-18" calcext:value-type="date">
            <text:p>1988-03-18</text:p>
          </table:table-cell>
          <table:table-cell office:value-type="float" office:value="9.92" calcext:value-type="float">
            <text:p>9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3-25" calcext:value-type="date">
            <text:p>1988-03-25</text:p>
          </table:table-cell>
          <table:table-cell office:value-type="float" office:value="9.99" calcext:value-type="float">
            <text:p>9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4-01" calcext:value-type="date">
            <text:p>1988-04-01</text:p>
          </table:table-cell>
          <table:table-cell office:value-type="float" office:value="10.05" calcext:value-type="float">
            <text:p>10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4-08" calcext:value-type="date">
            <text:p>1988-04-08</text:p>
          </table:table-cell>
          <table:table-cell office:value-type="float" office:value="10.19" calcext:value-type="float">
            <text:p>10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4-15" calcext:value-type="date">
            <text:p>1988-04-15</text:p>
          </table:table-cell>
          <table:table-cell office:value-type="float" office:value="10.19" calcext:value-type="float">
            <text:p>10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4-22" calcext:value-type="date">
            <text:p>1988-04-22</text:p>
          </table:table-cell>
          <table:table-cell office:value-type="float" office:value="10.3" calcext:value-type="float">
            <text:p>10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4-29" calcext:value-type="date">
            <text:p>1988-04-29</text:p>
          </table:table-cell>
          <table:table-cell office:value-type="float" office:value="10.28" calcext:value-type="float">
            <text:p>10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5-06" calcext:value-type="date">
            <text:p>1988-05-06</text:p>
          </table:table-cell>
          <table:table-cell office:value-type="float" office:value="10.32" calcext:value-type="float">
            <text:p>10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5-13" calcext:value-type="date">
            <text:p>1988-05-13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5-20" calcext:value-type="date">
            <text:p>1988-05-20</text:p>
          </table:table-cell>
          <table:table-cell office:value-type="float" office:value="10.52" calcext:value-type="float">
            <text:p>10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5-27" calcext:value-type="date">
            <text:p>1988-05-27</text:p>
          </table:table-cell>
          <table:table-cell office:value-type="float" office:value="10.58" calcext:value-type="float">
            <text:p>10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6-03" calcext:value-type="date">
            <text:p>1988-06-03</text:p>
          </table:table-cell>
          <table:table-cell office:value-type="float" office:value="10.58" calcext:value-type="float">
            <text:p>10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6-10" calcext:value-type="date">
            <text:p>1988-06-10</text:p>
          </table:table-cell>
          <table:table-cell office:value-type="float" office:value="10.51" calcext:value-type="float">
            <text:p>10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6-17" calcext:value-type="date">
            <text:p>1988-06-17</text:p>
          </table:table-cell>
          <table:table-cell office:value-type="float" office:value="10.35" calcext:value-type="float">
            <text:p>10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6-24" calcext:value-type="date">
            <text:p>1988-06-24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7-01" calcext:value-type="date">
            <text:p>1988-07-01</text:p>
          </table:table-cell>
          <table:table-cell office:value-type="float" office:value="10.39" calcext:value-type="float">
            <text:p>10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7-08" calcext:value-type="date">
            <text:p>1988-07-08</text:p>
          </table:table-cell>
          <table:table-cell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7-15" calcext:value-type="date">
            <text:p>1988-07-15</text:p>
          </table:table-cell>
          <table:table-cell office:value-type="float" office:value="10.44" calcext:value-type="float">
            <text:p>10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7-22" calcext:value-type="date">
            <text:p>1988-07-22</text:p>
          </table:table-cell>
          <table:table-cell office:value-type="float" office:value="10.46" calcext:value-type="float">
            <text:p>10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7-29" calcext:value-type="date">
            <text:p>1988-07-29</text:p>
          </table:table-cell>
          <table:table-cell office:value-type="float" office:value="10.49" calcext:value-type="float">
            <text:p>10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8-05" calcext:value-type="date">
            <text:p>1988-08-05</text:p>
          </table:table-cell>
          <table:table-cell office:value-type="float" office:value="10.44" calcext:value-type="float">
            <text:p>10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8-12" calcext:value-type="date">
            <text:p>1988-08-12</text:p>
          </table:table-cell>
          <table:table-cell office:value-type="float" office:value="10.57" calcext:value-type="float">
            <text:p>10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8-19" calcext:value-type="date">
            <text:p>1988-08-19</text:p>
          </table:table-cell>
          <table:table-cell office:value-type="float" office:value="10.71" calcext:value-type="float">
            <text:p>10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8-26" calcext:value-type="date">
            <text:p>1988-08-26</text:p>
          </table:table-cell>
          <table:table-cell office:value-type="float" office:value="10.67" calcext:value-type="float">
            <text:p>10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9-02" calcext:value-type="date">
            <text:p>1988-09-02</text:p>
          </table:table-cell>
          <table:table-cell office:value-type="float" office:value="10.65" calcext:value-type="float">
            <text:p>10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9-09" calcext:value-type="date">
            <text:p>1988-09-09</text:p>
          </table:table-cell>
          <table:table-cell office:value-type="float" office:value="10.53" calcext:value-type="float">
            <text:p>10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9-16" calcext:value-type="date">
            <text:p>1988-09-16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9-23" calcext:value-type="date">
            <text:p>1988-09-23</text:p>
          </table:table-cell>
          <table:table-cell office:value-type="float" office:value="10.4" calcext:value-type="float">
            <text:p>10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09-30" calcext:value-type="date">
            <text:p>1988-09-30</text:p>
          </table:table-cell>
          <table:table-cell office:value-type="float" office:value="10.42" calcext:value-type="float">
            <text:p>10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0-07" calcext:value-type="date">
            <text:p>1988-10-07</text:p>
          </table:table-cell>
          <table:table-cell office:value-type="float" office:value="10.38" calcext:value-type="float">
            <text:p>10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0-14" calcext:value-type="date">
            <text:p>1988-10-14</text:p>
          </table:table-cell>
          <table:table-cell office:value-type="float" office:value="10.33" calcext:value-type="float">
            <text:p>10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0-21" calcext:value-type="date">
            <text:p>1988-10-21</text:p>
          </table:table-cell>
          <table:table-cell office:value-type="float" office:value="10.28" calcext:value-type="float">
            <text:p>10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0-28" calcext:value-type="date">
            <text:p>1988-10-28</text:p>
          </table:table-cell>
          <table:table-cell office:value-type="float" office:value="10.22" calcext:value-type="float">
            <text:p>10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1-04" calcext:value-type="date">
            <text:p>1988-11-04</text:p>
          </table:table-cell>
          <table:table-cell office:value-type="float" office:value="10.12" calcext:value-type="float">
            <text:p>10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1-11" calcext:value-type="date">
            <text:p>1988-11-11</text:p>
          </table:table-cell>
          <table:table-cell office:value-type="float" office:value="10.24" calcext:value-type="float">
            <text:p>10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1-18" calcext:value-type="date">
            <text:p>1988-11-18</text:p>
          </table:table-cell>
          <table:table-cell office:value-type="float" office:value="10.31" calcext:value-type="float">
            <text:p>10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1-25" calcext:value-type="date">
            <text:p>1988-11-25</text:p>
          </table:table-cell>
          <table:table-cell office:value-type="float" office:value="10.39" calcext:value-type="float">
            <text:p>10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2-02" calcext:value-type="date">
            <text:p>1988-12-02</text:p>
          </table:table-cell>
          <table:table-cell office:value-type="float" office:value="10.44" calcext:value-type="float">
            <text:p>10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2-09" calcext:value-type="date">
            <text:p>1988-12-09</text:p>
          </table:table-cell>
          <table:table-cell office:value-type="float" office:value="10.46" calcext:value-type="float">
            <text:p>10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2-16" calcext:value-type="date">
            <text:p>1988-12-16</text:p>
          </table:table-cell>
          <table:table-cell office:value-type="float" office:value="10.71" calcext:value-type="float">
            <text:p>10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2-23" calcext:value-type="date">
            <text:p>1988-12-23</text:p>
          </table:table-cell>
          <table:table-cell office:value-type="float" office:value="10.68" calcext:value-type="float">
            <text:p>10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8-12-30" calcext:value-type="date">
            <text:p>1988-12-30</text:p>
          </table:table-cell>
          <table:table-cell office:value-type="float" office:value="10.77" calcext:value-type="float">
            <text:p>10.77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89-01-06" calcext:value-type="date">
            <text:p>1989-01-06</text:p>
          </table:table-cell>
          <table:table-cell office:value-type="float" office:value="10.8" calcext:value-type="float">
            <text:p>10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1-13" calcext:value-type="date">
            <text:p>1989-01-13</text:p>
          </table:table-cell>
          <table:table-cell office:value-type="float" office:value="10.81" calcext:value-type="float">
            <text:p>10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1-20" calcext:value-type="date">
            <text:p>1989-01-20</text:p>
          </table:table-cell>
          <table:table-cell office:value-type="float" office:value="10.71" calcext:value-type="float">
            <text:p>10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1-27" calcext:value-type="date">
            <text:p>1989-01-27</text:p>
          </table:table-cell>
          <table:table-cell office:value-type="float" office:value="10.6" calcext:value-type="float">
            <text:p>10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2-03" calcext:value-type="date">
            <text:p>1989-02-03</text:p>
          </table:table-cell>
          <table:table-cell office:value-type="float" office:value="10.55" calcext:value-type="float">
            <text:p>10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2-10" calcext:value-type="date">
            <text:p>1989-02-10</text:p>
          </table:table-cell>
          <table:table-cell office:value-type="float" office:value="10.56" calcext:value-type="float">
            <text:p>10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2-17" calcext:value-type="date">
            <text:p>1989-02-17</text:p>
          </table:table-cell>
          <table:table-cell office:value-type="float" office:value="10.69" calcext:value-type="float">
            <text:p>10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2-24" calcext:value-type="date">
            <text:p>1989-02-24</text:p>
          </table:table-cell>
          <table:table-cell office:value-type="float" office:value="10.78" calcext:value-type="float">
            <text:p>10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3-03" calcext:value-type="date">
            <text:p>1989-03-03</text:p>
          </table:table-cell>
          <table:table-cell office:value-type="float" office:value="10.91" calcext:value-type="float">
            <text:p>10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3-10" calcext:value-type="date">
            <text:p>1989-03-10</text:p>
          </table:table-cell>
          <table:table-cell office:value-type="float" office:value="10.86" calcext:value-type="float">
            <text:p>10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3-17" calcext:value-type="date">
            <text:p>1989-03-17</text:p>
          </table:table-cell>
          <table:table-cell office:value-type="float" office:value="10.98" calcext:value-type="float">
            <text:p>10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3-24" calcext:value-type="date">
            <text:p>1989-03-24</text:p>
          </table:table-cell>
          <table:table-cell office:value-type="float" office:value="11.22" calcext:value-type="float">
            <text:p>11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3-31" calcext:value-type="date">
            <text:p>1989-03-31</text:p>
          </table:table-cell>
          <table:table-cell office:value-type="float" office:value="11.19" calcext:value-type="float">
            <text:p>11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4-07" calcext:value-type="date">
            <text:p>1989-04-07</text:p>
          </table:table-cell>
          <table:table-cell office:value-type="float" office:value="11.07" calcext:value-type="float">
            <text:p>11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4-14" calcext:value-type="date">
            <text:p>1989-04-14</text:p>
          </table:table-cell>
          <table:table-cell office:value-type="float" office:value="11.11" calcext:value-type="float">
            <text:p>11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4-21" calcext:value-type="date">
            <text:p>1989-04-21</text:p>
          </table:table-cell>
          <table:table-cell office:value-type="float" office:value="10.99" calcext:value-type="float">
            <text:p>10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4-28" calcext:value-type="date">
            <text:p>1989-04-28</text:p>
          </table:table-cell>
          <table:table-cell office:value-type="float" office:value="11.03" calcext:value-type="float">
            <text:p>11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5-05" calcext:value-type="date">
            <text:p>1989-05-05</text:p>
          </table:table-cell>
          <table:table-cell office:value-type="float" office:value="10.97" calcext:value-type="float">
            <text:p>10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5-12" calcext:value-type="date">
            <text:p>1989-05-12</text:p>
          </table:table-cell>
          <table:table-cell office:value-type="float" office:value="10.93" calcext:value-type="float">
            <text:p>10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5-19" calcext:value-type="date">
            <text:p>1989-05-19</text:p>
          </table:table-cell>
          <table:table-cell office:value-type="float" office:value="10.69" calcext:value-type="float">
            <text:p>10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5-26" calcext:value-type="date">
            <text:p>1989-05-26</text:p>
          </table:table-cell>
          <table:table-cell office:value-type="float" office:value="10.5" calcext:value-type="float">
            <text:p>10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6-02" calcext:value-type="date">
            <text:p>1989-06-02</text:p>
          </table:table-cell>
          <table:table-cell office:value-type="float" office:value="10.48" calcext:value-type="float">
            <text:p>10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6-09" calcext:value-type="date">
            <text:p>1989-06-09</text:p>
          </table:table-cell>
          <table:table-cell office:value-type="float" office:value="10.2" calcext:value-type="float">
            <text:p>10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6-16" calcext:value-type="date">
            <text:p>1989-06-16</text:p>
          </table:table-cell>
          <table:table-cell office:value-type="float" office:value="10.04" calcext:value-type="float">
            <text:p>10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6-23" calcext:value-type="date">
            <text:p>1989-06-23</text:p>
          </table:table-cell>
          <table:table-cell office:value-type="float" office:value="10.19" calcext:value-type="float">
            <text:p>10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6-30" calcext:value-type="date">
            <text:p>1989-06-30</text:p>
          </table:table-cell>
          <table:table-cell office:value-type="float" office:value="10.07" calcext:value-type="float">
            <text:p>10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7-07" calcext:value-type="date">
            <text:p>1989-07-07</text:p>
          </table:table-cell>
          <table:table-cell office:value-type="float" office:value="10.03" calcext:value-type="float">
            <text:p>10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7-14" calcext:value-type="date">
            <text:p>1989-07-14</text:p>
          </table:table-cell>
          <table:table-cell office:value-type="float" office:value="9.82" calcext:value-type="float">
            <text:p>9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7-21" calcext:value-type="date">
            <text:p>1989-07-21</text:p>
          </table:table-cell>
          <table:table-cell office:value-type="float" office:value="9.87" calcext:value-type="float">
            <text:p>9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7-28" calcext:value-type="date">
            <text:p>1989-07-28</text:p>
          </table:table-cell>
          <table:table-cell office:value-type="float" office:value="9.81" calcext:value-type="float">
            <text:p>9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8-04" calcext:value-type="date">
            <text:p>1989-08-04</text:p>
          </table:table-cell>
          <table:table-cell office:value-type="float" office:value="9.68" calcext:value-type="float">
            <text:p>9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8-11" calcext:value-type="date">
            <text:p>1989-08-11</text:p>
          </table:table-cell>
          <table:table-cell office:value-type="float" office:value="9.96" calcext:value-type="float">
            <text:p>9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8-18" calcext:value-type="date">
            <text:p>1989-08-18</text:p>
          </table:table-cell>
          <table:table-cell office:value-type="float" office:value="10.09" calcext:value-type="float">
            <text:p>10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8-25" calcext:value-type="date">
            <text:p>1989-08-25</text:p>
          </table:table-cell>
          <table:table-cell office:value-type="float" office:value="10.21" calcext:value-type="float">
            <text:p>10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9-01" calcext:value-type="date">
            <text:p>1989-09-01</text:p>
          </table:table-cell>
          <table:table-cell office:value-type="float" office:value="10.22" calcext:value-type="float">
            <text:p>10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9-08" calcext:value-type="date">
            <text:p>1989-09-08</text:p>
          </table:table-cell>
          <table:table-cell office:value-type="float" office:value="10.17" calcext:value-type="float">
            <text:p>10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9-15" calcext:value-type="date">
            <text:p>1989-09-15</text:p>
          </table:table-cell>
          <table:table-cell office:value-type="float" office:value="10.05" calcext:value-type="float">
            <text:p>10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9-22" calcext:value-type="date">
            <text:p>1989-09-22</text:p>
          </table:table-cell>
          <table:table-cell office:value-type="float" office:value="10.03" calcext:value-type="float">
            <text:p>10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09-29" calcext:value-type="date">
            <text:p>1989-09-29</text:p>
          </table:table-cell>
          <table:table-cell office:value-type="float" office:value="10.16" calcext:value-type="float">
            <text:p>10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0-06" calcext:value-type="date">
            <text:p>1989-10-06</text:p>
          </table:table-cell>
          <table:table-cell office:value-type="float" office:value="10.1" calcext:value-type="float">
            <text:p>10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0-13" calcext:value-type="date">
            <text:p>1989-10-13</text:p>
          </table:table-cell>
          <table:table-cell office:value-type="float" office:value="9.95" calcext:value-type="float">
            <text:p>9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0-20" calcext:value-type="date">
            <text:p>1989-10-20</text:p>
          </table:table-cell>
          <table:table-cell office:value-type="float" office:value="9.92" calcext:value-type="float">
            <text:p>9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0-27" calcext:value-type="date">
            <text:p>1989-10-27</text:p>
          </table:table-cell>
          <table:table-cell office:value-type="float" office:value="9.82" calcext:value-type="float">
            <text:p>9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1-03" calcext:value-type="date">
            <text:p>1989-11-03</text:p>
          </table:table-cell>
          <table:table-cell office:value-type="float" office:value="9.82" calcext:value-type="float">
            <text:p>9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1-10" calcext:value-type="date">
            <text:p>1989-11-10</text:p>
          </table:table-cell>
          <table:table-cell office:value-type="float" office:value="9.79" calcext:value-type="float">
            <text:p>9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1-17" calcext:value-type="date">
            <text:p>1989-11-17</text:p>
          </table:table-cell>
          <table:table-cell office:value-type="float" office:value="9.72" calcext:value-type="float">
            <text:p>9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1-24" calcext:value-type="date">
            <text:p>1989-11-24</text:p>
          </table:table-cell>
          <table:table-cell office:value-type="float" office:value="9.74" calcext:value-type="float">
            <text:p>9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2-01" calcext:value-type="date">
            <text:p>1989-12-01</text:p>
          </table:table-cell>
          <table:table-cell office:value-type="float" office:value="9.74" calcext:value-type="float">
            <text:p>9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2-08" calcext:value-type="date">
            <text:p>1989-12-08</text:p>
          </table:table-cell>
          <table:table-cell office:value-type="float" office:value="9.76" calcext:value-type="float">
            <text:p>9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2-15" calcext:value-type="date">
            <text:p>1989-12-15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2-22" calcext:value-type="date">
            <text:p>1989-12-22</text:p>
          </table:table-cell>
          <table:table-cell office:value-type="float" office:value="9.69" calcext:value-type="float">
            <text:p>9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89-12-29" calcext:value-type="date">
            <text:p>1989-12-29</text:p>
          </table:table-cell>
          <table:table-cell office:value-type="float" office:value="9.78" calcext:value-type="float">
            <text:p>9.7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0-01-05" calcext:value-type="date">
            <text:p>1990-01-05</text:p>
          </table:table-cell>
          <table:table-cell office:value-type="float" office:value="9.83" calcext:value-type="float">
            <text:p>9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1-12" calcext:value-type="date">
            <text:p>1990-01-12</text:p>
          </table:table-cell>
          <table:table-cell office:value-type="float" office:value="9.8" calcext:value-type="float">
            <text:p>9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1-19" calcext:value-type="date">
            <text:p>1990-01-19</text:p>
          </table:table-cell>
          <table:table-cell office:value-type="float" office:value="9.9" calcext:value-type="float">
            <text:p>9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1-26" calcext:value-type="date">
            <text:p>1990-01-26</text:p>
          </table:table-cell>
          <table:table-cell office:value-type="float" office:value="10.05" calcext:value-type="float">
            <text:p>10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2-02" calcext:value-type="date">
            <text:p>1990-02-02</text:p>
          </table:table-cell>
          <table:table-cell office:value-type="float" office:value="10.17" calcext:value-type="float">
            <text:p>10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2-09" calcext:value-type="date">
            <text:p>1990-02-09</text:p>
          </table:table-cell>
          <table:table-cell office:value-type="float" office:value="10.21" calcext:value-type="float">
            <text:p>10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2-16" calcext:value-type="date">
            <text:p>1990-02-16</text:p>
          </table:table-cell>
          <table:table-cell office:value-type="float" office:value="10.1" calcext:value-type="float">
            <text:p>10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2-23" calcext:value-type="date">
            <text:p>1990-02-23</text:p>
          </table:table-cell>
          <table:table-cell office:value-type="float" office:value="10.31" calcext:value-type="float">
            <text:p>10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3-02" calcext:value-type="date">
            <text:p>1990-03-02</text:p>
          </table:table-cell>
          <table:table-cell office:value-type="float" office:value="10.23" calcext:value-type="float">
            <text:p>10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3-09" calcext:value-type="date">
            <text:p>1990-03-09</text:p>
          </table:table-cell>
          <table:table-cell office:value-type="float" office:value="10.29" calcext:value-type="float">
            <text:p>10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3-16" calcext:value-type="date">
            <text:p>1990-03-16</text:p>
          </table:table-cell>
          <table:table-cell office:value-type="float" office:value="10.34" calcext:value-type="float">
            <text:p>10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3-23" calcext:value-type="date">
            <text:p>1990-03-23</text:p>
          </table:table-cell>
          <table:table-cell office:value-type="float" office:value="10.26" calcext:value-type="float">
            <text:p>10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3-30" calcext:value-type="date">
            <text:p>1990-03-30</text:p>
          </table:table-cell>
          <table:table-cell office:value-type="float" office:value="10.22" calcext:value-type="float">
            <text:p>10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4-06" calcext:value-type="date">
            <text:p>1990-04-06</text:p>
          </table:table-cell>
          <table:table-cell office:value-type="float" office:value="10.26" calcext:value-type="float">
            <text:p>10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4-13" calcext:value-type="date">
            <text:p>1990-04-13</text:p>
          </table:table-cell>
          <table:table-cell office:value-type="float" office:value="10.25" calcext:value-type="float">
            <text:p>10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4-20" calcext:value-type="date">
            <text:p>1990-04-20</text:p>
          </table:table-cell>
          <table:table-cell office:value-type="float" office:value="10.41" calcext:value-type="float">
            <text:p>10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4-27" calcext:value-type="date">
            <text:p>1990-04-27</text:p>
          </table:table-cell>
          <table:table-cell office:value-type="float" office:value="10.56" calcext:value-type="float">
            <text:p>10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5-04" calcext:value-type="date">
            <text:p>1990-05-04</text:p>
          </table:table-cell>
          <table:table-cell office:value-type="float" office:value="10.67" calcext:value-type="float">
            <text:p>10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5-11" calcext:value-type="date">
            <text:p>1990-05-11</text:p>
          </table:table-cell>
          <table:table-cell office:value-type="float" office:value="10.54" calcext:value-type="float">
            <text:p>10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5-18" calcext:value-type="date">
            <text:p>1990-05-18</text:p>
          </table:table-cell>
          <table:table-cell office:value-type="float" office:value="10.37" calcext:value-type="float">
            <text:p>10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5-25" calcext:value-type="date">
            <text:p>1990-05-25</text:p>
          </table:table-cell>
          <table:table-cell office:value-type="float" office:value="10.33" calcext:value-type="float">
            <text:p>10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6-01" calcext:value-type="date">
            <text:p>1990-06-01</text:p>
          </table:table-cell>
          <table:table-cell office:value-type="float" office:value="10.29" calcext:value-type="float">
            <text:p>10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6-08" calcext:value-type="date">
            <text:p>1990-06-08</text:p>
          </table:table-cell>
          <table:table-cell office:value-type="float" office:value="10.1" calcext:value-type="float">
            <text:p>10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6-15" calcext:value-type="date">
            <text:p>1990-06-15</text:p>
          </table:table-cell>
          <table:table-cell office:value-type="float" office:value="10.12" calcext:value-type="float">
            <text:p>10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6-22" calcext:value-type="date">
            <text:p>1990-06-22</text:p>
          </table:table-cell>
          <table:table-cell office:value-type="float" office:value="10.16" calcext:value-type="float">
            <text:p>10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6-29" calcext:value-type="date">
            <text:p>1990-06-29</text:p>
          </table:table-cell>
          <table:table-cell office:value-type="float" office:value="10.15" calcext:value-type="float">
            <text:p>10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7-06" calcext:value-type="date">
            <text:p>1990-07-06</text:p>
          </table:table-cell>
          <table:table-cell office:value-type="float" office:value="10.06" calcext:value-type="float">
            <text:p>10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7-13" calcext:value-type="date">
            <text:p>1990-07-13</text:p>
          </table:table-cell>
          <table:table-cell office:value-type="float" office:value="10.11" calcext:value-type="float">
            <text:p>10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7-20" calcext:value-type="date">
            <text:p>1990-07-20</text:p>
          </table:table-cell>
          <table:table-cell office:value-type="float" office:value="9.99" calcext:value-type="float">
            <text:p>9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7-27" calcext:value-type="date">
            <text:p>1990-07-27</text:p>
          </table:table-cell>
          <table:table-cell office:value-type="float" office:value="9.98" calcext:value-type="float">
            <text:p>9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8-03" calcext:value-type="date">
            <text:p>1990-08-03</text:p>
          </table:table-cell>
          <table:table-cell office:value-type="float" office:value="9.84" calcext:value-type="float">
            <text:p>9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8-10" calcext:value-type="date">
            <text:p>1990-08-10</text:p>
          </table:table-cell>
          <table:table-cell office:value-type="float" office:value="10.08" calcext:value-type="float">
            <text:p>10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8-17" calcext:value-type="date">
            <text:p>1990-08-17</text:p>
          </table:table-cell>
          <table:table-cell office:value-type="float" office:value="10.05" calcext:value-type="float">
            <text:p>10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8-24" calcext:value-type="date">
            <text:p>1990-08-24</text:p>
          </table:table-cell>
          <table:table-cell office:value-type="float" office:value="10.29" calcext:value-type="float">
            <text:p>10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8-31" calcext:value-type="date">
            <text:p>1990-08-31</text:p>
          </table:table-cell>
          <table:table-cell office:value-type="float" office:value="10.24" calcext:value-type="float">
            <text:p>10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9-07" calcext:value-type="date">
            <text:p>1990-09-07</text:p>
          </table:table-cell>
          <table:table-cell office:value-type="float" office:value="10.19" calcext:value-type="float">
            <text:p>10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9-14" calcext:value-type="date">
            <text:p>1990-09-14</text:p>
          </table:table-cell>
          <table:table-cell office:value-type="float" office:value="10.13" calcext:value-type="float">
            <text:p>10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9-21" calcext:value-type="date">
            <text:p>1990-09-21</text:p>
          </table:table-cell>
          <table:table-cell office:value-type="float" office:value="10.16" calcext:value-type="float">
            <text:p>10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09-28" calcext:value-type="date">
            <text:p>1990-09-28</text:p>
          </table:table-cell>
          <table:table-cell office:value-type="float" office:value="10.22" calcext:value-type="float">
            <text:p>10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0-05" calcext:value-type="date">
            <text:p>1990-10-05</text:p>
          </table:table-cell>
          <table:table-cell office:value-type="float" office:value="10.08" calcext:value-type="float">
            <text:p>10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0-12" calcext:value-type="date">
            <text:p>1990-10-12</text:p>
          </table:table-cell>
          <table:table-cell office:value-type="float" office:value="10.22" calcext:value-type="float">
            <text:p>10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0-19" calcext:value-type="date">
            <text:p>1990-10-19</text:p>
          </table:table-cell>
          <table:table-cell office:value-type="float" office:value="10.24" calcext:value-type="float">
            <text:p>10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0-26" calcext:value-type="date">
            <text:p>1990-10-26</text:p>
          </table:table-cell>
          <table:table-cell office:value-type="float" office:value="10.17" calcext:value-type="float">
            <text:p>10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1-02" calcext:value-type="date">
            <text:p>1990-11-02</text:p>
          </table:table-cell>
          <table:table-cell office:value-type="float" office:value="10.13" calcext:value-type="float">
            <text:p>10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1-09" calcext:value-type="date">
            <text:p>1990-11-09</text:p>
          </table:table-cell>
          <table:table-cell office:value-type="float" office:value="10.09" calcext:value-type="float">
            <text:p>10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1-16" calcext:value-type="date">
            <text:p>1990-11-16</text:p>
          </table:table-cell>
          <table:table-cell office:value-type="float" office:value="10.02" calcext:value-type="float">
            <text:p>10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1-23" calcext:value-type="date">
            <text:p>1990-11-23</text:p>
          </table:table-cell>
          <table:table-cell office:value-type="float" office:value="9.93" calcext:value-type="float">
            <text:p>9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1-30" calcext:value-type="date">
            <text:p>1990-11-30</text:p>
          </table:table-cell>
          <table:table-cell office:value-type="float" office:value="9.9" calcext:value-type="float">
            <text:p>9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2-07" calcext:value-type="date">
            <text:p>1990-12-07</text:p>
          </table:table-cell>
          <table:table-cell office:value-type="float" office:value="9.81" calcext:value-type="float">
            <text:p>9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2-14" calcext:value-type="date">
            <text:p>1990-12-14</text:p>
          </table:table-cell>
          <table:table-cell office:value-type="float" office:value="9.56" calcext:value-type="float">
            <text:p>9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2-21" calcext:value-type="date">
            <text:p>1990-12-21</text:p>
          </table:table-cell>
          <table:table-cell office:value-type="float" office:value="9.64" calcext:value-type="float">
            <text:p>9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0-12-28" calcext:value-type="date">
            <text:p>1990-12-28</text:p>
          </table:table-cell>
          <table:table-cell office:value-type="float" office:value="9.68" calcext:value-type="float">
            <text:p>9.6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1-01-04" calcext:value-type="date">
            <text:p>1991-01-04</text:p>
          </table:table-cell>
          <table:table-cell office:value-type="float" office:value="9.56" calcext:value-type="float">
            <text:p>9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1-11" calcext:value-type="date">
            <text:p>1991-01-11</text:p>
          </table:table-cell>
          <table:table-cell office:value-type="float" office:value="9.63" calcext:value-type="float">
            <text:p>9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1-18" calcext:value-type="date">
            <text:p>1991-01-18</text:p>
          </table:table-cell>
          <table:table-cell office:value-type="float" office:value="9.75" calcext:value-type="float">
            <text:p>9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1-25" calcext:value-type="date">
            <text:p>1991-01-25</text:p>
          </table:table-cell>
          <table:table-cell office:value-type="float" office:value="9.61" calcext:value-type="float">
            <text:p>9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2-01" calcext:value-type="date">
            <text:p>1991-02-01</text:p>
          </table:table-cell>
          <table:table-cell office:value-type="float" office:value="9.56" calcext:value-type="float">
            <text:p>9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2-08" calcext:value-type="date">
            <text:p>1991-02-08</text:p>
          </table:table-cell>
          <table:table-cell office:value-type="float" office:value="9.36" calcext:value-type="float">
            <text:p>9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2-15" calcext:value-type="date">
            <text:p>1991-02-15</text:p>
          </table:table-cell>
          <table:table-cell office:value-type="float" office:value="9.25" calcext:value-type="float">
            <text:p>9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2-22" calcext:value-type="date">
            <text:p>1991-02-22</text:p>
          </table:table-cell>
          <table:table-cell office:value-type="float" office:value="9.29" calcext:value-type="float">
            <text:p>9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3-01" calcext:value-type="date">
            <text:p>1991-03-01</text:p>
          </table:table-cell>
          <table:table-cell office:value-type="float" office:value="9.4" calcext:value-type="float">
            <text:p>9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3-08" calcext:value-type="date">
            <text:p>1991-03-08</text:p>
          </table:table-cell>
          <table:table-cell office:value-type="float" office:value="9.49" calcext:value-type="float">
            <text:p>9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3-15" calcext:value-type="date">
            <text:p>1991-03-15</text:p>
          </table:table-cell>
          <table:table-cell office:value-type="float" office:value="9.5" calcext:value-type="float">
            <text:p>9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3-22" calcext:value-type="date">
            <text:p>1991-03-22</text:p>
          </table:table-cell>
          <table:table-cell office:value-type="float" office:value="9.59" calcext:value-type="float">
            <text:p>9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3-29" calcext:value-type="date">
            <text:p>1991-03-29</text:p>
          </table:table-cell>
          <table:table-cell office:value-type="float" office:value="9.52" calcext:value-type="float">
            <text:p>9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4-05" calcext:value-type="date">
            <text:p>1991-04-05</text:p>
          </table:table-cell>
          <table:table-cell office:value-type="float" office:value="9.49" calcext:value-type="float">
            <text:p>9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4-12" calcext:value-type="date">
            <text:p>1991-04-12</text:p>
          </table:table-cell>
          <table:table-cell office:value-type="float" office:value="9.48" calcext:value-type="float">
            <text:p>9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4-19" calcext:value-type="date">
            <text:p>1991-04-19</text:p>
          </table:table-cell>
          <table:table-cell office:value-type="float" office:value="9.47" calcext:value-type="float">
            <text:p>9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4-26" calcext:value-type="date">
            <text:p>1991-04-26</text:p>
          </table:table-cell>
          <table:table-cell office:value-type="float" office:value="9.53" calcext:value-type="float">
            <text:p>9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5-03" calcext:value-type="date">
            <text:p>1991-05-03</text:p>
          </table:table-cell>
          <table:table-cell office:value-type="float" office:value="9.47" calcext:value-type="float">
            <text:p>9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5-10" calcext:value-type="date">
            <text:p>1991-05-10</text:p>
          </table:table-cell>
          <table:table-cell office:value-type="float" office:value="9.47" calcext:value-type="float">
            <text:p>9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5-17" calcext:value-type="date">
            <text:p>1991-05-17</text:p>
          </table:table-cell>
          <table:table-cell office:value-type="float" office:value="9.5" calcext:value-type="float">
            <text:p>9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5-24" calcext:value-type="date">
            <text:p>1991-05-24</text:p>
          </table:table-cell>
          <table:table-cell office:value-type="float" office:value="9.47" calcext:value-type="float">
            <text:p>9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5-31" calcext:value-type="date">
            <text:p>1991-05-31</text:p>
          </table:table-cell>
          <table:table-cell office:value-type="float" office:value="9.45" calcext:value-type="float">
            <text:p>9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6-07" calcext:value-type="date">
            <text:p>1991-06-07</text:p>
          </table:table-cell>
          <table:table-cell office:value-type="float" office:value="9.48" calcext:value-type="float">
            <text:p>9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6-14" calcext:value-type="date">
            <text:p>1991-06-14</text:p>
          </table:table-cell>
          <table:table-cell office:value-type="float" office:value="9.66" calcext:value-type="float">
            <text:p>9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6-21" calcext:value-type="date">
            <text:p>1991-06-21</text:p>
          </table:table-cell>
          <table:table-cell office:value-type="float" office:value="9.65" calcext:value-type="float">
            <text:p>9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6-28" calcext:value-type="date">
            <text:p>1991-06-28</text:p>
          </table:table-cell>
          <table:table-cell office:value-type="float" office:value="9.67" calcext:value-type="float">
            <text:p>9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7-05" calcext:value-type="date">
            <text:p>1991-07-05</text:p>
          </table:table-cell>
          <table:table-cell office:value-type="float" office:value="9.62" calcext:value-type="float">
            <text:p>9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7-12" calcext:value-type="date">
            <text:p>1991-07-12</text:p>
          </table:table-cell>
          <table:table-cell office:value-type="float" office:value="9.64" calcext:value-type="float">
            <text:p>9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7-19" calcext:value-type="date">
            <text:p>1991-07-19</text:p>
          </table:table-cell>
          <table:table-cell office:value-type="float" office:value="9.54" calcext:value-type="float">
            <text:p>9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7-26" calcext:value-type="date">
            <text:p>1991-07-26</text:p>
          </table:table-cell>
          <table:table-cell office:value-type="float" office:value="9.5" calcext:value-type="float">
            <text:p>9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8-02" calcext:value-type="date">
            <text:p>1991-08-02</text:p>
          </table:table-cell>
          <table:table-cell office:value-type="float" office:value="9.44" calcext:value-type="float">
            <text:p>9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8-09" calcext:value-type="date">
            <text:p>1991-08-09</text:p>
          </table:table-cell>
          <table:table-cell office:value-type="float" office:value="9.27" calcext:value-type="float">
            <text:p>9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8-16" calcext:value-type="date">
            <text:p>1991-08-16</text:p>
          </table:table-cell>
          <table:table-cell office:value-type="float" office:value="9.19" calcext:value-type="float">
            <text:p>9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8-23" calcext:value-type="date">
            <text:p>1991-08-23</text:p>
          </table:table-cell>
          <table:table-cell office:value-type="float" office:value="9.17" calcext:value-type="float">
            <text:p>9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8-30" calcext:value-type="date">
            <text:p>1991-08-30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9-06" calcext:value-type="date">
            <text:p>1991-09-06</text:p>
          </table:table-cell>
          <table:table-cell office:value-type="float" office:value="9.14" calcext:value-type="float">
            <text:p>9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9-13" calcext:value-type="date">
            <text:p>1991-09-13</text:p>
          </table:table-cell>
          <table:table-cell office:value-type="float" office:value="9.02" calcext:value-type="float">
            <text:p>9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9-20" calcext:value-type="date">
            <text:p>1991-09-20</text:p>
          </table:table-cell>
          <table:table-cell office:value-type="float" office:value="8.95" calcext:value-type="float">
            <text:p>8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09-27" calcext:value-type="date">
            <text:p>1991-09-27</text:p>
          </table:table-cell>
          <table:table-cell office:value-type="float" office:value="8.92" calcext:value-type="float">
            <text:p>8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0-04" calcext:value-type="date">
            <text:p>1991-10-04</text:p>
          </table:table-cell>
          <table:table-cell office:value-type="float" office:value="8.87" calcext:value-type="float">
            <text:p>8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0-11" calcext:value-type="date">
            <text:p>1991-10-11</text:p>
          </table:table-cell>
          <table:table-cell office:value-type="float" office:value="8.82" calcext:value-type="float">
            <text:p>8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0-18" calcext:value-type="date">
            <text:p>1991-10-18</text:p>
          </table:table-cell>
          <table:table-cell office:value-type="float" office:value="8.82" calcext:value-type="float">
            <text:p>8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0-25" calcext:value-type="date">
            <text:p>1991-10-25</text:p>
          </table:table-cell>
          <table:table-cell office:value-type="float" office:value="8.91" calcext:value-type="float">
            <text:p>8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1-01" calcext:value-type="date">
            <text:p>1991-11-01</text:p>
          </table:table-cell>
          <table:table-cell office:value-type="float" office:value="8.78" calcext:value-type="float">
            <text:p>8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1-08" calcext:value-type="date">
            <text:p>1991-11-08</text:p>
          </table:table-cell>
          <table:table-cell office:value-type="float" office:value="8.76" calcext:value-type="float">
            <text:p>8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1-15" calcext:value-type="date">
            <text:p>1991-11-15</text:p>
          </table:table-cell>
          <table:table-cell office:value-type="float" office:value="8.69" calcext:value-type="float">
            <text:p>8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1-22" calcext:value-type="date">
            <text:p>1991-11-22</text:p>
          </table:table-cell>
          <table:table-cell office:value-type="float" office:value="8.63" calcext:value-type="float">
            <text:p>8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1-29" calcext:value-type="date">
            <text:p>1991-11-29</text:p>
          </table:table-cell>
          <table:table-cell office:value-type="float" office:value="8.7" calcext:value-type="float">
            <text:p>8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2-06" calcext:value-type="date">
            <text:p>1991-12-06</text:p>
          </table:table-cell>
          <table:table-cell office:value-type="float" office:value="8.62" calcext:value-type="float">
            <text:p>8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2-13" calcext:value-type="date">
            <text:p>1991-12-13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2-20" calcext:value-type="date">
            <text:p>1991-12-20</text:p>
          </table:table-cell>
          <table:table-cell office:value-type="float" office:value="8.49" calcext:value-type="float">
            <text:p>8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1-12-27" calcext:value-type="date">
            <text:p>1991-12-27</text:p>
          </table:table-cell>
          <table:table-cell office:value-type="float" office:value="8.35" calcext:value-type="float">
            <text:p>8.3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2-01-03" calcext:value-type="date">
            <text:p>1992-01-03</text:p>
          </table:table-cell>
          <table:table-cell office:value-type="float" office:value="8.24" calcext:value-type="float">
            <text:p>8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1-10" calcext:value-type="date">
            <text:p>1992-01-10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1-17" calcext:value-type="date">
            <text:p>1992-01-17</text:p>
          </table:table-cell>
          <table:table-cell office:value-type="float" office:value="8.45" calcext:value-type="float">
            <text:p>8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1-24" calcext:value-type="date">
            <text:p>1992-01-24</text:p>
          </table:table-cell>
          <table:table-cell office:value-type="float" office:value="8.56" calcext:value-type="float">
            <text:p>8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1-31" calcext:value-type="date">
            <text:p>1992-01-31</text:p>
          </table:table-cell>
          <table:table-cell office:value-type="float" office:value="8.68" calcext:value-type="float">
            <text:p>8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2-07" calcext:value-type="date">
            <text:p>1992-02-07</text:p>
          </table:table-cell>
          <table:table-cell office:value-type="float" office:value="8.67" calcext:value-type="float">
            <text:p>8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2-14" calcext:value-type="date">
            <text:p>1992-02-14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2-21" calcext:value-type="date">
            <text:p>1992-02-21</text:p>
          </table:table-cell>
          <table:table-cell office:value-type="float" office:value="8.82" calcext:value-type="float">
            <text:p>8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2-28" calcext:value-type="date">
            <text:p>1992-02-28</text:p>
          </table:table-cell>
          <table:table-cell office:value-type="float" office:value="8.83" calcext:value-type="float">
            <text:p>8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3-06" calcext:value-type="date">
            <text:p>1992-03-06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3-13" calcext:value-type="date">
            <text:p>1992-03-13</text:p>
          </table:table-cell>
          <table:table-cell office:value-type="float" office:value="8.88" calcext:value-type="float">
            <text:p>8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3-20" calcext:value-type="date">
            <text:p>1992-03-20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3-27" calcext:value-type="date">
            <text:p>1992-03-27</text:p>
          </table:table-cell>
          <table:table-cell office:value-type="float" office:value="8.98" calcext:value-type="float">
            <text:p>8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4-03" calcext:value-type="date">
            <text:p>1992-04-03</text:p>
          </table:table-cell>
          <table:table-cell office:value-type="float" office:value="8.96" calcext:value-type="float">
            <text:p>8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4-10" calcext:value-type="date">
            <text:p>1992-04-10</text:p>
          </table:table-cell>
          <table:table-cell office:value-type="float" office:value="8.84" calcext:value-type="float">
            <text:p>8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4-17" calcext:value-type="date">
            <text:p>1992-04-17</text:p>
          </table:table-cell>
          <table:table-cell office:value-type="float" office:value="8.76" calcext:value-type="float">
            <text:p>8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4-24" calcext:value-type="date">
            <text:p>1992-04-24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5-01" calcext:value-type="date">
            <text:p>1992-05-01</text:p>
          </table:table-cell>
          <table:table-cell office:value-type="float" office:value="8.84" calcext:value-type="float">
            <text:p>8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5-08" calcext:value-type="date">
            <text:p>1992-05-08</text:p>
          </table:table-cell>
          <table:table-cell office:value-type="float" office:value="8.75" calcext:value-type="float">
            <text:p>8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5-15" calcext:value-type="date">
            <text:p>1992-05-15</text:p>
          </table:table-cell>
          <table:table-cell office:value-type="float" office:value="8.64" calcext:value-type="float">
            <text:p>8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5-22" calcext:value-type="date">
            <text:p>1992-05-22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5-29" calcext:value-type="date">
            <text:p>1992-05-29</text:p>
          </table:table-cell>
          <table:table-cell office:value-type="float" office:value="8.6" calcext:value-type="float">
            <text:p>8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6-05" calcext:value-type="date">
            <text:p>1992-06-05</text:p>
          </table:table-cell>
          <table:table-cell office:value-type="float" office:value="8.59" calcext:value-type="float">
            <text:p>8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6-12" calcext:value-type="date">
            <text:p>1992-06-12</text:p>
          </table:table-cell>
          <table:table-cell office:value-type="float" office:value="8.54" calcext:value-type="float">
            <text:p>8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6-19" calcext:value-type="date">
            <text:p>1992-06-19</text:p>
          </table:table-cell>
          <table:table-cell office:value-type="float" office:value="8.48" calcext:value-type="float">
            <text:p>8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6-26" calcext:value-type="date">
            <text:p>1992-06-26</text:p>
          </table:table-cell>
          <table:table-cell office:value-type="float" office:value="8.43" calcext:value-type="float">
            <text:p>8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7-03" calcext:value-type="date">
            <text:p>1992-07-03</text:p>
          </table:table-cell>
          <table:table-cell office:value-type="float" office:value="8.29" calcext:value-type="float">
            <text:p>8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7-10" calcext:value-type="date">
            <text:p>1992-07-10</text:p>
          </table:table-cell>
          <table:table-cell office:value-type="float" office:value="8.13" calcext:value-type="float">
            <text:p>8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7-17" calcext:value-type="date">
            <text:p>1992-07-17</text:p>
          </table:table-cell>
          <table:table-cell office:value-type="float" office:value="8.09" calcext:value-type="float">
            <text:p>8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7-24" calcext:value-type="date">
            <text:p>1992-07-24</text:p>
          </table:table-cell>
          <table:table-cell office:value-type="float" office:value="8.08" calcext:value-type="float">
            <text:p>8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7-31" calcext:value-type="date">
            <text:p>1992-07-31</text:p>
          </table:table-cell>
          <table:table-cell office:value-type="float" office:value="8.05" calcext:value-type="float">
            <text:p>8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8-07" calcext:value-type="date">
            <text:p>1992-08-07</text:p>
          </table:table-cell>
          <table:table-cell office:value-type="float" office:value="8.06" calcext:value-type="float">
            <text:p>8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8-14" calcext:value-type="date">
            <text:p>1992-08-14</text:p>
          </table:table-cell>
          <table:table-cell office:value-type="float" office:value="7.96" calcext:value-type="float">
            <text:p>7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8-21" calcext:value-type="date">
            <text:p>1992-08-21</text:p>
          </table:table-cell>
          <table:table-cell office:value-type="float" office:value="7.87" calcext:value-type="float">
            <text:p>7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8-28" calcext:value-type="date">
            <text:p>1992-08-28</text:p>
          </table:table-cell>
          <table:table-cell office:value-type="float" office:value="8.01" calcext:value-type="float">
            <text:p>8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9-04" calcext:value-type="date">
            <text:p>1992-09-04</text:p>
          </table:table-cell>
          <table:table-cell office:value-type="float" office:value="7.94" calcext:value-type="float">
            <text:p>7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9-11" calcext:value-type="date">
            <text:p>1992-09-11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9-18" calcext:value-type="date">
            <text:p>1992-09-18</text:p>
          </table:table-cell>
          <table:table-cell office:value-type="float" office:value="7.89" calcext:value-type="float">
            <text:p>7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09-24" calcext:value-type="date">
            <text:p>1992-09-24</text:p>
          </table:table-cell>
          <table:table-cell office:value-type="float" office:value="8.02" calcext:value-type="float">
            <text:p>8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0-02" calcext:value-type="date">
            <text:p>1992-10-02</text:p>
          </table:table-cell>
          <table:table-cell office:value-type="float" office:value="7.93" calcext:value-type="float">
            <text:p>7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0-09" calcext:value-type="date">
            <text:p>1992-10-09</text:p>
          </table:table-cell>
          <table:table-cell office:value-type="float" office:value="8.01" calcext:value-type="float">
            <text:p>8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0-16" calcext:value-type="date">
            <text:p>1992-10-16</text:p>
          </table:table-cell>
          <table:table-cell office:value-type="float" office:value="8.06" calcext:value-type="float">
            <text:p>8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0-23" calcext:value-type="date">
            <text:p>1992-10-23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0-30" calcext:value-type="date">
            <text:p>1992-10-30</text:p>
          </table:table-cell>
          <table:table-cell office:value-type="float" office:value="8.21" calcext:value-type="float">
            <text:p>8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1-06" calcext:value-type="date">
            <text:p>1992-11-06</text:p>
          </table:table-cell>
          <table:table-cell office:value-type="float" office:value="8.29" calcext:value-type="float">
            <text:p>8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1-13" calcext:value-type="date">
            <text:p>1992-11-13</text:p>
          </table:table-cell>
          <table:table-cell office:value-type="float" office:value="8.32" calcext:value-type="float">
            <text:p>8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1-20" calcext:value-type="date">
            <text:p>1992-11-20</text:p>
          </table:table-cell>
          <table:table-cell office:value-type="float" office:value="8.32" calcext:value-type="float">
            <text:p>8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1-27" calcext:value-type="date">
            <text:p>1992-11-27</text:p>
          </table:table-cell>
          <table:table-cell office:value-type="float" office:value="8.29" calcext:value-type="float">
            <text:p>8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2-04" calcext:value-type="date">
            <text:p>1992-12-04</text:p>
          </table:table-cell>
          <table:table-cell office:value-type="float" office:value="8.34" calcext:value-type="float">
            <text:p>8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2-11" calcext:value-type="date">
            <text:p>1992-12-11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2-18" calcext:value-type="date">
            <text:p>1992-12-18</text:p>
          </table:table-cell>
          <table:table-cell office:value-type="float" office:value="8.19" calcext:value-type="float">
            <text:p>8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2-25" calcext:value-type="date">
            <text:p>1992-12-25</text:p>
          </table:table-cell>
          <table:table-cell office:value-type="float" office:value="8.13" calcext:value-type="float">
            <text:p>8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2-12-31" calcext:value-type="date">
            <text:p>1992-12-31</text:p>
          </table:table-cell>
          <table:table-cell office:value-type="float" office:value="8.14" calcext:value-type="float">
            <text:p>8.14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3-01-08" calcext:value-type="date">
            <text:p>1993-01-08</text:p>
          </table:table-cell>
          <table:table-cell office:value-type="float" office:value="8.07" calcext:value-type="float">
            <text:p>8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1-15" calcext:value-type="date">
            <text:p>1993-01-15</text:p>
          </table:table-cell>
          <table:table-cell office:value-type="float" office:value="8.04" calcext:value-type="float">
            <text:p>8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1-22" calcext:value-type="date">
            <text:p>1993-01-22</text:p>
          </table:table-cell>
          <table:table-cell office:value-type="float" office:value="8" calcext:value-type="float">
            <text:p>8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1-29" calcext:value-type="date">
            <text:p>1993-01-29</text:p>
          </table:table-cell>
          <table:table-cell office:value-type="float" office:value="7.86" calcext:value-type="float">
            <text:p>7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2-05" calcext:value-type="date">
            <text:p>1993-02-05</text:p>
          </table:table-cell>
          <table:table-cell office:value-type="float" office:value="7.8" calcext:value-type="float">
            <text:p>7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2-12" calcext:value-type="date">
            <text:p>1993-02-12</text:p>
          </table:table-cell>
          <table:table-cell office:value-type="float" office:value="7.75" calcext:value-type="float">
            <text:p>7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2-19" calcext:value-type="date">
            <text:p>1993-02-19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2-26" calcext:value-type="date">
            <text:p>1993-02-26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3-05" calcext:value-type="date">
            <text:p>1993-03-05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3-12" calcext:value-type="date">
            <text:p>1993-03-12</text:p>
          </table:table-cell>
          <table:table-cell office:value-type="float" office:value="7.47" calcext:value-type="float">
            <text:p>7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3-19" calcext:value-type="date">
            <text:p>1993-03-19</text:p>
          </table:table-cell>
          <table:table-cell office:value-type="float" office:value="7.57" calcext:value-type="float">
            <text:p>7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3-26" calcext:value-type="date">
            <text:p>1993-03-26</text:p>
          </table:table-cell>
          <table:table-cell office:value-type="float" office:value="7.5" calcext:value-type="float">
            <text:p>7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4-02" calcext:value-type="date">
            <text:p>1993-04-02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4-09" calcext:value-type="date">
            <text:p>1993-04-09</text:p>
          </table:table-cell>
          <table:table-cell office:value-type="float" office:value="7.57" calcext:value-type="float">
            <text:p>7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4-16" calcext:value-type="date">
            <text:p>1993-04-16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4-23" calcext:value-type="date">
            <text:p>1993-04-23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4-30" calcext:value-type="date">
            <text:p>1993-04-30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5-07" calcext:value-type="date">
            <text:p>1993-05-07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5-14" calcext:value-type="date">
            <text:p>1993-05-14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5-21" calcext:value-type="date">
            <text:p>1993-05-21</text:p>
          </table:table-cell>
          <table:table-cell office:value-type="float" office:value="7.52" calcext:value-type="float">
            <text:p>7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5-28" calcext:value-type="date">
            <text:p>1993-05-28</text:p>
          </table:table-cell>
          <table:table-cell office:value-type="float" office:value="7.5" calcext:value-type="float">
            <text:p>7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6-04" calcext:value-type="date">
            <text:p>1993-06-04</text:p>
          </table:table-cell>
          <table:table-cell office:value-type="float" office:value="7.47" calcext:value-type="float">
            <text:p>7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6-11" calcext:value-type="date">
            <text:p>1993-06-11</text:p>
          </table:table-cell>
          <table:table-cell office:value-type="float" office:value="7.48" calcext:value-type="float">
            <text:p>7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6-18" calcext:value-type="date">
            <text:p>1993-06-18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6-25" calcext:value-type="date">
            <text:p>1993-06-25</text:p>
          </table:table-cell>
          <table:table-cell office:value-type="float" office:value="7.34" calcext:value-type="float">
            <text:p>7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7-02" calcext:value-type="date">
            <text:p>1993-07-02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7-09" calcext:value-type="date">
            <text:p>1993-07-09</text:p>
          </table:table-cell>
          <table:table-cell office:value-type="float" office:value="7.19" calcext:value-type="float">
            <text:p>7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7-16" calcext:value-type="date">
            <text:p>1993-07-16</text:p>
          </table:table-cell>
          <table:table-cell office:value-type="float" office:value="7.16" calcext:value-type="float">
            <text:p>7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7-23" calcext:value-type="date">
            <text:p>1993-07-23</text:p>
          </table:table-cell>
          <table:table-cell office:value-type="float" office:value="7.2" calcext:value-type="float">
            <text:p>7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7-30" calcext:value-type="date">
            <text:p>1993-07-30</text:p>
          </table:table-cell>
          <table:table-cell office:value-type="float" office:value="7.25" calcext:value-type="float">
            <text:p>7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8-06" calcext:value-type="date">
            <text:p>1993-08-06</text:p>
          </table:table-cell>
          <table:table-cell office:value-type="float" office:value="7.21" calcext:value-type="float">
            <text:p>7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8-13" calcext:value-type="date">
            <text:p>1993-08-13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8-20" calcext:value-type="date">
            <text:p>1993-08-20</text:p>
          </table:table-cell>
          <table:table-cell office:value-type="float" office:value="7.1" calcext:value-type="float">
            <text:p>7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8-27" calcext:value-type="date">
            <text:p>1993-08-27</text:p>
          </table:table-cell>
          <table:table-cell office:value-type="float" office:value="6.97" calcext:value-type="float">
            <text:p>6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9-03" calcext:value-type="date">
            <text:p>1993-09-03</text:p>
          </table:table-cell>
          <table:table-cell office:value-type="float" office:value="6.93" calcext:value-type="float">
            <text:p>6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9-10" calcext:value-type="date">
            <text:p>1993-09-10</text:p>
          </table:table-cell>
          <table:table-cell office:value-type="float" office:value="6.82" calcext:value-type="float">
            <text:p>6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9-17" calcext:value-type="date">
            <text:p>1993-09-17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09-24" calcext:value-type="date">
            <text:p>1993-09-24</text:p>
          </table:table-cell>
          <table:table-cell office:value-type="float" office:value="6.95" calcext:value-type="float">
            <text:p>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0-01" calcext:value-type="date">
            <text:p>1993-10-01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0-08" calcext:value-type="date">
            <text:p>1993-10-08</text:p>
          </table:table-cell>
          <table:table-cell office:value-type="float" office:value="6.87" calcext:value-type="float">
            <text:p>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0-15" calcext:value-type="date">
            <text:p>1993-10-15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0-22" calcext:value-type="date">
            <text:p>1993-10-22</text:p>
          </table:table-cell>
          <table:table-cell office:value-type="float" office:value="6.74" calcext:value-type="float">
            <text:p>6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0-29" calcext:value-type="date">
            <text:p>1993-10-29</text:p>
          </table:table-cell>
          <table:table-cell office:value-type="float" office:value="6.86" calcext:value-type="float">
            <text:p>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1-05" calcext:value-type="date">
            <text:p>1993-11-05</text:p>
          </table:table-cell>
          <table:table-cell office:value-type="float" office:value="7.11" calcext:value-type="float">
            <text:p>7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1-12" calcext:value-type="date">
            <text:p>1993-11-12</text:p>
          </table:table-cell>
          <table:table-cell office:value-type="float" office:value="7.12" calcext:value-type="float">
            <text:p>7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1-19" calcext:value-type="date">
            <text:p>1993-11-19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1-26" calcext:value-type="date">
            <text:p>1993-11-26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2-04" calcext:value-type="date">
            <text:p>1993-12-04</text:p>
          </table:table-cell>
          <table:table-cell office:value-type="float" office:value="7.25" calcext:value-type="float">
            <text:p>7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2-10" calcext:value-type="date">
            <text:p>1993-12-10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2-17" calcext:value-type="date">
            <text:p>1993-12-17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2-24" calcext:value-type="date">
            <text:p>1993-12-24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3-12-31" calcext:value-type="date">
            <text:p>1993-12-31</text:p>
          </table:table-cell>
          <table:table-cell office:value-type="float" office:value="7.13" calcext:value-type="float">
            <text:p>7.1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4-01-07" calcext:value-type="date">
            <text:p>1994-01-07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1-14" calcext:value-type="date">
            <text:p>1994-01-14</text:p>
          </table:table-cell>
          <table:table-cell office:value-type="float" office:value="6.99" calcext:value-type="float">
            <text:p>6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1-21" calcext:value-type="date">
            <text:p>1994-01-21</text:p>
          </table:table-cell>
          <table:table-cell office:value-type="float" office:value="7.05" calcext:value-type="float">
            <text:p>7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1-28" calcext:value-type="date">
            <text:p>1994-01-28</text:p>
          </table:table-cell>
          <table:table-cell office:value-type="float" office:value="6.97" calcext:value-type="float">
            <text:p>6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2-04" calcext:value-type="date">
            <text:p>1994-02-04</text:p>
          </table:table-cell>
          <table:table-cell office:value-type="float" office:value="6.97" calcext:value-type="float">
            <text:p>6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2-11" calcext:value-type="date">
            <text:p>1994-02-11</text:p>
          </table:table-cell>
          <table:table-cell office:value-type="float" office:value="7.21" calcext:value-type="float">
            <text:p>7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2-18" calcext:value-type="date">
            <text:p>1994-02-18</text:p>
          </table:table-cell>
          <table:table-cell office:value-type="float" office:value="7.11" calcext:value-type="float">
            <text:p>7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2-25" calcext:value-type="date">
            <text:p>1994-02-25</text:p>
          </table:table-cell>
          <table:table-cell office:value-type="float" office:value="7.32" calcext:value-type="float">
            <text:p>7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3-04" calcext:value-type="date">
            <text:p>1994-03-04</text:p>
          </table:table-cell>
          <table:table-cell office:value-type="float" office:value="7.51" calcext:value-type="float">
            <text:p>7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3-11" calcext:value-type="date">
            <text:p>1994-03-11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3-18" calcext:value-type="date">
            <text:p>1994-03-18</text:p>
          </table:table-cell>
          <table:table-cell office:value-type="float" office:value="7.76" calcext:value-type="float">
            <text:p>7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3-25" calcext:value-type="date">
            <text:p>1994-03-25</text:p>
          </table:table-cell>
          <table:table-cell office:value-type="float" office:value="7.8" calcext:value-type="float">
            <text:p>7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4-01" calcext:value-type="date">
            <text:p>1994-04-01</text:p>
          </table:table-cell>
          <table:table-cell office:value-type="float" office:value="8.04" calcext:value-type="float">
            <text:p>8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4-08" calcext:value-type="date">
            <text:p>1994-04-08</text:p>
          </table:table-cell>
          <table:table-cell office:value-type="float" office:value="8.47" calcext:value-type="float">
            <text:p>8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4-15" calcext:value-type="date">
            <text:p>1994-04-15</text:p>
          </table:table-cell>
          <table:table-cell office:value-type="float" office:value="8.26" calcext:value-type="float">
            <text:p>8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4-22" calcext:value-type="date">
            <text:p>1994-04-22</text:p>
          </table:table-cell>
          <table:table-cell office:value-type="float" office:value="8.49" calcext:value-type="float">
            <text:p>8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4-29" calcext:value-type="date">
            <text:p>1994-04-29</text:p>
          </table:table-cell>
          <table:table-cell office:value-type="float" office:value="8.32" calcext:value-type="float">
            <text:p>8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5-06" calcext:value-type="date">
            <text:p>1994-05-06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5-13" calcext:value-type="date">
            <text:p>1994-05-13</text:p>
          </table:table-cell>
          <table:table-cell office:value-type="float" office:value="8.77" calcext:value-type="float">
            <text:p>8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5-20" calcext:value-type="date">
            <text:p>1994-05-20</text:p>
          </table:table-cell>
          <table:table-cell office:value-type="float" office:value="8.56" calcext:value-type="float">
            <text:p>8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5-27" calcext:value-type="date">
            <text:p>1994-05-27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6-03" calcext:value-type="date">
            <text:p>1994-06-03</text:p>
          </table:table-cell>
          <table:table-cell office:value-type="float" office:value="8.55" calcext:value-type="float">
            <text:p>8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6-10" calcext:value-type="date">
            <text:p>1994-06-10</text:p>
          </table:table-cell>
          <table:table-cell office:value-type="float" office:value="8.25" calcext:value-type="float">
            <text:p>8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6-17" calcext:value-type="date">
            <text:p>1994-06-17</text:p>
          </table:table-cell>
          <table:table-cell office:value-type="float" office:value="8.33" calcext:value-type="float">
            <text:p>8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6-24" calcext:value-type="date">
            <text:p>1994-06-24</text:p>
          </table:table-cell>
          <table:table-cell office:value-type="float" office:value="8.46" calcext:value-type="float">
            <text:p>8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7-01" calcext:value-type="date">
            <text:p>1994-07-01</text:p>
          </table:table-cell>
          <table:table-cell office:value-type="float" office:value="8.57" calcext:value-type="float">
            <text:p>8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7-08" calcext:value-type="date">
            <text:p>1994-07-08</text:p>
          </table:table-cell>
          <table:table-cell office:value-type="float" office:value="8.68" calcext:value-type="float">
            <text:p>8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7-15" calcext:value-type="date">
            <text:p>1994-07-15</text:p>
          </table:table-cell>
          <table:table-cell office:value-type="float" office:value="8.72" calcext:value-type="float">
            <text:p>8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7-22" calcext:value-type="date">
            <text:p>1994-07-22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7-29" calcext:value-type="date">
            <text:p>1994-07-29</text:p>
          </table:table-cell>
          <table:table-cell office:value-type="float" office:value="8.57" calcext:value-type="float">
            <text:p>8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8-05" calcext:value-type="date">
            <text:p>1994-08-05</text:p>
          </table:table-cell>
          <table:table-cell office:value-type="float" office:value="8.38" calcext:value-type="float">
            <text:p>8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8-12" calcext:value-type="date">
            <text:p>1994-08-12</text:p>
          </table:table-cell>
          <table:table-cell office:value-type="float" office:value="8.57" calcext:value-type="float">
            <text:p>8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8-19" calcext:value-type="date">
            <text:p>1994-08-19</text:p>
          </table:table-cell>
          <table:table-cell office:value-type="float" office:value="8.54" calcext:value-type="float">
            <text:p>8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8-26" calcext:value-type="date">
            <text:p>1994-08-26</text:p>
          </table:table-cell>
          <table:table-cell office:value-type="float" office:value="8.56" calcext:value-type="float">
            <text:p>8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9-02" calcext:value-type="date">
            <text:p>1994-09-02</text:p>
          </table:table-cell>
          <table:table-cell office:value-type="float" office:value="8.48" calcext:value-type="float">
            <text:p>8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9-09" calcext:value-type="date">
            <text:p>1994-09-09</text:p>
          </table:table-cell>
          <table:table-cell office:value-type="float" office:value="8.51" calcext:value-type="float">
            <text:p>8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9-16" calcext:value-type="date">
            <text:p>1994-09-16</text:p>
          </table:table-cell>
          <table:table-cell office:value-type="float" office:value="8.66" calcext:value-type="float">
            <text:p>8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9-23" calcext:value-type="date">
            <text:p>1994-09-23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09-30" calcext:value-type="date">
            <text:p>1994-09-30</text:p>
          </table:table-cell>
          <table:table-cell office:value-type="float" office:value="8.82" calcext:value-type="float">
            <text:p>8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0-07" calcext:value-type="date">
            <text:p>1994-10-07</text:p>
          </table:table-cell>
          <table:table-cell office:value-type="float" office:value="8.89" calcext:value-type="float">
            <text:p>8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0-14" calcext:value-type="date">
            <text:p>1994-10-14</text:p>
          </table:table-cell>
          <table:table-cell office:value-type="float" office:value="8.93" calcext:value-type="float">
            <text:p>8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0-21" calcext:value-type="date">
            <text:p>1994-10-21</text:p>
          </table:table-cell>
          <table:table-cell office:value-type="float" office:value="8.85" calcext:value-type="float">
            <text:p>8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0-28" calcext:value-type="date">
            <text:p>1994-10-28</text:p>
          </table:table-cell>
          <table:table-cell office:value-type="float" office:value="9.03" calcext:value-type="float">
            <text:p>9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1-04" calcext:value-type="date">
            <text:p>1994-11-04</text:p>
          </table:table-cell>
          <table:table-cell office:value-type="float" office:value="9.05" calcext:value-type="float">
            <text:p>9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1-11" calcext:value-type="date">
            <text:p>1994-11-11</text:p>
          </table:table-cell>
          <table:table-cell office:value-type="float" office:value="9.19" calcext:value-type="float">
            <text:p>9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1-18" calcext:value-type="date">
            <text:p>1994-11-18</text:p>
          </table:table-cell>
          <table:table-cell office:value-type="float" office:value="9.19" calcext:value-type="float">
            <text:p>9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1-25" calcext:value-type="date">
            <text:p>1994-11-25</text:p>
          </table:table-cell>
          <table:table-cell office:value-type="float" office:value="9.25" calcext:value-type="float">
            <text:p>9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2-02" calcext:value-type="date">
            <text:p>1994-12-02</text:p>
          </table:table-cell>
          <table:table-cell office:value-type="float" office:value="9.23" calcext:value-type="float">
            <text:p>9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2-09" calcext:value-type="date">
            <text:p>1994-12-09</text:p>
          </table:table-cell>
          <table:table-cell office:value-type="float" office:value="9.15" calcext:value-type="float">
            <text:p>9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2-16" calcext:value-type="date">
            <text:p>1994-12-16</text:p>
          </table:table-cell>
          <table:table-cell office:value-type="float" office:value="9.25" calcext:value-type="float">
            <text:p>9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2-23" calcext:value-type="date">
            <text:p>1994-12-23</text:p>
          </table:table-cell>
          <table:table-cell office:value-type="float" office:value="9.18" calcext:value-type="float">
            <text:p>9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4-12-30" calcext:value-type="date">
            <text:p>1994-12-30</text:p>
          </table:table-cell>
          <table:table-cell office:value-type="float" office:value="9.18" calcext:value-type="float">
            <text:p>9.1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5-01-06" calcext:value-type="date">
            <text:p>1995-01-06</text:p>
          </table:table-cell>
          <table:table-cell office:value-type="float" office:value="9.22" calcext:value-type="float">
            <text:p>9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1-13" calcext:value-type="date">
            <text:p>1995-01-13</text:p>
          </table:table-cell>
          <table:table-cell office:value-type="float" office:value="9.19" calcext:value-type="float">
            <text:p>9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1-20" calcext:value-type="date">
            <text:p>1995-01-20</text:p>
          </table:table-cell>
          <table:table-cell office:value-type="float" office:value="9.05" calcext:value-type="float">
            <text:p>9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1-27" calcext:value-type="date">
            <text:p>1995-01-27</text:p>
          </table:table-cell>
          <table:table-cell office:value-type="float" office:value="9.13" calcext:value-type="float">
            <text:p>9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2-03" calcext:value-type="date">
            <text:p>1995-02-03</text:p>
          </table:table-cell>
          <table:table-cell office:value-type="float" office:value="8.94" calcext:value-type="float">
            <text:p>8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2-10" calcext:value-type="date">
            <text:p>1995-02-10</text:p>
          </table:table-cell>
          <table:table-cell office:value-type="float" office:value="8.8" calcext:value-type="float">
            <text:p>8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2-17" calcext:value-type="date">
            <text:p>1995-02-17</text:p>
          </table:table-cell>
          <table:table-cell office:value-type="float" office:value="8.84" calcext:value-type="float">
            <text:p>8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2-24" calcext:value-type="date">
            <text:p>1995-02-24</text:p>
          </table:table-cell>
          <table:table-cell office:value-type="float" office:value="8.73" calcext:value-type="float">
            <text:p>8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3-03" calcext:value-type="date">
            <text:p>1995-03-03</text:p>
          </table:table-cell>
          <table:table-cell office:value-type="float" office:value="8.53" calcext:value-type="float">
            <text:p>8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3-10" calcext:value-type="date">
            <text:p>1995-03-10</text:p>
          </table:table-cell>
          <table:table-cell office:value-type="float" office:value="8.62" calcext:value-type="float">
            <text:p>8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3-17" calcext:value-type="date">
            <text:p>1995-03-17</text:p>
          </table:table-cell>
          <table:table-cell office:value-type="float" office:value="8.38" calcext:value-type="float">
            <text:p>8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3-24" calcext:value-type="date">
            <text:p>1995-03-24</text:p>
          </table:table-cell>
          <table:table-cell office:value-type="float" office:value="8.4" calcext:value-type="float">
            <text:p>8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3-31" calcext:value-type="date">
            <text:p>1995-03-31</text:p>
          </table:table-cell>
          <table:table-cell office:value-type="float" office:value="8.38" calcext:value-type="float">
            <text:p>8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4-07" calcext:value-type="date">
            <text:p>1995-04-07</text:p>
          </table:table-cell>
          <table:table-cell office:value-type="float" office:value="8.41" calcext:value-type="float">
            <text:p>8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4-14" calcext:value-type="date">
            <text:p>1995-04-14</text:p>
          </table:table-cell>
          <table:table-cell office:value-type="float" office:value="8.37" calcext:value-type="float">
            <text:p>8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4-21" calcext:value-type="date">
            <text:p>1995-04-21</text:p>
          </table:table-cell>
          <table:table-cell office:value-type="float" office:value="8.24" calcext:value-type="float">
            <text:p>8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4-28" calcext:value-type="date">
            <text:p>1995-04-28</text:p>
          </table:table-cell>
          <table:table-cell office:value-type="float" office:value="8.26" calcext:value-type="float">
            <text:p>8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5-05" calcext:value-type="date">
            <text:p>1995-05-05</text:p>
          </table:table-cell>
          <table:table-cell office:value-type="float" office:value="8.27" calcext:value-type="float">
            <text:p>8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5-12" calcext:value-type="date">
            <text:p>1995-05-12</text:p>
          </table:table-cell>
          <table:table-cell office:value-type="float" office:value="7.87" calcext:value-type="float">
            <text:p>7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5-19" calcext:value-type="date">
            <text:p>1995-05-19</text:p>
          </table:table-cell>
          <table:table-cell office:value-type="float" office:value="7.83" calcext:value-type="float">
            <text:p>7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5-26" calcext:value-type="date">
            <text:p>1995-05-26</text:p>
          </table:table-cell>
          <table:table-cell office:value-type="float" office:value="7.85" calcext:value-type="float">
            <text:p>7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6-02" calcext:value-type="date">
            <text:p>1995-06-02</text:p>
          </table:table-cell>
          <table:table-cell office:value-type="float" office:value="7.71" calcext:value-type="float">
            <text:p>7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6-09" calcext:value-type="date">
            <text:p>1995-06-09</text:p>
          </table:table-cell>
          <table:table-cell office:value-type="float" office:value="7.51" calcext:value-type="float">
            <text:p>7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6-16" calcext:value-type="date">
            <text:p>1995-06-16</text:p>
          </table:table-cell>
          <table:table-cell office:value-type="float" office:value="7.55" calcext:value-type="float">
            <text:p>7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6-23" calcext:value-type="date">
            <text:p>1995-06-23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6-30" calcext:value-type="date">
            <text:p>1995-06-30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7-07" calcext:value-type="date">
            <text:p>1995-07-07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7-14" calcext:value-type="date">
            <text:p>1995-07-14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7-21" calcext:value-type="date">
            <text:p>1995-07-21</text:p>
          </table:table-cell>
          <table:table-cell office:value-type="float" office:value="7.6" calcext:value-type="float">
            <text:p>7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7-28" calcext:value-type="date">
            <text:p>1995-07-28</text:p>
          </table:table-cell>
          <table:table-cell office:value-type="float" office:value="7.79" calcext:value-type="float">
            <text:p>7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8-04" calcext:value-type="date">
            <text:p>1995-08-04</text:p>
          </table:table-cell>
          <table:table-cell office:value-type="float" office:value="7.82" calcext:value-type="float">
            <text:p>7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8-11" calcext:value-type="date">
            <text:p>1995-08-11</text:p>
          </table:table-cell>
          <table:table-cell office:value-type="float" office:value="7.8" calcext:value-type="float">
            <text:p>7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8-18" calcext:value-type="date">
            <text:p>1995-08-18</text:p>
          </table:table-cell>
          <table:table-cell office:value-type="float" office:value="7.94" calcext:value-type="float">
            <text:p>7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8-25" calcext:value-type="date">
            <text:p>1995-08-25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9-01" calcext:value-type="date">
            <text:p>1995-09-01</text:p>
          </table:table-cell>
          <table:table-cell office:value-type="float" office:value="7.76" calcext:value-type="float">
            <text:p>7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9-08" calcext:value-type="date">
            <text:p>1995-09-08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9-15" calcext:value-type="date">
            <text:p>1995-09-15</text:p>
          </table:table-cell>
          <table:table-cell office:value-type="float" office:value="7.6" calcext:value-type="float">
            <text:p>7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9-22" calcext:value-type="date">
            <text:p>1995-09-22</text:p>
          </table:table-cell>
          <table:table-cell office:value-type="float" office:value="7.57" calcext:value-type="float">
            <text:p>7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09-29" calcext:value-type="date">
            <text:p>1995-09-29</text:p>
          </table:table-cell>
          <table:table-cell office:value-type="float" office:value="7.62" calcext:value-type="float">
            <text:p>7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0-06" calcext:value-type="date">
            <text:p>1995-10-06</text:p>
          </table:table-cell>
          <table:table-cell office:value-type="float" office:value="7.57" calcext:value-type="float">
            <text:p>7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0-13" calcext:value-type="date">
            <text:p>1995-10-13</text:p>
          </table:table-cell>
          <table:table-cell office:value-type="float" office:value="7.5" calcext:value-type="float">
            <text:p>7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0-20" calcext:value-type="date">
            <text:p>1995-10-20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0-27" calcext:value-type="date">
            <text:p>1995-10-27</text:p>
          </table:table-cell>
          <table:table-cell office:value-type="float" office:value="7.45" calcext:value-type="float">
            <text:p>7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1-03" calcext:value-type="date">
            <text:p>1995-11-03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1-09" calcext:value-type="date">
            <text:p>1995-11-09</text:p>
          </table:table-cell>
          <table:table-cell office:value-type="float" office:value="7.37" calcext:value-type="float">
            <text:p>7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1-17" calcext:value-type="date">
            <text:p>1995-11-17</text:p>
          </table:table-cell>
          <table:table-cell office:value-type="float" office:value="7.35" calcext:value-type="float">
            <text:p>7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1-24" calcext:value-type="date">
            <text:p>1995-11-24</text:p>
          </table:table-cell>
          <table:table-cell office:value-type="float" office:value="7.35" calcext:value-type="float">
            <text:p>7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2-01" calcext:value-type="date">
            <text:p>1995-12-01</text:p>
          </table:table-cell>
          <table:table-cell office:value-type="float" office:value="7.33" calcext:value-type="float">
            <text:p>7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2-08" calcext:value-type="date">
            <text:p>1995-12-08</text:p>
          </table:table-cell>
          <table:table-cell office:value-type="float" office:value="7.18" calcext:value-type="float">
            <text:p>7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2-15" calcext:value-type="date">
            <text:p>1995-12-15</text:p>
          </table:table-cell>
          <table:table-cell office:value-type="float" office:value="7.15" calcext:value-type="float">
            <text:p>7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2-22" calcext:value-type="date">
            <text:p>1995-12-22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5-12-29" calcext:value-type="date">
            <text:p>1995-12-29</text:p>
          </table:table-cell>
          <table:table-cell office:value-type="float" office:value="7.11" calcext:value-type="float">
            <text:p>7.1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6-01-05" calcext:value-type="date">
            <text:p>1996-01-05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1-12" calcext:value-type="date">
            <text:p>1996-01-12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1-19" calcext:value-type="date">
            <text:p>1996-01-19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1-26" calcext:value-type="date">
            <text:p>1996-01-26</text:p>
          </table:table-cell>
          <table:table-cell office:value-type="float" office:value="7" calcext:value-type="float">
            <text:p>7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2-02" calcext:value-type="date">
            <text:p>1996-02-02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2-09" calcext:value-type="date">
            <text:p>1996-02-09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2-16" calcext:value-type="date">
            <text:p>1996-02-16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2-23" calcext:value-type="date">
            <text:p>1996-02-23</text:p>
          </table:table-cell>
          <table:table-cell office:value-type="float" office:value="7.32" calcext:value-type="float">
            <text:p>7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3-01" calcext:value-type="date">
            <text:p>1996-03-01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3-08" calcext:value-type="date">
            <text:p>1996-03-08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3-15" calcext:value-type="date">
            <text:p>1996-03-15</text:p>
          </table:table-cell>
          <table:table-cell office:value-type="float" office:value="7.83" calcext:value-type="float">
            <text:p>7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3-22" calcext:value-type="date">
            <text:p>1996-03-22</text:p>
          </table:table-cell>
          <table:table-cell office:value-type="float" office:value="7.81" calcext:value-type="float">
            <text:p>7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3-29" calcext:value-type="date">
            <text:p>1996-03-29</text:p>
          </table:table-cell>
          <table:table-cell office:value-type="float" office:value="7.69" calcext:value-type="float">
            <text:p>7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4-05" calcext:value-type="date">
            <text:p>1996-04-05</text:p>
          </table:table-cell>
          <table:table-cell office:value-type="float" office:value="7.78" calcext:value-type="float">
            <text:p>7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4-12" calcext:value-type="date">
            <text:p>1996-04-12</text:p>
          </table:table-cell>
          <table:table-cell office:value-type="float" office:value="8.05" calcext:value-type="float">
            <text:p>8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4-19" calcext:value-type="date">
            <text:p>1996-04-19</text:p>
          </table:table-cell>
          <table:table-cell office:value-type="float" office:value="7.95" calcext:value-type="float">
            <text:p>7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4-26" calcext:value-type="date">
            <text:p>1996-04-26</text:p>
          </table:table-cell>
          <table:table-cell office:value-type="float" office:value="7.92" calcext:value-type="float">
            <text:p>7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5-03" calcext:value-type="date">
            <text:p>1996-05-03</text:p>
          </table:table-cell>
          <table:table-cell office:value-type="float" office:value="7.99" calcext:value-type="float">
            <text:p>7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5-10" calcext:value-type="date">
            <text:p>1996-05-10</text:p>
          </table:table-cell>
          <table:table-cell office:value-type="float" office:value="8.24" calcext:value-type="float">
            <text:p>8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5-17" calcext:value-type="date">
            <text:p>1996-05-17</text:p>
          </table:table-cell>
          <table:table-cell office:value-type="float" office:value="8.08" calcext:value-type="float">
            <text:p>8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5-24" calcext:value-type="date">
            <text:p>1996-05-24</text:p>
          </table:table-cell>
          <table:table-cell office:value-type="float" office:value="8.01" calcext:value-type="float">
            <text:p>8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5-31" calcext:value-type="date">
            <text:p>1996-05-31</text:p>
          </table:table-cell>
          <table:table-cell office:value-type="float" office:value="8.03" calcext:value-type="float">
            <text:p>8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6-07" calcext:value-type="date">
            <text:p>1996-06-07</text:p>
          </table:table-cell>
          <table:table-cell office:value-type="float" office:value="8.3" calcext:value-type="float">
            <text:p>8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6-14" calcext:value-type="date">
            <text:p>1996-06-14</text:p>
          </table:table-cell>
          <table:table-cell office:value-type="float" office:value="8.39" calcext:value-type="float">
            <text:p>8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6-21" calcext:value-type="date">
            <text:p>1996-06-21</text:p>
          </table:table-cell>
          <table:table-cell office:value-type="float" office:value="8.3" calcext:value-type="float">
            <text:p>8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6-28" calcext:value-type="date">
            <text:p>1996-06-28</text:p>
          </table:table-cell>
          <table:table-cell office:value-type="float" office:value="8.29" calcext:value-type="float">
            <text:p>8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7-05" calcext:value-type="date">
            <text:p>1996-07-05</text:p>
          </table:table-cell>
          <table:table-cell office:value-type="float" office:value="8.14" calcext:value-type="float">
            <text:p>8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7-12" calcext:value-type="date">
            <text:p>1996-07-12</text:p>
          </table:table-cell>
          <table:table-cell office:value-type="float" office:value="8.42" calcext:value-type="float">
            <text:p>8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7-19" calcext:value-type="date">
            <text:p>1996-07-19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7-26" calcext:value-type="date">
            <text:p>1996-07-26</text:p>
          </table:table-cell>
          <table:table-cell office:value-type="float" office:value="8.19" calcext:value-type="float">
            <text:p>8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8-02" calcext:value-type="date">
            <text:p>1996-08-02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8-09" calcext:value-type="date">
            <text:p>1996-08-09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8-16" calcext:value-type="date">
            <text:p>1996-08-16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8-23" calcext:value-type="date">
            <text:p>1996-08-23</text:p>
          </table:table-cell>
          <table:table-cell office:value-type="float" office:value="7.93" calcext:value-type="float">
            <text:p>7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8-30" calcext:value-type="date">
            <text:p>1996-08-30</text:p>
          </table:table-cell>
          <table:table-cell office:value-type="float" office:value="8.09" calcext:value-type="float">
            <text:p>8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9-06" calcext:value-type="date">
            <text:p>1996-09-06</text:p>
          </table:table-cell>
          <table:table-cell office:value-type="float" office:value="8.34" calcext:value-type="float">
            <text:p>8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9-13" calcext:value-type="date">
            <text:p>1996-09-13</text:p>
          </table:table-cell>
          <table:table-cell office:value-type="float" office:value="8.28" calcext:value-type="float">
            <text:p>8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9-20" calcext:value-type="date">
            <text:p>1996-09-20</text:p>
          </table:table-cell>
          <table:table-cell office:value-type="float" office:value="8.14" calcext:value-type="float">
            <text:p>8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09-27" calcext:value-type="date">
            <text:p>1996-09-27</text:p>
          </table:table-cell>
          <table:table-cell office:value-type="float" office:value="8.16" calcext:value-type="float">
            <text:p>8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0-04" calcext:value-type="date">
            <text:p>1996-10-04</text:p>
          </table:table-cell>
          <table:table-cell office:value-type="float" office:value="8.06" calcext:value-type="float">
            <text:p>8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0-11" calcext:value-type="date">
            <text:p>1996-10-11</text:p>
          </table:table-cell>
          <table:table-cell office:value-type="float" office:value="7.86" calcext:value-type="float">
            <text:p>7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0-18" calcext:value-type="date">
            <text:p>1996-10-18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0-25" calcext:value-type="date">
            <text:p>1996-10-25</text:p>
          </table:table-cell>
          <table:table-cell office:value-type="float" office:value="7.86" calcext:value-type="float">
            <text:p>7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1-01" calcext:value-type="date">
            <text:p>1996-11-01</text:p>
          </table:table-cell>
          <table:table-cell office:value-type="float" office:value="7.78" calcext:value-type="float">
            <text:p>7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1-08" calcext:value-type="date">
            <text:p>1996-11-08</text:p>
          </table:table-cell>
          <table:table-cell office:value-type="float" office:value="7.67" calcext:value-type="float">
            <text:p>7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1-15" calcext:value-type="date">
            <text:p>1996-11-15</text:p>
          </table:table-cell>
          <table:table-cell office:value-type="float" office:value="7.59" calcext:value-type="float">
            <text:p>7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1-22" calcext:value-type="date">
            <text:p>1996-11-22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1-29" calcext:value-type="date">
            <text:p>1996-11-29</text:p>
          </table:table-cell>
          <table:table-cell office:value-type="float" office:value="7.52" calcext:value-type="float">
            <text:p>7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2-06" calcext:value-type="date">
            <text:p>1996-12-06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2-13" calcext:value-type="date">
            <text:p>1996-12-13</text:p>
          </table:table-cell>
          <table:table-cell office:value-type="float" office:value="7.57" calcext:value-type="float">
            <text:p>7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2-20" calcext:value-type="date">
            <text:p>1996-12-20</text:p>
          </table:table-cell>
          <table:table-cell office:value-type="float" office:value="7.74" calcext:value-type="float">
            <text:p>7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6-12-27" calcext:value-type="date">
            <text:p>1996-12-27</text:p>
          </table:table-cell>
          <table:table-cell office:value-type="float" office:value="7.64" calcext:value-type="float">
            <text:p>7.64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7-01-03" calcext:value-type="date">
            <text:p>1997-01-03</text:p>
          </table:table-cell>
          <table:table-cell office:value-type="float" office:value="7.67" calcext:value-type="float">
            <text:p>7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1-10" calcext:value-type="date">
            <text:p>1997-01-10</text:p>
          </table:table-cell>
          <table:table-cell office:value-type="float" office:value="7.85" calcext:value-type="float">
            <text:p>7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1-17" calcext:value-type="date">
            <text:p>1997-01-17</text:p>
          </table:table-cell>
          <table:table-cell office:value-type="float" office:value="7.87" calcext:value-type="float">
            <text:p>7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1-24" calcext:value-type="date">
            <text:p>1997-01-24</text:p>
          </table:table-cell>
          <table:table-cell office:value-type="float" office:value="7.85" calcext:value-type="float">
            <text:p>7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1-31" calcext:value-type="date">
            <text:p>1997-01-31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2-07" calcext:value-type="date">
            <text:p>1997-02-07</text:p>
          </table:table-cell>
          <table:table-cell office:value-type="float" office:value="7.74" calcext:value-type="float">
            <text:p>7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2-14" calcext:value-type="date">
            <text:p>1997-02-14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2-21" calcext:value-type="date">
            <text:p>1997-02-21</text:p>
          </table:table-cell>
          <table:table-cell office:value-type="float" office:value="7.56" calcext:value-type="float">
            <text:p>7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2-28" calcext:value-type="date">
            <text:p>1997-02-28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3-07" calcext:value-type="date">
            <text:p>1997-03-07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3-14" calcext:value-type="date">
            <text:p>1997-03-14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3-21" calcext:value-type="date">
            <text:p>1997-03-21</text:p>
          </table:table-cell>
          <table:table-cell office:value-type="float" office:value="7.94" calcext:value-type="float">
            <text:p>7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3-28" calcext:value-type="date">
            <text:p>1997-03-28</text:p>
          </table:table-cell>
          <table:table-cell office:value-type="float" office:value="7.97" calcext:value-type="float">
            <text:p>7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4-04" calcext:value-type="date">
            <text:p>1997-04-04</text:p>
          </table:table-cell>
          <table:table-cell office:value-type="float" office:value="8.18" calcext:value-type="float">
            <text:p>8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4-11" calcext:value-type="date">
            <text:p>1997-04-11</text:p>
          </table:table-cell>
          <table:table-cell office:value-type="float" office:value="8.15" calcext:value-type="float">
            <text:p>8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4-18" calcext:value-type="date">
            <text:p>1997-04-18</text:p>
          </table:table-cell>
          <table:table-cell office:value-type="float" office:value="8.16" calcext:value-type="float">
            <text:p>8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4-25" calcext:value-type="date">
            <text:p>1997-04-25</text:p>
          </table:table-cell>
          <table:table-cell office:value-type="float" office:value="8.08" calcext:value-type="float">
            <text:p>8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5-02" calcext:value-type="date">
            <text:p>1997-05-02</text:p>
          </table:table-cell>
          <table:table-cell office:value-type="float" office:value="8.01" calcext:value-type="float">
            <text:p>8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5-09" calcext:value-type="date">
            <text:p>1997-05-09</text:p>
          </table:table-cell>
          <table:table-cell office:value-type="float" office:value="7.94" calcext:value-type="float">
            <text:p>7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5-16" calcext:value-type="date">
            <text:p>1997-05-16</text:p>
          </table:table-cell>
          <table:table-cell office:value-type="float" office:value="7.91" calcext:value-type="float">
            <text:p>7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5-23" calcext:value-type="date">
            <text:p>1997-05-23</text:p>
          </table:table-cell>
          <table:table-cell office:value-type="float" office:value="7.92" calcext:value-type="float">
            <text:p>7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5-30" calcext:value-type="date">
            <text:p>1997-05-30</text:p>
          </table:table-cell>
          <table:table-cell office:value-type="float" office:value="7.94" calcext:value-type="float">
            <text:p>7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6-06" calcext:value-type="date">
            <text:p>1997-06-06</text:p>
          </table:table-cell>
          <table:table-cell office:value-type="float" office:value="7.85" calcext:value-type="float">
            <text:p>7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6-13" calcext:value-type="date">
            <text:p>1997-06-13</text:p>
          </table:table-cell>
          <table:table-cell office:value-type="float" office:value="7.72" calcext:value-type="float">
            <text:p>7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6-20" calcext:value-type="date">
            <text:p>1997-06-20</text:p>
          </table:table-cell>
          <table:table-cell office:value-type="float" office:value="7.61" calcext:value-type="float">
            <text:p>7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6-27" calcext:value-type="date">
            <text:p>1997-06-27</text:p>
          </table:table-cell>
          <table:table-cell office:value-type="float" office:value="7.58" calcext:value-type="float">
            <text:p>7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7-04" calcext:value-type="date">
            <text:p>1997-07-04</text:p>
          </table:table-cell>
          <table:table-cell office:value-type="float" office:value="7.62" calcext:value-type="float">
            <text:p>7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7-11" calcext:value-type="date">
            <text:p>1997-07-11</text:p>
          </table:table-cell>
          <table:table-cell office:value-type="float" office:value="7.47" calcext:value-type="float">
            <text:p>7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7-18" calcext:value-type="date">
            <text:p>1997-07-18</text:p>
          </table:table-cell>
          <table:table-cell office:value-type="float" office:value="7.47" calcext:value-type="float">
            <text:p>7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7-25" calcext:value-type="date">
            <text:p>1997-07-25</text:p>
          </table:table-cell>
          <table:table-cell office:value-type="float" office:value="7.43" calcext:value-type="float">
            <text:p>7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8-01" calcext:value-type="date">
            <text:p>1997-08-01</text:p>
          </table:table-cell>
          <table:table-cell office:value-type="float" office:value="7.36" calcext:value-type="float">
            <text:p>7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8-08" calcext:value-type="date">
            <text:p>1997-08-08</text:p>
          </table:table-cell>
          <table:table-cell office:value-type="float" office:value="7.46" calcext:value-type="float">
            <text:p>7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8-15" calcext:value-type="date">
            <text:p>1997-08-15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8-22" calcext:value-type="date">
            <text:p>1997-08-22</text:p>
          </table:table-cell>
          <table:table-cell office:value-type="float" office:value="7.46" calcext:value-type="float">
            <text:p>7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8-29" calcext:value-type="date">
            <text:p>1997-08-29</text:p>
          </table:table-cell>
          <table:table-cell office:value-type="float" office:value="7.58" calcext:value-type="float">
            <text:p>7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9-05" calcext:value-type="date">
            <text:p>1997-09-05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9-12" calcext:value-type="date">
            <text:p>1997-09-12</text:p>
          </table:table-cell>
          <table:table-cell office:value-type="float" office:value="7.53" calcext:value-type="float">
            <text:p>7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9-19" calcext:value-type="date">
            <text:p>1997-09-19</text:p>
          </table:table-cell>
          <table:table-cell office:value-type="float" office:value="7.38" calcext:value-type="float">
            <text:p>7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09-26" calcext:value-type="date">
            <text:p>1997-09-26</text:p>
          </table:table-cell>
          <table:table-cell office:value-type="float" office:value="7.28" calcext:value-type="float">
            <text:p>7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0-03" calcext:value-type="date">
            <text:p>1997-10-03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0-10" calcext:value-type="date">
            <text:p>1997-10-10</text:p>
          </table:table-cell>
          <table:table-cell office:value-type="float" office:value="7.26" calcext:value-type="float">
            <text:p>7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0-17" calcext:value-type="date">
            <text:p>1997-10-17</text:p>
          </table:table-cell>
          <table:table-cell office:value-type="float" office:value="7.34" calcext:value-type="float">
            <text:p>7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0-24" calcext:value-type="date">
            <text:p>1997-10-24</text:p>
          </table:table-cell>
          <table:table-cell office:value-type="float" office:value="7.35" calcext:value-type="float">
            <text:p>7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0-31" calcext:value-type="date">
            <text:p>1997-10-31</text:p>
          </table:table-cell>
          <table:table-cell office:value-type="float" office:value="7.21" calcext:value-type="float">
            <text:p>7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1-07" calcext:value-type="date">
            <text:p>1997-11-07</text:p>
          </table:table-cell>
          <table:table-cell office:value-type="float" office:value="7.24" calcext:value-type="float">
            <text:p>7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1-14" calcext:value-type="date">
            <text:p>1997-11-14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1-21" calcext:value-type="date">
            <text:p>1997-11-21</text:p>
          </table:table-cell>
          <table:table-cell office:value-type="float" office:value="7.18" calcext:value-type="float">
            <text:p>7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1-28" calcext:value-type="date">
            <text:p>1997-11-28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2-05" calcext:value-type="date">
            <text:p>1997-12-05</text:p>
          </table:table-cell>
          <table:table-cell office:value-type="float" office:value="7.15" calcext:value-type="float">
            <text:p>7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2-12" calcext:value-type="date">
            <text:p>1997-12-12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2-19" calcext:value-type="date">
            <text:p>1997-12-19</text:p>
          </table:table-cell>
          <table:table-cell office:value-type="float" office:value="7.07" calcext:value-type="float">
            <text:p>7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7-12-26" calcext:value-type="date">
            <text:p>1997-12-26</text:p>
          </table:table-cell>
          <table:table-cell office:value-type="float" office:value="6.99" calcext:value-type="float">
            <text:p>6.99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8-01-02" calcext:value-type="date">
            <text:p>1998-01-02</text:p>
          </table:table-cell>
          <table:table-cell office:value-type="float" office:value="7.03" calcext:value-type="float">
            <text:p>7.0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8-01-09" calcext:value-type="date">
            <text:p>1998-01-09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1-16" calcext:value-type="date">
            <text:p>1998-01-16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1-23" calcext:value-type="date">
            <text:p>1998-01-23</text:p>
          </table:table-cell>
          <table:table-cell office:value-type="float" office:value="6.99" calcext:value-type="float">
            <text:p>6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1-30" calcext:value-type="date">
            <text:p>1998-01-30</text:p>
          </table:table-cell>
          <table:table-cell office:value-type="float" office:value="7.12" calcext:value-type="float">
            <text:p>7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2-06" calcext:value-type="date">
            <text:p>1998-02-06</text:p>
          </table:table-cell>
          <table:table-cell office:value-type="float" office:value="7.03" calcext:value-type="float">
            <text:p>7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2-13" calcext:value-type="date">
            <text:p>1998-02-13</text:p>
          </table:table-cell>
          <table:table-cell office:value-type="float" office:value="7.06" calcext:value-type="float">
            <text:p>7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2-20" calcext:value-type="date">
            <text:p>1998-02-20</text:p>
          </table:table-cell>
          <table:table-cell office:value-type="float" office:value="6.99" calcext:value-type="float">
            <text:p>6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2-28" calcext:value-type="date">
            <text:p>1998-02-28</text:p>
          </table:table-cell>
          <table:table-cell office:value-type="float" office:value="7.09" calcext:value-type="float">
            <text:p>7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3-06" calcext:value-type="date">
            <text:p>1998-03-06</text:p>
          </table:table-cell>
          <table:table-cell office:value-type="float" office:value="7.19" calcext:value-type="float">
            <text:p>7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3-13" calcext:value-type="date">
            <text:p>1998-03-13</text:p>
          </table:table-cell>
          <table:table-cell office:value-type="float" office:value="7.16" calcext:value-type="float">
            <text:p>7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3-20" calcext:value-type="date">
            <text:p>1998-03-20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3-27" calcext:value-type="date">
            <text:p>1998-03-27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4-03" calcext:value-type="date">
            <text:p>1998-04-03</text:p>
          </table:table-cell>
          <table:table-cell office:value-type="float" office:value="7.15" calcext:value-type="float">
            <text:p>7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4-10" calcext:value-type="date">
            <text:p>1998-04-10</text:p>
          </table:table-cell>
          <table:table-cell office:value-type="float" office:value="7.09" calcext:value-type="float">
            <text:p>7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4-17" calcext:value-type="date">
            <text:p>1998-04-17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4-24" calcext:value-type="date">
            <text:p>1998-04-24</text:p>
          </table:table-cell>
          <table:table-cell office:value-type="float" office:value="7.15" calcext:value-type="float">
            <text:p>7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5-01" calcext:value-type="date">
            <text:p>1998-05-01</text:p>
          </table:table-cell>
          <table:table-cell office:value-type="float" office:value="7.22" calcext:value-type="float">
            <text:p>7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5-08" calcext:value-type="date">
            <text:p>1998-05-08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5-15" calcext:value-type="date">
            <text:p>1998-05-15</text:p>
          </table:table-cell>
          <table:table-cell office:value-type="float" office:value="7.19" calcext:value-type="float">
            <text:p>7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5-22" calcext:value-type="date">
            <text:p>1998-05-22</text:p>
          </table:table-cell>
          <table:table-cell office:value-type="float" office:value="7.1" calcext:value-type="float">
            <text:p>7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5-29" calcext:value-type="date">
            <text:p>1998-05-29</text:p>
          </table:table-cell>
          <table:table-cell office:value-type="float" office:value="7.07" calcext:value-type="float">
            <text:p>7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6-05" calcext:value-type="date">
            <text:p>1998-06-05</text:p>
          </table:table-cell>
          <table:table-cell office:value-type="float" office:value="7.05" calcext:value-type="float">
            <text:p>7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6-12" calcext:value-type="date">
            <text:p>1998-06-12</text:p>
          </table:table-cell>
          <table:table-cell office:value-type="float" office:value="7.04" calcext:value-type="float">
            <text:p>7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6-19" calcext:value-type="date">
            <text:p>1998-06-19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6-26" calcext:value-type="date">
            <text:p>1998-06-26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7-03" calcext:value-type="date">
            <text:p>1998-07-03</text:p>
          </table:table-cell>
          <table:table-cell office:value-type="float" office:value="6.98" calcext:value-type="float">
            <text:p>6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7-10" calcext:value-type="date">
            <text:p>1998-07-10</text:p>
          </table:table-cell>
          <table:table-cell office:value-type="float" office:value="6.91" calcext:value-type="float">
            <text:p>6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7-17" calcext:value-type="date">
            <text:p>1998-07-17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7-24" calcext:value-type="date">
            <text:p>1998-07-24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7-31" calcext:value-type="date">
            <text:p>1998-07-31</text:p>
          </table:table-cell>
          <table:table-cell office:value-type="float" office:value="6.97" calcext:value-type="float">
            <text:p>6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8-07" calcext:value-type="date">
            <text:p>1998-08-07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8-14" calcext:value-type="date">
            <text:p>1998-08-14</text:p>
          </table:table-cell>
          <table:table-cell office:value-type="float" office:value="6.91" calcext:value-type="float">
            <text:p>6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8-21" calcext:value-type="date">
            <text:p>1998-08-21</text:p>
          </table:table-cell>
          <table:table-cell office:value-type="float" office:value="6.92" calcext:value-type="float">
            <text:p>6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8-28" calcext:value-type="date">
            <text:p>1998-08-28</text:p>
          </table:table-cell>
          <table:table-cell office:value-type="float" office:value="6.92" calcext:value-type="float">
            <text:p>6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9-04" calcext:value-type="date">
            <text:p>1998-09-04</text:p>
          </table:table-cell>
          <table:table-cell office:value-type="float" office:value="6.82" calcext:value-type="float">
            <text:p>6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9-11" calcext:value-type="date">
            <text:p>1998-09-11</text:p>
          </table:table-cell>
          <table:table-cell office:value-type="float" office:value="6.77" calcext:value-type="float">
            <text:p>6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9-18" calcext:value-type="date">
            <text:p>1998-09-18</text:p>
          </table:table-cell>
          <table:table-cell office:value-type="float" office:value="6.66" calcext:value-type="float">
            <text:p>6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09-25" calcext:value-type="date">
            <text:p>1998-09-25</text:p>
          </table:table-cell>
          <table:table-cell office:value-type="float" office:value="6.64" calcext:value-type="float">
            <text:p>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0-02" calcext:value-type="date">
            <text:p>1998-10-02</text:p>
          </table:table-cell>
          <table:table-cell office:value-type="float" office:value="6.6" calcext:value-type="float">
            <text:p>6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0-09" calcext:value-type="date">
            <text:p>1998-10-09</text:p>
          </table:table-cell>
          <table:table-cell office:value-type="float" office:value="6.49" calcext:value-type="float">
            <text:p>6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0-16" calcext:value-type="date">
            <text:p>1998-10-16</text:p>
          </table:table-cell>
          <table:table-cell office:value-type="float" office:value="6.9" calcext:value-type="float">
            <text:p>6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0-23" calcext:value-type="date">
            <text:p>1998-10-23</text:p>
          </table:table-cell>
          <table:table-cell office:value-type="float" office:value="6.73" calcext:value-type="float">
            <text:p>6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0-30" calcext:value-type="date">
            <text:p>1998-10-30</text:p>
          </table:table-cell>
          <table:table-cell office:value-type="float" office:value="6.83" calcext:value-type="float">
            <text:p>6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1-06" calcext:value-type="date">
            <text:p>1998-11-06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1-13" calcext:value-type="date">
            <text:p>1998-11-13</text:p>
          </table:table-cell>
          <table:table-cell office:value-type="float" office:value="6.93" calcext:value-type="float">
            <text:p>6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1-20" calcext:value-type="date">
            <text:p>1998-11-20</text:p>
          </table:table-cell>
          <table:table-cell office:value-type="float" office:value="6.86" calcext:value-type="float">
            <text:p>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1-27" calcext:value-type="date">
            <text:p>1998-11-27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2-04" calcext:value-type="date">
            <text:p>1998-12-04</text:p>
          </table:table-cell>
          <table:table-cell office:value-type="float" office:value="6.71" calcext:value-type="float">
            <text:p>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2-11" calcext:value-type="date">
            <text:p>1998-12-11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2-18" calcext:value-type="date">
            <text:p>1998-12-18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2-25" calcext:value-type="date">
            <text:p>1998-12-25</text:p>
          </table:table-cell>
          <table:table-cell office:value-type="float" office:value="6.77" calcext:value-type="float">
            <text:p>6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8-12-31" calcext:value-type="date">
            <text:p>1998-12-31</text:p>
          </table:table-cell>
          <table:table-cell office:value-type="float" office:value="6.83" calcext:value-type="float">
            <text:p>6.8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1999-01-08" calcext:value-type="date">
            <text:p>1999-01-08</text:p>
          </table:table-cell>
          <table:table-cell office:value-type="float" office:value="6.79" calcext:value-type="float">
            <text:p>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1-15" calcext:value-type="date">
            <text:p>1999-01-15</text:p>
          </table:table-cell>
          <table:table-cell office:value-type="float" office:value="6.83" calcext:value-type="float">
            <text:p>6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1-22" calcext:value-type="date">
            <text:p>1999-01-22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1-29" calcext:value-type="date">
            <text:p>1999-01-29</text:p>
          </table:table-cell>
          <table:table-cell office:value-type="float" office:value="6.74" calcext:value-type="float">
            <text:p>6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2-05" calcext:value-type="date">
            <text:p>1999-02-05</text:p>
          </table:table-cell>
          <table:table-cell office:value-type="float" office:value="6.75" calcext:value-type="float">
            <text:p>6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2-12" calcext:value-type="date">
            <text:p>1999-02-12</text:p>
          </table:table-cell>
          <table:table-cell office:value-type="float" office:value="6.77" calcext:value-type="float">
            <text:p>6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2-19" calcext:value-type="date">
            <text:p>1999-02-19</text:p>
          </table:table-cell>
          <table:table-cell office:value-type="float" office:value="6.82" calcext:value-type="float">
            <text:p>6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2-26" calcext:value-type="date">
            <text:p>1999-02-26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3-05" calcext:value-type="date">
            <text:p>1999-03-05</text:p>
          </table:table-cell>
          <table:table-cell office:value-type="float" office:value="7.06" calcext:value-type="float">
            <text:p>7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3-12" calcext:value-type="date">
            <text:p>1999-03-12</text:p>
          </table:table-cell>
          <table:table-cell office:value-type="float" office:value="7.11" calcext:value-type="float">
            <text:p>7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3-19" calcext:value-type="date">
            <text:p>1999-03-19</text:p>
          </table:table-cell>
          <table:table-cell office:value-type="float" office:value="7.01" calcext:value-type="float">
            <text:p>7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3-26" calcext:value-type="date">
            <text:p>1999-03-26</text:p>
          </table:table-cell>
          <table:table-cell office:value-type="float" office:value="6.98" calcext:value-type="float">
            <text:p>6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4-02" calcext:value-type="date">
            <text:p>1999-04-02</text:p>
          </table:table-cell>
          <table:table-cell office:value-type="float" office:value="6.98" calcext:value-type="float">
            <text:p>6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4-09" calcext:value-type="date">
            <text:p>1999-04-09</text:p>
          </table:table-cell>
          <table:table-cell office:value-type="float" office:value="6.92" calcext:value-type="float">
            <text:p>6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4-16" calcext:value-type="date">
            <text:p>1999-04-16</text:p>
          </table:table-cell>
          <table:table-cell office:value-type="float" office:value="6.87" calcext:value-type="float">
            <text:p>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4-23" calcext:value-type="date">
            <text:p>1999-04-23</text:p>
          </table:table-cell>
          <table:table-cell office:value-type="float" office:value="6.88" calcext:value-type="float">
            <text:p>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4-30" calcext:value-type="date">
            <text:p>1999-04-30</text:p>
          </table:table-cell>
          <table:table-cell office:value-type="float" office:value="6.93" calcext:value-type="float">
            <text:p>6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5-07" calcext:value-type="date">
            <text:p>1999-05-07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5-14" calcext:value-type="date">
            <text:p>1999-05-14</text:p>
          </table:table-cell>
          <table:table-cell office:value-type="float" office:value="7.1" calcext:value-type="float">
            <text:p>7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5-21" calcext:value-type="date">
            <text:p>1999-05-21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5-28" calcext:value-type="date">
            <text:p>1999-05-28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6-04" calcext:value-type="date">
            <text:p>1999-06-04</text:p>
          </table:table-cell>
          <table:table-cell office:value-type="float" office:value="7.41" calcext:value-type="float">
            <text:p>7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6-11" calcext:value-type="date">
            <text:p>1999-06-11</text:p>
          </table:table-cell>
          <table:table-cell office:value-type="float" office:value="7.51" calcext:value-type="float">
            <text:p>7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6-18" calcext:value-type="date">
            <text:p>1999-06-18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6-25" calcext:value-type="date">
            <text:p>1999-06-25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7-02" calcext:value-type="date">
            <text:p>1999-07-02</text:p>
          </table:table-cell>
          <table:table-cell office:value-type="float" office:value="7.71" calcext:value-type="float">
            <text:p>7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7-09" calcext:value-type="date">
            <text:p>1999-07-09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7-16" calcext:value-type="date">
            <text:p>1999-07-16</text:p>
          </table:table-cell>
          <table:table-cell office:value-type="float" office:value="7.58" calcext:value-type="float">
            <text:p>7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7-23" calcext:value-type="date">
            <text:p>1999-07-23</text:p>
          </table:table-cell>
          <table:table-cell office:value-type="float" office:value="7.52" calcext:value-type="float">
            <text:p>7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7-30" calcext:value-type="date">
            <text:p>1999-07-30</text:p>
          </table:table-cell>
          <table:table-cell office:value-type="float" office:value="7.7" calcext:value-type="float">
            <text:p>7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8-06" calcext:value-type="date">
            <text:p>1999-08-06</text:p>
          </table:table-cell>
          <table:table-cell office:value-type="float" office:value="7.89" calcext:value-type="float">
            <text:p>7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8-13" calcext:value-type="date">
            <text:p>1999-08-13</text:p>
          </table:table-cell>
          <table:table-cell office:value-type="float" office:value="8.15" calcext:value-type="float">
            <text:p>8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8-20" calcext:value-type="date">
            <text:p>1999-08-20</text:p>
          </table:table-cell>
          <table:table-cell office:value-type="float" office:value="7.93" calcext:value-type="float">
            <text:p>7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8-27" calcext:value-type="date">
            <text:p>1999-08-27</text:p>
          </table:table-cell>
          <table:table-cell office:value-type="float" office:value="7.8" calcext:value-type="float">
            <text:p>7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9-03" calcext:value-type="date">
            <text:p>1999-09-03</text:p>
          </table:table-cell>
          <table:table-cell office:value-type="float" office:value="7.83" calcext:value-type="float">
            <text:p>7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9-10" calcext:value-type="date">
            <text:p>1999-09-10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9-17" calcext:value-type="date">
            <text:p>1999-09-17</text:p>
          </table:table-cell>
          <table:table-cell office:value-type="float" office:value="7.82" calcext:value-type="float">
            <text:p>7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09-24" calcext:value-type="date">
            <text:p>1999-09-24</text:p>
          </table:table-cell>
          <table:table-cell office:value-type="float" office:value="7.76" calcext:value-type="float">
            <text:p>7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0-01" calcext:value-type="date">
            <text:p>1999-10-01</text:p>
          </table:table-cell>
          <table:table-cell office:value-type="float" office:value="7.7" calcext:value-type="float">
            <text:p>7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0-08" calcext:value-type="date">
            <text:p>1999-10-08</text:p>
          </table:table-cell>
          <table:table-cell office:value-type="float" office:value="7.82" calcext:value-type="float">
            <text:p>7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0-15" calcext:value-type="date">
            <text:p>1999-10-15</text:p>
          </table:table-cell>
          <table:table-cell office:value-type="float" office:value="7.85" calcext:value-type="float">
            <text:p>7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0-22" calcext:value-type="date">
            <text:p>1999-10-22</text:p>
          </table:table-cell>
          <table:table-cell office:value-type="float" office:value="7.93" calcext:value-type="float">
            <text:p>7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0-29" calcext:value-type="date">
            <text:p>1999-10-29</text:p>
          </table:table-cell>
          <table:table-cell office:value-type="float" office:value="7.96" calcext:value-type="float">
            <text:p>7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1-05" calcext:value-type="date">
            <text:p>1999-11-05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1-12" calcext:value-type="date">
            <text:p>1999-11-12</text:p>
          </table:table-cell>
          <table:table-cell office:value-type="float" office:value="7.67" calcext:value-type="float">
            <text:p>7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1-19" calcext:value-type="date">
            <text:p>1999-11-19</text:p>
          </table:table-cell>
          <table:table-cell office:value-type="float" office:value="7.69" calcext:value-type="float">
            <text:p>7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1-26" calcext:value-type="date">
            <text:p>1999-11-26</text:p>
          </table:table-cell>
          <table:table-cell office:value-type="float" office:value="7.75" calcext:value-type="float">
            <text:p>7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2-03" calcext:value-type="date">
            <text:p>1999-12-03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2-10" calcext:value-type="date">
            <text:p>1999-12-10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2-17" calcext:value-type="date">
            <text:p>1999-12-17</text:p>
          </table:table-cell>
          <table:table-cell office:value-type="float" office:value="7.86" calcext:value-type="float">
            <text:p>7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2-24" calcext:value-type="date">
            <text:p>1999-12-24</text:p>
          </table:table-cell>
          <table:table-cell office:value-type="float" office:value="7.96" calcext:value-type="float">
            <text:p>7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1999-12-31" calcext:value-type="date">
            <text:p>1999-12-31</text:p>
          </table:table-cell>
          <table:table-cell office:value-type="float" office:value="8.06" calcext:value-type="float">
            <text:p>8.06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0-01-07" calcext:value-type="date">
            <text:p>2000-01-07</text:p>
          </table:table-cell>
          <table:table-cell office:value-type="float" office:value="8.15" calcext:value-type="float">
            <text:p>8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1-14" calcext:value-type="date">
            <text:p>2000-01-14</text:p>
          </table:table-cell>
          <table:table-cell office:value-type="float" office:value="8.18" calcext:value-type="float">
            <text:p>8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1-21" calcext:value-type="date">
            <text:p>2000-01-21</text:p>
          </table:table-cell>
          <table:table-cell office:value-type="float" office:value="8.26" calcext:value-type="float">
            <text:p>8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1-28" calcext:value-type="date">
            <text:p>2000-01-28</text:p>
          </table:table-cell>
          <table:table-cell office:value-type="float" office:value="8.25" calcext:value-type="float">
            <text:p>8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2-04" calcext:value-type="date">
            <text:p>2000-02-04</text:p>
          </table:table-cell>
          <table:table-cell office:value-type="float" office:value="8.25" calcext:value-type="float">
            <text:p>8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2-11" calcext:value-type="date">
            <text:p>2000-02-11</text:p>
          </table:table-cell>
          <table:table-cell office:value-type="float" office:value="8.36" calcext:value-type="float">
            <text:p>8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2-18" calcext:value-type="date">
            <text:p>2000-02-18</text:p>
          </table:table-cell>
          <table:table-cell office:value-type="float" office:value="8.38" calcext:value-type="float">
            <text:p>8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2-25" calcext:value-type="date">
            <text:p>2000-02-25</text:p>
          </table:table-cell>
          <table:table-cell office:value-type="float" office:value="8.31" calcext:value-type="float">
            <text:p>8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3-03" calcext:value-type="date">
            <text:p>2000-03-03</text:p>
          </table:table-cell>
          <table:table-cell office:value-type="float" office:value="8.27" calcext:value-type="float">
            <text:p>8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3-10" calcext:value-type="date">
            <text:p>2000-03-10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3-17" calcext:value-type="date">
            <text:p>2000-03-17</text:p>
          </table:table-cell>
          <table:table-cell office:value-type="float" office:value="8.24" calcext:value-type="float">
            <text:p>8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3-24" calcext:value-type="date">
            <text:p>2000-03-24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3-31" calcext:value-type="date">
            <text:p>2000-03-31</text:p>
          </table:table-cell>
          <table:table-cell office:value-type="float" office:value="8.23" calcext:value-type="float">
            <text:p>8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4-07" calcext:value-type="date">
            <text:p>2000-04-07</text:p>
          </table:table-cell>
          <table:table-cell office:value-type="float" office:value="8.2" calcext:value-type="float">
            <text:p>8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4-14" calcext:value-type="date">
            <text:p>2000-04-14</text:p>
          </table:table-cell>
          <table:table-cell office:value-type="float" office:value="8.12" calcext:value-type="float">
            <text:p>8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4-21" calcext:value-type="date">
            <text:p>2000-04-21</text:p>
          </table:table-cell>
          <table:table-cell office:value-type="float" office:value="8.16" calcext:value-type="float">
            <text:p>8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4-28" calcext:value-type="date">
            <text:p>2000-04-28</text:p>
          </table:table-cell>
          <table:table-cell office:value-type="float" office:value="8.13" calcext:value-type="float">
            <text:p>8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5-05" calcext:value-type="date">
            <text:p>2000-05-05</text:p>
          </table:table-cell>
          <table:table-cell office:value-type="float" office:value="8.28" calcext:value-type="float">
            <text:p>8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5-12" calcext:value-type="date">
            <text:p>2000-05-12</text:p>
          </table:table-cell>
          <table:table-cell office:value-type="float" office:value="8.52" calcext:value-type="float">
            <text:p>8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5-19" calcext:value-type="date">
            <text:p>2000-05-19</text:p>
          </table:table-cell>
          <table:table-cell office:value-type="float" office:value="8.64" calcext:value-type="float">
            <text:p>8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5-26" calcext:value-type="date">
            <text:p>2000-05-26</text:p>
          </table:table-cell>
          <table:table-cell office:value-type="float" office:value="8.62" calcext:value-type="float">
            <text:p>8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6-02" calcext:value-type="date">
            <text:p>2000-06-02</text:p>
          </table:table-cell>
          <table:table-cell office:value-type="float" office:value="8.54" calcext:value-type="float">
            <text:p>8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6-09" calcext:value-type="date">
            <text:p>2000-06-09</text:p>
          </table:table-cell>
          <table:table-cell office:value-type="float" office:value="8.32" calcext:value-type="float">
            <text:p>8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6-16" calcext:value-type="date">
            <text:p>2000-06-16</text:p>
          </table:table-cell>
          <table:table-cell office:value-type="float" office:value="8.22" calcext:value-type="float">
            <text:p>8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6-23" calcext:value-type="date">
            <text:p>2000-06-23</text:p>
          </table:table-cell>
          <table:table-cell office:value-type="float" office:value="8.14" calcext:value-type="float">
            <text:p>8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6-30" calcext:value-type="date">
            <text:p>2000-06-30</text:p>
          </table:table-cell>
          <table:table-cell office:value-type="float" office:value="8.22" calcext:value-type="float">
            <text:p>8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7-07" calcext:value-type="date">
            <text:p>2000-07-07</text:p>
          </table:table-cell>
          <table:table-cell office:value-type="float" office:value="8.16" calcext:value-type="float">
            <text:p>8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7-14" calcext:value-type="date">
            <text:p>2000-07-14</text:p>
          </table:table-cell>
          <table:table-cell office:value-type="float" office:value="8.09" calcext:value-type="float">
            <text:p>8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7-21" calcext:value-type="date">
            <text:p>2000-07-21</text:p>
          </table:table-cell>
          <table:table-cell office:value-type="float" office:value="8.21" calcext:value-type="float">
            <text:p>8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7-28" calcext:value-type="date">
            <text:p>2000-07-28</text:p>
          </table:table-cell>
          <table:table-cell office:value-type="float" office:value="8.13" calcext:value-type="float">
            <text:p>8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8-04" calcext:value-type="date">
            <text:p>2000-08-04</text:p>
          </table:table-cell>
          <table:table-cell office:value-type="float" office:value="8.12" calcext:value-type="float">
            <text:p>8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8-11" calcext:value-type="date">
            <text:p>2000-08-11</text:p>
          </table:table-cell>
          <table:table-cell office:value-type="float" office:value="8.04" calcext:value-type="float">
            <text:p>8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8-18" calcext:value-type="date">
            <text:p>2000-08-18</text:p>
          </table:table-cell>
          <table:table-cell office:value-type="float" office:value="7.96" calcext:value-type="float">
            <text:p>7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8-25" calcext:value-type="date">
            <text:p>2000-08-25</text:p>
          </table:table-cell>
          <table:table-cell office:value-type="float" office:value="7.99" calcext:value-type="float">
            <text:p>7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9-01" calcext:value-type="date">
            <text:p>2000-09-01</text:p>
          </table:table-cell>
          <table:table-cell office:value-type="float" office:value="7.96" calcext:value-type="float">
            <text:p>7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9-08" calcext:value-type="date">
            <text:p>2000-09-08</text:p>
          </table:table-cell>
          <table:table-cell office:value-type="float" office:value="7.94" calcext:value-type="float">
            <text:p>7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9-15" calcext:value-type="date">
            <text:p>2000-09-15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9-22" calcext:value-type="date">
            <text:p>2000-09-22</text:p>
          </table:table-cell>
          <table:table-cell office:value-type="float" office:value="7.9" calcext:value-type="float">
            <text:p>7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09-29" calcext:value-type="date">
            <text:p>2000-09-29</text:p>
          </table:table-cell>
          <table:table-cell office:value-type="float" office:value="7.88" calcext:value-type="float">
            <text:p>7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0-06" calcext:value-type="date">
            <text:p>2000-10-06</text:p>
          </table:table-cell>
          <table:table-cell office:value-type="float" office:value="7.83" calcext:value-type="float">
            <text:p>7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0-13" calcext:value-type="date">
            <text:p>2000-10-13</text:p>
          </table:table-cell>
          <table:table-cell office:value-type="float" office:value="7.84" calcext:value-type="float">
            <text:p>7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0-20" calcext:value-type="date">
            <text:p>2000-10-20</text:p>
          </table:table-cell>
          <table:table-cell office:value-type="float" office:value="7.83" calcext:value-type="float">
            <text:p>7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0-27" calcext:value-type="date">
            <text:p>2000-10-27</text:p>
          </table:table-cell>
          <table:table-cell office:value-type="float" office:value="7.68" calcext:value-type="float">
            <text:p>7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1-03" calcext:value-type="date">
            <text:p>2000-11-03</text:p>
          </table:table-cell>
          <table:table-cell office:value-type="float" office:value="7.73" calcext:value-type="float">
            <text:p>7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1-10" calcext:value-type="date">
            <text:p>2000-11-10</text:p>
          </table:table-cell>
          <table:table-cell office:value-type="float" office:value="7.79" calcext:value-type="float">
            <text:p>7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1-17" calcext:value-type="date">
            <text:p>2000-11-17</text:p>
          </table:table-cell>
          <table:table-cell office:value-type="float" office:value="7.73" calcext:value-type="float">
            <text:p>7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1-24" calcext:value-type="date">
            <text:p>2000-11-24</text:p>
          </table:table-cell>
          <table:table-cell office:value-type="float" office:value="7.73" calcext:value-type="float">
            <text:p>7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2-01" calcext:value-type="date">
            <text:p>2000-12-01</text:p>
          </table:table-cell>
          <table:table-cell office:value-type="float" office:value="7.65" calcext:value-type="float">
            <text:p>7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2-08" calcext:value-type="date">
            <text:p>2000-12-08</text:p>
          </table:table-cell>
          <table:table-cell office:value-type="float" office:value="7.54" calcext:value-type="float">
            <text:p>7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2-15" calcext:value-type="date">
            <text:p>2000-12-15</text:p>
          </table:table-cell>
          <table:table-cell office:value-type="float" office:value="7.42" calcext:value-type="float">
            <text:p>7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2-22" calcext:value-type="date">
            <text:p>2000-12-22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0-12-29" calcext:value-type="date">
            <text:p>2000-12-29</text:p>
          </table:table-cell>
          <table:table-cell office:value-type="float" office:value="7.13" calcext:value-type="float">
            <text:p>7.1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1-01-05" calcext:value-type="date">
            <text:p>2001-01-05</text:p>
          </table:table-cell>
          <table:table-cell office:value-type="float" office:value="7.07" calcext:value-type="float">
            <text:p>7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1-12" calcext:value-type="date">
            <text:p>2001-01-12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1-19" calcext:value-type="date">
            <text:p>2001-01-19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1-26" calcext:value-type="date">
            <text:p>2001-01-26</text:p>
          </table:table-cell>
          <table:table-cell office:value-type="float" office:value="7.15" calcext:value-type="float">
            <text:p>7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2-02" calcext:value-type="date">
            <text:p>2001-02-02</text:p>
          </table:table-cell>
          <table:table-cell office:value-type="float" office:value="7.09" calcext:value-type="float">
            <text:p>7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2-09" calcext:value-type="date">
            <text:p>2001-02-09</text:p>
          </table:table-cell>
          <table:table-cell office:value-type="float" office:value="6.98" calcext:value-type="float">
            <text:p>6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2-16" calcext:value-type="date">
            <text:p>2001-02-16</text:p>
          </table:table-cell>
          <table:table-cell office:value-type="float" office:value="7.01" calcext:value-type="float">
            <text:p>7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2-23" calcext:value-type="date">
            <text:p>2001-02-23</text:p>
          </table:table-cell>
          <table:table-cell office:value-type="float" office:value="7.12" calcext:value-type="float">
            <text:p>7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3-02" calcext:value-type="date">
            <text:p>2001-03-02</text:p>
          </table:table-cell>
          <table:table-cell office:value-type="float" office:value="7.03" calcext:value-type="float">
            <text:p>7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3-09" calcext:value-type="date">
            <text:p>2001-03-09</text:p>
          </table:table-cell>
          <table:table-cell office:value-type="float" office:value="6.97" calcext:value-type="float">
            <text:p>6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3-16" calcext:value-type="date">
            <text:p>2001-03-16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3-23" calcext:value-type="date">
            <text:p>2001-03-23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3-30" calcext:value-type="date">
            <text:p>2001-03-30</text:p>
          </table:table-cell>
          <table:table-cell office:value-type="float" office:value="6.91" calcext:value-type="float">
            <text:p>6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4-06" calcext:value-type="date">
            <text:p>2001-04-06</text:p>
          </table:table-cell>
          <table:table-cell office:value-type="float" office:value="7.01" calcext:value-type="float">
            <text:p>7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4-13" calcext:value-type="date">
            <text:p>2001-04-13</text:p>
          </table:table-cell>
          <table:table-cell office:value-type="float" office:value="7.04" calcext:value-type="float">
            <text:p>7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4-20" calcext:value-type="date">
            <text:p>2001-04-20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4-27" calcext:value-type="date">
            <text:p>2001-04-27</text:p>
          </table:table-cell>
          <table:table-cell office:value-type="float" office:value="7.12" calcext:value-type="float">
            <text:p>7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5-04" calcext:value-type="date">
            <text:p>2001-05-04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5-11" calcext:value-type="date">
            <text:p>2001-05-11</text:p>
          </table:table-cell>
          <table:table-cell office:value-type="float" office:value="7.1" calcext:value-type="float">
            <text:p>7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5-18" calcext:value-type="date">
            <text:p>2001-05-18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5-25" calcext:value-type="date">
            <text:p>2001-05-25</text:p>
          </table:table-cell>
          <table:table-cell office:value-type="float" office:value="7.2" calcext:value-type="float">
            <text:p>7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6-01" calcext:value-type="date">
            <text:p>2001-06-01</text:p>
          </table:table-cell>
          <table:table-cell office:value-type="float" office:value="7.24" calcext:value-type="float">
            <text:p>7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6-08" calcext:value-type="date">
            <text:p>2001-06-08</text:p>
          </table:table-cell>
          <table:table-cell office:value-type="float" office:value="7.2" calcext:value-type="float">
            <text:p>7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6-15" calcext:value-type="date">
            <text:p>2001-06-15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6-22" calcext:value-type="date">
            <text:p>2001-06-22</text:p>
          </table:table-cell>
          <table:table-cell office:value-type="float" office:value="7.11" calcext:value-type="float">
            <text:p>7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6-29" calcext:value-type="date">
            <text:p>2001-06-29</text:p>
          </table:table-cell>
          <table:table-cell office:value-type="float" office:value="7.11" calcext:value-type="float">
            <text:p>7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7-06" calcext:value-type="date">
            <text:p>2001-07-06</text:p>
          </table:table-cell>
          <table:table-cell office:value-type="float" office:value="7.19" calcext:value-type="float">
            <text:p>7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7-13" calcext:value-type="date">
            <text:p>2001-07-13</text:p>
          </table:table-cell>
          <table:table-cell office:value-type="float" office:value="7.21" calcext:value-type="float">
            <text:p>7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7-20" calcext:value-type="date">
            <text:p>2001-07-20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7-27" calcext:value-type="date">
            <text:p>2001-07-27</text:p>
          </table:table-cell>
          <table:table-cell office:value-type="float" office:value="7.03" calcext:value-type="float">
            <text:p>7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8-03" calcext:value-type="date">
            <text:p>2001-08-03</text:p>
          </table:table-cell>
          <table:table-cell office:value-type="float" office:value="7" calcext:value-type="float">
            <text:p>7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8-10" calcext:value-type="date">
            <text:p>2001-08-10</text:p>
          </table:table-cell>
          <table:table-cell office:value-type="float" office:value="7" calcext:value-type="float">
            <text:p>7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8-17" calcext:value-type="date">
            <text:p>2001-08-17</text:p>
          </table:table-cell>
          <table:table-cell office:value-type="float" office:value="6.92" calcext:value-type="float">
            <text:p>6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8-24" calcext:value-type="date">
            <text:p>2001-08-24</text:p>
          </table:table-cell>
          <table:table-cell office:value-type="float" office:value="6.91" calcext:value-type="float">
            <text:p>6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8-31" calcext:value-type="date">
            <text:p>2001-08-31</text:p>
          </table:table-cell>
          <table:table-cell office:value-type="float" office:value="6.92" calcext:value-type="float">
            <text:p>6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9-07" calcext:value-type="date">
            <text:p>2001-09-07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9-14" calcext:value-type="date">
            <text:p>2001-09-14</text:p>
          </table:table-cell>
          <table:table-cell office:value-type="float" office:value="6.86" calcext:value-type="float">
            <text:p>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9-21" calcext:value-type="date">
            <text:p>2001-09-21</text:p>
          </table:table-cell>
          <table:table-cell office:value-type="float" office:value="6.8" calcext:value-type="float">
            <text:p>6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09-28" calcext:value-type="date">
            <text:p>2001-09-28</text:p>
          </table:table-cell>
          <table:table-cell office:value-type="float" office:value="6.72" calcext:value-type="float">
            <text:p>6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0-05" calcext:value-type="date">
            <text:p>2001-10-05</text:p>
          </table:table-cell>
          <table:table-cell office:value-type="float" office:value="6.64" calcext:value-type="float">
            <text:p>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0-12" calcext:value-type="date">
            <text:p>2001-10-12</text:p>
          </table:table-cell>
          <table:table-cell office:value-type="float" office:value="6.58" calcext:value-type="float">
            <text:p>6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0-19" calcext:value-type="date">
            <text:p>2001-10-19</text:p>
          </table:table-cell>
          <table:table-cell office:value-type="float" office:value="6.61" calcext:value-type="float">
            <text:p>6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0-26" calcext:value-type="date">
            <text:p>2001-10-26</text:p>
          </table:table-cell>
          <table:table-cell office:value-type="float" office:value="6.64" calcext:value-type="float">
            <text:p>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1-02" calcext:value-type="date">
            <text:p>2001-11-02</text:p>
          </table:table-cell>
          <table:table-cell office:value-type="float" office:value="6.56" calcext:value-type="float">
            <text:p>6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1-09" calcext:value-type="date">
            <text:p>2001-11-09</text:p>
          </table:table-cell>
          <table:table-cell office:value-type="float" office:value="6.45" calcext:value-type="float">
            <text:p>6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1-16" calcext:value-type="date">
            <text:p>2001-11-16</text:p>
          </table:table-cell>
          <table:table-cell office:value-type="float" office:value="6.51" calcext:value-type="float">
            <text:p>6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1-23" calcext:value-type="date">
            <text:p>2001-11-23</text:p>
          </table:table-cell>
          <table:table-cell office:value-type="float" office:value="6.75" calcext:value-type="float">
            <text:p>6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1-30" calcext:value-type="date">
            <text:p>2001-11-30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2-07" calcext:value-type="date">
            <text:p>2001-12-07</text:p>
          </table:table-cell>
          <table:table-cell office:value-type="float" office:value="6.84" calcext:value-type="float">
            <text:p>6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2-14" calcext:value-type="date">
            <text:p>2001-12-14</text:p>
          </table:table-cell>
          <table:table-cell office:value-type="float" office:value="7.09" calcext:value-type="float">
            <text:p>7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2-21" calcext:value-type="date">
            <text:p>2001-12-21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1-12-28" calcext:value-type="date">
            <text:p>2001-12-28</text:p>
          </table:table-cell>
          <table:table-cell office:value-type="float" office:value="7.16" calcext:value-type="float">
            <text:p>7.16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2-01-04" calcext:value-type="date">
            <text:p>2002-01-04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1-11" calcext:value-type="date">
            <text:p>2002-01-11</text:p>
          </table:table-cell>
          <table:table-cell office:value-type="float" office:value="7.06" calcext:value-type="float">
            <text:p>7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1-18" calcext:value-type="date">
            <text:p>2002-01-18</text:p>
          </table:table-cell>
          <table:table-cell office:value-type="float" office:value="6.83" calcext:value-type="float">
            <text:p>6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1-25" calcext:value-type="date">
            <text:p>2002-01-25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2-01" calcext:value-type="date">
            <text:p>2002-02-01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2-08" calcext:value-type="date">
            <text:p>2002-02-08</text:p>
          </table:table-cell>
          <table:table-cell office:value-type="float" office:value="6.88" calcext:value-type="float">
            <text:p>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2-15" calcext:value-type="date">
            <text:p>2002-02-15</text:p>
          </table:table-cell>
          <table:table-cell office:value-type="float" office:value="6.86" calcext:value-type="float">
            <text:p>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2-22" calcext:value-type="date">
            <text:p>2002-02-22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3-01" calcext:value-type="date">
            <text:p>2002-03-01</text:p>
          </table:table-cell>
          <table:table-cell office:value-type="float" office:value="6.8" calcext:value-type="float">
            <text:p>6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3-08" calcext:value-type="date">
            <text:p>2002-03-08</text:p>
          </table:table-cell>
          <table:table-cell office:value-type="float" office:value="6.87" calcext:value-type="float">
            <text:p>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3-15" calcext:value-type="date">
            <text:p>2002-03-15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3-22" calcext:value-type="date">
            <text:p>2002-03-22</text:p>
          </table:table-cell>
          <table:table-cell office:value-type="float" office:value="7.14" calcext:value-type="float">
            <text:p>7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3-29" calcext:value-type="date">
            <text:p>2002-03-29</text:p>
          </table:table-cell>
          <table:table-cell office:value-type="float" office:value="7.18" calcext:value-type="float">
            <text:p>7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4-05" calcext:value-type="date">
            <text:p>2002-04-05</text:p>
          </table:table-cell>
          <table:table-cell office:value-type="float" office:value="7.13" calcext:value-type="float">
            <text:p>7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4-12" calcext:value-type="date">
            <text:p>2002-04-12</text:p>
          </table:table-cell>
          <table:table-cell office:value-type="float" office:value="6.99" calcext:value-type="float">
            <text:p>6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4-19" calcext:value-type="date">
            <text:p>2002-04-19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4-26" calcext:value-type="date">
            <text:p>2002-04-26</text:p>
          </table:table-cell>
          <table:table-cell office:value-type="float" office:value="6.88" calcext:value-type="float">
            <text:p>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5-03" calcext:value-type="date">
            <text:p>2002-05-03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5-10" calcext:value-type="date">
            <text:p>2002-05-10</text:p>
          </table:table-cell>
          <table:table-cell office:value-type="float" office:value="6.79" calcext:value-type="float">
            <text:p>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5-17" calcext:value-type="date">
            <text:p>2002-05-17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5-24" calcext:value-type="date">
            <text:p>2002-05-24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5-31" calcext:value-type="date">
            <text:p>2002-05-31</text:p>
          </table:table-cell>
          <table:table-cell office:value-type="float" office:value="6.76" calcext:value-type="float">
            <text:p>6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6-07" calcext:value-type="date">
            <text:p>2002-06-07</text:p>
          </table:table-cell>
          <table:table-cell office:value-type="float" office:value="6.71" calcext:value-type="float">
            <text:p>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6-14" calcext:value-type="date">
            <text:p>2002-06-14</text:p>
          </table:table-cell>
          <table:table-cell office:value-type="float" office:value="6.71" calcext:value-type="float">
            <text:p>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6-21" calcext:value-type="date">
            <text:p>2002-06-21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6-28" calcext:value-type="date">
            <text:p>2002-06-28</text:p>
          </table:table-cell>
          <table:table-cell office:value-type="float" office:value="6.55" calcext:value-type="float">
            <text:p>6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7-05" calcext:value-type="date">
            <text:p>2002-07-05</text:p>
          </table:table-cell>
          <table:table-cell office:value-type="float" office:value="6.57" calcext:value-type="float">
            <text:p>6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7-12" calcext:value-type="date">
            <text:p>2002-07-12</text:p>
          </table:table-cell>
          <table:table-cell office:value-type="float" office:value="6.54" calcext:value-type="float">
            <text:p>6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7-19" calcext:value-type="date">
            <text:p>2002-07-19</text:p>
          </table:table-cell>
          <table:table-cell office:value-type="float" office:value="6.49" calcext:value-type="float">
            <text:p>6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7-26" calcext:value-type="date">
            <text:p>2002-07-26</text:p>
          </table:table-cell>
          <table:table-cell office:value-type="float" office:value="6.34" calcext:value-type="float">
            <text:p>6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8-02" calcext:value-type="date">
            <text:p>2002-08-02</text:p>
          </table:table-cell>
          <table:table-cell office:value-type="float" office:value="6.43" calcext:value-type="float">
            <text:p>6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8-09" calcext:value-type="date">
            <text:p>2002-08-09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8-16" calcext:value-type="date">
            <text:p>2002-08-16</text:p>
          </table:table-cell>
          <table:table-cell office:value-type="float" office:value="6.22" calcext:value-type="float">
            <text:p>6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8-23" calcext:value-type="date">
            <text:p>2002-08-23</text:p>
          </table:table-cell>
          <table:table-cell office:value-type="float" office:value="6.27" calcext:value-type="float">
            <text:p>6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8-30" calcext:value-type="date">
            <text:p>2002-08-30</text:p>
          </table:table-cell>
          <table:table-cell office:value-type="float" office:value="6.22" calcext:value-type="float">
            <text:p>6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9-06" calcext:value-type="date">
            <text:p>2002-09-06</text:p>
          </table:table-cell>
          <table:table-cell office:value-type="float" office:value="6.15" calcext:value-type="float">
            <text:p>6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9-13" calcext:value-type="date">
            <text:p>2002-09-13</text:p>
          </table:table-cell>
          <table:table-cell office:value-type="float" office:value="6.18" calcext:value-type="float">
            <text:p>6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9-20" calcext:value-type="date">
            <text:p>2002-09-20</text:p>
          </table:table-cell>
          <table:table-cell office:value-type="float" office:value="6.05" calcext:value-type="float">
            <text:p>6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09-27" calcext:value-type="date">
            <text:p>2002-09-27</text:p>
          </table:table-cell>
          <table:table-cell office:value-type="float" office:value="5.99" calcext:value-type="float">
            <text:p>5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0-04" calcext:value-type="date">
            <text:p>2002-10-04</text:p>
          </table:table-cell>
          <table:table-cell office:value-type="float" office:value="6.01" calcext:value-type="float">
            <text:p>6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0-11" calcext:value-type="date">
            <text:p>2002-10-11</text:p>
          </table:table-cell>
          <table:table-cell office:value-type="float" office:value="5.98" calcext:value-type="float">
            <text:p>5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0-18" calcext:value-type="date">
            <text:p>2002-10-18</text:p>
          </table:table-cell>
          <table:table-cell office:value-type="float" office:value="6.15" calcext:value-type="float">
            <text:p>6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0-25" calcext:value-type="date">
            <text:p>2002-10-25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1-01" calcext:value-type="date">
            <text:p>2002-11-01</text:p>
          </table:table-cell>
          <table:table-cell office:value-type="float" office:value="6.13" calcext:value-type="float">
            <text:p>6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1-08" calcext:value-type="date">
            <text:p>2002-11-08</text:p>
          </table:table-cell>
          <table:table-cell office:value-type="float" office:value="6.11" calcext:value-type="float">
            <text:p>6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1-15" calcext:value-type="date">
            <text:p>2002-11-15</text:p>
          </table:table-cell>
          <table:table-cell office:value-type="float" office:value="5.94" calcext:value-type="float">
            <text:p>5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1-22" calcext:value-type="date">
            <text:p>2002-11-22</text:p>
          </table:table-cell>
          <table:table-cell office:value-type="float" office:value="6.03" calcext:value-type="float">
            <text:p>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1-29" calcext:value-type="date">
            <text:p>2002-11-29</text:p>
          </table:table-cell>
          <table:table-cell office:value-type="float" office:value="6.13" calcext:value-type="float">
            <text:p>6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2-06" calcext:value-type="date">
            <text:p>2002-12-06</text:p>
          </table:table-cell>
          <table:table-cell office:value-type="float" office:value="6.19" calcext:value-type="float">
            <text:p>6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2-13" calcext:value-type="date">
            <text:p>2002-12-13</text:p>
          </table:table-cell>
          <table:table-cell office:value-type="float" office:value="6.04" calcext:value-type="float">
            <text:p>6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2-20" calcext:value-type="date">
            <text:p>2002-12-20</text:p>
          </table:table-cell>
          <table:table-cell office:value-type="float" office:value="6.03" calcext:value-type="float">
            <text:p>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2-12-27" calcext:value-type="date">
            <text:p>2002-12-27</text:p>
          </table:table-cell>
          <table:table-cell office:value-type="float" office:value="5.93" calcext:value-type="float">
            <text:p>5.9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3-01-03" calcext:value-type="date">
            <text:p>2003-01-03</text:p>
          </table:table-cell>
          <table:table-cell office:value-type="float" office:value="5.85" calcext:value-type="float">
            <text:p>5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1-10" calcext:value-type="date">
            <text:p>2003-01-10</text:p>
          </table:table-cell>
          <table:table-cell office:value-type="float" office:value="5.95" calcext:value-type="float">
            <text:p>5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1-17" calcext:value-type="date">
            <text:p>2003-01-17</text:p>
          </table:table-cell>
          <table:table-cell office:value-type="float" office:value="5.97" calcext:value-type="float">
            <text:p>5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1-24" calcext:value-type="date">
            <text:p>2003-01-24</text:p>
          </table:table-cell>
          <table:table-cell office:value-type="float" office:value="5.91" calcext:value-type="float">
            <text:p>5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1-31" calcext:value-type="date">
            <text:p>2003-01-31</text:p>
          </table:table-cell>
          <table:table-cell office:value-type="float" office:value="5.9" calcext:value-type="float">
            <text:p>5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2-07" calcext:value-type="date">
            <text:p>2003-02-07</text:p>
          </table:table-cell>
          <table:table-cell office:value-type="float" office:value="5.88" calcext:value-type="float">
            <text:p>5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2-14" calcext:value-type="date">
            <text:p>2003-02-14</text:p>
          </table:table-cell>
          <table:table-cell office:value-type="float" office:value="5.86" calcext:value-type="float">
            <text:p>5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2-21" calcext:value-type="date">
            <text:p>2003-02-21</text:p>
          </table:table-cell>
          <table:table-cell office:value-type="float" office:value="5.84" calcext:value-type="float">
            <text:p>5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2-28" calcext:value-type="date">
            <text:p>2003-02-28</text:p>
          </table:table-cell>
          <table:table-cell office:value-type="float" office:value="5.79" calcext:value-type="float">
            <text:p>5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3-07" calcext:value-type="date">
            <text:p>2003-03-07</text:p>
          </table:table-cell>
          <table:table-cell office:value-type="float" office:value="5.67" calcext:value-type="float">
            <text:p>5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3-14" calcext:value-type="date">
            <text:p>2003-03-14</text:p>
          </table:table-cell>
          <table:table-cell office:value-type="float" office:value="5.61" calcext:value-type="float">
            <text:p>5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3-21" calcext:value-type="date">
            <text:p>2003-03-21</text:p>
          </table:table-cell>
          <table:table-cell office:value-type="float" office:value="5.79" calcext:value-type="float">
            <text:p>5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3-28" calcext:value-type="date">
            <text:p>2003-03-28</text:p>
          </table:table-cell>
          <table:table-cell office:value-type="float" office:value="5.91" calcext:value-type="float">
            <text:p>5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4-04" calcext:value-type="date">
            <text:p>2003-04-04</text:p>
          </table:table-cell>
          <table:table-cell office:value-type="float" office:value="5.79" calcext:value-type="float">
            <text:p>5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4-11" calcext:value-type="date">
            <text:p>2003-04-11</text:p>
          </table:table-cell>
          <table:table-cell office:value-type="float" office:value="5.85" calcext:value-type="float">
            <text:p>5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4-18" calcext:value-type="date">
            <text:p>2003-04-18</text:p>
          </table:table-cell>
          <table:table-cell office:value-type="float" office:value="5.82" calcext:value-type="float">
            <text:p>5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4-25" calcext:value-type="date">
            <text:p>2003-04-25</text:p>
          </table:table-cell>
          <table:table-cell office:value-type="float" office:value="5.79" calcext:value-type="float">
            <text:p>5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5-02" calcext:value-type="date">
            <text:p>2003-05-02</text:p>
          </table:table-cell>
          <table:table-cell office:value-type="float" office:value="5.7" calcext:value-type="float">
            <text:p>5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5-09" calcext:value-type="date">
            <text:p>2003-05-09</text:p>
          </table:table-cell>
          <table:table-cell office:value-type="float" office:value="5.62" calcext:value-type="float">
            <text:p>5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5-16" calcext:value-type="date">
            <text:p>2003-05-16</text:p>
          </table:table-cell>
          <table:table-cell office:value-type="float" office:value="5.45" calcext:value-type="float">
            <text:p>5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5-23" calcext:value-type="date">
            <text:p>2003-05-23</text:p>
          </table:table-cell>
          <table:table-cell office:value-type="float" office:value="5.34" calcext:value-type="float">
            <text:p>5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5-30" calcext:value-type="date">
            <text:p>2003-05-30</text:p>
          </table:table-cell>
          <table:table-cell office:value-type="float" office:value="5.31" calcext:value-type="float">
            <text:p>5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6-06" calcext:value-type="date">
            <text:p>2003-06-06</text:p>
          </table:table-cell>
          <table:table-cell office:value-type="float" office:value="5.26" calcext:value-type="float">
            <text:p>5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6-13" calcext:value-type="date">
            <text:p>2003-06-13</text:p>
          </table:table-cell>
          <table:table-cell office:value-type="float" office:value="5.21" calcext:value-type="float">
            <text:p>5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6-20" calcext:value-type="date">
            <text:p>2003-06-20</text:p>
          </table:table-cell>
          <table:table-cell office:value-type="float" office:value="5.21" calcext:value-type="float">
            <text:p>5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6-27" calcext:value-type="date">
            <text:p>2003-06-27</text:p>
          </table:table-cell>
          <table:table-cell office:value-type="float" office:value="5.24" calcext:value-type="float">
            <text:p>5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7-04" calcext:value-type="date">
            <text:p>2003-07-04</text:p>
          </table:table-cell>
          <table:table-cell office:value-type="float" office:value="5.4" calcext:value-type="float">
            <text:p>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7-11" calcext:value-type="date">
            <text:p>2003-07-11</text:p>
          </table:table-cell>
          <table:table-cell office:value-type="float" office:value="5.52" calcext:value-type="float">
            <text:p>5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7-18" calcext:value-type="date">
            <text:p>2003-07-18</text:p>
          </table:table-cell>
          <table:table-cell office:value-type="float" office:value="5.67" calcext:value-type="float">
            <text:p>5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7-25" calcext:value-type="date">
            <text:p>2003-07-25</text:p>
          </table:table-cell>
          <table:table-cell office:value-type="float" office:value="5.94" calcext:value-type="float">
            <text:p>5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8-01" calcext:value-type="date">
            <text:p>2003-08-01</text:p>
          </table:table-cell>
          <table:table-cell office:value-type="float" office:value="6.14" calcext:value-type="float">
            <text:p>6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8-08" calcext:value-type="date">
            <text:p>2003-08-08</text:p>
          </table:table-cell>
          <table:table-cell office:value-type="float" office:value="6.34" calcext:value-type="float">
            <text:p>6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8-15" calcext:value-type="date">
            <text:p>2003-08-15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8-22" calcext:value-type="date">
            <text:p>2003-08-22</text:p>
          </table:table-cell>
          <table:table-cell office:value-type="float" office:value="6.28" calcext:value-type="float">
            <text:p>6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8-29" calcext:value-type="date">
            <text:p>2003-08-29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9-05" calcext:value-type="date">
            <text:p>2003-09-05</text:p>
          </table:table-cell>
          <table:table-cell office:value-type="float" office:value="6.44" calcext:value-type="float">
            <text:p>6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9-12" calcext:value-type="date">
            <text:p>2003-09-12</text:p>
          </table:table-cell>
          <table:table-cell office:value-type="float" office:value="6.16" calcext:value-type="float">
            <text:p>6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9-19" calcext:value-type="date">
            <text:p>2003-09-19</text:p>
          </table:table-cell>
          <table:table-cell office:value-type="float" office:value="6.01" calcext:value-type="float">
            <text:p>6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09-26" calcext:value-type="date">
            <text:p>2003-09-26</text:p>
          </table:table-cell>
          <table:table-cell office:value-type="float" office:value="5.98" calcext:value-type="float">
            <text:p>5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0-03" calcext:value-type="date">
            <text:p>2003-10-03</text:p>
          </table:table-cell>
          <table:table-cell office:value-type="float" office:value="5.77" calcext:value-type="float">
            <text:p>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0-10" calcext:value-type="date">
            <text:p>2003-10-10</text:p>
          </table:table-cell>
          <table:table-cell office:value-type="float" office:value="5.95" calcext:value-type="float">
            <text:p>5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0-17" calcext:value-type="date">
            <text:p>2003-10-17</text:p>
          </table:table-cell>
          <table:table-cell office:value-type="float" office:value="6.05" calcext:value-type="float">
            <text:p>6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0-24" calcext:value-type="date">
            <text:p>2003-10-24</text:p>
          </table:table-cell>
          <table:table-cell office:value-type="float" office:value="6.05" calcext:value-type="float">
            <text:p>6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0-31" calcext:value-type="date">
            <text:p>2003-10-31</text:p>
          </table:table-cell>
          <table:table-cell office:value-type="float" office:value="5.94" calcext:value-type="float">
            <text:p>5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1-07" calcext:value-type="date">
            <text:p>2003-11-07</text:p>
          </table:table-cell>
          <table:table-cell office:value-type="float" office:value="5.98" calcext:value-type="float">
            <text:p>5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1-14" calcext:value-type="date">
            <text:p>2003-11-14</text:p>
          </table:table-cell>
          <table:table-cell office:value-type="float" office:value="6.03" calcext:value-type="float">
            <text:p>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1-21" calcext:value-type="date">
            <text:p>2003-11-21</text:p>
          </table:table-cell>
          <table:table-cell office:value-type="float" office:value="5.83" calcext:value-type="float">
            <text:p>5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1-28" calcext:value-type="date">
            <text:p>2003-11-28</text:p>
          </table:table-cell>
          <table:table-cell office:value-type="float" office:value="5.89" calcext:value-type="float">
            <text:p>5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2-05" calcext:value-type="date">
            <text:p>2003-12-05</text:p>
          </table:table-cell>
          <table:table-cell office:value-type="float" office:value="6.02" calcext:value-type="float">
            <text:p>6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2-12" calcext:value-type="date">
            <text:p>2003-12-12</text:p>
          </table:table-cell>
          <table:table-cell office:value-type="float" office:value="5.88" calcext:value-type="float">
            <text:p>5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2-19" calcext:value-type="date">
            <text:p>2003-12-19</text:p>
          </table:table-cell>
          <table:table-cell office:value-type="float" office:value="5.82" calcext:value-type="float">
            <text:p>5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2-26" calcext:value-type="date">
            <text:p>2003-12-26</text:p>
          </table:table-cell>
          <table:table-cell office:value-type="float" office:value="5.81" calcext:value-type="float">
            <text:p>5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3-12-31" calcext:value-type="date">
            <text:p>2003-12-31</text:p>
          </table:table-cell>
          <table:table-cell office:value-type="float" office:value="5.85" calcext:value-type="float">
            <text:p>5.8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4-01-08" calcext:value-type="date">
            <text:p>2004-01-08</text:p>
          </table:table-cell>
          <table:table-cell office:value-type="float" office:value="5.87" calcext:value-type="float">
            <text:p>5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1-15" calcext:value-type="date">
            <text:p>2004-01-15</text:p>
          </table:table-cell>
          <table:table-cell office:value-type="float" office:value="5.66" calcext:value-type="float">
            <text:p>5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1-22" calcext:value-type="date">
            <text:p>2004-01-22</text:p>
          </table:table-cell>
          <table:table-cell office:value-type="float" office:value="5.64" calcext:value-type="float">
            <text:p>5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1-29" calcext:value-type="date">
            <text:p>2004-01-29</text:p>
          </table:table-cell>
          <table:table-cell office:value-type="float" office:value="5.68" calcext:value-type="float">
            <text:p>5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2-05" calcext:value-type="date">
            <text:p>2004-02-05</text:p>
          </table:table-cell>
          <table:table-cell office:value-type="float" office:value="5.72" calcext:value-type="float">
            <text:p>5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2-12" calcext:value-type="date">
            <text:p>2004-02-12</text:p>
          </table:table-cell>
          <table:table-cell office:value-type="float" office:value="5.66" calcext:value-type="float">
            <text:p>5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2-19" calcext:value-type="date">
            <text:p>2004-02-19</text:p>
          </table:table-cell>
          <table:table-cell office:value-type="float" office:value="5.58" calcext:value-type="float">
            <text:p>5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2-26" calcext:value-type="date">
            <text:p>2004-02-26</text:p>
          </table:table-cell>
          <table:table-cell office:value-type="float" office:value="5.58" calcext:value-type="float">
            <text:p>5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3-04" calcext:value-type="date">
            <text:p>2004-03-04</text:p>
          </table:table-cell>
          <table:table-cell office:value-type="float" office:value="5.59" calcext:value-type="float">
            <text:p>5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3-11" calcext:value-type="date">
            <text:p>2004-03-11</text:p>
          </table:table-cell>
          <table:table-cell office:value-type="float" office:value="5.41" calcext:value-type="float">
            <text:p>5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3-18" calcext:value-type="date">
            <text:p>2004-03-18</text:p>
          </table:table-cell>
          <table:table-cell office:value-type="float" office:value="5.38" calcext:value-type="float">
            <text:p>5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3-25" calcext:value-type="date">
            <text:p>2004-03-25</text:p>
          </table:table-cell>
          <table:table-cell office:value-type="float" office:value="5.4" calcext:value-type="float">
            <text:p>5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4-01" calcext:value-type="date">
            <text:p>2004-04-01</text:p>
          </table:table-cell>
          <table:table-cell office:value-type="float" office:value="5.52" calcext:value-type="float">
            <text:p>5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4-08" calcext:value-type="date">
            <text:p>2004-04-08</text:p>
          </table:table-cell>
          <table:table-cell office:value-type="float" office:value="5.79" calcext:value-type="float">
            <text:p>5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4-15" calcext:value-type="date">
            <text:p>2004-04-15</text:p>
          </table:table-cell>
          <table:table-cell office:value-type="float" office:value="5.89" calcext:value-type="float">
            <text:p>5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4-22" calcext:value-type="date">
            <text:p>2004-04-22</text:p>
          </table:table-cell>
          <table:table-cell office:value-type="float" office:value="5.94" calcext:value-type="float">
            <text:p>5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4-29" calcext:value-type="date">
            <text:p>2004-04-29</text:p>
          </table:table-cell>
          <table:table-cell office:value-type="float" office:value="6.01" calcext:value-type="float">
            <text:p>6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5-06" calcext:value-type="date">
            <text:p>2004-05-06</text:p>
          </table:table-cell>
          <table:table-cell office:value-type="float" office:value="6.12" calcext:value-type="float">
            <text:p>6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5-13" calcext:value-type="date">
            <text:p>2004-05-13</text:p>
          </table:table-cell>
          <table:table-cell office:value-type="float" office:value="6.34" calcext:value-type="float">
            <text:p>6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5-20" calcext:value-type="date">
            <text:p>2004-05-20</text:p>
          </table:table-cell>
          <table:table-cell office:value-type="float" office:value="6.3" calcext:value-type="float">
            <text:p>6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5-27" calcext:value-type="date">
            <text:p>2004-05-27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6-03" calcext:value-type="date">
            <text:p>2004-06-03</text:p>
          </table:table-cell>
          <table:table-cell office:value-type="float" office:value="6.28" calcext:value-type="float">
            <text:p>6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6-10" calcext:value-type="date">
            <text:p>2004-06-10</text:p>
          </table:table-cell>
          <table:table-cell office:value-type="float" office:value="6.3" calcext:value-type="float">
            <text:p>6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6-17" calcext:value-type="date">
            <text:p>2004-06-17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6-24" calcext:value-type="date">
            <text:p>2004-06-24</text:p>
          </table:table-cell>
          <table:table-cell office:value-type="float" office:value="6.25" calcext:value-type="float">
            <text:p>6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7-01" calcext:value-type="date">
            <text:p>2004-07-01</text:p>
          </table:table-cell>
          <table:table-cell office:value-type="float" office:value="6.21" calcext:value-type="float">
            <text:p>6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7-08" calcext:value-type="date">
            <text:p>2004-07-08</text:p>
          </table:table-cell>
          <table:table-cell office:value-type="float" office:value="6.01" calcext:value-type="float">
            <text:p>6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7-15" calcext:value-type="date">
            <text:p>2004-07-15</text:p>
          </table:table-cell>
          <table:table-cell office:value-type="float" office:value="6" calcext:value-type="float">
            <text:p>6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7-22" calcext:value-type="date">
            <text:p>2004-07-22</text:p>
          </table:table-cell>
          <table:table-cell office:value-type="float" office:value="5.98" calcext:value-type="float">
            <text:p>5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7-29" calcext:value-type="date">
            <text:p>2004-07-29</text:p>
          </table:table-cell>
          <table:table-cell office:value-type="float" office:value="6.08" calcext:value-type="float">
            <text:p>6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8-05" calcext:value-type="date">
            <text:p>2004-08-05</text:p>
          </table:table-cell>
          <table:table-cell office:value-type="float" office:value="5.99" calcext:value-type="float">
            <text:p>5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8-12" calcext:value-type="date">
            <text:p>2004-08-12</text:p>
          </table:table-cell>
          <table:table-cell office:value-type="float" office:value="5.85" calcext:value-type="float">
            <text:p>5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8-19" calcext:value-type="date">
            <text:p>2004-08-19</text:p>
          </table:table-cell>
          <table:table-cell office:value-type="float" office:value="5.81" calcext:value-type="float">
            <text:p>5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8-26" calcext:value-type="date">
            <text:p>2004-08-26</text:p>
          </table:table-cell>
          <table:table-cell office:value-type="float" office:value="5.82" calcext:value-type="float">
            <text:p>5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9-02" calcext:value-type="date">
            <text:p>2004-09-02</text:p>
          </table:table-cell>
          <table:table-cell office:value-type="float" office:value="5.77" calcext:value-type="float">
            <text:p>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9-09" calcext:value-type="date">
            <text:p>2004-09-09</text:p>
          </table:table-cell>
          <table:table-cell office:value-type="float" office:value="5.83" calcext:value-type="float">
            <text:p>5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9-16" calcext:value-type="date">
            <text:p>2004-09-16</text:p>
          </table:table-cell>
          <table:table-cell office:value-type="float" office:value="5.75" calcext:value-type="float">
            <text:p>5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9-23" calcext:value-type="date">
            <text:p>2004-09-23</text:p>
          </table:table-cell>
          <table:table-cell office:value-type="float" office:value="5.7" calcext:value-type="float">
            <text:p>5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09-30" calcext:value-type="date">
            <text:p>2004-09-30</text:p>
          </table:table-cell>
          <table:table-cell office:value-type="float" office:value="5.72" calcext:value-type="float">
            <text:p>5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0-07" calcext:value-type="date">
            <text:p>2004-10-07</text:p>
          </table:table-cell>
          <table:table-cell office:value-type="float" office:value="5.82" calcext:value-type="float">
            <text:p>5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0-14" calcext:value-type="date">
            <text:p>2004-10-14</text:p>
          </table:table-cell>
          <table:table-cell office:value-type="float" office:value="5.74" calcext:value-type="float">
            <text:p>5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0-21" calcext:value-type="date">
            <text:p>2004-10-21</text:p>
          </table:table-cell>
          <table:table-cell office:value-type="float" office:value="5.69" calcext:value-type="float">
            <text:p>5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0-28" calcext:value-type="date">
            <text:p>2004-10-28</text:p>
          </table:table-cell>
          <table:table-cell office:value-type="float" office:value="5.64" calcext:value-type="float">
            <text:p>5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1-04" calcext:value-type="date">
            <text:p>2004-11-04</text:p>
          </table:table-cell>
          <table:table-cell office:value-type="float" office:value="5.7" calcext:value-type="float">
            <text:p>5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1-11" calcext:value-type="date">
            <text:p>2004-11-11</text:p>
          </table:table-cell>
          <table:table-cell office:value-type="float" office:value="5.76" calcext:value-type="float">
            <text:p>5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1-18" calcext:value-type="date">
            <text:p>2004-11-18</text:p>
          </table:table-cell>
          <table:table-cell office:value-type="float" office:value="5.74" calcext:value-type="float">
            <text:p>5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1-24" calcext:value-type="date">
            <text:p>2004-11-24</text:p>
          </table:table-cell>
          <table:table-cell office:value-type="float" office:value="5.72" calcext:value-type="float">
            <text:p>5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2-02" calcext:value-type="date">
            <text:p>2004-12-02</text:p>
          </table:table-cell>
          <table:table-cell office:value-type="float" office:value="5.81" calcext:value-type="float">
            <text:p>5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2-09" calcext:value-type="date">
            <text:p>2004-12-09</text:p>
          </table:table-cell>
          <table:table-cell office:value-type="float" office:value="5.71" calcext:value-type="float">
            <text:p>5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2-16" calcext:value-type="date">
            <text:p>2004-12-16</text:p>
          </table:table-cell>
          <table:table-cell office:value-type="float" office:value="5.68" calcext:value-type="float">
            <text:p>5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2-22" calcext:value-type="date">
            <text:p>2004-12-22</text:p>
          </table:table-cell>
          <table:table-cell office:value-type="float" office:value="5.75" calcext:value-type="float">
            <text:p>5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4-12-29" calcext:value-type="date">
            <text:p>2004-12-29</text:p>
          </table:table-cell>
          <table:table-cell office:value-type="float" office:value="5.81" calcext:value-type="float">
            <text:p>5.8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5-01-06" calcext:value-type="date">
            <text:p>2005-01-06</text:p>
          </table:table-cell>
          <table:table-cell office:value-type="float" office:value="5.77" calcext:value-type="float">
            <text:p>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1-13" calcext:value-type="date">
            <text:p>2005-01-13</text:p>
          </table:table-cell>
          <table:table-cell office:value-type="float" office:value="5.74" calcext:value-type="float">
            <text:p>5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1-20" calcext:value-type="date">
            <text:p>2005-01-20</text:p>
          </table:table-cell>
          <table:table-cell office:value-type="float" office:value="5.67" calcext:value-type="float">
            <text:p>5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1-27" calcext:value-type="date">
            <text:p>2005-01-27</text:p>
          </table:table-cell>
          <table:table-cell office:value-type="float" office:value="5.66" calcext:value-type="float">
            <text:p>5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2-03" calcext:value-type="date">
            <text:p>2005-02-03</text:p>
          </table:table-cell>
          <table:table-cell office:value-type="float" office:value="5.63" calcext:value-type="float">
            <text:p>5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2-10" calcext:value-type="date">
            <text:p>2005-02-10</text:p>
          </table:table-cell>
          <table:table-cell office:value-type="float" office:value="5.57" calcext:value-type="float">
            <text:p>5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2-17" calcext:value-type="date">
            <text:p>2005-02-17</text:p>
          </table:table-cell>
          <table:table-cell office:value-type="float" office:value="5.62" calcext:value-type="float">
            <text:p>5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2-24" calcext:value-type="date">
            <text:p>2005-02-24</text:p>
          </table:table-cell>
          <table:table-cell office:value-type="float" office:value="5.69" calcext:value-type="float">
            <text:p>5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3-03" calcext:value-type="date">
            <text:p>2005-03-03</text:p>
          </table:table-cell>
          <table:table-cell office:value-type="float" office:value="5.79" calcext:value-type="float">
            <text:p>5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3-10" calcext:value-type="date">
            <text:p>2005-03-10</text:p>
          </table:table-cell>
          <table:table-cell office:value-type="float" office:value="5.85" calcext:value-type="float">
            <text:p>5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3-17" calcext:value-type="date">
            <text:p>2005-03-17</text:p>
          </table:table-cell>
          <table:table-cell office:value-type="float" office:value="5.95" calcext:value-type="float">
            <text:p>5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3-24" calcext:value-type="date">
            <text:p>2005-03-24</text:p>
          </table:table-cell>
          <table:table-cell office:value-type="float" office:value="6.01" calcext:value-type="float">
            <text:p>6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3-31" calcext:value-type="date">
            <text:p>2005-03-31</text:p>
          </table:table-cell>
          <table:table-cell office:value-type="float" office:value="6.04" calcext:value-type="float">
            <text:p>6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4-07" calcext:value-type="date">
            <text:p>2005-04-07</text:p>
          </table:table-cell>
          <table:table-cell office:value-type="float" office:value="5.93" calcext:value-type="float">
            <text:p>5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4-14" calcext:value-type="date">
            <text:p>2005-04-14</text:p>
          </table:table-cell>
          <table:table-cell office:value-type="float" office:value="5.91" calcext:value-type="float">
            <text:p>5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4-21" calcext:value-type="date">
            <text:p>2005-04-21</text:p>
          </table:table-cell>
          <table:table-cell office:value-type="float" office:value="5.8" calcext:value-type="float">
            <text:p>5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4-28" calcext:value-type="date">
            <text:p>2005-04-28</text:p>
          </table:table-cell>
          <table:table-cell office:value-type="float" office:value="5.78" calcext:value-type="float">
            <text:p>5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5-05" calcext:value-type="date">
            <text:p>2005-05-05</text:p>
          </table:table-cell>
          <table:table-cell office:value-type="float" office:value="5.75" calcext:value-type="float">
            <text:p>5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5-12" calcext:value-type="date">
            <text:p>2005-05-12</text:p>
          </table:table-cell>
          <table:table-cell office:value-type="float" office:value="5.77" calcext:value-type="float">
            <text:p>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5-19" calcext:value-type="date">
            <text:p>2005-05-19</text:p>
          </table:table-cell>
          <table:table-cell office:value-type="float" office:value="5.71" calcext:value-type="float">
            <text:p>5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5-26" calcext:value-type="date">
            <text:p>2005-05-26</text:p>
          </table:table-cell>
          <table:table-cell office:value-type="float" office:value="5.65" calcext:value-type="float">
            <text:p>5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6-02" calcext:value-type="date">
            <text:p>2005-06-02</text:p>
          </table:table-cell>
          <table:table-cell office:value-type="float" office:value="5.62" calcext:value-type="float">
            <text:p>5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6-09" calcext:value-type="date">
            <text:p>2005-06-09</text:p>
          </table:table-cell>
          <table:table-cell office:value-type="float" office:value="5.56" calcext:value-type="float">
            <text:p>5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6-16" calcext:value-type="date">
            <text:p>2005-06-16</text:p>
          </table:table-cell>
          <table:table-cell office:value-type="float" office:value="5.63" calcext:value-type="float">
            <text:p>5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6-23" calcext:value-type="date">
            <text:p>2005-06-23</text:p>
          </table:table-cell>
          <table:table-cell office:value-type="float" office:value="5.57" calcext:value-type="float">
            <text:p>5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6-30" calcext:value-type="date">
            <text:p>2005-06-30</text:p>
          </table:table-cell>
          <table:table-cell office:value-type="float" office:value="5.53" calcext:value-type="float">
            <text:p>5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7-07" calcext:value-type="date">
            <text:p>2005-07-07</text:p>
          </table:table-cell>
          <table:table-cell office:value-type="float" office:value="5.62" calcext:value-type="float">
            <text:p>5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7-14" calcext:value-type="date">
            <text:p>2005-07-14</text:p>
          </table:table-cell>
          <table:table-cell office:value-type="float" office:value="5.66" calcext:value-type="float">
            <text:p>5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7-21" calcext:value-type="date">
            <text:p>2005-07-21</text:p>
          </table:table-cell>
          <table:table-cell office:value-type="float" office:value="5.73" calcext:value-type="float">
            <text:p>5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7-28" calcext:value-type="date">
            <text:p>2005-07-28</text:p>
          </table:table-cell>
          <table:table-cell office:value-type="float" office:value="5.77" calcext:value-type="float">
            <text:p>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8-04" calcext:value-type="date">
            <text:p>2005-08-04</text:p>
          </table:table-cell>
          <table:table-cell office:value-type="float" office:value="5.82" calcext:value-type="float">
            <text:p>5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8-11" calcext:value-type="date">
            <text:p>2005-08-11</text:p>
          </table:table-cell>
          <table:table-cell office:value-type="float" office:value="5.89" calcext:value-type="float">
            <text:p>5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8-18" calcext:value-type="date">
            <text:p>2005-08-18</text:p>
          </table:table-cell>
          <table:table-cell office:value-type="float" office:value="5.8" calcext:value-type="float">
            <text:p>5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8-25" calcext:value-type="date">
            <text:p>2005-08-25</text:p>
          </table:table-cell>
          <table:table-cell office:value-type="float" office:value="5.77" calcext:value-type="float">
            <text:p>5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9-01" calcext:value-type="date">
            <text:p>2005-09-01</text:p>
          </table:table-cell>
          <table:table-cell office:value-type="float" office:value="5.71" calcext:value-type="float">
            <text:p>5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9-08" calcext:value-type="date">
            <text:p>2005-09-08</text:p>
          </table:table-cell>
          <table:table-cell office:value-type="float" office:value="5.71" calcext:value-type="float">
            <text:p>5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9-15" calcext:value-type="date">
            <text:p>2005-09-15</text:p>
          </table:table-cell>
          <table:table-cell office:value-type="float" office:value="5.74" calcext:value-type="float">
            <text:p>5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9-22" calcext:value-type="date">
            <text:p>2005-09-22</text:p>
          </table:table-cell>
          <table:table-cell office:value-type="float" office:value="5.8" calcext:value-type="float">
            <text:p>5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09-29" calcext:value-type="date">
            <text:p>2005-09-29</text:p>
          </table:table-cell>
          <table:table-cell office:value-type="float" office:value="5.91" calcext:value-type="float">
            <text:p>5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0-06" calcext:value-type="date">
            <text:p>2005-10-06</text:p>
          </table:table-cell>
          <table:table-cell office:value-type="float" office:value="5.98" calcext:value-type="float">
            <text:p>5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0-13" calcext:value-type="date">
            <text:p>2005-10-13</text:p>
          </table:table-cell>
          <table:table-cell office:value-type="float" office:value="6.03" calcext:value-type="float">
            <text:p>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0-20" calcext:value-type="date">
            <text:p>2005-10-20</text:p>
          </table:table-cell>
          <table:table-cell office:value-type="float" office:value="6.1" calcext:value-type="float">
            <text:p>6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0-27" calcext:value-type="date">
            <text:p>2005-10-27</text:p>
          </table:table-cell>
          <table:table-cell office:value-type="float" office:value="6.15" calcext:value-type="float">
            <text:p>6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1-03" calcext:value-type="date">
            <text:p>2005-11-03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1-10" calcext:value-type="date">
            <text:p>2005-11-10</text:p>
          </table:table-cell>
          <table:table-cell office:value-type="float" office:value="6.36" calcext:value-type="float">
            <text:p>6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1-17" calcext:value-type="date">
            <text:p>2005-11-17</text:p>
          </table:table-cell>
          <table:table-cell office:value-type="float" office:value="6.37" calcext:value-type="float">
            <text:p>6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1-23" calcext:value-type="date">
            <text:p>2005-11-23</text:p>
          </table:table-cell>
          <table:table-cell office:value-type="float" office:value="6.28" calcext:value-type="float">
            <text:p>6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2-01" calcext:value-type="date">
            <text:p>2005-12-01</text:p>
          </table:table-cell>
          <table:table-cell office:value-type="float" office:value="6.26" calcext:value-type="float">
            <text:p>6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2-08" calcext:value-type="date">
            <text:p>2005-12-08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2-15" calcext:value-type="date">
            <text:p>2005-12-15</text:p>
          </table:table-cell>
          <table:table-cell office:value-type="float" office:value="6.3" calcext:value-type="float">
            <text:p>6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2-22" calcext:value-type="date">
            <text:p>2005-12-22</text:p>
          </table:table-cell>
          <table:table-cell office:value-type="float" office:value="6.26" calcext:value-type="float">
            <text:p>6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5-12-29" calcext:value-type="date">
            <text:p>2005-12-29</text:p>
          </table:table-cell>
          <table:table-cell office:value-type="float" office:value="6.22" calcext:value-type="float">
            <text:p>6.22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6-01-05" calcext:value-type="date">
            <text:p>2006-01-05</text:p>
          </table:table-cell>
          <table:table-cell office:value-type="float" office:value="6.21" calcext:value-type="float">
            <text:p>6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1-12" calcext:value-type="date">
            <text:p>2006-01-12</text:p>
          </table:table-cell>
          <table:table-cell office:value-type="float" office:value="6.15" calcext:value-type="float">
            <text:p>6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1-19" calcext:value-type="date">
            <text:p>2006-01-19</text:p>
          </table:table-cell>
          <table:table-cell office:value-type="float" office:value="6.1" calcext:value-type="float">
            <text:p>6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1-26" calcext:value-type="date">
            <text:p>2006-01-26</text:p>
          </table:table-cell>
          <table:table-cell office:value-type="float" office:value="6.12" calcext:value-type="float">
            <text:p>6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2-02" calcext:value-type="date">
            <text:p>2006-02-02</text:p>
          </table:table-cell>
          <table:table-cell office:value-type="float" office:value="6.23" calcext:value-type="float">
            <text:p>6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2-09" calcext:value-type="date">
            <text:p>2006-02-09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2-16" calcext:value-type="date">
            <text:p>2006-02-16</text:p>
          </table:table-cell>
          <table:table-cell office:value-type="float" office:value="6.28" calcext:value-type="float">
            <text:p>6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2-23" calcext:value-type="date">
            <text:p>2006-02-23</text:p>
          </table:table-cell>
          <table:table-cell office:value-type="float" office:value="6.26" calcext:value-type="float">
            <text:p>6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3-02" calcext:value-type="date">
            <text:p>2006-03-02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3-09" calcext:value-type="date">
            <text:p>2006-03-09</text:p>
          </table:table-cell>
          <table:table-cell office:value-type="float" office:value="6.37" calcext:value-type="float">
            <text:p>6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3-16" calcext:value-type="date">
            <text:p>2006-03-16</text:p>
          </table:table-cell>
          <table:table-cell office:value-type="float" office:value="6.34" calcext:value-type="float">
            <text:p>6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3-23" calcext:value-type="date">
            <text:p>2006-03-23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3-30" calcext:value-type="date">
            <text:p>2006-03-30</text:p>
          </table:table-cell>
          <table:table-cell office:value-type="float" office:value="6.35" calcext:value-type="float">
            <text:p>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4-06" calcext:value-type="date">
            <text:p>2006-04-06</text:p>
          </table:table-cell>
          <table:table-cell office:value-type="float" office:value="6.43" calcext:value-type="float">
            <text:p>6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4-13" calcext:value-type="date">
            <text:p>2006-04-13</text:p>
          </table:table-cell>
          <table:table-cell office:value-type="float" office:value="6.49" calcext:value-type="float">
            <text:p>6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4-20" calcext:value-type="date">
            <text:p>2006-04-20</text:p>
          </table:table-cell>
          <table:table-cell office:value-type="float" office:value="6.53" calcext:value-type="float">
            <text:p>6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4-27" calcext:value-type="date">
            <text:p>2006-04-27</text:p>
          </table:table-cell>
          <table:table-cell office:value-type="float" office:value="6.58" calcext:value-type="float">
            <text:p>6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5-04" calcext:value-type="date">
            <text:p>2006-05-04</text:p>
          </table:table-cell>
          <table:table-cell office:value-type="float" office:value="6.59" calcext:value-type="float">
            <text:p>6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5-11" calcext:value-type="date">
            <text:p>2006-05-11</text:p>
          </table:table-cell>
          <table:table-cell office:value-type="float" office:value="6.58" calcext:value-type="float">
            <text:p>6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5-18" calcext:value-type="date">
            <text:p>2006-05-18</text:p>
          </table:table-cell>
          <table:table-cell office:value-type="float" office:value="6.6" calcext:value-type="float">
            <text:p>6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5-25" calcext:value-type="date">
            <text:p>2006-05-25</text:p>
          </table:table-cell>
          <table:table-cell office:value-type="float" office:value="6.62" calcext:value-type="float">
            <text:p>6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6-01" calcext:value-type="date">
            <text:p>2006-06-01</text:p>
          </table:table-cell>
          <table:table-cell office:value-type="float" office:value="6.67" calcext:value-type="float">
            <text:p>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6-08" calcext:value-type="date">
            <text:p>2006-06-08</text:p>
          </table:table-cell>
          <table:table-cell office:value-type="float" office:value="6.62" calcext:value-type="float">
            <text:p>6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6-15" calcext:value-type="date">
            <text:p>2006-06-15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6-22" calcext:value-type="date">
            <text:p>2006-06-22</text:p>
          </table:table-cell>
          <table:table-cell office:value-type="float" office:value="6.71" calcext:value-type="float">
            <text:p>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6-29" calcext:value-type="date">
            <text:p>2006-06-29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7-06" calcext:value-type="date">
            <text:p>2006-07-06</text:p>
          </table:table-cell>
          <table:table-cell office:value-type="float" office:value="6.79" calcext:value-type="float">
            <text:p>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7-13" calcext:value-type="date">
            <text:p>2006-07-13</text:p>
          </table:table-cell>
          <table:table-cell office:value-type="float" office:value="6.74" calcext:value-type="float">
            <text:p>6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7-20" calcext:value-type="date">
            <text:p>2006-07-20</text:p>
          </table:table-cell>
          <table:table-cell office:value-type="float" office:value="6.8" calcext:value-type="float">
            <text:p>6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7-27" calcext:value-type="date">
            <text:p>2006-07-27</text:p>
          </table:table-cell>
          <table:table-cell office:value-type="float" office:value="6.72" calcext:value-type="float">
            <text:p>6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8-03" calcext:value-type="date">
            <text:p>2006-08-03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8-10" calcext:value-type="date">
            <text:p>2006-08-10</text:p>
          </table:table-cell>
          <table:table-cell office:value-type="float" office:value="6.55" calcext:value-type="float">
            <text:p>6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8-17" calcext:value-type="date">
            <text:p>2006-08-17</text:p>
          </table:table-cell>
          <table:table-cell office:value-type="float" office:value="6.52" calcext:value-type="float">
            <text:p>6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8-24" calcext:value-type="date">
            <text:p>2006-08-24</text:p>
          </table:table-cell>
          <table:table-cell office:value-type="float" office:value="6.48" calcext:value-type="float">
            <text:p>6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8-31" calcext:value-type="date">
            <text:p>2006-08-31</text:p>
          </table:table-cell>
          <table:table-cell office:value-type="float" office:value="6.44" calcext:value-type="float">
            <text:p>6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9-07" calcext:value-type="date">
            <text:p>2006-09-07</text:p>
          </table:table-cell>
          <table:table-cell office:value-type="float" office:value="6.47" calcext:value-type="float">
            <text:p>6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9-14" calcext:value-type="date">
            <text:p>2006-09-14</text:p>
          </table:table-cell>
          <table:table-cell office:value-type="float" office:value="6.43" calcext:value-type="float">
            <text:p>6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9-21" calcext:value-type="date">
            <text:p>2006-09-21</text:p>
          </table:table-cell>
          <table:table-cell office:value-type="float" office:value="6.4" calcext:value-type="float">
            <text:p>6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09-28" calcext:value-type="date">
            <text:p>2006-09-28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0-05" calcext:value-type="date">
            <text:p>2006-10-05</text:p>
          </table:table-cell>
          <table:table-cell office:value-type="float" office:value="6.3" calcext:value-type="float">
            <text:p>6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0-12" calcext:value-type="date">
            <text:p>2006-10-12</text:p>
          </table:table-cell>
          <table:table-cell office:value-type="float" office:value="6.37" calcext:value-type="float">
            <text:p>6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0-19" calcext:value-type="date">
            <text:p>2006-10-19</text:p>
          </table:table-cell>
          <table:table-cell office:value-type="float" office:value="6.36" calcext:value-type="float">
            <text:p>6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0-26" calcext:value-type="date">
            <text:p>2006-10-26</text:p>
          </table:table-cell>
          <table:table-cell office:value-type="float" office:value="6.4" calcext:value-type="float">
            <text:p>6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1-02" calcext:value-type="date">
            <text:p>2006-11-02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1-09" calcext:value-type="date">
            <text:p>2006-11-09</text:p>
          </table:table-cell>
          <table:table-cell office:value-type="float" office:value="6.33" calcext:value-type="float">
            <text:p>6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1-16" calcext:value-type="date">
            <text:p>2006-11-16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1-22" calcext:value-type="date">
            <text:p>2006-11-22</text:p>
          </table:table-cell>
          <table:table-cell office:value-type="float" office:value="6.18" calcext:value-type="float">
            <text:p>6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1-30" calcext:value-type="date">
            <text:p>2006-11-30</text:p>
          </table:table-cell>
          <table:table-cell office:value-type="float" office:value="6.14" calcext:value-type="float">
            <text:p>6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2-07" calcext:value-type="date">
            <text:p>2006-12-07</text:p>
          </table:table-cell>
          <table:table-cell office:value-type="float" office:value="6.11" calcext:value-type="float">
            <text:p>6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2-14" calcext:value-type="date">
            <text:p>2006-12-14</text:p>
          </table:table-cell>
          <table:table-cell office:value-type="float" office:value="6.12" calcext:value-type="float">
            <text:p>6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2-21" calcext:value-type="date">
            <text:p>2006-12-21</text:p>
          </table:table-cell>
          <table:table-cell office:value-type="float" office:value="6.13" calcext:value-type="float">
            <text:p>6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6-12-28" calcext:value-type="date">
            <text:p>2006-12-28</text:p>
          </table:table-cell>
          <table:table-cell office:value-type="float" office:value="6.18" calcext:value-type="float">
            <text:p>6.1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7-01-04" calcext:value-type="date">
            <text:p>2007-01-04</text:p>
          </table:table-cell>
          <table:table-cell office:value-type="float" office:value="6.18" calcext:value-type="float">
            <text:p>6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1-11" calcext:value-type="date">
            <text:p>2007-01-11</text:p>
          </table:table-cell>
          <table:table-cell office:value-type="float" office:value="6.21" calcext:value-type="float">
            <text:p>6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1-18" calcext:value-type="date">
            <text:p>2007-01-18</text:p>
          </table:table-cell>
          <table:table-cell office:value-type="float" office:value="6.23" calcext:value-type="float">
            <text:p>6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1-25" calcext:value-type="date">
            <text:p>2007-01-25</text:p>
          </table:table-cell>
          <table:table-cell office:value-type="float" office:value="6.25" calcext:value-type="float">
            <text:p>6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2-01" calcext:value-type="date">
            <text:p>2007-02-01</text:p>
          </table:table-cell>
          <table:table-cell office:value-type="float" office:value="6.34" calcext:value-type="float">
            <text:p>6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2-08" calcext:value-type="date">
            <text:p>2007-02-08</text:p>
          </table:table-cell>
          <table:table-cell office:value-type="float" office:value="6.28" calcext:value-type="float">
            <text:p>6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2-15" calcext:value-type="date">
            <text:p>2007-02-15</text:p>
          </table:table-cell>
          <table:table-cell office:value-type="float" office:value="6.3" calcext:value-type="float">
            <text:p>6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2-22" calcext:value-type="date">
            <text:p>2007-02-22</text:p>
          </table:table-cell>
          <table:table-cell office:value-type="float" office:value="6.22" calcext:value-type="float">
            <text:p>6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3-01" calcext:value-type="date">
            <text:p>2007-03-01</text:p>
          </table:table-cell>
          <table:table-cell office:value-type="float" office:value="6.18" calcext:value-type="float">
            <text:p>6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3-08" calcext:value-type="date">
            <text:p>2007-03-08</text:p>
          </table:table-cell>
          <table:table-cell office:value-type="float" office:value="6.14" calcext:value-type="float">
            <text:p>6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3-15" calcext:value-type="date">
            <text:p>2007-03-15</text:p>
          </table:table-cell>
          <table:table-cell office:value-type="float" office:value="6.14" calcext:value-type="float">
            <text:p>6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3-22" calcext:value-type="date">
            <text:p>2007-03-22</text:p>
          </table:table-cell>
          <table:table-cell office:value-type="float" office:value="6.16" calcext:value-type="float">
            <text:p>6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3-29" calcext:value-type="date">
            <text:p>2007-03-29</text:p>
          </table:table-cell>
          <table:table-cell office:value-type="float" office:value="6.16" calcext:value-type="float">
            <text:p>6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4-05" calcext:value-type="date">
            <text:p>2007-04-05</text:p>
          </table:table-cell>
          <table:table-cell office:value-type="float" office:value="6.17" calcext:value-type="float">
            <text:p>6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4-12" calcext:value-type="date">
            <text:p>2007-04-12</text:p>
          </table:table-cell>
          <table:table-cell office:value-type="float" office:value="6.22" calcext:value-type="float">
            <text:p>6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4-19" calcext:value-type="date">
            <text:p>2007-04-19</text:p>
          </table:table-cell>
          <table:table-cell office:value-type="float" office:value="6.17" calcext:value-type="float">
            <text:p>6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4-26" calcext:value-type="date">
            <text:p>2007-04-26</text:p>
          </table:table-cell>
          <table:table-cell office:value-type="float" office:value="6.16" calcext:value-type="float">
            <text:p>6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5-03" calcext:value-type="date">
            <text:p>2007-05-03</text:p>
          </table:table-cell>
          <table:table-cell office:value-type="float" office:value="6.16" calcext:value-type="float">
            <text:p>6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5-10" calcext:value-type="date">
            <text:p>2007-05-10</text:p>
          </table:table-cell>
          <table:table-cell office:value-type="float" office:value="6.15" calcext:value-type="float">
            <text:p>6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5-17" calcext:value-type="date">
            <text:p>2007-05-17</text:p>
          </table:table-cell>
          <table:table-cell office:value-type="float" office:value="6.21" calcext:value-type="float">
            <text:p>6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5-24" calcext:value-type="date">
            <text:p>2007-05-24</text:p>
          </table:table-cell>
          <table:table-cell office:value-type="float" office:value="6.37" calcext:value-type="float">
            <text:p>6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5-31" calcext:value-type="date">
            <text:p>2007-05-31</text:p>
          </table:table-cell>
          <table:table-cell office:value-type="float" office:value="6.42" calcext:value-type="float">
            <text:p>6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6-07" calcext:value-type="date">
            <text:p>2007-06-07</text:p>
          </table:table-cell>
          <table:table-cell office:value-type="float" office:value="6.53" calcext:value-type="float">
            <text:p>6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6-14" calcext:value-type="date">
            <text:p>2007-06-14</text:p>
          </table:table-cell>
          <table:table-cell office:value-type="float" office:value="6.74" calcext:value-type="float">
            <text:p>6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6-21" calcext:value-type="date">
            <text:p>2007-06-21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6-28" calcext:value-type="date">
            <text:p>2007-06-28</text:p>
          </table:table-cell>
          <table:table-cell office:value-type="float" office:value="6.67" calcext:value-type="float">
            <text:p>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7-05" calcext:value-type="date">
            <text:p>2007-07-05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7-12" calcext:value-type="date">
            <text:p>2007-07-12</text:p>
          </table:table-cell>
          <table:table-cell office:value-type="float" office:value="6.73" calcext:value-type="float">
            <text:p>6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7-19" calcext:value-type="date">
            <text:p>2007-07-19</text:p>
          </table:table-cell>
          <table:table-cell office:value-type="float" office:value="6.73" calcext:value-type="float">
            <text:p>6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7-26" calcext:value-type="date">
            <text:p>2007-07-26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8-02" calcext:value-type="date">
            <text:p>2007-08-02</text:p>
          </table:table-cell>
          <table:table-cell office:value-type="float" office:value="6.68" calcext:value-type="float">
            <text:p>6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8-09" calcext:value-type="date">
            <text:p>2007-08-09</text:p>
          </table:table-cell>
          <table:table-cell office:value-type="float" office:value="6.59" calcext:value-type="float">
            <text:p>6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8-16" calcext:value-type="date">
            <text:p>2007-08-16</text:p>
          </table:table-cell>
          <table:table-cell office:value-type="float" office:value="6.62" calcext:value-type="float">
            <text:p>6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8-23" calcext:value-type="date">
            <text:p>2007-08-23</text:p>
          </table:table-cell>
          <table:table-cell office:value-type="float" office:value="6.52" calcext:value-type="float">
            <text:p>6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8-30" calcext:value-type="date">
            <text:p>2007-08-30</text:p>
          </table:table-cell>
          <table:table-cell office:value-type="float" office:value="6.45" calcext:value-type="float">
            <text:p>6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9-06" calcext:value-type="date">
            <text:p>2007-09-06</text:p>
          </table:table-cell>
          <table:table-cell office:value-type="float" office:value="6.46" calcext:value-type="float">
            <text:p>6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9-13" calcext:value-type="date">
            <text:p>2007-09-13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9-20" calcext:value-type="date">
            <text:p>2007-09-20</text:p>
          </table:table-cell>
          <table:table-cell office:value-type="float" office:value="6.34" calcext:value-type="float">
            <text:p>6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09-27" calcext:value-type="date">
            <text:p>2007-09-27</text:p>
          </table:table-cell>
          <table:table-cell office:value-type="float" office:value="6.42" calcext:value-type="float">
            <text:p>6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0-04" calcext:value-type="date">
            <text:p>2007-10-04</text:p>
          </table:table-cell>
          <table:table-cell office:value-type="float" office:value="6.37" calcext:value-type="float">
            <text:p>6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0-11" calcext:value-type="date">
            <text:p>2007-10-11</text:p>
          </table:table-cell>
          <table:table-cell office:value-type="float" office:value="6.4" calcext:value-type="float">
            <text:p>6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0-18" calcext:value-type="date">
            <text:p>2007-10-18</text:p>
          </table:table-cell>
          <table:table-cell office:value-type="float" office:value="6.4" calcext:value-type="float">
            <text:p>6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0-25" calcext:value-type="date">
            <text:p>2007-10-25</text:p>
          </table:table-cell>
          <table:table-cell office:value-type="float" office:value="6.33" calcext:value-type="float">
            <text:p>6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1-01" calcext:value-type="date">
            <text:p>2007-11-01</text:p>
          </table:table-cell>
          <table:table-cell office:value-type="float" office:value="6.26" calcext:value-type="float">
            <text:p>6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1-08" calcext:value-type="date">
            <text:p>2007-11-08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1-15" calcext:value-type="date">
            <text:p>2007-11-15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1-21" calcext:value-type="date">
            <text:p>2007-11-21</text:p>
          </table:table-cell>
          <table:table-cell office:value-type="float" office:value="6.2" calcext:value-type="float">
            <text:p>6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1-29" calcext:value-type="date">
            <text:p>2007-11-29</text:p>
          </table:table-cell>
          <table:table-cell office:value-type="float" office:value="6.1" calcext:value-type="float">
            <text:p>6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2-06" calcext:value-type="date">
            <text:p>2007-12-06</text:p>
          </table:table-cell>
          <table:table-cell office:value-type="float" office:value="5.96" calcext:value-type="float">
            <text:p>5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2-13" calcext:value-type="date">
            <text:p>2007-12-13</text:p>
          </table:table-cell>
          <table:table-cell office:value-type="float" office:value="6.11" calcext:value-type="float">
            <text:p>6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2-20" calcext:value-type="date">
            <text:p>2007-12-20</text:p>
          </table:table-cell>
          <table:table-cell office:value-type="float" office:value="6.14" calcext:value-type="float">
            <text:p>6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7-12-27" calcext:value-type="date">
            <text:p>2007-12-27</text:p>
          </table:table-cell>
          <table:table-cell office:value-type="float" office:value="6.17" calcext:value-type="float">
            <text:p>6.17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8-01-03" calcext:value-type="date">
            <text:p>2008-01-03</text:p>
          </table:table-cell>
          <table:table-cell office:value-type="float" office:value="6.07" calcext:value-type="float">
            <text:p>6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1-10" calcext:value-type="date">
            <text:p>2008-01-10</text:p>
          </table:table-cell>
          <table:table-cell office:value-type="float" office:value="5.87" calcext:value-type="float">
            <text:p>5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1-17" calcext:value-type="date">
            <text:p>2008-01-17</text:p>
          </table:table-cell>
          <table:table-cell office:value-type="float" office:value="5.69" calcext:value-type="float">
            <text:p>5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1-24" calcext:value-type="date">
            <text:p>2008-01-24</text:p>
          </table:table-cell>
          <table:table-cell office:value-type="float" office:value="5.48" calcext:value-type="float">
            <text:p>5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1-31" calcext:value-type="date">
            <text:p>2008-01-31</text:p>
          </table:table-cell>
          <table:table-cell office:value-type="float" office:value="5.68" calcext:value-type="float">
            <text:p>5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2-07" calcext:value-type="date">
            <text:p>2008-02-07</text:p>
          </table:table-cell>
          <table:table-cell office:value-type="float" office:value="5.67" calcext:value-type="float">
            <text:p>5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2-14" calcext:value-type="date">
            <text:p>2008-02-14</text:p>
          </table:table-cell>
          <table:table-cell office:value-type="float" office:value="5.72" calcext:value-type="float">
            <text:p>5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2-21" calcext:value-type="date">
            <text:p>2008-02-21</text:p>
          </table:table-cell>
          <table:table-cell office:value-type="float" office:value="6.04" calcext:value-type="float">
            <text:p>6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2-28" calcext:value-type="date">
            <text:p>2008-02-28</text:p>
          </table:table-cell>
          <table:table-cell office:value-type="float" office:value="6.24" calcext:value-type="float">
            <text:p>6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3-06" calcext:value-type="date">
            <text:p>2008-03-06</text:p>
          </table:table-cell>
          <table:table-cell office:value-type="float" office:value="6.03" calcext:value-type="float">
            <text:p>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3-13" calcext:value-type="date">
            <text:p>2008-03-13</text:p>
          </table:table-cell>
          <table:table-cell office:value-type="float" office:value="6.13" calcext:value-type="float">
            <text:p>6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3-20" calcext:value-type="date">
            <text:p>2008-03-20</text:p>
          </table:table-cell>
          <table:table-cell office:value-type="float" office:value="5.87" calcext:value-type="float">
            <text:p>5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3-27" calcext:value-type="date">
            <text:p>2008-03-27</text:p>
          </table:table-cell>
          <table:table-cell office:value-type="float" office:value="5.85" calcext:value-type="float">
            <text:p>5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4-03" calcext:value-type="date">
            <text:p>2008-04-03</text:p>
          </table:table-cell>
          <table:table-cell office:value-type="float" office:value="5.88" calcext:value-type="float">
            <text:p>5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4-10" calcext:value-type="date">
            <text:p>2008-04-10</text:p>
          </table:table-cell>
          <table:table-cell office:value-type="float" office:value="5.88" calcext:value-type="float">
            <text:p>5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4-17" calcext:value-type="date">
            <text:p>2008-04-17</text:p>
          </table:table-cell>
          <table:table-cell office:value-type="float" office:value="5.88" calcext:value-type="float">
            <text:p>5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4-24" calcext:value-type="date">
            <text:p>2008-04-24</text:p>
          </table:table-cell>
          <table:table-cell office:value-type="float" office:value="6.03" calcext:value-type="float">
            <text:p>6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5-01" calcext:value-type="date">
            <text:p>2008-05-01</text:p>
          </table:table-cell>
          <table:table-cell office:value-type="float" office:value="6.06" calcext:value-type="float">
            <text:p>6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5-08" calcext:value-type="date">
            <text:p>2008-05-08</text:p>
          </table:table-cell>
          <table:table-cell office:value-type="float" office:value="6.05" calcext:value-type="float">
            <text:p>6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5-15" calcext:value-type="date">
            <text:p>2008-05-15</text:p>
          </table:table-cell>
          <table:table-cell office:value-type="float" office:value="6.01" calcext:value-type="float">
            <text:p>6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5-22" calcext:value-type="date">
            <text:p>2008-05-22</text:p>
          </table:table-cell>
          <table:table-cell office:value-type="float" office:value="5.98" calcext:value-type="float">
            <text:p>5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5-29" calcext:value-type="date">
            <text:p>2008-05-29</text:p>
          </table:table-cell>
          <table:table-cell office:value-type="float" office:value="6.08" calcext:value-type="float">
            <text:p>6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6-05" calcext:value-type="date">
            <text:p>2008-06-05</text:p>
          </table:table-cell>
          <table:table-cell office:value-type="float" office:value="6.09" calcext:value-type="float">
            <text:p>6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6-12" calcext:value-type="date">
            <text:p>2008-06-12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6-19" calcext:value-type="date">
            <text:p>2008-06-19</text:p>
          </table:table-cell>
          <table:table-cell office:value-type="float" office:value="6.42" calcext:value-type="float">
            <text:p>6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6-26" calcext:value-type="date">
            <text:p>2008-06-26</text:p>
          </table:table-cell>
          <table:table-cell office:value-type="float" office:value="6.45" calcext:value-type="float">
            <text:p>6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7-03" calcext:value-type="date">
            <text:p>2008-07-03</text:p>
          </table:table-cell>
          <table:table-cell office:value-type="float" office:value="6.35" calcext:value-type="float">
            <text:p>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7-10" calcext:value-type="date">
            <text:p>2008-07-10</text:p>
          </table:table-cell>
          <table:table-cell office:value-type="float" office:value="6.37" calcext:value-type="float">
            <text:p>6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7-17" calcext:value-type="date">
            <text:p>2008-07-17</text:p>
          </table:table-cell>
          <table:table-cell office:value-type="float" office:value="6.26" calcext:value-type="float">
            <text:p>6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7-24" calcext:value-type="date">
            <text:p>2008-07-24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7-31" calcext:value-type="date">
            <text:p>2008-07-31</text:p>
          </table:table-cell>
          <table:table-cell office:value-type="float" office:value="6.52" calcext:value-type="float">
            <text:p>6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8-07" calcext:value-type="date">
            <text:p>2008-08-07</text:p>
          </table:table-cell>
          <table:table-cell office:value-type="float" office:value="6.52" calcext:value-type="float">
            <text:p>6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8-14" calcext:value-type="date">
            <text:p>2008-08-14</text:p>
          </table:table-cell>
          <table:table-cell office:value-type="float" office:value="6.52" calcext:value-type="float">
            <text:p>6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8-21" calcext:value-type="date">
            <text:p>2008-08-21</text:p>
          </table:table-cell>
          <table:table-cell office:value-type="float" office:value="6.47" calcext:value-type="float">
            <text:p>6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8-28" calcext:value-type="date">
            <text:p>2008-08-28</text:p>
          </table:table-cell>
          <table:table-cell office:value-type="float" office:value="6.4" calcext:value-type="float">
            <text:p>6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9-04" calcext:value-type="date">
            <text:p>2008-09-04</text:p>
          </table:table-cell>
          <table:table-cell office:value-type="float" office:value="6.35" calcext:value-type="float">
            <text:p>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9-11" calcext:value-type="date">
            <text:p>2008-09-11</text:p>
          </table:table-cell>
          <table:table-cell office:value-type="float" office:value="5.93" calcext:value-type="float">
            <text:p>5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9-18" calcext:value-type="date">
            <text:p>2008-09-18</text:p>
          </table:table-cell>
          <table:table-cell office:value-type="float" office:value="5.78" calcext:value-type="float">
            <text:p>5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09-25" calcext:value-type="date">
            <text:p>2008-09-25</text:p>
          </table:table-cell>
          <table:table-cell office:value-type="float" office:value="6.09" calcext:value-type="float">
            <text:p>6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0-02" calcext:value-type="date">
            <text:p>2008-10-02</text:p>
          </table:table-cell>
          <table:table-cell office:value-type="float" office:value="6.1" calcext:value-type="float">
            <text:p>6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0-09" calcext:value-type="date">
            <text:p>2008-10-09</text:p>
          </table:table-cell>
          <table:table-cell office:value-type="float" office:value="5.94" calcext:value-type="float">
            <text:p>5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0-16" calcext:value-type="date">
            <text:p>2008-10-16</text:p>
          </table:table-cell>
          <table:table-cell office:value-type="float" office:value="6.46" calcext:value-type="float">
            <text:p>6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0-23" calcext:value-type="date">
            <text:p>2008-10-23</text:p>
          </table:table-cell>
          <table:table-cell office:value-type="float" office:value="6.04" calcext:value-type="float">
            <text:p>6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0-30" calcext:value-type="date">
            <text:p>2008-10-30</text:p>
          </table:table-cell>
          <table:table-cell office:value-type="float" office:value="6.46" calcext:value-type="float">
            <text:p>6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1-06" calcext:value-type="date">
            <text:p>2008-11-06</text:p>
          </table:table-cell>
          <table:table-cell office:value-type="float" office:value="6.2" calcext:value-type="float">
            <text:p>6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1-13" calcext:value-type="date">
            <text:p>2008-11-13</text:p>
          </table:table-cell>
          <table:table-cell office:value-type="float" office:value="6.14" calcext:value-type="float">
            <text:p>6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1-20" calcext:value-type="date">
            <text:p>2008-11-20</text:p>
          </table:table-cell>
          <table:table-cell office:value-type="float" office:value="6.04" calcext:value-type="float">
            <text:p>6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1-26" calcext:value-type="date">
            <text:p>2008-11-26</text:p>
          </table:table-cell>
          <table:table-cell office:value-type="float" office:value="5.97" calcext:value-type="float">
            <text:p>5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2-04" calcext:value-type="date">
            <text:p>2008-12-04</text:p>
          </table:table-cell>
          <table:table-cell office:value-type="float" office:value="5.53" calcext:value-type="float">
            <text:p>5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2-11" calcext:value-type="date">
            <text:p>2008-12-11</text:p>
          </table:table-cell>
          <table:table-cell office:value-type="float" office:value="5.47" calcext:value-type="float">
            <text:p>5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2-18" calcext:value-type="date">
            <text:p>2008-12-18</text:p>
          </table:table-cell>
          <table:table-cell office:value-type="float" office:value="5.19" calcext:value-type="float">
            <text:p>5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2-24" calcext:value-type="date">
            <text:p>2008-12-24</text:p>
          </table:table-cell>
          <table:table-cell office:value-type="float" office:value="5.14" calcext:value-type="float">
            <text:p>5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8-12-31" calcext:value-type="date">
            <text:p>2008-12-31</text:p>
          </table:table-cell>
          <table:table-cell office:value-type="float" office:value="5.1" calcext:value-type="float">
            <text:p>5.10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09-01-08" calcext:value-type="date">
            <text:p>2009-01-08</text:p>
          </table:table-cell>
          <table:table-cell office:value-type="float" office:value="5.01" calcext:value-type="float">
            <text:p>5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1-15" calcext:value-type="date">
            <text:p>2009-01-15</text:p>
          </table:table-cell>
          <table:table-cell office:value-type="float" office:value="4.96" calcext:value-type="float">
            <text:p>4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1-22" calcext:value-type="date">
            <text:p>2009-01-22</text:p>
          </table:table-cell>
          <table:table-cell office:value-type="float" office:value="5.12" calcext:value-type="float">
            <text:p>5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1-29" calcext:value-type="date">
            <text:p>2009-01-29</text:p>
          </table:table-cell>
          <table:table-cell office:value-type="float" office:value="5.1" calcext:value-type="float">
            <text:p>5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2-05" calcext:value-type="date">
            <text:p>2009-02-05</text:p>
          </table:table-cell>
          <table:table-cell office:value-type="float" office:value="5.25" calcext:value-type="float">
            <text:p>5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2-12" calcext:value-type="date">
            <text:p>2009-02-12</text:p>
          </table:table-cell>
          <table:table-cell office:value-type="float" office:value="5.16" calcext:value-type="float">
            <text:p>5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2-19" calcext:value-type="date">
            <text:p>2009-02-19</text:p>
          </table:table-cell>
          <table:table-cell office:value-type="float" office:value="5.04" calcext:value-type="float">
            <text:p>5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2-26" calcext:value-type="date">
            <text:p>2009-02-26</text:p>
          </table:table-cell>
          <table:table-cell office:value-type="float" office:value="5.07" calcext:value-type="float">
            <text:p>5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3-05" calcext:value-type="date">
            <text:p>2009-03-05</text:p>
          </table:table-cell>
          <table:table-cell office:value-type="float" office:value="5.15" calcext:value-type="float">
            <text:p>5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3-12" calcext:value-type="date">
            <text:p>2009-03-12</text:p>
          </table:table-cell>
          <table:table-cell office:value-type="float" office:value="5.03" calcext:value-type="float">
            <text:p>5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3-19" calcext:value-type="date">
            <text:p>2009-03-19</text:p>
          </table:table-cell>
          <table:table-cell office:value-type="float" office:value="4.98" calcext:value-type="float">
            <text:p>4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3-26" calcext:value-type="date">
            <text:p>2009-03-26</text:p>
          </table:table-cell>
          <table:table-cell office:value-type="float" office:value="4.85" calcext:value-type="float">
            <text:p>4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4-02" calcext:value-type="date">
            <text:p>2009-04-02</text:p>
          </table:table-cell>
          <table:table-cell office:value-type="float" office:value="4.78" calcext:value-type="float">
            <text:p>4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4-09" calcext:value-type="date">
            <text:p>2009-04-09</text:p>
          </table:table-cell>
          <table:table-cell office:value-type="float" office:value="4.87" calcext:value-type="float">
            <text:p>4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4-16" calcext:value-type="date">
            <text:p>2009-04-16</text:p>
          </table:table-cell>
          <table:table-cell office:value-type="float" office:value="4.82" calcext:value-type="float">
            <text:p>4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4-23" calcext:value-type="date">
            <text:p>2009-04-23</text:p>
          </table:table-cell>
          <table:table-cell office:value-type="float" office:value="4.8" calcext:value-type="float">
            <text:p>4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4-30" calcext:value-type="date">
            <text:p>2009-04-30</text:p>
          </table:table-cell>
          <table:table-cell office:value-type="float" office:value="4.78" calcext:value-type="float">
            <text:p>4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5-07" calcext:value-type="date">
            <text:p>2009-05-07</text:p>
          </table:table-cell>
          <table:table-cell office:value-type="float" office:value="4.84" calcext:value-type="float">
            <text:p>4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5-14" calcext:value-type="date">
            <text:p>2009-05-14</text:p>
          </table:table-cell>
          <table:table-cell office:value-type="float" office:value="4.86" calcext:value-type="float">
            <text:p>4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5-21" calcext:value-type="date">
            <text:p>2009-05-21</text:p>
          </table:table-cell>
          <table:table-cell office:value-type="float" office:value="4.82" calcext:value-type="float">
            <text:p>4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5-28" calcext:value-type="date">
            <text:p>2009-05-28</text:p>
          </table:table-cell>
          <table:table-cell office:value-type="float" office:value="4.91" calcext:value-type="float">
            <text:p>4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6-04" calcext:value-type="date">
            <text:p>2009-06-04</text:p>
          </table:table-cell>
          <table:table-cell office:value-type="float" office:value="5.29" calcext:value-type="float">
            <text:p>5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6-11" calcext:value-type="date">
            <text:p>2009-06-11</text:p>
          </table:table-cell>
          <table:table-cell office:value-type="float" office:value="5.59" calcext:value-type="float">
            <text:p>5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6-18" calcext:value-type="date">
            <text:p>2009-06-18</text:p>
          </table:table-cell>
          <table:table-cell office:value-type="float" office:value="5.38" calcext:value-type="float">
            <text:p>5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6-25" calcext:value-type="date">
            <text:p>2009-06-25</text:p>
          </table:table-cell>
          <table:table-cell office:value-type="float" office:value="5.42" calcext:value-type="float">
            <text:p>5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7-02" calcext:value-type="date">
            <text:p>2009-07-02</text:p>
          </table:table-cell>
          <table:table-cell office:value-type="float" office:value="5.32" calcext:value-type="float">
            <text:p>5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7-09" calcext:value-type="date">
            <text:p>2009-07-09</text:p>
          </table:table-cell>
          <table:table-cell office:value-type="float" office:value="5.2" calcext:value-type="float">
            <text:p>5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7-16" calcext:value-type="date">
            <text:p>2009-07-16</text:p>
          </table:table-cell>
          <table:table-cell office:value-type="float" office:value="5.14" calcext:value-type="float">
            <text:p>5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7-23" calcext:value-type="date">
            <text:p>2009-07-23</text:p>
          </table:table-cell>
          <table:table-cell office:value-type="float" office:value="5.2" calcext:value-type="float">
            <text:p>5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7-30" calcext:value-type="date">
            <text:p>2009-07-30</text:p>
          </table:table-cell>
          <table:table-cell office:value-type="float" office:value="5.25" calcext:value-type="float">
            <text:p>5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8-06" calcext:value-type="date">
            <text:p>2009-08-06</text:p>
          </table:table-cell>
          <table:table-cell office:value-type="float" office:value="5.22" calcext:value-type="float">
            <text:p>5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8-13" calcext:value-type="date">
            <text:p>2009-08-13</text:p>
          </table:table-cell>
          <table:table-cell office:value-type="float" office:value="5.29" calcext:value-type="float">
            <text:p>5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8-20" calcext:value-type="date">
            <text:p>2009-08-20</text:p>
          </table:table-cell>
          <table:table-cell office:value-type="float" office:value="5.12" calcext:value-type="float">
            <text:p>5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8-27" calcext:value-type="date">
            <text:p>2009-08-27</text:p>
          </table:table-cell>
          <table:table-cell office:value-type="float" office:value="5.14" calcext:value-type="float">
            <text:p>5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9-03" calcext:value-type="date">
            <text:p>2009-09-03</text:p>
          </table:table-cell>
          <table:table-cell office:value-type="float" office:value="5.08" calcext:value-type="float">
            <text:p>5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9-10" calcext:value-type="date">
            <text:p>2009-09-10</text:p>
          </table:table-cell>
          <table:table-cell office:value-type="float" office:value="5.07" calcext:value-type="float">
            <text:p>5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9-17" calcext:value-type="date">
            <text:p>2009-09-17</text:p>
          </table:table-cell>
          <table:table-cell office:value-type="float" office:value="5.04" calcext:value-type="float">
            <text:p>5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09-24" calcext:value-type="date">
            <text:p>2009-09-24</text:p>
          </table:table-cell>
          <table:table-cell office:value-type="float" office:value="5.04" calcext:value-type="float">
            <text:p>5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0-01" calcext:value-type="date">
            <text:p>2009-10-01</text:p>
          </table:table-cell>
          <table:table-cell office:value-type="float" office:value="4.94" calcext:value-type="float">
            <text:p>4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0-08" calcext:value-type="date">
            <text:p>2009-10-08</text:p>
          </table:table-cell>
          <table:table-cell office:value-type="float" office:value="4.87" calcext:value-type="float">
            <text:p>4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0-15" calcext:value-type="date">
            <text:p>2009-10-15</text:p>
          </table:table-cell>
          <table:table-cell office:value-type="float" office:value="4.92" calcext:value-type="float">
            <text:p>4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0-22" calcext:value-type="date">
            <text:p>2009-10-22</text:p>
          </table:table-cell>
          <table:table-cell office:value-type="float" office:value="5" calcext:value-type="float">
            <text:p>5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0-29" calcext:value-type="date">
            <text:p>2009-10-29</text:p>
          </table:table-cell>
          <table:table-cell office:value-type="float" office:value="5.03" calcext:value-type="float">
            <text:p>5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1-05" calcext:value-type="date">
            <text:p>2009-11-05</text:p>
          </table:table-cell>
          <table:table-cell office:value-type="float" office:value="4.98" calcext:value-type="float">
            <text:p>4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1-12" calcext:value-type="date">
            <text:p>2009-11-12</text:p>
          </table:table-cell>
          <table:table-cell office:value-type="float" office:value="4.91" calcext:value-type="float">
            <text:p>4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1-19" calcext:value-type="date">
            <text:p>2009-11-19</text:p>
          </table:table-cell>
          <table:table-cell office:value-type="float" office:value="4.83" calcext:value-type="float">
            <text:p>4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1-25" calcext:value-type="date">
            <text:p>2009-11-25</text:p>
          </table:table-cell>
          <table:table-cell office:value-type="float" office:value="4.78" calcext:value-type="float">
            <text:p>4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2-03" calcext:value-type="date">
            <text:p>2009-12-03</text:p>
          </table:table-cell>
          <table:table-cell office:value-type="float" office:value="4.71" calcext:value-type="float">
            <text:p>4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2-10" calcext:value-type="date">
            <text:p>2009-12-10</text:p>
          </table:table-cell>
          <table:table-cell office:value-type="float" office:value="4.81" calcext:value-type="float">
            <text:p>4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2-17" calcext:value-type="date">
            <text:p>2009-12-17</text:p>
          </table:table-cell>
          <table:table-cell office:value-type="float" office:value="4.94" calcext:value-type="float">
            <text:p>4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2-24" calcext:value-type="date">
            <text:p>2009-12-24</text:p>
          </table:table-cell>
          <table:table-cell office:value-type="float" office:value="5.05" calcext:value-type="float">
            <text:p>5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09-12-31" calcext:value-type="date">
            <text:p>2009-12-31</text:p>
          </table:table-cell>
          <table:table-cell office:value-type="float" office:value="5.14" calcext:value-type="float">
            <text:p>5.14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0-01-07" calcext:value-type="date">
            <text:p>2010-01-07</text:p>
          </table:table-cell>
          <table:table-cell office:value-type="float" office:value="5.09" calcext:value-type="float">
            <text:p>5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1-14" calcext:value-type="date">
            <text:p>2010-01-14</text:p>
          </table:table-cell>
          <table:table-cell office:value-type="float" office:value="5.06" calcext:value-type="float">
            <text:p>5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1-21" calcext:value-type="date">
            <text:p>2010-01-21</text:p>
          </table:table-cell>
          <table:table-cell office:value-type="float" office:value="4.99" calcext:value-type="float">
            <text:p>4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1-28" calcext:value-type="date">
            <text:p>2010-01-28</text:p>
          </table:table-cell>
          <table:table-cell office:value-type="float" office:value="4.98" calcext:value-type="float">
            <text:p>4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2-04" calcext:value-type="date">
            <text:p>2010-02-04</text:p>
          </table:table-cell>
          <table:table-cell office:value-type="float" office:value="5.01" calcext:value-type="float">
            <text:p>5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2-11" calcext:value-type="date">
            <text:p>2010-02-11</text:p>
          </table:table-cell>
          <table:table-cell office:value-type="float" office:value="4.97" calcext:value-type="float">
            <text:p>4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2-18" calcext:value-type="date">
            <text:p>2010-02-18</text:p>
          </table:table-cell>
          <table:table-cell office:value-type="float" office:value="4.93" calcext:value-type="float">
            <text:p>4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2-25" calcext:value-type="date">
            <text:p>2010-02-25</text:p>
          </table:table-cell>
          <table:table-cell office:value-type="float" office:value="5.05" calcext:value-type="float">
            <text:p>5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3-04" calcext:value-type="date">
            <text:p>2010-03-04</text:p>
          </table:table-cell>
          <table:table-cell office:value-type="float" office:value="4.97" calcext:value-type="float">
            <text:p>4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3-11" calcext:value-type="date">
            <text:p>2010-03-11</text:p>
          </table:table-cell>
          <table:table-cell office:value-type="float" office:value="4.95" calcext:value-type="float">
            <text:p>4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3-18" calcext:value-type="date">
            <text:p>2010-03-18</text:p>
          </table:table-cell>
          <table:table-cell office:value-type="float" office:value="4.96" calcext:value-type="float">
            <text:p>4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3-25" calcext:value-type="date">
            <text:p>2010-03-25</text:p>
          </table:table-cell>
          <table:table-cell office:value-type="float" office:value="4.99" calcext:value-type="float">
            <text:p>4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4-01" calcext:value-type="date">
            <text:p>2010-04-01</text:p>
          </table:table-cell>
          <table:table-cell office:value-type="float" office:value="5.08" calcext:value-type="float">
            <text:p>5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4-08" calcext:value-type="date">
            <text:p>2010-04-08</text:p>
          </table:table-cell>
          <table:table-cell office:value-type="float" office:value="5.21" calcext:value-type="float">
            <text:p>5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4-15" calcext:value-type="date">
            <text:p>2010-04-15</text:p>
          </table:table-cell>
          <table:table-cell office:value-type="float" office:value="5.07" calcext:value-type="float">
            <text:p>5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4-22" calcext:value-type="date">
            <text:p>2010-04-22</text:p>
          </table:table-cell>
          <table:table-cell office:value-type="float" office:value="5.07" calcext:value-type="float">
            <text:p>5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4-29" calcext:value-type="date">
            <text:p>2010-04-29</text:p>
          </table:table-cell>
          <table:table-cell office:value-type="float" office:value="5.06" calcext:value-type="float">
            <text:p>5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5-06" calcext:value-type="date">
            <text:p>2010-05-06</text:p>
          </table:table-cell>
          <table:table-cell office:value-type="float" office:value="5" calcext:value-type="float">
            <text:p>5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5-13" calcext:value-type="date">
            <text:p>2010-05-13</text:p>
          </table:table-cell>
          <table:table-cell office:value-type="float" office:value="4.93" calcext:value-type="float">
            <text:p>4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5-20" calcext:value-type="date">
            <text:p>2010-05-20</text:p>
          </table:table-cell>
          <table:table-cell office:value-type="float" office:value="4.84" calcext:value-type="float">
            <text:p>4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5-27" calcext:value-type="date">
            <text:p>2010-05-27</text:p>
          </table:table-cell>
          <table:table-cell office:value-type="float" office:value="4.78" calcext:value-type="float">
            <text:p>4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6-03" calcext:value-type="date">
            <text:p>2010-06-03</text:p>
          </table:table-cell>
          <table:table-cell office:value-type="float" office:value="4.79" calcext:value-type="float">
            <text:p>4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6-10" calcext:value-type="date">
            <text:p>2010-06-10</text:p>
          </table:table-cell>
          <table:table-cell office:value-type="float" office:value="4.72" calcext:value-type="float">
            <text:p>4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6-17" calcext:value-type="date">
            <text:p>2010-06-17</text:p>
          </table:table-cell>
          <table:table-cell office:value-type="float" office:value="4.75" calcext:value-type="float">
            <text:p>4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6-24" calcext:value-type="date">
            <text:p>2010-06-24</text:p>
          </table:table-cell>
          <table:table-cell office:value-type="float" office:value="4.69" calcext:value-type="float">
            <text:p>4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7-01" calcext:value-type="date">
            <text:p>2010-07-01</text:p>
          </table:table-cell>
          <table:table-cell office:value-type="float" office:value="4.58" calcext:value-type="float">
            <text:p>4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7-08" calcext:value-type="date">
            <text:p>2010-07-08</text:p>
          </table:table-cell>
          <table:table-cell office:value-type="float" office:value="4.57" calcext:value-type="float">
            <text:p>4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7-15" calcext:value-type="date">
            <text:p>2010-07-15</text:p>
          </table:table-cell>
          <table:table-cell office:value-type="float" office:value="4.57" calcext:value-type="float">
            <text:p>4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7-22" calcext:value-type="date">
            <text:p>2010-07-22</text:p>
          </table:table-cell>
          <table:table-cell office:value-type="float" office:value="4.56" calcext:value-type="float">
            <text:p>4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7-29" calcext:value-type="date">
            <text:p>2010-07-29</text:p>
          </table:table-cell>
          <table:table-cell office:value-type="float" office:value="4.54" calcext:value-type="float">
            <text:p>4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8-05" calcext:value-type="date">
            <text:p>2010-08-05</text:p>
          </table:table-cell>
          <table:table-cell office:value-type="float" office:value="4.49" calcext:value-type="float">
            <text:p>4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8-12" calcext:value-type="date">
            <text:p>2010-08-12</text:p>
          </table:table-cell>
          <table:table-cell office:value-type="float" office:value="4.44" calcext:value-type="float">
            <text:p>4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8-19" calcext:value-type="date">
            <text:p>2010-08-19</text:p>
          </table:table-cell>
          <table:table-cell office:value-type="float" office:value="4.42" calcext:value-type="float">
            <text:p>4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8-26" calcext:value-type="date">
            <text:p>2010-08-26</text:p>
          </table:table-cell>
          <table:table-cell office:value-type="float" office:value="4.36" calcext:value-type="float">
            <text:p>4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9-02" calcext:value-type="date">
            <text:p>2010-09-02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9-09" calcext:value-type="date">
            <text:p>2010-09-09</text:p>
          </table:table-cell>
          <table:table-cell office:value-type="float" office:value="4.35" calcext:value-type="float">
            <text:p>4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9-16" calcext:value-type="date">
            <text:p>2010-09-16</text:p>
          </table:table-cell>
          <table:table-cell office:value-type="float" office:value="4.37" calcext:value-type="float">
            <text:p>4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9-23" calcext:value-type="date">
            <text:p>2010-09-23</text:p>
          </table:table-cell>
          <table:table-cell office:value-type="float" office:value="4.37" calcext:value-type="float">
            <text:p>4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09-30" calcext:value-type="date">
            <text:p>2010-09-30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0-07" calcext:value-type="date">
            <text:p>2010-10-07</text:p>
          </table:table-cell>
          <table:table-cell office:value-type="float" office:value="4.27" calcext:value-type="float">
            <text:p>4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0-14" calcext:value-type="date">
            <text:p>2010-10-14</text:p>
          </table:table-cell>
          <table:table-cell office:value-type="float" office:value="4.19" calcext:value-type="float">
            <text:p>4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0-21" calcext:value-type="date">
            <text:p>2010-10-21</text:p>
          </table:table-cell>
          <table:table-cell office:value-type="float" office:value="4.21" calcext:value-type="float">
            <text:p>4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0-28" calcext:value-type="date">
            <text:p>2010-10-28</text:p>
          </table:table-cell>
          <table:table-cell office:value-type="float" office:value="4.23" calcext:value-type="float">
            <text:p>4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1-04" calcext:value-type="date">
            <text:p>2010-11-04</text:p>
          </table:table-cell>
          <table:table-cell office:value-type="float" office:value="4.24" calcext:value-type="float">
            <text:p>4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1-11" calcext:value-type="date">
            <text:p>2010-11-11</text:p>
          </table:table-cell>
          <table:table-cell office:value-type="float" office:value="4.17" calcext:value-type="float">
            <text:p>4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1-18" calcext:value-type="date">
            <text:p>2010-11-18</text:p>
          </table:table-cell>
          <table:table-cell office:value-type="float" office:value="4.39" calcext:value-type="float">
            <text:p>4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1-24" calcext:value-type="date">
            <text:p>2010-11-24</text:p>
          </table:table-cell>
          <table:table-cell office:value-type="float" office:value="4.4" calcext:value-type="float">
            <text:p>4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2-02" calcext:value-type="date">
            <text:p>2010-12-02</text:p>
          </table:table-cell>
          <table:table-cell office:value-type="float" office:value="4.46" calcext:value-type="float">
            <text:p>4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2-09" calcext:value-type="date">
            <text:p>2010-12-09</text:p>
          </table:table-cell>
          <table:table-cell office:value-type="float" office:value="4.61" calcext:value-type="float">
            <text:p>4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2-16" calcext:value-type="date">
            <text:p>2010-12-16</text:p>
          </table:table-cell>
          <table:table-cell office:value-type="float" office:value="4.83" calcext:value-type="float">
            <text:p>4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2-23" calcext:value-type="date">
            <text:p>2010-12-23</text:p>
          </table:table-cell>
          <table:table-cell office:value-type="float" office:value="4.81" calcext:value-type="float">
            <text:p>4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0-12-30" calcext:value-type="date">
            <text:p>2010-12-30</text:p>
          </table:table-cell>
          <table:table-cell office:value-type="float" office:value="4.86" calcext:value-type="float">
            <text:p>4.86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1-01-06" calcext:value-type="date">
            <text:p>2011-01-06</text:p>
          </table:table-cell>
          <table:table-cell office:value-type="float" office:value="4.77" calcext:value-type="float">
            <text:p>4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1-13" calcext:value-type="date">
            <text:p>2011-01-13</text:p>
          </table:table-cell>
          <table:table-cell office:value-type="float" office:value="4.71" calcext:value-type="float">
            <text:p>4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1-20" calcext:value-type="date">
            <text:p>2011-01-20</text:p>
          </table:table-cell>
          <table:table-cell office:value-type="float" office:value="4.74" calcext:value-type="float">
            <text:p>4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1-27" calcext:value-type="date">
            <text:p>2011-01-27</text:p>
          </table:table-cell>
          <table:table-cell office:value-type="float" office:value="4.8" calcext:value-type="float">
            <text:p>4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2-03" calcext:value-type="date">
            <text:p>2011-02-03</text:p>
          </table:table-cell>
          <table:table-cell office:value-type="float" office:value="4.81" calcext:value-type="float">
            <text:p>4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2-10" calcext:value-type="date">
            <text:p>2011-02-10</text:p>
          </table:table-cell>
          <table:table-cell office:value-type="float" office:value="5.05" calcext:value-type="float">
            <text:p>5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2-17" calcext:value-type="date">
            <text:p>2011-02-17</text:p>
          </table:table-cell>
          <table:table-cell office:value-type="float" office:value="5" calcext:value-type="float">
            <text:p>5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2-24" calcext:value-type="date">
            <text:p>2011-02-24</text:p>
          </table:table-cell>
          <table:table-cell office:value-type="float" office:value="4.95" calcext:value-type="float">
            <text:p>4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3-03" calcext:value-type="date">
            <text:p>2011-03-03</text:p>
          </table:table-cell>
          <table:table-cell office:value-type="float" office:value="4.87" calcext:value-type="float">
            <text:p>4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3-10" calcext:value-type="date">
            <text:p>2011-03-10</text:p>
          </table:table-cell>
          <table:table-cell office:value-type="float" office:value="4.88" calcext:value-type="float">
            <text:p>4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3-17" calcext:value-type="date">
            <text:p>2011-03-17</text:p>
          </table:table-cell>
          <table:table-cell office:value-type="float" office:value="4.76" calcext:value-type="float">
            <text:p>4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3-24" calcext:value-type="date">
            <text:p>2011-03-24</text:p>
          </table:table-cell>
          <table:table-cell office:value-type="float" office:value="4.81" calcext:value-type="float">
            <text:p>4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3-31" calcext:value-type="date">
            <text:p>2011-03-31</text:p>
          </table:table-cell>
          <table:table-cell office:value-type="float" office:value="4.86" calcext:value-type="float">
            <text:p>4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4-07" calcext:value-type="date">
            <text:p>2011-04-07</text:p>
          </table:table-cell>
          <table:table-cell office:value-type="float" office:value="4.87" calcext:value-type="float">
            <text:p>4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4-14" calcext:value-type="date">
            <text:p>2011-04-14</text:p>
          </table:table-cell>
          <table:table-cell office:value-type="float" office:value="4.91" calcext:value-type="float">
            <text:p>4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4-21" calcext:value-type="date">
            <text:p>2011-04-21</text:p>
          </table:table-cell>
          <table:table-cell office:value-type="float" office:value="4.8" calcext:value-type="float">
            <text:p>4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4-28" calcext:value-type="date">
            <text:p>2011-04-28</text:p>
          </table:table-cell>
          <table:table-cell office:value-type="float" office:value="4.78" calcext:value-type="float">
            <text:p>4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5-05" calcext:value-type="date">
            <text:p>2011-05-05</text:p>
          </table:table-cell>
          <table:table-cell office:value-type="float" office:value="4.71" calcext:value-type="float">
            <text:p>4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5-12" calcext:value-type="date">
            <text:p>2011-05-12</text:p>
          </table:table-cell>
          <table:table-cell office:value-type="float" office:value="4.63" calcext:value-type="float">
            <text:p>4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5-19" calcext:value-type="date">
            <text:p>2011-05-19</text:p>
          </table:table-cell>
          <table:table-cell office:value-type="float" office:value="4.61" calcext:value-type="float">
            <text:p>4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5-26" calcext:value-type="date">
            <text:p>2011-05-26</text:p>
          </table:table-cell>
          <table:table-cell office:value-type="float" office:value="4.6" calcext:value-type="float">
            <text:p>4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6-02" calcext:value-type="date">
            <text:p>2011-06-02</text:p>
          </table:table-cell>
          <table:table-cell office:value-type="float" office:value="4.55" calcext:value-type="float">
            <text:p>4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6-09" calcext:value-type="date">
            <text:p>2011-06-09</text:p>
          </table:table-cell>
          <table:table-cell office:value-type="float" office:value="4.49" calcext:value-type="float">
            <text:p>4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6-16" calcext:value-type="date">
            <text:p>2011-06-16</text:p>
          </table:table-cell>
          <table:table-cell office:value-type="float" office:value="4.5" calcext:value-type="float">
            <text:p>4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6-23" calcext:value-type="date">
            <text:p>2011-06-23</text:p>
          </table:table-cell>
          <table:table-cell office:value-type="float" office:value="4.5" calcext:value-type="float">
            <text:p>4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6-30" calcext:value-type="date">
            <text:p>2011-06-30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7-07" calcext:value-type="date">
            <text:p>2011-07-07</text:p>
          </table:table-cell>
          <table:table-cell office:value-type="float" office:value="4.6" calcext:value-type="float">
            <text:p>4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7-14" calcext:value-type="date">
            <text:p>2011-07-14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7-21" calcext:value-type="date">
            <text:p>2011-07-21</text:p>
          </table:table-cell>
          <table:table-cell office:value-type="float" office:value="4.52" calcext:value-type="float">
            <text:p>4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7-28" calcext:value-type="date">
            <text:p>2011-07-28</text:p>
          </table:table-cell>
          <table:table-cell office:value-type="float" office:value="4.55" calcext:value-type="float">
            <text:p>4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8-04" calcext:value-type="date">
            <text:p>2011-08-04</text:p>
          </table:table-cell>
          <table:table-cell office:value-type="float" office:value="4.39" calcext:value-type="float">
            <text:p>4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8-11" calcext:value-type="date">
            <text:p>2011-08-11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8-18" calcext:value-type="date">
            <text:p>2011-08-18</text:p>
          </table:table-cell>
          <table:table-cell office:value-type="float" office:value="4.15" calcext:value-type="float">
            <text:p>4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8-25" calcext:value-type="date">
            <text:p>2011-08-25</text:p>
          </table:table-cell>
          <table:table-cell office:value-type="float" office:value="4.22" calcext:value-type="float">
            <text:p>4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9-01" calcext:value-type="date">
            <text:p>2011-09-01</text:p>
          </table:table-cell>
          <table:table-cell office:value-type="float" office:value="4.22" calcext:value-type="float">
            <text:p>4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9-08" calcext:value-type="date">
            <text:p>2011-09-08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9-15" calcext:value-type="date">
            <text:p>2011-09-15</text:p>
          </table:table-cell>
          <table:table-cell office:value-type="float" office:value="4.09" calcext:value-type="float">
            <text:p>4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9-22" calcext:value-type="date">
            <text:p>2011-09-22</text:p>
          </table:table-cell>
          <table:table-cell office:value-type="float" office:value="4.09" calcext:value-type="float">
            <text:p>4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09-29" calcext:value-type="date">
            <text:p>2011-09-29</text:p>
          </table:table-cell>
          <table:table-cell office:value-type="float" office:value="4.01" calcext:value-type="float">
            <text:p>4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0-06" calcext:value-type="date">
            <text:p>2011-10-06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0-13" calcext:value-type="date">
            <text:p>2011-10-13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0-20" calcext:value-type="date">
            <text:p>2011-10-20</text:p>
          </table:table-cell>
          <table:table-cell office:value-type="float" office:value="4.11" calcext:value-type="float">
            <text:p>4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0-27" calcext:value-type="date">
            <text:p>2011-10-27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1-03" calcext:value-type="date">
            <text:p>2011-11-03</text:p>
          </table:table-cell>
          <table:table-cell office:value-type="float" office:value="4" calcext:value-type="float">
            <text:p>4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1-10" calcext:value-type="date">
            <text:p>2011-11-10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1-17" calcext:value-type="date">
            <text:p>2011-11-17</text:p>
          </table:table-cell>
          <table:table-cell office:value-type="float" office:value="4" calcext:value-type="float">
            <text:p>4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1-23" calcext:value-type="date">
            <text:p>2011-11-23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2-01" calcext:value-type="date">
            <text:p>2011-12-01</text:p>
          </table:table-cell>
          <table:table-cell office:value-type="float" office:value="4" calcext:value-type="float">
            <text:p>4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2-08" calcext:value-type="date">
            <text:p>2011-12-08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2-15" calcext:value-type="date">
            <text:p>2011-12-15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2-22" calcext:value-type="date">
            <text:p>2011-12-22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1-12-29" calcext:value-type="date">
            <text:p>2011-12-29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2-01-05" calcext:value-type="date">
            <text:p>2012-01-05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1-12" calcext:value-type="date">
            <text:p>2012-01-12</text:p>
          </table:table-cell>
          <table:table-cell office:value-type="float" office:value="3.89" calcext:value-type="float">
            <text:p>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1-19" calcext:value-type="date">
            <text:p>2012-01-19</text:p>
          </table:table-cell>
          <table:table-cell office:value-type="float" office:value="3.88" calcext:value-type="float">
            <text:p>3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1-26" calcext:value-type="date">
            <text:p>2012-01-26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2-02" calcext:value-type="date">
            <text:p>2012-02-02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2-09" calcext:value-type="date">
            <text:p>2012-02-09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2-16" calcext:value-type="date">
            <text:p>2012-02-16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2-23" calcext:value-type="date">
            <text:p>2012-02-23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3-01" calcext:value-type="date">
            <text:p>2012-03-01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3-08" calcext:value-type="date">
            <text:p>2012-03-08</text:p>
          </table:table-cell>
          <table:table-cell office:value-type="float" office:value="3.88" calcext:value-type="float">
            <text:p>3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3-15" calcext:value-type="date">
            <text:p>2012-03-15</text:p>
          </table:table-cell>
          <table:table-cell office:value-type="float" office:value="3.92" calcext:value-type="float">
            <text:p>3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3-22" calcext:value-type="date">
            <text:p>2012-03-22</text:p>
          </table:table-cell>
          <table:table-cell office:value-type="float" office:value="4.08" calcext:value-type="float">
            <text:p>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3-29" calcext:value-type="date">
            <text:p>2012-03-29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4-05" calcext:value-type="date">
            <text:p>2012-04-05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4-12" calcext:value-type="date">
            <text:p>2012-04-12</text:p>
          </table:table-cell>
          <table:table-cell office:value-type="float" office:value="3.88" calcext:value-type="float">
            <text:p>3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4-19" calcext:value-type="date">
            <text:p>2012-04-19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4-26" calcext:value-type="date">
            <text:p>2012-04-26</text:p>
          </table:table-cell>
          <table:table-cell office:value-type="float" office:value="3.88" calcext:value-type="float">
            <text:p>3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5-03" calcext:value-type="date">
            <text:p>2012-05-03</text:p>
          </table:table-cell>
          <table:table-cell office:value-type="float" office:value="3.84" calcext:value-type="float">
            <text:p>3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5-10" calcext:value-type="date">
            <text:p>2012-05-10</text:p>
          </table:table-cell>
          <table:table-cell office:value-type="float" office:value="3.83" calcext:value-type="float">
            <text:p>3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5-17" calcext:value-type="date">
            <text:p>2012-05-17</text:p>
          </table:table-cell>
          <table:table-cell office:value-type="float" office:value="3.79" calcext:value-type="float">
            <text:p>3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5-24" calcext:value-type="date">
            <text:p>2012-05-24</text:p>
          </table:table-cell>
          <table:table-cell office:value-type="float" office:value="3.78" calcext:value-type="float">
            <text:p>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5-31" calcext:value-type="date">
            <text:p>2012-05-31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6-07" calcext:value-type="date">
            <text:p>2012-06-07</text:p>
          </table:table-cell>
          <table:table-cell office:value-type="float" office:value="3.67" calcext:value-type="float">
            <text:p>3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6-14" calcext:value-type="date">
            <text:p>2012-06-14</text:p>
          </table:table-cell>
          <table:table-cell office:value-type="float" office:value="3.71" calcext:value-type="float">
            <text:p>3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6-21" calcext:value-type="date">
            <text:p>2012-06-21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6-28" calcext:value-type="date">
            <text:p>2012-06-28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7-05" calcext:value-type="date">
            <text:p>2012-07-05</text:p>
          </table:table-cell>
          <table:table-cell office:value-type="float" office:value="3.62" calcext:value-type="float">
            <text:p>3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7-12" calcext:value-type="date">
            <text:p>2012-07-12</text:p>
          </table:table-cell>
          <table:table-cell office:value-type="float" office:value="3.56" calcext:value-type="float">
            <text:p>3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7-19" calcext:value-type="date">
            <text:p>2012-07-19</text:p>
          </table:table-cell>
          <table:table-cell office:value-type="float" office:value="3.53" calcext:value-type="float">
            <text:p>3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7-26" calcext:value-type="date">
            <text:p>2012-07-26</text:p>
          </table:table-cell>
          <table:table-cell office:value-type="float" office:value="3.49" calcext:value-type="float">
            <text:p>3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8-02" calcext:value-type="date">
            <text:p>2012-08-02</text:p>
          </table:table-cell>
          <table:table-cell office:value-type="float" office:value="3.55" calcext:value-type="float">
            <text:p>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8-09" calcext:value-type="date">
            <text:p>2012-08-09</text:p>
          </table:table-cell>
          <table:table-cell office:value-type="float" office:value="3.59" calcext:value-type="float">
            <text:p>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8-16" calcext:value-type="date">
            <text:p>2012-08-16</text:p>
          </table:table-cell>
          <table:table-cell office:value-type="float" office:value="3.62" calcext:value-type="float">
            <text:p>3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8-23" calcext:value-type="date">
            <text:p>2012-08-23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8-30" calcext:value-type="date">
            <text:p>2012-08-30</text:p>
          </table:table-cell>
          <table:table-cell office:value-type="float" office:value="3.59" calcext:value-type="float">
            <text:p>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9-06" calcext:value-type="date">
            <text:p>2012-09-06</text:p>
          </table:table-cell>
          <table:table-cell office:value-type="float" office:value="3.55" calcext:value-type="float">
            <text:p>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9-13" calcext:value-type="date">
            <text:p>2012-09-13</text:p>
          </table:table-cell>
          <table:table-cell office:value-type="float" office:value="3.55" calcext:value-type="float">
            <text:p>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9-20" calcext:value-type="date">
            <text:p>2012-09-20</text:p>
          </table:table-cell>
          <table:table-cell office:value-type="float" office:value="3.49" calcext:value-type="float">
            <text:p>3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09-27" calcext:value-type="date">
            <text:p>2012-09-27</text:p>
          </table:table-cell>
          <table:table-cell office:value-type="float" office:value="3.4" calcext:value-type="float">
            <text:p>3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0-04" calcext:value-type="date">
            <text:p>2012-10-04</text:p>
          </table:table-cell>
          <table:table-cell office:value-type="float" office:value="3.36" calcext:value-type="float">
            <text:p>3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0-11" calcext:value-type="date">
            <text:p>2012-10-11</text:p>
          </table:table-cell>
          <table:table-cell office:value-type="float" office:value="3.39" calcext:value-type="float">
            <text:p>3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0-18" calcext:value-type="date">
            <text:p>2012-10-18</text:p>
          </table:table-cell>
          <table:table-cell office:value-type="float" office:value="3.37" calcext:value-type="float">
            <text:p>3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0-25" calcext:value-type="date">
            <text:p>2012-10-25</text:p>
          </table:table-cell>
          <table:table-cell office:value-type="float" office:value="3.41" calcext:value-type="float">
            <text:p>3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1-01" calcext:value-type="date">
            <text:p>2012-11-01</text:p>
          </table:table-cell>
          <table:table-cell office:value-type="float" office:value="3.39" calcext:value-type="float">
            <text:p>3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1-08" calcext:value-type="date">
            <text:p>2012-11-08</text:p>
          </table:table-cell>
          <table:table-cell office:value-type="float" office:value="3.4" calcext:value-type="float">
            <text:p>3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1-15" calcext:value-type="date">
            <text:p>2012-11-15</text:p>
          </table:table-cell>
          <table:table-cell office:value-type="float" office:value="3.34" calcext:value-type="float">
            <text:p>3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1-21" calcext:value-type="date">
            <text:p>2012-11-21</text:p>
          </table:table-cell>
          <table:table-cell office:value-type="float" office:value="3.31" calcext:value-type="float">
            <text:p>3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1-29" calcext:value-type="date">
            <text:p>2012-11-29</text:p>
          </table:table-cell>
          <table:table-cell office:value-type="float" office:value="3.32" calcext:value-type="float">
            <text:p>3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2-06" calcext:value-type="date">
            <text:p>2012-12-06</text:p>
          </table:table-cell>
          <table:table-cell office:value-type="float" office:value="3.34" calcext:value-type="float">
            <text:p>3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2-13" calcext:value-type="date">
            <text:p>2012-12-13</text:p>
          </table:table-cell>
          <table:table-cell office:value-type="float" office:value="3.32" calcext:value-type="float">
            <text:p>3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2-20" calcext:value-type="date">
            <text:p>2012-12-20</text:p>
          </table:table-cell>
          <table:table-cell office:value-type="float" office:value="3.37" calcext:value-type="float">
            <text:p>3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2-12-27" calcext:value-type="date">
            <text:p>2012-12-27</text:p>
          </table:table-cell>
          <table:table-cell office:value-type="float" office:value="3.35" calcext:value-type="float">
            <text:p>3.3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3-01-03" calcext:value-type="date">
            <text:p>2013-01-03</text:p>
          </table:table-cell>
          <table:table-cell office:value-type="float" office:value="3.34" calcext:value-type="float">
            <text:p>3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1-10" calcext:value-type="date">
            <text:p>2013-01-10</text:p>
          </table:table-cell>
          <table:table-cell office:value-type="float" office:value="3.4" calcext:value-type="float">
            <text:p>3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1-17" calcext:value-type="date">
            <text:p>2013-01-17</text:p>
          </table:table-cell>
          <table:table-cell office:value-type="float" office:value="3.38" calcext:value-type="float">
            <text:p>3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1-24" calcext:value-type="date">
            <text:p>2013-01-24</text:p>
          </table:table-cell>
          <table:table-cell office:value-type="float" office:value="3.42" calcext:value-type="float">
            <text:p>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1-31" calcext:value-type="date">
            <text:p>2013-01-31</text:p>
          </table:table-cell>
          <table:table-cell office:value-type="float" office:value="3.53" calcext:value-type="float">
            <text:p>3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2-07" calcext:value-type="date">
            <text:p>2013-02-07</text:p>
          </table:table-cell>
          <table:table-cell office:value-type="float" office:value="3.53" calcext:value-type="float">
            <text:p>3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2-14" calcext:value-type="date">
            <text:p>2013-02-14</text:p>
          </table:table-cell>
          <table:table-cell office:value-type="float" office:value="3.53" calcext:value-type="float">
            <text:p>3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2-21" calcext:value-type="date">
            <text:p>2013-02-21</text:p>
          </table:table-cell>
          <table:table-cell office:value-type="float" office:value="3.56" calcext:value-type="float">
            <text:p>3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2-28" calcext:value-type="date">
            <text:p>2013-02-28</text:p>
          </table:table-cell>
          <table:table-cell office:value-type="float" office:value="3.51" calcext:value-type="float">
            <text:p>3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3-07" calcext:value-type="date">
            <text:p>2013-03-07</text:p>
          </table:table-cell>
          <table:table-cell office:value-type="float" office:value="3.52" calcext:value-type="float">
            <text:p>3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3-14" calcext:value-type="date">
            <text:p>2013-03-14</text:p>
          </table:table-cell>
          <table:table-cell office:value-type="float" office:value="3.63" calcext:value-type="float">
            <text:p>3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3-21" calcext:value-type="date">
            <text:p>2013-03-21</text:p>
          </table:table-cell>
          <table:table-cell office:value-type="float" office:value="3.54" calcext:value-type="float">
            <text:p>3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3-28" calcext:value-type="date">
            <text:p>2013-03-28</text:p>
          </table:table-cell>
          <table:table-cell office:value-type="float" office:value="3.57" calcext:value-type="float">
            <text:p>3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4-04" calcext:value-type="date">
            <text:p>2013-04-04</text:p>
          </table:table-cell>
          <table:table-cell office:value-type="float" office:value="3.54" calcext:value-type="float">
            <text:p>3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4-11" calcext:value-type="date">
            <text:p>2013-04-11</text:p>
          </table:table-cell>
          <table:table-cell office:value-type="float" office:value="3.43" calcext:value-type="float">
            <text:p>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4-18" calcext:value-type="date">
            <text:p>2013-04-18</text:p>
          </table:table-cell>
          <table:table-cell office:value-type="float" office:value="3.41" calcext:value-type="float">
            <text:p>3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4-25" calcext:value-type="date">
            <text:p>2013-04-25</text:p>
          </table:table-cell>
          <table:table-cell office:value-type="float" office:value="3.4" calcext:value-type="float">
            <text:p>3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5-02" calcext:value-type="date">
            <text:p>2013-05-02</text:p>
          </table:table-cell>
          <table:table-cell office:value-type="float" office:value="3.35" calcext:value-type="float">
            <text:p>3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5-09" calcext:value-type="date">
            <text:p>2013-05-09</text:p>
          </table:table-cell>
          <table:table-cell office:value-type="float" office:value="3.42" calcext:value-type="float">
            <text:p>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5-16" calcext:value-type="date">
            <text:p>2013-05-16</text:p>
          </table:table-cell>
          <table:table-cell office:value-type="float" office:value="3.51" calcext:value-type="float">
            <text:p>3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5-23" calcext:value-type="date">
            <text:p>2013-05-23</text:p>
          </table:table-cell>
          <table:table-cell office:value-type="float" office:value="3.59" calcext:value-type="float">
            <text:p>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5-30" calcext:value-type="date">
            <text:p>2013-05-30</text:p>
          </table:table-cell>
          <table:table-cell office:value-type="float" office:value="3.81" calcext:value-type="float">
            <text:p>3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6-06" calcext:value-type="date">
            <text:p>2013-06-06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6-13" calcext:value-type="date">
            <text:p>2013-06-13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6-20" calcext:value-type="date">
            <text:p>2013-06-20</text:p>
          </table:table-cell>
          <table:table-cell office:value-type="float" office:value="3.93" calcext:value-type="float">
            <text:p>3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6-27" calcext:value-type="date">
            <text:p>2013-06-27</text:p>
          </table:table-cell>
          <table:table-cell office:value-type="float" office:value="4.46" calcext:value-type="float">
            <text:p>4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7-03" calcext:value-type="date">
            <text:p>2013-07-03</text:p>
          </table:table-cell>
          <table:table-cell office:value-type="float" office:value="4.29" calcext:value-type="float">
            <text:p>4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7-11" calcext:value-type="date">
            <text:p>2013-07-11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7-18" calcext:value-type="date">
            <text:p>2013-07-18</text:p>
          </table:table-cell>
          <table:table-cell office:value-type="float" office:value="4.37" calcext:value-type="float">
            <text:p>4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7-25" calcext:value-type="date">
            <text:p>2013-07-25</text:p>
          </table:table-cell>
          <table:table-cell office:value-type="float" office:value="4.31" calcext:value-type="float">
            <text:p>4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8-01" calcext:value-type="date">
            <text:p>2013-08-01</text:p>
          </table:table-cell>
          <table:table-cell office:value-type="float" office:value="4.39" calcext:value-type="float">
            <text:p>4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8-08" calcext:value-type="date">
            <text:p>2013-08-08</text:p>
          </table:table-cell>
          <table:table-cell office:value-type="float" office:value="4.4" calcext:value-type="float">
            <text:p>4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8-15" calcext:value-type="date">
            <text:p>2013-08-15</text:p>
          </table:table-cell>
          <table:table-cell office:value-type="float" office:value="4.4" calcext:value-type="float">
            <text:p>4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8-22" calcext:value-type="date">
            <text:p>2013-08-22</text:p>
          </table:table-cell>
          <table:table-cell office:value-type="float" office:value="4.58" calcext:value-type="float">
            <text:p>4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8-29" calcext:value-type="date">
            <text:p>2013-08-29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9-05" calcext:value-type="date">
            <text:p>2013-09-05</text:p>
          </table:table-cell>
          <table:table-cell office:value-type="float" office:value="4.57" calcext:value-type="float">
            <text:p>4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9-12" calcext:value-type="date">
            <text:p>2013-09-12</text:p>
          </table:table-cell>
          <table:table-cell office:value-type="float" office:value="4.57" calcext:value-type="float">
            <text:p>4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9-19" calcext:value-type="date">
            <text:p>2013-09-19</text:p>
          </table:table-cell>
          <table:table-cell office:value-type="float" office:value="4.5" calcext:value-type="float">
            <text:p>4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09-26" calcext:value-type="date">
            <text:p>2013-09-26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0-03" calcext:value-type="date">
            <text:p>2013-10-03</text:p>
          </table:table-cell>
          <table:table-cell office:value-type="float" office:value="4.22" calcext:value-type="float">
            <text:p>4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0-10" calcext:value-type="date">
            <text:p>2013-10-10</text:p>
          </table:table-cell>
          <table:table-cell office:value-type="float" office:value="4.23" calcext:value-type="float">
            <text:p>4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0-17" calcext:value-type="date">
            <text:p>2013-10-17</text:p>
          </table:table-cell>
          <table:table-cell office:value-type="float" office:value="4.28" calcext:value-type="float">
            <text:p>4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0-24" calcext:value-type="date">
            <text:p>2013-10-24</text:p>
          </table:table-cell>
          <table:table-cell office:value-type="float" office:value="4.13" calcext:value-type="float">
            <text:p>4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0-31" calcext:value-type="date">
            <text:p>2013-10-31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1-07" calcext:value-type="date">
            <text:p>2013-11-07</text:p>
          </table:table-cell>
          <table:table-cell office:value-type="float" office:value="4.16" calcext:value-type="float">
            <text:p>4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1-14" calcext:value-type="date">
            <text:p>2013-11-14</text:p>
          </table:table-cell>
          <table:table-cell office:value-type="float" office:value="4.35" calcext:value-type="float">
            <text:p>4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1-21" calcext:value-type="date">
            <text:p>2013-11-21</text:p>
          </table:table-cell>
          <table:table-cell office:value-type="float" office:value="4.22" calcext:value-type="float">
            <text:p>4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1-27" calcext:value-type="date">
            <text:p>2013-11-27</text:p>
          </table:table-cell>
          <table:table-cell office:value-type="float" office:value="4.29" calcext:value-type="float">
            <text:p>4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2-05" calcext:value-type="date">
            <text:p>2013-12-05</text:p>
          </table:table-cell>
          <table:table-cell office:value-type="float" office:value="4.46" calcext:value-type="float">
            <text:p>4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2-12" calcext:value-type="date">
            <text:p>2013-12-12</text:p>
          </table:table-cell>
          <table:table-cell office:value-type="float" office:value="4.42" calcext:value-type="float">
            <text:p>4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2-19" calcext:value-type="date">
            <text:p>2013-12-19</text:p>
          </table:table-cell>
          <table:table-cell office:value-type="float" office:value="4.47" calcext:value-type="float">
            <text:p>4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3-12-26" calcext:value-type="date">
            <text:p>2013-12-26</text:p>
          </table:table-cell>
          <table:table-cell office:value-type="float" office:value="4.48" calcext:value-type="float">
            <text:p>4.48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4-01-02" calcext:value-type="date">
            <text:p>2014-01-02</text:p>
          </table:table-cell>
          <table:table-cell office:value-type="float" office:value="4.53" calcext:value-type="float">
            <text:p>4.53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4-01-09" calcext:value-type="date">
            <text:p>2014-01-09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1-16" calcext:value-type="date">
            <text:p>2014-01-16</text:p>
          </table:table-cell>
          <table:table-cell office:value-type="float" office:value="4.41" calcext:value-type="float">
            <text:p>4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1-23" calcext:value-type="date">
            <text:p>2014-01-23</text:p>
          </table:table-cell>
          <table:table-cell office:value-type="float" office:value="4.39" calcext:value-type="float">
            <text:p>4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1-30" calcext:value-type="date">
            <text:p>2014-01-30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2-06" calcext:value-type="date">
            <text:p>2014-02-06</text:p>
          </table:table-cell>
          <table:table-cell office:value-type="float" office:value="4.23" calcext:value-type="float">
            <text:p>4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2-13" calcext:value-type="date">
            <text:p>2014-02-13</text:p>
          </table:table-cell>
          <table:table-cell office:value-type="float" office:value="4.28" calcext:value-type="float">
            <text:p>4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2-20" calcext:value-type="date">
            <text:p>2014-02-20</text:p>
          </table:table-cell>
          <table:table-cell office:value-type="float" office:value="4.33" calcext:value-type="float">
            <text:p>4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2-27" calcext:value-type="date">
            <text:p>2014-02-27</text:p>
          </table:table-cell>
          <table:table-cell office:value-type="float" office:value="4.37" calcext:value-type="float">
            <text:p>4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3-06" calcext:value-type="date">
            <text:p>2014-03-06</text:p>
          </table:table-cell>
          <table:table-cell office:value-type="float" office:value="4.28" calcext:value-type="float">
            <text:p>4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3-13" calcext:value-type="date">
            <text:p>2014-03-13</text:p>
          </table:table-cell>
          <table:table-cell office:value-type="float" office:value="4.37" calcext:value-type="float">
            <text:p>4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3-20" calcext:value-type="date">
            <text:p>2014-03-20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3-27" calcext:value-type="date">
            <text:p>2014-03-27</text:p>
          </table:table-cell>
          <table:table-cell office:value-type="float" office:value="4.4" calcext:value-type="float">
            <text:p>4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4-03" calcext:value-type="date">
            <text:p>2014-04-03</text:p>
          </table:table-cell>
          <table:table-cell office:value-type="float" office:value="4.41" calcext:value-type="float">
            <text:p>4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4-10" calcext:value-type="date">
            <text:p>2014-04-10</text:p>
          </table:table-cell>
          <table:table-cell office:value-type="float" office:value="4.34" calcext:value-type="float">
            <text:p>4.3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4-17" calcext:value-type="date">
            <text:p>2014-04-17</text:p>
          </table:table-cell>
          <table:table-cell office:value-type="float" office:value="4.27" calcext:value-type="float">
            <text:p>4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4-24" calcext:value-type="date">
            <text:p>2014-04-24</text:p>
          </table:table-cell>
          <table:table-cell office:value-type="float" office:value="4.33" calcext:value-type="float">
            <text:p>4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5-01" calcext:value-type="date">
            <text:p>2014-05-01</text:p>
          </table:table-cell>
          <table:table-cell office:value-type="float" office:value="4.29" calcext:value-type="float">
            <text:p>4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5-08" calcext:value-type="date">
            <text:p>2014-05-08</text:p>
          </table:table-cell>
          <table:table-cell office:value-type="float" office:value="4.21" calcext:value-type="float">
            <text:p>4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5-15" calcext:value-type="date">
            <text:p>2014-05-15</text:p>
          </table:table-cell>
          <table:table-cell office:value-type="float" office:value="4.2" calcext:value-type="float">
            <text:p>4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5-22" calcext:value-type="date">
            <text:p>2014-05-22</text:p>
          </table:table-cell>
          <table:table-cell office:value-type="float" office:value="4.14" calcext:value-type="float">
            <text:p>4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5-29" calcext:value-type="date">
            <text:p>2014-05-29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6-05" calcext:value-type="date">
            <text:p>2014-06-05</text:p>
          </table:table-cell>
          <table:table-cell office:value-type="float" office:value="4.14" calcext:value-type="float">
            <text:p>4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6-12" calcext:value-type="date">
            <text:p>2014-06-12</text:p>
          </table:table-cell>
          <table:table-cell office:value-type="float" office:value="4.2" calcext:value-type="float">
            <text:p>4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6-19" calcext:value-type="date">
            <text:p>2014-06-19</text:p>
          </table:table-cell>
          <table:table-cell office:value-type="float" office:value="4.17" calcext:value-type="float">
            <text:p>4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6-26" calcext:value-type="date">
            <text:p>2014-06-26</text:p>
          </table:table-cell>
          <table:table-cell office:value-type="float" office:value="4.14" calcext:value-type="float">
            <text:p>4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7-03" calcext:value-type="date">
            <text:p>2014-07-03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7-10" calcext:value-type="date">
            <text:p>2014-07-10</text:p>
          </table:table-cell>
          <table:table-cell office:value-type="float" office:value="4.15" calcext:value-type="float">
            <text:p>4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7-17" calcext:value-type="date">
            <text:p>2014-07-17</text:p>
          </table:table-cell>
          <table:table-cell office:value-type="float" office:value="4.13" calcext:value-type="float">
            <text:p>4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7-24" calcext:value-type="date">
            <text:p>2014-07-24</text:p>
          </table:table-cell>
          <table:table-cell office:value-type="float" office:value="4.13" calcext:value-type="float">
            <text:p>4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7-31" calcext:value-type="date">
            <text:p>2014-07-31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8-07" calcext:value-type="date">
            <text:p>2014-08-07</text:p>
          </table:table-cell>
          <table:table-cell office:value-type="float" office:value="4.14" calcext:value-type="float">
            <text:p>4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8-14" calcext:value-type="date">
            <text:p>2014-08-14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8-21" calcext:value-type="date">
            <text:p>2014-08-21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8-28" calcext:value-type="date">
            <text:p>2014-08-28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9-04" calcext:value-type="date">
            <text:p>2014-09-04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9-11" calcext:value-type="date">
            <text:p>2014-09-11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9-18" calcext:value-type="date">
            <text:p>2014-09-18</text:p>
          </table:table-cell>
          <table:table-cell office:value-type="float" office:value="4.23" calcext:value-type="float">
            <text:p>4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09-25" calcext:value-type="date">
            <text:p>2014-09-25</text:p>
          </table:table-cell>
          <table:table-cell office:value-type="float" office:value="4.2" calcext:value-type="float">
            <text:p>4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0-02" calcext:value-type="date">
            <text:p>2014-10-02</text:p>
          </table:table-cell>
          <table:table-cell office:value-type="float" office:value="4.19" calcext:value-type="float">
            <text:p>4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0-09" calcext:value-type="date">
            <text:p>2014-10-09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0-16" calcext:value-type="date">
            <text:p>2014-10-16</text:p>
          </table:table-cell>
          <table:table-cell office:value-type="float" office:value="3.97" calcext:value-type="float">
            <text:p>3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0-23" calcext:value-type="date">
            <text:p>2014-10-23</text:p>
          </table:table-cell>
          <table:table-cell office:value-type="float" office:value="3.92" calcext:value-type="float">
            <text:p>3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0-30" calcext:value-type="date">
            <text:p>2014-10-30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1-06" calcext:value-type="date">
            <text:p>2014-11-06</text:p>
          </table:table-cell>
          <table:table-cell office:value-type="float" office:value="4.02" calcext:value-type="float">
            <text:p>4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1-13" calcext:value-type="date">
            <text:p>2014-11-13</text:p>
          </table:table-cell>
          <table:table-cell office:value-type="float" office:value="4.01" calcext:value-type="float">
            <text:p>4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1-20" calcext:value-type="date">
            <text:p>2014-11-20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1-26" calcext:value-type="date">
            <text:p>2014-11-26</text:p>
          </table:table-cell>
          <table:table-cell office:value-type="float" office:value="3.97" calcext:value-type="float">
            <text:p>3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2-04" calcext:value-type="date">
            <text:p>2014-12-04</text:p>
          </table:table-cell>
          <table:table-cell office:value-type="float" office:value="3.89" calcext:value-type="float">
            <text:p>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2-11" calcext:value-type="date">
            <text:p>2014-12-11</text:p>
          </table:table-cell>
          <table:table-cell office:value-type="float" office:value="3.93" calcext:value-type="float">
            <text:p>3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2-18" calcext:value-type="date">
            <text:p>2014-12-18</text:p>
          </table:table-cell>
          <table:table-cell office:value-type="float" office:value="3.8" calcext:value-type="float">
            <text:p>3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2-24" calcext:value-type="date">
            <text:p>2014-12-24</text:p>
          </table:table-cell>
          <table:table-cell office:value-type="float" office:value="3.83" calcext:value-type="float">
            <text:p>3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4-12-31" calcext:value-type="date">
            <text:p>2014-12-31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5-01-08" calcext:value-type="date">
            <text:p>2015-01-08</text:p>
          </table:table-cell>
          <table:table-cell office:value-type="float" office:value="3.73" calcext:value-type="float">
            <text:p>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1-15" calcext:value-type="date">
            <text:p>2015-01-15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1-22" calcext:value-type="date">
            <text:p>2015-01-22</text:p>
          </table:table-cell>
          <table:table-cell office:value-type="float" office:value="3.63" calcext:value-type="float">
            <text:p>3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1-29" calcext:value-type="date">
            <text:p>2015-01-29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2-05" calcext:value-type="date">
            <text:p>2015-02-05</text:p>
          </table:table-cell>
          <table:table-cell office:value-type="float" office:value="3.59" calcext:value-type="float">
            <text:p>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2-12" calcext:value-type="date">
            <text:p>2015-02-12</text:p>
          </table:table-cell>
          <table:table-cell office:value-type="float" office:value="3.69" calcext:value-type="float">
            <text:p>3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2-19" calcext:value-type="date">
            <text:p>2015-02-19</text:p>
          </table:table-cell>
          <table:table-cell office:value-type="float" office:value="3.76" calcext:value-type="float">
            <text:p>3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2-26" calcext:value-type="date">
            <text:p>2015-02-26</text:p>
          </table:table-cell>
          <table:table-cell office:value-type="float" office:value="3.8" calcext:value-type="float">
            <text:p>3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3-05" calcext:value-type="date">
            <text:p>2015-03-05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3-12" calcext:value-type="date">
            <text:p>2015-03-12</text:p>
          </table:table-cell>
          <table:table-cell office:value-type="float" office:value="3.86" calcext:value-type="float">
            <text:p>3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3-19" calcext:value-type="date">
            <text:p>2015-03-19</text:p>
          </table:table-cell>
          <table:table-cell office:value-type="float" office:value="3.78" calcext:value-type="float">
            <text:p>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3-26" calcext:value-type="date">
            <text:p>2015-03-26</text:p>
          </table:table-cell>
          <table:table-cell office:value-type="float" office:value="3.69" calcext:value-type="float">
            <text:p>3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4-02" calcext:value-type="date">
            <text:p>2015-04-02</text:p>
          </table:table-cell>
          <table:table-cell office:value-type="float" office:value="3.7" calcext:value-type="float">
            <text:p>3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4-09" calcext:value-type="date">
            <text:p>2015-04-09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4-16" calcext:value-type="date">
            <text:p>2015-04-16</text:p>
          </table:table-cell>
          <table:table-cell office:value-type="float" office:value="3.67" calcext:value-type="float">
            <text:p>3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4-23" calcext:value-type="date">
            <text:p>2015-04-23</text:p>
          </table:table-cell>
          <table:table-cell office:value-type="float" office:value="3.65" calcext:value-type="float">
            <text:p>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4-30" calcext:value-type="date">
            <text:p>2015-04-30</text:p>
          </table:table-cell>
          <table:table-cell office:value-type="float" office:value="3.68" calcext:value-type="float">
            <text:p>3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5-07" calcext:value-type="date">
            <text:p>2015-05-07</text:p>
          </table:table-cell>
          <table:table-cell office:value-type="float" office:value="3.8" calcext:value-type="float">
            <text:p>3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5-14" calcext:value-type="date">
            <text:p>2015-05-14</text:p>
          </table:table-cell>
          <table:table-cell office:value-type="float" office:value="3.85" calcext:value-type="float">
            <text:p>3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5-21" calcext:value-type="date">
            <text:p>2015-05-21</text:p>
          </table:table-cell>
          <table:table-cell office:value-type="float" office:value="3.84" calcext:value-type="float">
            <text:p>3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5-28" calcext:value-type="date">
            <text:p>2015-05-28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6-04" calcext:value-type="date">
            <text:p>2015-06-04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6-11" calcext:value-type="date">
            <text:p>2015-06-11</text:p>
          </table:table-cell>
          <table:table-cell office:value-type="float" office:value="4.04" calcext:value-type="float">
            <text:p>4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6-18" calcext:value-type="date">
            <text:p>2015-06-18</text:p>
          </table:table-cell>
          <table:table-cell office:value-type="float" office:value="4" calcext:value-type="float">
            <text:p>4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6-25" calcext:value-type="date">
            <text:p>2015-06-25</text:p>
          </table:table-cell>
          <table:table-cell office:value-type="float" office:value="4.02" calcext:value-type="float">
            <text:p>4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7-02" calcext:value-type="date">
            <text:p>2015-07-02</text:p>
          </table:table-cell>
          <table:table-cell office:value-type="float" office:value="4.08" calcext:value-type="float">
            <text:p>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7-09" calcext:value-type="date">
            <text:p>2015-07-09</text:p>
          </table:table-cell>
          <table:table-cell office:value-type="float" office:value="4.04" calcext:value-type="float">
            <text:p>4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7-16" calcext:value-type="date">
            <text:p>2015-07-16</text:p>
          </table:table-cell>
          <table:table-cell office:value-type="float" office:value="4.09" calcext:value-type="float">
            <text:p>4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7-23" calcext:value-type="date">
            <text:p>2015-07-23</text:p>
          </table:table-cell>
          <table:table-cell office:value-type="float" office:value="4.04" calcext:value-type="float">
            <text:p>4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7-30" calcext:value-type="date">
            <text:p>2015-07-30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8-06" calcext:value-type="date">
            <text:p>2015-08-06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8-13" calcext:value-type="date">
            <text:p>2015-08-13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8-20" calcext:value-type="date">
            <text:p>2015-08-20</text:p>
          </table:table-cell>
          <table:table-cell office:value-type="float" office:value="3.93" calcext:value-type="float">
            <text:p>3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8-27" calcext:value-type="date">
            <text:p>2015-08-27</text:p>
          </table:table-cell>
          <table:table-cell office:value-type="float" office:value="3.84" calcext:value-type="float">
            <text:p>3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9-03" calcext:value-type="date">
            <text:p>2015-09-03</text:p>
          </table:table-cell>
          <table:table-cell office:value-type="float" office:value="3.89" calcext:value-type="float">
            <text:p>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9-10" calcext:value-type="date">
            <text:p>2015-09-10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9-17" calcext:value-type="date">
            <text:p>2015-09-17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09-24" calcext:value-type="date">
            <text:p>2015-09-24</text:p>
          </table:table-cell>
          <table:table-cell office:value-type="float" office:value="3.86" calcext:value-type="float">
            <text:p>3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0-01" calcext:value-type="date">
            <text:p>2015-10-01</text:p>
          </table:table-cell>
          <table:table-cell office:value-type="float" office:value="3.85" calcext:value-type="float">
            <text:p>3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0-08" calcext:value-type="date">
            <text:p>2015-10-08</text:p>
          </table:table-cell>
          <table:table-cell office:value-type="float" office:value="3.76" calcext:value-type="float">
            <text:p>3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0-15" calcext:value-type="date">
            <text:p>2015-10-15</text:p>
          </table:table-cell>
          <table:table-cell office:value-type="float" office:value="3.82" calcext:value-type="float">
            <text:p>3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0-22" calcext:value-type="date">
            <text:p>2015-10-22</text:p>
          </table:table-cell>
          <table:table-cell office:value-type="float" office:value="3.79" calcext:value-type="float">
            <text:p>3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0-29" calcext:value-type="date">
            <text:p>2015-10-29</text:p>
          </table:table-cell>
          <table:table-cell office:value-type="float" office:value="3.76" calcext:value-type="float">
            <text:p>3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1-05" calcext:value-type="date">
            <text:p>2015-11-05</text:p>
          </table:table-cell>
          <table:table-cell office:value-type="float" office:value="3.87" calcext:value-type="float">
            <text:p>3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1-12" calcext:value-type="date">
            <text:p>2015-11-12</text:p>
          </table:table-cell>
          <table:table-cell office:value-type="float" office:value="3.98" calcext:value-type="float">
            <text:p>3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1-19" calcext:value-type="date">
            <text:p>2015-11-19</text:p>
          </table:table-cell>
          <table:table-cell office:value-type="float" office:value="3.97" calcext:value-type="float">
            <text:p>3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1-25" calcext:value-type="date">
            <text:p>2015-11-25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2-03" calcext:value-type="date">
            <text:p>2015-12-03</text:p>
          </table:table-cell>
          <table:table-cell office:value-type="float" office:value="3.93" calcext:value-type="float">
            <text:p>3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2-10" calcext:value-type="date">
            <text:p>2015-12-10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2-17" calcext:value-type="date">
            <text:p>2015-12-17</text:p>
          </table:table-cell>
          <table:table-cell office:value-type="float" office:value="3.97" calcext:value-type="float">
            <text:p>3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2-24" calcext:value-type="date">
            <text:p>2015-12-24</text:p>
          </table:table-cell>
          <table:table-cell office:value-type="float" office:value="3.96" calcext:value-type="float">
            <text:p>3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5-12-31" calcext:value-type="date">
            <text:p>2015-12-31</text:p>
          </table:table-cell>
          <table:table-cell office:value-type="float" office:value="4.01" calcext:value-type="float">
            <text:p>4.0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6-01-07" calcext:value-type="date">
            <text:p>2016-01-07</text:p>
          </table:table-cell>
          <table:table-cell office:value-type="float" office:value="3.97" calcext:value-type="float">
            <text:p>3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1-14" calcext:value-type="date">
            <text:p>2016-01-14</text:p>
          </table:table-cell>
          <table:table-cell office:value-type="float" office:value="3.92" calcext:value-type="float">
            <text:p>3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1-21" calcext:value-type="date">
            <text:p>2016-01-21</text:p>
          </table:table-cell>
          <table:table-cell office:value-type="float" office:value="3.81" calcext:value-type="float">
            <text:p>3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1-28" calcext:value-type="date">
            <text:p>2016-01-28</text:p>
          </table:table-cell>
          <table:table-cell office:value-type="float" office:value="3.79" calcext:value-type="float">
            <text:p>3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2-04" calcext:value-type="date">
            <text:p>2016-02-04</text:p>
          </table:table-cell>
          <table:table-cell office:value-type="float" office:value="3.72" calcext:value-type="float">
            <text:p>3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2-11" calcext:value-type="date">
            <text:p>2016-02-11</text:p>
          </table:table-cell>
          <table:table-cell office:value-type="float" office:value="3.65" calcext:value-type="float">
            <text:p>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2-18" calcext:value-type="date">
            <text:p>2016-02-18</text:p>
          </table:table-cell>
          <table:table-cell office:value-type="float" office:value="3.65" calcext:value-type="float">
            <text:p>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2-25" calcext:value-type="date">
            <text:p>2016-02-25</text:p>
          </table:table-cell>
          <table:table-cell office:value-type="float" office:value="3.62" calcext:value-type="float">
            <text:p>3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3-03" calcext:value-type="date">
            <text:p>2016-03-03</text:p>
          </table:table-cell>
          <table:table-cell office:value-type="float" office:value="3.64" calcext:value-type="float">
            <text:p>3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3-10" calcext:value-type="date">
            <text:p>2016-03-10</text:p>
          </table:table-cell>
          <table:table-cell office:value-type="float" office:value="3.68" calcext:value-type="float">
            <text:p>3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3-17" calcext:value-type="date">
            <text:p>2016-03-17</text:p>
          </table:table-cell>
          <table:table-cell office:value-type="float" office:value="3.73" calcext:value-type="float">
            <text:p>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3-24" calcext:value-type="date">
            <text:p>2016-03-24</text:p>
          </table:table-cell>
          <table:table-cell office:value-type="float" office:value="3.71" calcext:value-type="float">
            <text:p>3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3-31" calcext:value-type="date">
            <text:p>2016-03-31</text:p>
          </table:table-cell>
          <table:table-cell office:value-type="float" office:value="3.71" calcext:value-type="float">
            <text:p>3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4-07" calcext:value-type="date">
            <text:p>2016-04-07</text:p>
          </table:table-cell>
          <table:table-cell office:value-type="float" office:value="3.59" calcext:value-type="float">
            <text:p>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4-14" calcext:value-type="date">
            <text:p>2016-04-14</text:p>
          </table:table-cell>
          <table:table-cell office:value-type="float" office:value="3.58" calcext:value-type="float">
            <text:p>3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4-21" calcext:value-type="date">
            <text:p>2016-04-21</text:p>
          </table:table-cell>
          <table:table-cell office:value-type="float" office:value="3.59" calcext:value-type="float">
            <text:p>3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4-28" calcext:value-type="date">
            <text:p>2016-04-28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5-05" calcext:value-type="date">
            <text:p>2016-05-05</text:p>
          </table:table-cell>
          <table:table-cell office:value-type="float" office:value="3.61" calcext:value-type="float">
            <text:p>3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5-12" calcext:value-type="date">
            <text:p>2016-05-12</text:p>
          </table:table-cell>
          <table:table-cell office:value-type="float" office:value="3.57" calcext:value-type="float">
            <text:p>3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5-19" calcext:value-type="date">
            <text:p>2016-05-19</text:p>
          </table:table-cell>
          <table:table-cell office:value-type="float" office:value="3.58" calcext:value-type="float">
            <text:p>3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5-26" calcext:value-type="date">
            <text:p>2016-05-26</text:p>
          </table:table-cell>
          <table:table-cell office:value-type="float" office:value="3.64" calcext:value-type="float">
            <text:p>3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6-02" calcext:value-type="date">
            <text:p>2016-06-02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6-09" calcext:value-type="date">
            <text:p>2016-06-09</text:p>
          </table:table-cell>
          <table:table-cell office:value-type="float" office:value="3.6" calcext:value-type="float">
            <text:p>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6-16" calcext:value-type="date">
            <text:p>2016-06-16</text:p>
          </table:table-cell>
          <table:table-cell office:value-type="float" office:value="3.54" calcext:value-type="float">
            <text:p>3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6-23" calcext:value-type="date">
            <text:p>2016-06-23</text:p>
          </table:table-cell>
          <table:table-cell office:value-type="float" office:value="3.56" calcext:value-type="float">
            <text:p>3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6-30" calcext:value-type="date">
            <text:p>2016-06-30</text:p>
          </table:table-cell>
          <table:table-cell office:value-type="float" office:value="3.48" calcext:value-type="float">
            <text:p>3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7-07" calcext:value-type="date">
            <text:p>2016-07-07</text:p>
          </table:table-cell>
          <table:table-cell office:value-type="float" office:value="3.41" calcext:value-type="float">
            <text:p>3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7-14" calcext:value-type="date">
            <text:p>2016-07-14</text:p>
          </table:table-cell>
          <table:table-cell office:value-type="float" office:value="3.42" calcext:value-type="float">
            <text:p>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7-21" calcext:value-type="date">
            <text:p>2016-07-21</text:p>
          </table:table-cell>
          <table:table-cell office:value-type="float" office:value="3.45" calcext:value-type="float">
            <text:p>3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7-28" calcext:value-type="date">
            <text:p>2016-07-28</text:p>
          </table:table-cell>
          <table:table-cell office:value-type="float" office:value="3.48" calcext:value-type="float">
            <text:p>3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8-04" calcext:value-type="date">
            <text:p>2016-08-04</text:p>
          </table:table-cell>
          <table:table-cell office:value-type="float" office:value="3.43" calcext:value-type="float">
            <text:p>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8-11" calcext:value-type="date">
            <text:p>2016-08-11</text:p>
          </table:table-cell>
          <table:table-cell office:value-type="float" office:value="3.45" calcext:value-type="float">
            <text:p>3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8-18" calcext:value-type="date">
            <text:p>2016-08-18</text:p>
          </table:table-cell>
          <table:table-cell office:value-type="float" office:value="3.43" calcext:value-type="float">
            <text:p>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8-25" calcext:value-type="date">
            <text:p>2016-08-25</text:p>
          </table:table-cell>
          <table:table-cell office:value-type="float" office:value="3.43" calcext:value-type="float">
            <text:p>3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9-01" calcext:value-type="date">
            <text:p>2016-09-01</text:p>
          </table:table-cell>
          <table:table-cell office:value-type="float" office:value="3.46" calcext:value-type="float">
            <text:p>3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9-08" calcext:value-type="date">
            <text:p>2016-09-08</text:p>
          </table:table-cell>
          <table:table-cell office:value-type="float" office:value="3.44" calcext:value-type="float">
            <text:p>3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9-15" calcext:value-type="date">
            <text:p>2016-09-15</text:p>
          </table:table-cell>
          <table:table-cell office:value-type="float" office:value="3.5" calcext:value-type="float">
            <text:p>3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9-22" calcext:value-type="date">
            <text:p>2016-09-22</text:p>
          </table:table-cell>
          <table:table-cell office:value-type="float" office:value="3.48" calcext:value-type="float">
            <text:p>3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09-29" calcext:value-type="date">
            <text:p>2016-09-29</text:p>
          </table:table-cell>
          <table:table-cell office:value-type="float" office:value="3.42" calcext:value-type="float">
            <text:p>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0-06" calcext:value-type="date">
            <text:p>2016-10-06</text:p>
          </table:table-cell>
          <table:table-cell office:value-type="float" office:value="3.42" calcext:value-type="float">
            <text:p>3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0-13" calcext:value-type="date">
            <text:p>2016-10-13</text:p>
          </table:table-cell>
          <table:table-cell office:value-type="float" office:value="3.47" calcext:value-type="float">
            <text:p>3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0-20" calcext:value-type="date">
            <text:p>2016-10-20</text:p>
          </table:table-cell>
          <table:table-cell office:value-type="float" office:value="3.52" calcext:value-type="float">
            <text:p>3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0-27" calcext:value-type="date">
            <text:p>2016-10-27</text:p>
          </table:table-cell>
          <table:table-cell office:value-type="float" office:value="3.47" calcext:value-type="float">
            <text:p>3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1-03" calcext:value-type="date">
            <text:p>2016-11-03</text:p>
          </table:table-cell>
          <table:table-cell office:value-type="float" office:value="3.54" calcext:value-type="float">
            <text:p>3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1-10" calcext:value-type="date">
            <text:p>2016-11-10</text:p>
          </table:table-cell>
          <table:table-cell office:value-type="float" office:value="3.57" calcext:value-type="float">
            <text:p>3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1-17" calcext:value-type="date">
            <text:p>2016-11-17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1-23" calcext:value-type="date">
            <text:p>2016-11-23</text:p>
          </table:table-cell>
          <table:table-cell office:value-type="float" office:value="4.03" calcext:value-type="float">
            <text:p>4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2-01" calcext:value-type="date">
            <text:p>2016-12-01</text:p>
          </table:table-cell>
          <table:table-cell office:value-type="float" office:value="4.08" calcext:value-type="float">
            <text:p>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2-08" calcext:value-type="date">
            <text:p>2016-12-08</text:p>
          </table:table-cell>
          <table:table-cell office:value-type="float" office:value="4.13" calcext:value-type="float">
            <text:p>4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2-15" calcext:value-type="date">
            <text:p>2016-12-15</text:p>
          </table:table-cell>
          <table:table-cell office:value-type="float" office:value="4.16" calcext:value-type="float">
            <text:p>4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2-22" calcext:value-type="date">
            <text:p>2016-12-22</text:p>
          </table:table-cell>
          <table:table-cell office:value-type="float" office:value="4.3" calcext:value-type="float">
            <text:p>4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6-12-29" calcext:value-type="date">
            <text:p>2016-12-29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7-01-05" calcext:value-type="date">
            <text:p>2017-01-05</text:p>
          </table:table-cell>
          <table:table-cell office:value-type="float" office:value="4.2" calcext:value-type="float">
            <text:p>4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1-12" calcext:value-type="date">
            <text:p>2017-01-12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1-19" calcext:value-type="date">
            <text:p>2017-01-19</text:p>
          </table:table-cell>
          <table:table-cell office:value-type="float" office:value="4.09" calcext:value-type="float">
            <text:p>4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1-26" calcext:value-type="date">
            <text:p>2017-01-26</text:p>
          </table:table-cell>
          <table:table-cell office:value-type="float" office:value="4.19" calcext:value-type="float">
            <text:p>4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2-02" calcext:value-type="date">
            <text:p>2017-02-02</text:p>
          </table:table-cell>
          <table:table-cell office:value-type="float" office:value="4.19" calcext:value-type="float">
            <text:p>4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2-09" calcext:value-type="date">
            <text:p>2017-02-09</text:p>
          </table:table-cell>
          <table:table-cell office:value-type="float" office:value="4.17" calcext:value-type="float">
            <text:p>4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2-16" calcext:value-type="date">
            <text:p>2017-02-16</text:p>
          </table:table-cell>
          <table:table-cell office:value-type="float" office:value="4.15" calcext:value-type="float">
            <text:p>4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2-23" calcext:value-type="date">
            <text:p>2017-02-23</text:p>
          </table:table-cell>
          <table:table-cell office:value-type="float" office:value="4.16" calcext:value-type="float">
            <text:p>4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3-02" calcext:value-type="date">
            <text:p>2017-03-02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3-09" calcext:value-type="date">
            <text:p>2017-03-09</text:p>
          </table:table-cell>
          <table:table-cell office:value-type="float" office:value="4.21" calcext:value-type="float">
            <text:p>4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3-16" calcext:value-type="date">
            <text:p>2017-03-16</text:p>
          </table:table-cell>
          <table:table-cell office:value-type="float" office:value="4.3" calcext:value-type="float">
            <text:p>4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3-23" calcext:value-type="date">
            <text:p>2017-03-23</text:p>
          </table:table-cell>
          <table:table-cell office:value-type="float" office:value="4.23" calcext:value-type="float">
            <text:p>4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3-30" calcext:value-type="date">
            <text:p>2017-03-30</text:p>
          </table:table-cell>
          <table:table-cell office:value-type="float" office:value="4.14" calcext:value-type="float">
            <text:p>4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4-06" calcext:value-type="date">
            <text:p>2017-04-06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4-13" calcext:value-type="date">
            <text:p>2017-04-13</text:p>
          </table:table-cell>
          <table:table-cell office:value-type="float" office:value="4.08" calcext:value-type="float">
            <text:p>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4-20" calcext:value-type="date">
            <text:p>2017-04-20</text:p>
          </table:table-cell>
          <table:table-cell office:value-type="float" office:value="3.97" calcext:value-type="float">
            <text:p>3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4-27" calcext:value-type="date">
            <text:p>2017-04-27</text:p>
          </table:table-cell>
          <table:table-cell office:value-type="float" office:value="4.03" calcext:value-type="float">
            <text:p>4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5-04" calcext:value-type="date">
            <text:p>2017-05-04</text:p>
          </table:table-cell>
          <table:table-cell office:value-type="float" office:value="4.02" calcext:value-type="float">
            <text:p>4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5-11" calcext:value-type="date">
            <text:p>2017-05-11</text:p>
          </table:table-cell>
          <table:table-cell office:value-type="float" office:value="4.05" calcext:value-type="float">
            <text:p>4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5-18" calcext:value-type="date">
            <text:p>2017-05-18</text:p>
          </table:table-cell>
          <table:table-cell office:value-type="float" office:value="4.02" calcext:value-type="float">
            <text:p>4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5-25" calcext:value-type="date">
            <text:p>2017-05-25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6-01" calcext:value-type="date">
            <text:p>2017-06-01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6-08" calcext:value-type="date">
            <text:p>2017-06-08</text:p>
          </table:table-cell>
          <table:table-cell office:value-type="float" office:value="3.89" calcext:value-type="float">
            <text:p>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6-15" calcext:value-type="date">
            <text:p>2017-06-15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6-22" calcext:value-type="date">
            <text:p>2017-06-22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6-29" calcext:value-type="date">
            <text:p>2017-06-29</text:p>
          </table:table-cell>
          <table:table-cell office:value-type="float" office:value="3.88" calcext:value-type="float">
            <text:p>3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7-06" calcext:value-type="date">
            <text:p>2017-07-06</text:p>
          </table:table-cell>
          <table:table-cell office:value-type="float" office:value="3.96" calcext:value-type="float">
            <text:p>3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7-13" calcext:value-type="date">
            <text:p>2017-07-13</text:p>
          </table:table-cell>
          <table:table-cell office:value-type="float" office:value="4.03" calcext:value-type="float">
            <text:p>4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7-20" calcext:value-type="date">
            <text:p>2017-07-20</text:p>
          </table:table-cell>
          <table:table-cell office:value-type="float" office:value="3.96" calcext:value-type="float">
            <text:p>3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7-27" calcext:value-type="date">
            <text:p>2017-07-27</text:p>
          </table:table-cell>
          <table:table-cell office:value-type="float" office:value="3.92" calcext:value-type="float">
            <text:p>3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8-03" calcext:value-type="date">
            <text:p>2017-08-03</text:p>
          </table:table-cell>
          <table:table-cell office:value-type="float" office:value="3.93" calcext:value-type="float">
            <text:p>3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8-10" calcext:value-type="date">
            <text:p>2017-08-10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8-17" calcext:value-type="date">
            <text:p>2017-08-17</text:p>
          </table:table-cell>
          <table:table-cell office:value-type="float" office:value="3.89" calcext:value-type="float">
            <text:p>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8-24" calcext:value-type="date">
            <text:p>2017-08-24</text:p>
          </table:table-cell>
          <table:table-cell office:value-type="float" office:value="3.86" calcext:value-type="float">
            <text:p>3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8-31" calcext:value-type="date">
            <text:p>2017-08-31</text:p>
          </table:table-cell>
          <table:table-cell office:value-type="float" office:value="3.82" calcext:value-type="float">
            <text:p>3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9-07" calcext:value-type="date">
            <text:p>2017-09-07</text:p>
          </table:table-cell>
          <table:table-cell office:value-type="float" office:value="3.78" calcext:value-type="float">
            <text:p>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9-14" calcext:value-type="date">
            <text:p>2017-09-14</text:p>
          </table:table-cell>
          <table:table-cell office:value-type="float" office:value="3.78" calcext:value-type="float">
            <text:p>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9-21" calcext:value-type="date">
            <text:p>2017-09-21</text:p>
          </table:table-cell>
          <table:table-cell office:value-type="float" office:value="3.83" calcext:value-type="float">
            <text:p>3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09-28" calcext:value-type="date">
            <text:p>2017-09-28</text:p>
          </table:table-cell>
          <table:table-cell office:value-type="float" office:value="3.83" calcext:value-type="float">
            <text:p>3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0-05" calcext:value-type="date">
            <text:p>2017-10-05</text:p>
          </table:table-cell>
          <table:table-cell office:value-type="float" office:value="3.85" calcext:value-type="float">
            <text:p>3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0-12" calcext:value-type="date">
            <text:p>2017-10-12</text:p>
          </table:table-cell>
          <table:table-cell office:value-type="float" office:value="3.91" calcext:value-type="float">
            <text:p>3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0-19" calcext:value-type="date">
            <text:p>2017-10-19</text:p>
          </table:table-cell>
          <table:table-cell office:value-type="float" office:value="3.88" calcext:value-type="float">
            <text:p>3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0-26" calcext:value-type="date">
            <text:p>2017-10-26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1-02" calcext:value-type="date">
            <text:p>2017-11-02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1-09" calcext:value-type="date">
            <text:p>2017-11-09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1-16" calcext:value-type="date">
            <text:p>2017-11-16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1-22" calcext:value-type="date">
            <text:p>2017-11-22</text:p>
          </table:table-cell>
          <table:table-cell office:value-type="float" office:value="3.92" calcext:value-type="float">
            <text:p>3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1-30" calcext:value-type="date">
            <text:p>2017-11-30</text:p>
          </table:table-cell>
          <table:table-cell office:value-type="float" office:value="3.9" calcext:value-type="float">
            <text:p>3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2-07" calcext:value-type="date">
            <text:p>2017-12-07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2-14" calcext:value-type="date">
            <text:p>2017-12-14</text:p>
          </table:table-cell>
          <table:table-cell office:value-type="float" office:value="3.93" calcext:value-type="float">
            <text:p>3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2-21" calcext:value-type="date">
            <text:p>2017-12-21</text:p>
          </table:table-cell>
          <table:table-cell office:value-type="float" office:value="3.94" calcext:value-type="float">
            <text:p>3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7-12-28" calcext:value-type="date">
            <text:p>2017-12-28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8-01-04" calcext:value-type="date">
            <text:p>2018-01-04</text:p>
          </table:table-cell>
          <table:table-cell office:value-type="float" office:value="3.95" calcext:value-type="float">
            <text:p>3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1-11" calcext:value-type="date">
            <text:p>2018-01-11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1-18" calcext:value-type="date">
            <text:p>2018-01-18</text:p>
          </table:table-cell>
          <table:table-cell office:value-type="float" office:value="4.04" calcext:value-type="float">
            <text:p>4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1-25" calcext:value-type="date">
            <text:p>2018-01-25</text:p>
          </table:table-cell>
          <table:table-cell office:value-type="float" office:value="4.15" calcext:value-type="float">
            <text:p>4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2-01" calcext:value-type="date">
            <text:p>2018-02-01</text:p>
          </table:table-cell>
          <table:table-cell office:value-type="float" office:value="4.22" calcext:value-type="float">
            <text:p>4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2-08" calcext:value-type="date">
            <text:p>2018-02-08</text:p>
          </table:table-cell>
          <table:table-cell office:value-type="float" office:value="4.32" calcext:value-type="float">
            <text:p>4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2-15" calcext:value-type="date">
            <text:p>2018-02-15</text:p>
          </table:table-cell>
          <table:table-cell office:value-type="float" office:value="4.38" calcext:value-type="float">
            <text:p>4.3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2-22" calcext:value-type="date">
            <text:p>2018-02-22</text:p>
          </table:table-cell>
          <table:table-cell office:value-type="float" office:value="4.4" calcext:value-type="float">
            <text:p>4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3-01" calcext:value-type="date">
            <text:p>2018-03-01</text:p>
          </table:table-cell>
          <table:table-cell office:value-type="float" office:value="4.43" calcext:value-type="float">
            <text:p>4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3-08" calcext:value-type="date">
            <text:p>2018-03-08</text:p>
          </table:table-cell>
          <table:table-cell office:value-type="float" office:value="4.46" calcext:value-type="float">
            <text:p>4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3-15" calcext:value-type="date">
            <text:p>2018-03-15</text:p>
          </table:table-cell>
          <table:table-cell office:value-type="float" office:value="4.44" calcext:value-type="float">
            <text:p>4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3-22" calcext:value-type="date">
            <text:p>2018-03-22</text:p>
          </table:table-cell>
          <table:table-cell office:value-type="float" office:value="4.45" calcext:value-type="float">
            <text:p>4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3-29" calcext:value-type="date">
            <text:p>2018-03-29</text:p>
          </table:table-cell>
          <table:table-cell office:value-type="float" office:value="4.44" calcext:value-type="float">
            <text:p>4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4-05" calcext:value-type="date">
            <text:p>2018-04-05</text:p>
          </table:table-cell>
          <table:table-cell office:value-type="float" office:value="4.4" calcext:value-type="float">
            <text:p>4.4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4-12" calcext:value-type="date">
            <text:p>2018-04-12</text:p>
          </table:table-cell>
          <table:table-cell office:value-type="float" office:value="4.42" calcext:value-type="float">
            <text:p>4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4-19" calcext:value-type="date">
            <text:p>2018-04-19</text:p>
          </table:table-cell>
          <table:table-cell office:value-type="float" office:value="4.47" calcext:value-type="float">
            <text:p>4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4-26" calcext:value-type="date">
            <text:p>2018-04-26</text:p>
          </table:table-cell>
          <table:table-cell office:value-type="float" office:value="4.58" calcext:value-type="float">
            <text:p>4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5-03" calcext:value-type="date">
            <text:p>2018-05-03</text:p>
          </table:table-cell>
          <table:table-cell office:value-type="float" office:value="4.55" calcext:value-type="float">
            <text:p>4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5-10" calcext:value-type="date">
            <text:p>2018-05-10</text:p>
          </table:table-cell>
          <table:table-cell office:value-type="float" office:value="4.55" calcext:value-type="float">
            <text:p>4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5-17" calcext:value-type="date">
            <text:p>2018-05-17</text:p>
          </table:table-cell>
          <table:table-cell office:value-type="float" office:value="4.61" calcext:value-type="float">
            <text:p>4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5-24" calcext:value-type="date">
            <text:p>2018-05-24</text:p>
          </table:table-cell>
          <table:table-cell office:value-type="float" office:value="4.66" calcext:value-type="float">
            <text:p>4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5-31" calcext:value-type="date">
            <text:p>2018-05-31</text:p>
          </table:table-cell>
          <table:table-cell office:value-type="float" office:value="4.56" calcext:value-type="float">
            <text:p>4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6-07" calcext:value-type="date">
            <text:p>2018-06-07</text:p>
          </table:table-cell>
          <table:table-cell office:value-type="float" office:value="4.54" calcext:value-type="float">
            <text:p>4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6-14" calcext:value-type="date">
            <text:p>2018-06-14</text:p>
          </table:table-cell>
          <table:table-cell office:value-type="float" office:value="4.62" calcext:value-type="float">
            <text:p>4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6-21" calcext:value-type="date">
            <text:p>2018-06-21</text:p>
          </table:table-cell>
          <table:table-cell office:value-type="float" office:value="4.57" calcext:value-type="float">
            <text:p>4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6-28" calcext:value-type="date">
            <text:p>2018-06-28</text:p>
          </table:table-cell>
          <table:table-cell office:value-type="float" office:value="4.55" calcext:value-type="float">
            <text:p>4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7-05" calcext:value-type="date">
            <text:p>2018-07-05</text:p>
          </table:table-cell>
          <table:table-cell office:value-type="float" office:value="4.52" calcext:value-type="float">
            <text:p>4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7-12" calcext:value-type="date">
            <text:p>2018-07-12</text:p>
          </table:table-cell>
          <table:table-cell office:value-type="float" office:value="4.53" calcext:value-type="float">
            <text:p>4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7-19" calcext:value-type="date">
            <text:p>2018-07-19</text:p>
          </table:table-cell>
          <table:table-cell office:value-type="float" office:value="4.52" calcext:value-type="float">
            <text:p>4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7-26" calcext:value-type="date">
            <text:p>2018-07-26</text:p>
          </table:table-cell>
          <table:table-cell office:value-type="float" office:value="4.54" calcext:value-type="float">
            <text:p>4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8-02" calcext:value-type="date">
            <text:p>2018-08-02</text:p>
          </table:table-cell>
          <table:table-cell office:value-type="float" office:value="4.6" calcext:value-type="float">
            <text:p>4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8-09" calcext:value-type="date">
            <text:p>2018-08-09</text:p>
          </table:table-cell>
          <table:table-cell office:value-type="float" office:value="4.59" calcext:value-type="float">
            <text:p>4.5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8-16" calcext:value-type="date">
            <text:p>2018-08-16</text:p>
          </table:table-cell>
          <table:table-cell office:value-type="float" office:value="4.53" calcext:value-type="float">
            <text:p>4.5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8-23" calcext:value-type="date">
            <text:p>2018-08-23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8-30" calcext:value-type="date">
            <text:p>2018-08-30</text:p>
          </table:table-cell>
          <table:table-cell office:value-type="float" office:value="4.52" calcext:value-type="float">
            <text:p>4.5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9-06" calcext:value-type="date">
            <text:p>2018-09-06</text:p>
          </table:table-cell>
          <table:table-cell office:value-type="float" office:value="4.54" calcext:value-type="float">
            <text:p>4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9-13" calcext:value-type="date">
            <text:p>2018-09-13</text:p>
          </table:table-cell>
          <table:table-cell office:value-type="float" office:value="4.6" calcext:value-type="float">
            <text:p>4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9-20" calcext:value-type="date">
            <text:p>2018-09-20</text:p>
          </table:table-cell>
          <table:table-cell office:value-type="float" office:value="4.65" calcext:value-type="float">
            <text:p>4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09-27" calcext:value-type="date">
            <text:p>2018-09-27</text:p>
          </table:table-cell>
          <table:table-cell office:value-type="float" office:value="4.72" calcext:value-type="float">
            <text:p>4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0-04" calcext:value-type="date">
            <text:p>2018-10-04</text:p>
          </table:table-cell>
          <table:table-cell office:value-type="float" office:value="4.71" calcext:value-type="float">
            <text:p>4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0-11" calcext:value-type="date">
            <text:p>2018-10-11</text:p>
          </table:table-cell>
          <table:table-cell office:value-type="float" office:value="4.9" calcext:value-type="float">
            <text:p>4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0-18" calcext:value-type="date">
            <text:p>2018-10-18</text:p>
          </table:table-cell>
          <table:table-cell office:value-type="float" office:value="4.85" calcext:value-type="float">
            <text:p>4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0-25" calcext:value-type="date">
            <text:p>2018-10-25</text:p>
          </table:table-cell>
          <table:table-cell office:value-type="float" office:value="4.86" calcext:value-type="float">
            <text:p>4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1-01" calcext:value-type="date">
            <text:p>2018-11-01</text:p>
          </table:table-cell>
          <table:table-cell office:value-type="float" office:value="4.83" calcext:value-type="float">
            <text:p>4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1-08" calcext:value-type="date">
            <text:p>2018-11-08</text:p>
          </table:table-cell>
          <table:table-cell office:value-type="float" office:value="4.94" calcext:value-type="float">
            <text:p>4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1-15" calcext:value-type="date">
            <text:p>2018-11-15</text:p>
          </table:table-cell>
          <table:table-cell office:value-type="float" office:value="4.94" calcext:value-type="float">
            <text:p>4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1-21" calcext:value-type="date">
            <text:p>2018-11-21</text:p>
          </table:table-cell>
          <table:table-cell office:value-type="float" office:value="4.81" calcext:value-type="float">
            <text:p>4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1-29" calcext:value-type="date">
            <text:p>2018-11-29</text:p>
          </table:table-cell>
          <table:table-cell office:value-type="float" office:value="4.81" calcext:value-type="float">
            <text:p>4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2-06" calcext:value-type="date">
            <text:p>2018-12-06</text:p>
          </table:table-cell>
          <table:table-cell office:value-type="float" office:value="4.75" calcext:value-type="float">
            <text:p>4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2-13" calcext:value-type="date">
            <text:p>2018-12-13</text:p>
          </table:table-cell>
          <table:table-cell office:value-type="float" office:value="4.63" calcext:value-type="float">
            <text:p>4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2-20" calcext:value-type="date">
            <text:p>2018-12-20</text:p>
          </table:table-cell>
          <table:table-cell office:value-type="float" office:value="4.62" calcext:value-type="float">
            <text:p>4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8-12-27" calcext:value-type="date">
            <text:p>2018-12-27</text:p>
          </table:table-cell>
          <table:table-cell office:value-type="float" office:value="4.55" calcext:value-type="float">
            <text:p>4.5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19-01-03" calcext:value-type="date">
            <text:p>2019-01-03</text:p>
          </table:table-cell>
          <table:table-cell office:value-type="float" office:value="4.51" calcext:value-type="float">
            <text:p>4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1-10" calcext:value-type="date">
            <text:p>2019-01-10</text:p>
          </table:table-cell>
          <table:table-cell office:value-type="float" office:value="4.45" calcext:value-type="float">
            <text:p>4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1-17" calcext:value-type="date">
            <text:p>2019-01-17</text:p>
          </table:table-cell>
          <table:table-cell office:value-type="float" office:value="4.45" calcext:value-type="float">
            <text:p>4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1-24" calcext:value-type="date">
            <text:p>2019-01-24</text:p>
          </table:table-cell>
          <table:table-cell office:value-type="float" office:value="4.45" calcext:value-type="float">
            <text:p>4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1-31" calcext:value-type="date">
            <text:p>2019-01-31</text:p>
          </table:table-cell>
          <table:table-cell office:value-type="float" office:value="4.46" calcext:value-type="float">
            <text:p>4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2-07" calcext:value-type="date">
            <text:p>2019-02-07</text:p>
          </table:table-cell>
          <table:table-cell office:value-type="float" office:value="4.41" calcext:value-type="float">
            <text:p>4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2-14" calcext:value-type="date">
            <text:p>2019-02-14</text:p>
          </table:table-cell>
          <table:table-cell office:value-type="float" office:value="4.37" calcext:value-type="float">
            <text:p>4.3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2-21" calcext:value-type="date">
            <text:p>2019-02-21</text:p>
          </table:table-cell>
          <table:table-cell office:value-type="float" office:value="4.35" calcext:value-type="float">
            <text:p>4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2-28" calcext:value-type="date">
            <text:p>2019-02-28</text:p>
          </table:table-cell>
          <table:table-cell office:value-type="float" office:value="4.35" calcext:value-type="float">
            <text:p>4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3-07" calcext:value-type="date">
            <text:p>2019-03-07</text:p>
          </table:table-cell>
          <table:table-cell office:value-type="float" office:value="4.41" calcext:value-type="float">
            <text:p>4.4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3-14" calcext:value-type="date">
            <text:p>2019-03-14</text:p>
          </table:table-cell>
          <table:table-cell office:value-type="float" office:value="4.31" calcext:value-type="float">
            <text:p>4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3-21" calcext:value-type="date">
            <text:p>2019-03-21</text:p>
          </table:table-cell>
          <table:table-cell office:value-type="float" office:value="4.28" calcext:value-type="float">
            <text:p>4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3-28" calcext:value-type="date">
            <text:p>2019-03-28</text:p>
          </table:table-cell>
          <table:table-cell office:value-type="float" office:value="4.06" calcext:value-type="float">
            <text:p>4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4-04" calcext:value-type="date">
            <text:p>2019-04-04</text:p>
          </table:table-cell>
          <table:table-cell office:value-type="float" office:value="4.08" calcext:value-type="float">
            <text:p>4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4-11" calcext:value-type="date">
            <text:p>2019-04-11</text:p>
          </table:table-cell>
          <table:table-cell office:value-type="float" office:value="4.12" calcext:value-type="float">
            <text:p>4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4-18" calcext:value-type="date">
            <text:p>2019-04-18</text:p>
          </table:table-cell>
          <table:table-cell office:value-type="float" office:value="4.17" calcext:value-type="float">
            <text:p>4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4-25" calcext:value-type="date">
            <text:p>2019-04-25</text:p>
          </table:table-cell>
          <table:table-cell office:value-type="float" office:value="4.2" calcext:value-type="float">
            <text:p>4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5-02" calcext:value-type="date">
            <text:p>2019-05-02</text:p>
          </table:table-cell>
          <table:table-cell office:value-type="float" office:value="4.14" calcext:value-type="float">
            <text:p>4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5-09" calcext:value-type="date">
            <text:p>2019-05-09</text:p>
          </table:table-cell>
          <table:table-cell office:value-type="float" office:value="4.1" calcext:value-type="float">
            <text:p>4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5-16" calcext:value-type="date">
            <text:p>2019-05-16</text:p>
          </table:table-cell>
          <table:table-cell office:value-type="float" office:value="4.07" calcext:value-type="float">
            <text:p>4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5-23" calcext:value-type="date">
            <text:p>2019-05-23</text:p>
          </table:table-cell>
          <table:table-cell office:value-type="float" office:value="4.06" calcext:value-type="float">
            <text:p>4.0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5-30" calcext:value-type="date">
            <text:p>2019-05-30</text:p>
          </table:table-cell>
          <table:table-cell office:value-type="float" office:value="3.99" calcext:value-type="float">
            <text:p>3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6-06" calcext:value-type="date">
            <text:p>2019-06-06</text:p>
          </table:table-cell>
          <table:table-cell office:value-type="float" office:value="3.82" calcext:value-type="float">
            <text:p>3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6-13" calcext:value-type="date">
            <text:p>2019-06-13</text:p>
          </table:table-cell>
          <table:table-cell office:value-type="float" office:value="3.82" calcext:value-type="float">
            <text:p>3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6-20" calcext:value-type="date">
            <text:p>2019-06-20</text:p>
          </table:table-cell>
          <table:table-cell office:value-type="float" office:value="3.84" calcext:value-type="float">
            <text:p>3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6-27" calcext:value-type="date">
            <text:p>2019-06-27</text:p>
          </table:table-cell>
          <table:table-cell office:value-type="float" office:value="3.73" calcext:value-type="float">
            <text:p>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7-03" calcext:value-type="date">
            <text:p>2019-07-03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7-11" calcext:value-type="date">
            <text:p>2019-07-11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7-18" calcext:value-type="date">
            <text:p>2019-07-18</text:p>
          </table:table-cell>
          <table:table-cell office:value-type="float" office:value="3.81" calcext:value-type="float">
            <text:p>3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7-25" calcext:value-type="date">
            <text:p>2019-07-25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8-01" calcext:value-type="date">
            <text:p>2019-08-01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8-08" calcext:value-type="date">
            <text:p>2019-08-08</text:p>
          </table:table-cell>
          <table:table-cell office:value-type="float" office:value="3.6" calcext:value-type="float">
            <text:p>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8-15" calcext:value-type="date">
            <text:p>2019-08-15</text:p>
          </table:table-cell>
          <table:table-cell office:value-type="float" office:value="3.6" calcext:value-type="float">
            <text:p>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8-22" calcext:value-type="date">
            <text:p>2019-08-22</text:p>
          </table:table-cell>
          <table:table-cell office:value-type="float" office:value="3.55" calcext:value-type="float">
            <text:p>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8-29" calcext:value-type="date">
            <text:p>2019-08-29</text:p>
          </table:table-cell>
          <table:table-cell office:value-type="float" office:value="3.58" calcext:value-type="float">
            <text:p>3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9-05" calcext:value-type="date">
            <text:p>2019-09-05</text:p>
          </table:table-cell>
          <table:table-cell office:value-type="float" office:value="3.49" calcext:value-type="float">
            <text:p>3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9-12" calcext:value-type="date">
            <text:p>2019-09-12</text:p>
          </table:table-cell>
          <table:table-cell office:value-type="float" office:value="3.56" calcext:value-type="float">
            <text:p>3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9-19" calcext:value-type="date">
            <text:p>2019-09-19</text:p>
          </table:table-cell>
          <table:table-cell office:value-type="float" office:value="3.73" calcext:value-type="float">
            <text:p>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09-26" calcext:value-type="date">
            <text:p>2019-09-26</text:p>
          </table:table-cell>
          <table:table-cell office:value-type="float" office:value="3.64" calcext:value-type="float">
            <text:p>3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0-03" calcext:value-type="date">
            <text:p>2019-10-03</text:p>
          </table:table-cell>
          <table:table-cell office:value-type="float" office:value="3.65" calcext:value-type="float">
            <text:p>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0-10" calcext:value-type="date">
            <text:p>2019-10-10</text:p>
          </table:table-cell>
          <table:table-cell office:value-type="float" office:value="3.57" calcext:value-type="float">
            <text:p>3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0-17" calcext:value-type="date">
            <text:p>2019-10-17</text:p>
          </table:table-cell>
          <table:table-cell office:value-type="float" office:value="3.69" calcext:value-type="float">
            <text:p>3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0-24" calcext:value-type="date">
            <text:p>2019-10-24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0-31" calcext:value-type="date">
            <text:p>2019-10-31</text:p>
          </table:table-cell>
          <table:table-cell office:value-type="float" office:value="3.78" calcext:value-type="float">
            <text:p>3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1-07" calcext:value-type="date">
            <text:p>2019-11-07</text:p>
          </table:table-cell>
          <table:table-cell office:value-type="float" office:value="3.69" calcext:value-type="float">
            <text:p>3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1-14" calcext:value-type="date">
            <text:p>2019-11-14</text:p>
          </table:table-cell>
          <table:table-cell office:value-type="float" office:value="3.75" calcext:value-type="float">
            <text:p>3.7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1-21" calcext:value-type="date">
            <text:p>2019-11-21</text:p>
          </table:table-cell>
          <table:table-cell office:value-type="float" office:value="3.66" calcext:value-type="float">
            <text:p>3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1-27" calcext:value-type="date">
            <text:p>2019-11-27</text:p>
          </table:table-cell>
          <table:table-cell office:value-type="float" office:value="3.68" calcext:value-type="float">
            <text:p>3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2-05" calcext:value-type="date">
            <text:p>2019-12-05</text:p>
          </table:table-cell>
          <table:table-cell office:value-type="float" office:value="3.68" calcext:value-type="float">
            <text:p>3.6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2-12" calcext:value-type="date">
            <text:p>2019-12-12</text:p>
          </table:table-cell>
          <table:table-cell office:value-type="float" office:value="3.73" calcext:value-type="float">
            <text:p>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2-19" calcext:value-type="date">
            <text:p>2019-12-19</text:p>
          </table:table-cell>
          <table:table-cell office:value-type="float" office:value="3.73" calcext:value-type="float">
            <text:p>3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19-12-26" calcext:value-type="date">
            <text:p>2019-12-26</text:p>
          </table:table-cell>
          <table:table-cell office:value-type="float" office:value="3.74" calcext:value-type="float">
            <text:p>3.74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0-01-02" calcext:value-type="date">
            <text:p>2020-01-02</text:p>
          </table:table-cell>
          <table:table-cell office:value-type="float" office:value="3.72" calcext:value-type="float">
            <text:p>3.72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0-01-09" calcext:value-type="date">
            <text:p>2020-01-09</text:p>
          </table:table-cell>
          <table:table-cell office:value-type="float" office:value="3.64" calcext:value-type="float">
            <text:p>3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1-16" calcext:value-type="date">
            <text:p>2020-01-16</text:p>
          </table:table-cell>
          <table:table-cell office:value-type="float" office:value="3.65" calcext:value-type="float">
            <text:p>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1-23" calcext:value-type="date">
            <text:p>2020-01-23</text:p>
          </table:table-cell>
          <table:table-cell office:value-type="float" office:value="3.6" calcext:value-type="float">
            <text:p>3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1-30" calcext:value-type="date">
            <text:p>2020-01-30</text:p>
          </table:table-cell>
          <table:table-cell office:value-type="float" office:value="3.51" calcext:value-type="float">
            <text:p>3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2-06" calcext:value-type="date">
            <text:p>2020-02-06</text:p>
          </table:table-cell>
          <table:table-cell office:value-type="float" office:value="3.45" calcext:value-type="float">
            <text:p>3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2-13" calcext:value-type="date">
            <text:p>2020-02-13</text:p>
          </table:table-cell>
          <table:table-cell office:value-type="float" office:value="3.47" calcext:value-type="float">
            <text:p>3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2-20" calcext:value-type="date">
            <text:p>2020-02-20</text:p>
          </table:table-cell>
          <table:table-cell office:value-type="float" office:value="3.49" calcext:value-type="float">
            <text:p>3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2-27" calcext:value-type="date">
            <text:p>2020-02-27</text:p>
          </table:table-cell>
          <table:table-cell office:value-type="float" office:value="3.45" calcext:value-type="float">
            <text:p>3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3-05" calcext:value-type="date">
            <text:p>2020-03-05</text:p>
          </table:table-cell>
          <table:table-cell office:value-type="float" office:value="3.29" calcext:value-type="float">
            <text:p>3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3-12" calcext:value-type="date">
            <text:p>2020-03-12</text:p>
          </table:table-cell>
          <table:table-cell office:value-type="float" office:value="3.36" calcext:value-type="float">
            <text:p>3.3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3-19" calcext:value-type="date">
            <text:p>2020-03-19</text:p>
          </table:table-cell>
          <table:table-cell office:value-type="float" office:value="3.65" calcext:value-type="float">
            <text:p>3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3-26" calcext:value-type="date">
            <text:p>2020-03-26</text:p>
          </table:table-cell>
          <table:table-cell office:value-type="float" office:value="3.5" calcext:value-type="float">
            <text:p>3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4-02" calcext:value-type="date">
            <text:p>2020-04-02</text:p>
          </table:table-cell>
          <table:table-cell office:value-type="float" office:value="3.33" calcext:value-type="float">
            <text:p>3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4-09" calcext:value-type="date">
            <text:p>2020-04-09</text:p>
          </table:table-cell>
          <table:table-cell office:value-type="float" office:value="3.33" calcext:value-type="float">
            <text:p>3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4-16" calcext:value-type="date">
            <text:p>2020-04-16</text:p>
          </table:table-cell>
          <table:table-cell office:value-type="float" office:value="3.31" calcext:value-type="float">
            <text:p>3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4-23" calcext:value-type="date">
            <text:p>2020-04-23</text:p>
          </table:table-cell>
          <table:table-cell office:value-type="float" office:value="3.33" calcext:value-type="float">
            <text:p>3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4-30" calcext:value-type="date">
            <text:p>2020-04-30</text:p>
          </table:table-cell>
          <table:table-cell office:value-type="float" office:value="3.23" calcext:value-type="float">
            <text:p>3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5-07" calcext:value-type="date">
            <text:p>2020-05-07</text:p>
          </table:table-cell>
          <table:table-cell office:value-type="float" office:value="3.26" calcext:value-type="float">
            <text:p>3.2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5-14" calcext:value-type="date">
            <text:p>2020-05-14</text:p>
          </table:table-cell>
          <table:table-cell office:value-type="float" office:value="3.28" calcext:value-type="float">
            <text:p>3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5-21" calcext:value-type="date">
            <text:p>2020-05-21</text:p>
          </table:table-cell>
          <table:table-cell office:value-type="float" office:value="3.24" calcext:value-type="float">
            <text:p>3.2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5-28" calcext:value-type="date">
            <text:p>2020-05-28</text:p>
          </table:table-cell>
          <table:table-cell office:value-type="float" office:value="3.15" calcext:value-type="float">
            <text:p>3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6-04" calcext:value-type="date">
            <text:p>2020-06-04</text:p>
          </table:table-cell>
          <table:table-cell office:value-type="float" office:value="3.18" calcext:value-type="float">
            <text:p>3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6-11" calcext:value-type="date">
            <text:p>2020-06-11</text:p>
          </table:table-cell>
          <table:table-cell office:value-type="float" office:value="3.21" calcext:value-type="float">
            <text:p>3.2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6-18" calcext:value-type="date">
            <text:p>2020-06-18</text:p>
          </table:table-cell>
          <table:table-cell office:value-type="float" office:value="3.13" calcext:value-type="float">
            <text:p>3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6-25" calcext:value-type="date">
            <text:p>2020-06-25</text:p>
          </table:table-cell>
          <table:table-cell office:value-type="float" office:value="3.13" calcext:value-type="float">
            <text:p>3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7-02" calcext:value-type="date">
            <text:p>2020-07-02</text:p>
          </table:table-cell>
          <table:table-cell office:value-type="float" office:value="3.07" calcext:value-type="float">
            <text:p>3.0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7-09" calcext:value-type="date">
            <text:p>2020-07-09</text:p>
          </table:table-cell>
          <table:table-cell office:value-type="float" office:value="3.03" calcext:value-type="float">
            <text:p>3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7-16" calcext:value-type="date">
            <text:p>2020-07-16</text:p>
          </table:table-cell>
          <table:table-cell office:value-type="float" office:value="2.98" calcext:value-type="float">
            <text:p>2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7-23" calcext:value-type="date">
            <text:p>2020-07-23</text:p>
          </table:table-cell>
          <table:table-cell office:value-type="float" office:value="3.01" calcext:value-type="float">
            <text:p>3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7-30" calcext:value-type="date">
            <text:p>2020-07-30</text:p>
          </table:table-cell>
          <table:table-cell office:value-type="float" office:value="2.99" calcext:value-type="float">
            <text:p>2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8-06" calcext:value-type="date">
            <text:p>2020-08-06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8-13" calcext:value-type="date">
            <text:p>2020-08-13</text:p>
          </table:table-cell>
          <table:table-cell office:value-type="float" office:value="2.96" calcext:value-type="float">
            <text:p>2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8-20" calcext:value-type="date">
            <text:p>2020-08-20</text:p>
          </table:table-cell>
          <table:table-cell office:value-type="float" office:value="2.99" calcext:value-type="float">
            <text:p>2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8-27" calcext:value-type="date">
            <text:p>2020-08-27</text:p>
          </table:table-cell>
          <table:table-cell office:value-type="float" office:value="2.91" calcext:value-type="float">
            <text:p>2.9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9-03" calcext:value-type="date">
            <text:p>2020-09-03</text:p>
          </table:table-cell>
          <table:table-cell office:value-type="float" office:value="2.93" calcext:value-type="float">
            <text:p>2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9-10" calcext:value-type="date">
            <text:p>2020-09-10</text:p>
          </table:table-cell>
          <table:table-cell office:value-type="float" office:value="2.86" calcext:value-type="float">
            <text:p>2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9-17" calcext:value-type="date">
            <text:p>2020-09-17</text:p>
          </table:table-cell>
          <table:table-cell office:value-type="float" office:value="2.87" calcext:value-type="float">
            <text:p>2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09-24" calcext:value-type="date">
            <text:p>2020-09-24</text:p>
          </table:table-cell>
          <table:table-cell office:value-type="float" office:value="2.9" calcext:value-type="float">
            <text:p>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0-01" calcext:value-type="date">
            <text:p>2020-10-01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0-08" calcext:value-type="date">
            <text:p>2020-10-08</text:p>
          </table:table-cell>
          <table:table-cell office:value-type="float" office:value="2.87" calcext:value-type="float">
            <text:p>2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0-15" calcext:value-type="date">
            <text:p>2020-10-15</text:p>
          </table:table-cell>
          <table:table-cell office:value-type="float" office:value="2.81" calcext:value-type="float">
            <text:p>2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0-22" calcext:value-type="date">
            <text:p>2020-10-22</text:p>
          </table:table-cell>
          <table:table-cell office:value-type="float" office:value="2.8" calcext:value-type="float">
            <text:p>2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0-29" calcext:value-type="date">
            <text:p>2020-10-29</text:p>
          </table:table-cell>
          <table:table-cell office:value-type="float" office:value="2.81" calcext:value-type="float">
            <text:p>2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1-05" calcext:value-type="date">
            <text:p>2020-11-05</text:p>
          </table:table-cell>
          <table:table-cell office:value-type="float" office:value="2.78" calcext:value-type="float">
            <text:p>2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1-12" calcext:value-type="date">
            <text:p>2020-11-12</text:p>
          </table:table-cell>
          <table:table-cell office:value-type="float" office:value="2.84" calcext:value-type="float">
            <text:p>2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1-19" calcext:value-type="date">
            <text:p>2020-11-19</text:p>
          </table:table-cell>
          <table:table-cell office:value-type="float" office:value="2.72" calcext:value-type="float">
            <text:p>2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1-25" calcext:value-type="date">
            <text:p>2020-11-25</text:p>
          </table:table-cell>
          <table:table-cell office:value-type="float" office:value="2.72" calcext:value-type="float">
            <text:p>2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2-03" calcext:value-type="date">
            <text:p>2020-12-03</text:p>
          </table:table-cell>
          <table:table-cell office:value-type="float" office:value="2.71" calcext:value-type="float">
            <text:p>2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2-10" calcext:value-type="date">
            <text:p>2020-12-10</text:p>
          </table:table-cell>
          <table:table-cell office:value-type="float" office:value="2.71" calcext:value-type="float">
            <text:p>2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2-17" calcext:value-type="date">
            <text:p>2020-12-17</text:p>
          </table:table-cell>
          <table:table-cell office:value-type="float" office:value="2.67" calcext:value-type="float">
            <text:p>2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2-24" calcext:value-type="date">
            <text:p>2020-12-24</text:p>
          </table:table-cell>
          <table:table-cell office:value-type="float" office:value="2.66" calcext:value-type="float">
            <text:p>2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0-12-31" calcext:value-type="date">
            <text:p>2020-12-31</text:p>
          </table:table-cell>
          <table:table-cell office:value-type="float" office:value="2.67" calcext:value-type="float">
            <text:p>2.67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1-01-07" calcext:value-type="date">
            <text:p>2021-01-07</text:p>
          </table:table-cell>
          <table:table-cell office:value-type="float" office:value="2.65" calcext:value-type="float">
            <text:p>2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1-14" calcext:value-type="date">
            <text:p>2021-01-14</text:p>
          </table:table-cell>
          <table:table-cell office:value-type="float" office:value="2.79" calcext:value-type="float">
            <text:p>2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1-21" calcext:value-type="date">
            <text:p>2021-01-21</text:p>
          </table:table-cell>
          <table:table-cell office:value-type="float" office:value="2.77" calcext:value-type="float">
            <text:p>2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1-28" calcext:value-type="date">
            <text:p>2021-01-28</text:p>
          </table:table-cell>
          <table:table-cell office:value-type="float" office:value="2.73" calcext:value-type="float">
            <text:p>2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2-04" calcext:value-type="date">
            <text:p>2021-02-04</text:p>
          </table:table-cell>
          <table:table-cell office:value-type="float" office:value="2.73" calcext:value-type="float">
            <text:p>2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2-11" calcext:value-type="date">
            <text:p>2021-02-11</text:p>
          </table:table-cell>
          <table:table-cell office:value-type="float" office:value="2.73" calcext:value-type="float">
            <text:p>2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2-18" calcext:value-type="date">
            <text:p>2021-02-18</text:p>
          </table:table-cell>
          <table:table-cell office:value-type="float" office:value="2.81" calcext:value-type="float">
            <text:p>2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2-25" calcext:value-type="date">
            <text:p>2021-02-25</text:p>
          </table:table-cell>
          <table:table-cell office:value-type="float" office:value="2.97" calcext:value-type="float">
            <text:p>2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3-04" calcext:value-type="date">
            <text:p>2021-03-04</text:p>
          </table:table-cell>
          <table:table-cell office:value-type="float" office:value="3.02" calcext:value-type="float">
            <text:p>3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3-11" calcext:value-type="date">
            <text:p>2021-03-11</text:p>
          </table:table-cell>
          <table:table-cell office:value-type="float" office:value="3.05" calcext:value-type="float">
            <text:p>3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3-18" calcext:value-type="date">
            <text:p>2021-03-18</text:p>
          </table:table-cell>
          <table:table-cell office:value-type="float" office:value="3.09" calcext:value-type="float">
            <text:p>3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3-25" calcext:value-type="date">
            <text:p>2021-03-25</text:p>
          </table:table-cell>
          <table:table-cell office:value-type="float" office:value="3.17" calcext:value-type="float">
            <text:p>3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4-01" calcext:value-type="date">
            <text:p>2021-04-01</text:p>
          </table:table-cell>
          <table:table-cell office:value-type="float" office:value="3.18" calcext:value-type="float">
            <text:p>3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4-08" calcext:value-type="date">
            <text:p>2021-04-08</text:p>
          </table:table-cell>
          <table:table-cell office:value-type="float" office:value="3.13" calcext:value-type="float">
            <text:p>3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4-15" calcext:value-type="date">
            <text:p>2021-04-15</text:p>
          </table:table-cell>
          <table:table-cell office:value-type="float" office:value="3.04" calcext:value-type="float">
            <text:p>3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4-22" calcext:value-type="date">
            <text:p>2021-04-22</text:p>
          </table:table-cell>
          <table:table-cell office:value-type="float" office:value="2.97" calcext:value-type="float">
            <text:p>2.9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4-29" calcext:value-type="date">
            <text:p>2021-04-29</text:p>
          </table:table-cell>
          <table:table-cell office:value-type="float" office:value="2.98" calcext:value-type="float">
            <text:p>2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5-06" calcext:value-type="date">
            <text:p>2021-05-06</text:p>
          </table:table-cell>
          <table:table-cell office:value-type="float" office:value="2.96" calcext:value-type="float">
            <text:p>2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5-13" calcext:value-type="date">
            <text:p>2021-05-13</text:p>
          </table:table-cell>
          <table:table-cell office:value-type="float" office:value="2.94" calcext:value-type="float">
            <text:p>2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5-20" calcext:value-type="date">
            <text:p>2021-05-20</text:p>
          </table:table-cell>
          <table:table-cell office:value-type="float" office:value="3" calcext:value-type="float">
            <text:p>3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5-27" calcext:value-type="date">
            <text:p>2021-05-27</text:p>
          </table:table-cell>
          <table:table-cell office:value-type="float" office:value="2.95" calcext:value-type="float">
            <text:p>2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6-03" calcext:value-type="date">
            <text:p>2021-06-03</text:p>
          </table:table-cell>
          <table:table-cell office:value-type="float" office:value="2.99" calcext:value-type="float">
            <text:p>2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6-10" calcext:value-type="date">
            <text:p>2021-06-10</text:p>
          </table:table-cell>
          <table:table-cell office:value-type="float" office:value="2.96" calcext:value-type="float">
            <text:p>2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6-17" calcext:value-type="date">
            <text:p>2021-06-17</text:p>
          </table:table-cell>
          <table:table-cell office:value-type="float" office:value="2.93" calcext:value-type="float">
            <text:p>2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6-24" calcext:value-type="date">
            <text:p>2021-06-24</text:p>
          </table:table-cell>
          <table:table-cell office:value-type="float" office:value="3.02" calcext:value-type="float">
            <text:p>3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7-01" calcext:value-type="date">
            <text:p>2021-07-01</text:p>
          </table:table-cell>
          <table:table-cell office:value-type="float" office:value="2.98" calcext:value-type="float">
            <text:p>2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7-08" calcext:value-type="date">
            <text:p>2021-07-08</text:p>
          </table:table-cell>
          <table:table-cell office:value-type="float" office:value="2.9" calcext:value-type="float">
            <text:p>2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7-15" calcext:value-type="date">
            <text:p>2021-07-15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7-22" calcext:value-type="date">
            <text:p>2021-07-22</text:p>
          </table:table-cell>
          <table:table-cell office:value-type="float" office:value="2.78" calcext:value-type="float">
            <text:p>2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7-29" calcext:value-type="date">
            <text:p>2021-07-29</text:p>
          </table:table-cell>
          <table:table-cell office:value-type="float" office:value="2.8" calcext:value-type="float">
            <text:p>2.8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8-05" calcext:value-type="date">
            <text:p>2021-08-05</text:p>
          </table:table-cell>
          <table:table-cell office:value-type="float" office:value="2.77" calcext:value-type="float">
            <text:p>2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8-12" calcext:value-type="date">
            <text:p>2021-08-12</text:p>
          </table:table-cell>
          <table:table-cell office:value-type="float" office:value="2.87" calcext:value-type="float">
            <text:p>2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8-19" calcext:value-type="date">
            <text:p>2021-08-19</text:p>
          </table:table-cell>
          <table:table-cell office:value-type="float" office:value="2.86" calcext:value-type="float">
            <text:p>2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8-26" calcext:value-type="date">
            <text:p>2021-08-26</text:p>
          </table:table-cell>
          <table:table-cell office:value-type="float" office:value="2.87" calcext:value-type="float">
            <text:p>2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9-02" calcext:value-type="date">
            <text:p>2021-09-02</text:p>
          </table:table-cell>
          <table:table-cell office:value-type="float" office:value="2.87" calcext:value-type="float">
            <text:p>2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9-09" calcext:value-type="date">
            <text:p>2021-09-09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9-16" calcext:value-type="date">
            <text:p>2021-09-16</text:p>
          </table:table-cell>
          <table:table-cell office:value-type="float" office:value="2.86" calcext:value-type="float">
            <text:p>2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9-23" calcext:value-type="date">
            <text:p>2021-09-23</text:p>
          </table:table-cell>
          <table:table-cell office:value-type="float" office:value="2.88" calcext:value-type="float">
            <text:p>2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09-30" calcext:value-type="date">
            <text:p>2021-09-30</text:p>
          </table:table-cell>
          <table:table-cell office:value-type="float" office:value="3.01" calcext:value-type="float">
            <text:p>3.0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0-07" calcext:value-type="date">
            <text:p>2021-10-07</text:p>
          </table:table-cell>
          <table:table-cell office:value-type="float" office:value="2.99" calcext:value-type="float">
            <text:p>2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0-14" calcext:value-type="date">
            <text:p>2021-10-14</text:p>
          </table:table-cell>
          <table:table-cell office:value-type="float" office:value="3.05" calcext:value-type="float">
            <text:p>3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0-21" calcext:value-type="date">
            <text:p>2021-10-21</text:p>
          </table:table-cell>
          <table:table-cell office:value-type="float" office:value="3.09" calcext:value-type="float">
            <text:p>3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0-28" calcext:value-type="date">
            <text:p>2021-10-28</text:p>
          </table:table-cell>
          <table:table-cell office:value-type="float" office:value="3.14" calcext:value-type="float">
            <text:p>3.1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1-04" calcext:value-type="date">
            <text:p>2021-11-04</text:p>
          </table:table-cell>
          <table:table-cell office:value-type="float" office:value="3.09" calcext:value-type="float">
            <text:p>3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1-10" calcext:value-type="date">
            <text:p>2021-11-10</text:p>
          </table:table-cell>
          <table:table-cell office:value-type="float" office:value="2.98" calcext:value-type="float">
            <text:p>2.9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1-18" calcext:value-type="date">
            <text:p>2021-11-18</text:p>
          </table:table-cell>
          <table:table-cell office:value-type="float" office:value="3.1" calcext:value-type="float">
            <text:p>3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1-24" calcext:value-type="date">
            <text:p>2021-11-24</text:p>
          </table:table-cell>
          <table:table-cell office:value-type="float" office:value="3.1" calcext:value-type="float">
            <text:p>3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2-02" calcext:value-type="date">
            <text:p>2021-12-02</text:p>
          </table:table-cell>
          <table:table-cell office:value-type="float" office:value="3.11" calcext:value-type="float">
            <text:p>3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2-09" calcext:value-type="date">
            <text:p>2021-12-09</text:p>
          </table:table-cell>
          <table:table-cell office:value-type="float" office:value="3.1" calcext:value-type="float">
            <text:p>3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2-16" calcext:value-type="date">
            <text:p>2021-12-16</text:p>
          </table:table-cell>
          <table:table-cell office:value-type="float" office:value="3.12" calcext:value-type="float">
            <text:p>3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2-23" calcext:value-type="date">
            <text:p>2021-12-23</text:p>
          </table:table-cell>
          <table:table-cell office:value-type="float" office:value="3.05" calcext:value-type="float">
            <text:p>3.0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1-12-30" calcext:value-type="date">
            <text:p>2021-12-30</text:p>
          </table:table-cell>
          <table:table-cell office:value-type="float" office:value="3.11" calcext:value-type="float">
            <text:p>3.1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2-01-06" calcext:value-type="date">
            <text:p>2022-01-06</text:p>
          </table:table-cell>
          <table:table-cell office:value-type="float" office:value="3.22" calcext:value-type="float">
            <text:p>3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1-13" calcext:value-type="date">
            <text:p>2022-01-13</text:p>
          </table:table-cell>
          <table:table-cell office:value-type="float" office:value="3.45" calcext:value-type="float">
            <text:p>3.4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1-20" calcext:value-type="date">
            <text:p>2022-01-20</text:p>
          </table:table-cell>
          <table:table-cell office:value-type="float" office:value="3.56" calcext:value-type="float">
            <text:p>3.5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1-27" calcext:value-type="date">
            <text:p>2022-01-27</text:p>
          </table:table-cell>
          <table:table-cell office:value-type="float" office:value="3.55" calcext:value-type="float">
            <text:p>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2-03" calcext:value-type="date">
            <text:p>2022-02-03</text:p>
          </table:table-cell>
          <table:table-cell office:value-type="float" office:value="3.55" calcext:value-type="float">
            <text:p>3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2-10" calcext:value-type="date">
            <text:p>2022-02-10</text:p>
          </table:table-cell>
          <table:table-cell office:value-type="float" office:value="3.69" calcext:value-type="float">
            <text:p>3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2-17" calcext:value-type="date">
            <text:p>2022-02-17</text:p>
          </table:table-cell>
          <table:table-cell office:value-type="float" office:value="3.92" calcext:value-type="float">
            <text:p>3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2-24" calcext:value-type="date">
            <text:p>2022-02-24</text:p>
          </table:table-cell>
          <table:table-cell office:value-type="float" office:value="3.89" calcext:value-type="float">
            <text:p>3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3-03" calcext:value-type="date">
            <text:p>2022-03-03</text:p>
          </table:table-cell>
          <table:table-cell office:value-type="float" office:value="3.76" calcext:value-type="float">
            <text:p>3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3-10" calcext:value-type="date">
            <text:p>2022-03-10</text:p>
          </table:table-cell>
          <table:table-cell office:value-type="float" office:value="3.85" calcext:value-type="float">
            <text:p>3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3-17" calcext:value-type="date">
            <text:p>2022-03-17</text:p>
          </table:table-cell>
          <table:table-cell office:value-type="float" office:value="4.16" calcext:value-type="float">
            <text:p>4.1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3-24" calcext:value-type="date">
            <text:p>2022-03-24</text:p>
          </table:table-cell>
          <table:table-cell office:value-type="float" office:value="4.42" calcext:value-type="float">
            <text:p>4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3-31" calcext:value-type="date">
            <text:p>2022-03-31</text:p>
          </table:table-cell>
          <table:table-cell office:value-type="float" office:value="4.67" calcext:value-type="float">
            <text:p>4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4-07" calcext:value-type="date">
            <text:p>2022-04-07</text:p>
          </table:table-cell>
          <table:table-cell office:value-type="float" office:value="4.72" calcext:value-type="float">
            <text:p>4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4-14" calcext:value-type="date">
            <text:p>2022-04-14</text:p>
          </table:table-cell>
          <table:table-cell office:value-type="float" office:value="5" calcext:value-type="float">
            <text:p>5.0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4-21" calcext:value-type="date">
            <text:p>2022-04-21</text:p>
          </table:table-cell>
          <table:table-cell office:value-type="float" office:value="5.11" calcext:value-type="float">
            <text:p>5.1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4-28" calcext:value-type="date">
            <text:p>2022-04-28</text:p>
          </table:table-cell>
          <table:table-cell office:value-type="float" office:value="5.1" calcext:value-type="float">
            <text:p>5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5-05" calcext:value-type="date">
            <text:p>2022-05-05</text:p>
          </table:table-cell>
          <table:table-cell office:value-type="float" office:value="5.27" calcext:value-type="float">
            <text:p>5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5-12" calcext:value-type="date">
            <text:p>2022-05-12</text:p>
          </table:table-cell>
          <table:table-cell office:value-type="float" office:value="5.3" calcext:value-type="float">
            <text:p>5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5-19" calcext:value-type="date">
            <text:p>2022-05-19</text:p>
          </table:table-cell>
          <table:table-cell office:value-type="float" office:value="5.25" calcext:value-type="float">
            <text:p>5.2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5-26" calcext:value-type="date">
            <text:p>2022-05-26</text:p>
          </table:table-cell>
          <table:table-cell office:value-type="float" office:value="5.1" calcext:value-type="float">
            <text:p>5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6-02" calcext:value-type="date">
            <text:p>2022-06-02</text:p>
          </table:table-cell>
          <table:table-cell office:value-type="float" office:value="5.09" calcext:value-type="float">
            <text:p>5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6-09" calcext:value-type="date">
            <text:p>2022-06-09</text:p>
          </table:table-cell>
          <table:table-cell office:value-type="float" office:value="5.23" calcext:value-type="float">
            <text:p>5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6-16" calcext:value-type="date">
            <text:p>2022-06-16</text:p>
          </table:table-cell>
          <table:table-cell office:value-type="float" office:value="5.78" calcext:value-type="float">
            <text:p>5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6-23" calcext:value-type="date">
            <text:p>2022-06-23</text:p>
          </table:table-cell>
          <table:table-cell office:value-type="float" office:value="5.81" calcext:value-type="float">
            <text:p>5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6-30" calcext:value-type="date">
            <text:p>2022-06-30</text:p>
          </table:table-cell>
          <table:table-cell office:value-type="float" office:value="5.7" calcext:value-type="float">
            <text:p>5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7-07" calcext:value-type="date">
            <text:p>2022-07-07</text:p>
          </table:table-cell>
          <table:table-cell office:value-type="float" office:value="5.3" calcext:value-type="float">
            <text:p>5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7-14" calcext:value-type="date">
            <text:p>2022-07-14</text:p>
          </table:table-cell>
          <table:table-cell office:value-type="float" office:value="5.51" calcext:value-type="float">
            <text:p>5.5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7-21" calcext:value-type="date">
            <text:p>2022-07-21</text:p>
          </table:table-cell>
          <table:table-cell office:value-type="float" office:value="5.54" calcext:value-type="float">
            <text:p>5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7-28" calcext:value-type="date">
            <text:p>2022-07-28</text:p>
          </table:table-cell>
          <table:table-cell office:value-type="float" office:value="5.3" calcext:value-type="float">
            <text:p>5.3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8-04" calcext:value-type="date">
            <text:p>2022-08-04</text:p>
          </table:table-cell>
          <table:table-cell office:value-type="float" office:value="4.99" calcext:value-type="float">
            <text:p>4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8-11" calcext:value-type="date">
            <text:p>2022-08-11</text:p>
          </table:table-cell>
          <table:table-cell office:value-type="float" office:value="5.22" calcext:value-type="float">
            <text:p>5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8-18" calcext:value-type="date">
            <text:p>2022-08-18</text:p>
          </table:table-cell>
          <table:table-cell office:value-type="float" office:value="5.13" calcext:value-type="float">
            <text:p>5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8-25" calcext:value-type="date">
            <text:p>2022-08-25</text:p>
          </table:table-cell>
          <table:table-cell office:value-type="float" office:value="5.55" calcext:value-type="float">
            <text:p>5.5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9-01" calcext:value-type="date">
            <text:p>2022-09-01</text:p>
          </table:table-cell>
          <table:table-cell office:value-type="float" office:value="5.66" calcext:value-type="float">
            <text:p>5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9-08" calcext:value-type="date">
            <text:p>2022-09-08</text:p>
          </table:table-cell>
          <table:table-cell office:value-type="float" office:value="5.89" calcext:value-type="float">
            <text:p>5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9-15" calcext:value-type="date">
            <text:p>2022-09-15</text:p>
          </table:table-cell>
          <table:table-cell office:value-type="float" office:value="6.02" calcext:value-type="float">
            <text:p>6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9-22" calcext:value-type="date">
            <text:p>2022-09-22</text:p>
          </table:table-cell>
          <table:table-cell office:value-type="float" office:value="6.29" calcext:value-type="float">
            <text:p>6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09-29" calcext:value-type="date">
            <text:p>2022-09-29</text:p>
          </table:table-cell>
          <table:table-cell office:value-type="float" office:value="6.7" calcext:value-type="float">
            <text:p>6.7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0-06" calcext:value-type="date">
            <text:p>2022-10-06</text:p>
          </table:table-cell>
          <table:table-cell office:value-type="float" office:value="6.66" calcext:value-type="float">
            <text:p>6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0-13" calcext:value-type="date">
            <text:p>2022-10-13</text:p>
          </table:table-cell>
          <table:table-cell office:value-type="float" office:value="6.92" calcext:value-type="float">
            <text:p>6.9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0-20" calcext:value-type="date">
            <text:p>2022-10-20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0-27" calcext:value-type="date">
            <text:p>2022-10-27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1-03" calcext:value-type="date">
            <text:p>2022-11-03</text:p>
          </table:table-cell>
          <table:table-cell office:value-type="float" office:value="6.95" calcext:value-type="float">
            <text:p>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1-10" calcext:value-type="date">
            <text:p>2022-11-10</text:p>
          </table:table-cell>
          <table:table-cell office:value-type="float" office:value="7.08" calcext:value-type="float">
            <text:p>7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1-17" calcext:value-type="date">
            <text:p>2022-11-17</text:p>
          </table:table-cell>
          <table:table-cell office:value-type="float" office:value="6.61" calcext:value-type="float">
            <text:p>6.6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1-23" calcext:value-type="date">
            <text:p>2022-11-23</text:p>
          </table:table-cell>
          <table:table-cell office:value-type="float" office:value="6.58" calcext:value-type="float">
            <text:p>6.5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2-01" calcext:value-type="date">
            <text:p>2022-12-01</text:p>
          </table:table-cell>
          <table:table-cell office:value-type="float" office:value="6.49" calcext:value-type="float">
            <text:p>6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2-08" calcext:value-type="date">
            <text:p>2022-12-08</text:p>
          </table:table-cell>
          <table:table-cell office:value-type="float" office:value="6.33" calcext:value-type="float">
            <text:p>6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2-15" calcext:value-type="date">
            <text:p>2022-12-15</text:p>
          </table:table-cell>
          <table:table-cell office:value-type="float" office:value="6.31" calcext:value-type="float">
            <text:p>6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2-22" calcext:value-type="date">
            <text:p>2022-12-22</text:p>
          </table:table-cell>
          <table:table-cell office:value-type="float" office:value="6.27" calcext:value-type="float">
            <text:p>6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2-12-29" calcext:value-type="date">
            <text:p>2022-12-29</text:p>
          </table:table-cell>
          <table:table-cell office:value-type="float" office:value="6.42" calcext:value-type="float">
            <text:p>6.42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3-01-05" calcext:value-type="date">
            <text:p>2023-01-05</text:p>
          </table:table-cell>
          <table:table-cell office:value-type="float" office:value="6.48" calcext:value-type="float">
            <text:p>6.4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1-12" calcext:value-type="date">
            <text:p>2023-01-12</text:p>
          </table:table-cell>
          <table:table-cell office:value-type="float" office:value="6.33" calcext:value-type="float">
            <text:p>6.3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1-19" calcext:value-type="date">
            <text:p>2023-01-19</text:p>
          </table:table-cell>
          <table:table-cell office:value-type="float" office:value="6.15" calcext:value-type="float">
            <text:p>6.1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1-26" calcext:value-type="date">
            <text:p>2023-01-26</text:p>
          </table:table-cell>
          <table:table-cell office:value-type="float" office:value="6.13" calcext:value-type="float">
            <text:p>6.1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2-02" calcext:value-type="date">
            <text:p>2023-02-02</text:p>
          </table:table-cell>
          <table:table-cell office:value-type="float" office:value="6.09" calcext:value-type="float">
            <text:p>6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2-09" calcext:value-type="date">
            <text:p>2023-02-09</text:p>
          </table:table-cell>
          <table:table-cell office:value-type="float" office:value="6.12" calcext:value-type="float">
            <text:p>6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2-16" calcext:value-type="date">
            <text:p>2023-02-16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2-23" calcext:value-type="date">
            <text:p>2023-02-23</text:p>
          </table:table-cell>
          <table:table-cell office:value-type="float" office:value="6.5" calcext:value-type="float">
            <text:p>6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3-02" calcext:value-type="date">
            <text:p>2023-03-02</text:p>
          </table:table-cell>
          <table:table-cell office:value-type="float" office:value="6.65" calcext:value-type="float">
            <text:p>6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3-09" calcext:value-type="date">
            <text:p>2023-03-09</text:p>
          </table:table-cell>
          <table:table-cell office:value-type="float" office:value="6.73" calcext:value-type="float">
            <text:p>6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3-16" calcext:value-type="date">
            <text:p>2023-03-16</text:p>
          </table:table-cell>
          <table:table-cell office:value-type="float" office:value="6.6" calcext:value-type="float">
            <text:p>6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3-23" calcext:value-type="date">
            <text:p>2023-03-23</text:p>
          </table:table-cell>
          <table:table-cell office:value-type="float" office:value="6.42" calcext:value-type="float">
            <text:p>6.4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3-30" calcext:value-type="date">
            <text:p>2023-03-30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4-06" calcext:value-type="date">
            <text:p>2023-04-06</text:p>
          </table:table-cell>
          <table:table-cell office:value-type="float" office:value="6.28" calcext:value-type="float">
            <text:p>6.2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4-13" calcext:value-type="date">
            <text:p>2023-04-13</text:p>
          </table:table-cell>
          <table:table-cell office:value-type="float" office:value="6.27" calcext:value-type="float">
            <text:p>6.2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4-20" calcext:value-type="date">
            <text:p>2023-04-20</text:p>
          </table:table-cell>
          <table:table-cell office:value-type="float" office:value="6.39" calcext:value-type="float">
            <text:p>6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4-27" calcext:value-type="date">
            <text:p>2023-04-27</text:p>
          </table:table-cell>
          <table:table-cell office:value-type="float" office:value="6.43" calcext:value-type="float">
            <text:p>6.4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5-04" calcext:value-type="date">
            <text:p>2023-05-04</text:p>
          </table:table-cell>
          <table:table-cell office:value-type="float" office:value="6.39" calcext:value-type="float">
            <text:p>6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5-11" calcext:value-type="date">
            <text:p>2023-05-11</text:p>
          </table:table-cell>
          <table:table-cell office:value-type="float" office:value="6.35" calcext:value-type="float">
            <text:p>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5-18" calcext:value-type="date">
            <text:p>2023-05-18</text:p>
          </table:table-cell>
          <table:table-cell office:value-type="float" office:value="6.39" calcext:value-type="float">
            <text:p>6.3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5-25" calcext:value-type="date">
            <text:p>2023-05-25</text:p>
          </table:table-cell>
          <table:table-cell office:value-type="float" office:value="6.57" calcext:value-type="float">
            <text:p>6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6-01" calcext:value-type="date">
            <text:p>2023-06-01</text:p>
          </table:table-cell>
          <table:table-cell office:value-type="float" office:value="6.79" calcext:value-type="float">
            <text:p>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6-08" calcext:value-type="date">
            <text:p>2023-06-08</text:p>
          </table:table-cell>
          <table:table-cell office:value-type="float" office:value="6.71" calcext:value-type="float">
            <text:p>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6-15" calcext:value-type="date">
            <text:p>2023-06-15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6-22" calcext:value-type="date">
            <text:p>2023-06-22</text:p>
          </table:table-cell>
          <table:table-cell office:value-type="float" office:value="6.67" calcext:value-type="float">
            <text:p>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6-29" calcext:value-type="date">
            <text:p>2023-06-29</text:p>
          </table:table-cell>
          <table:table-cell office:value-type="float" office:value="6.71" calcext:value-type="float">
            <text:p>6.7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7-06" calcext:value-type="date">
            <text:p>2023-07-06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7-13" calcext:value-type="date">
            <text:p>2023-07-13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7-20" calcext:value-type="date">
            <text:p>2023-07-20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7-27" calcext:value-type="date">
            <text:p>2023-07-27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8-03" calcext:value-type="date">
            <text:p>2023-08-03</text:p>
          </table:table-cell>
          <table:table-cell office:value-type="float" office:value="6.9" calcext:value-type="float">
            <text:p>6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8-10" calcext:value-type="date">
            <text:p>2023-08-10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8-17" calcext:value-type="date">
            <text:p>2023-08-17</text:p>
          </table:table-cell>
          <table:table-cell office:value-type="float" office:value="7.09" calcext:value-type="float">
            <text:p>7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8-24" calcext:value-type="date">
            <text:p>2023-08-24</text:p>
          </table:table-cell>
          <table:table-cell office:value-type="float" office:value="7.23" calcext:value-type="float">
            <text:p>7.2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8-31" calcext:value-type="date">
            <text:p>2023-08-31</text:p>
          </table:table-cell>
          <table:table-cell office:value-type="float" office:value="7.18" calcext:value-type="float">
            <text:p>7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9-07" calcext:value-type="date">
            <text:p>2023-09-07</text:p>
          </table:table-cell>
          <table:table-cell office:value-type="float" office:value="7.12" calcext:value-type="float">
            <text:p>7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9-14" calcext:value-type="date">
            <text:p>2023-09-14</text:p>
          </table:table-cell>
          <table:table-cell office:value-type="float" office:value="7.18" calcext:value-type="float">
            <text:p>7.1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9-21" calcext:value-type="date">
            <text:p>2023-09-21</text:p>
          </table:table-cell>
          <table:table-cell office:value-type="float" office:value="7.19" calcext:value-type="float">
            <text:p>7.1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09-28" calcext:value-type="date">
            <text:p>2023-09-28</text:p>
          </table:table-cell>
          <table:table-cell office:value-type="float" office:value="7.31" calcext:value-type="float">
            <text:p>7.3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0-05" calcext:value-type="date">
            <text:p>2023-10-05</text:p>
          </table:table-cell>
          <table:table-cell office:value-type="float" office:value="7.49" calcext:value-type="float">
            <text:p>7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0-12" calcext:value-type="date">
            <text:p>2023-10-12</text:p>
          </table:table-cell>
          <table:table-cell office:value-type="float" office:value="7.57" calcext:value-type="float">
            <text:p>7.5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0-19" calcext:value-type="date">
            <text:p>2023-10-19</text:p>
          </table:table-cell>
          <table:table-cell office:value-type="float" office:value="7.63" calcext:value-type="float">
            <text:p>7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0-26" calcext:value-type="date">
            <text:p>2023-10-26</text:p>
          </table:table-cell>
          <table:table-cell office:value-type="float" office:value="7.79" calcext:value-type="float">
            <text:p>7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1-02" calcext:value-type="date">
            <text:p>2023-11-02</text:p>
          </table:table-cell>
          <table:table-cell office:value-type="float" office:value="7.76" calcext:value-type="float">
            <text:p>7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1-09" calcext:value-type="date">
            <text:p>2023-11-09</text:p>
          </table:table-cell>
          <table:table-cell office:value-type="float" office:value="7.5" calcext:value-type="float">
            <text:p>7.5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1-16" calcext:value-type="date">
            <text:p>2023-11-16</text:p>
          </table:table-cell>
          <table:table-cell office:value-type="float" office:value="7.44" calcext:value-type="float">
            <text:p>7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1-22" calcext:value-type="date">
            <text:p>2023-11-22</text:p>
          </table:table-cell>
          <table:table-cell office:value-type="float" office:value="7.29" calcext:value-type="float">
            <text:p>7.2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1-30" calcext:value-type="date">
            <text:p>2023-11-30</text:p>
          </table:table-cell>
          <table:table-cell office:value-type="float" office:value="7.22" calcext:value-type="float">
            <text:p>7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2-07" calcext:value-type="date">
            <text:p>2023-12-07</text:p>
          </table:table-cell>
          <table:table-cell office:value-type="float" office:value="7.03" calcext:value-type="float">
            <text:p>7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2-14" calcext:value-type="date">
            <text:p>2023-12-14</text:p>
          </table:table-cell>
          <table:table-cell office:value-type="float" office:value="6.95" calcext:value-type="float">
            <text:p>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2-21" calcext:value-type="date">
            <text:p>2023-12-21</text:p>
          </table:table-cell>
          <table:table-cell office:value-type="float" office:value="6.67" calcext:value-type="float">
            <text:p>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3-12-28" calcext:value-type="date">
            <text:p>2023-12-28</text:p>
          </table:table-cell>
          <table:table-cell office:value-type="float" office:value="6.61" calcext:value-type="float">
            <text:p>6.6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4-01-04" calcext:value-type="date">
            <text:p>2024-01-04</text:p>
          </table:table-cell>
          <table:table-cell office:value-type="float" office:value="6.62" calcext:value-type="float">
            <text:p>6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1-11" calcext:value-type="date">
            <text:p>2024-01-11</text:p>
          </table:table-cell>
          <table:table-cell office:value-type="float" office:value="6.66" calcext:value-type="float">
            <text:p>6.6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1-18" calcext:value-type="date">
            <text:p>2024-01-18</text:p>
          </table:table-cell>
          <table:table-cell office:value-type="float" office:value="6.6" calcext:value-type="float">
            <text:p>6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1-25" calcext:value-type="date">
            <text:p>2024-01-25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2-01" calcext:value-type="date">
            <text:p>2024-02-01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2-08" calcext:value-type="date">
            <text:p>2024-02-08</text:p>
          </table:table-cell>
          <table:table-cell office:value-type="float" office:value="6.64" calcext:value-type="float">
            <text:p>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2-15" calcext:value-type="date">
            <text:p>2024-02-15</text:p>
          </table:table-cell>
          <table:table-cell office:value-type="float" office:value="6.77" calcext:value-type="float">
            <text:p>6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2-22" calcext:value-type="date">
            <text:p>2024-02-22</text:p>
          </table:table-cell>
          <table:table-cell office:value-type="float" office:value="6.9" calcext:value-type="float">
            <text:p>6.9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2-29" calcext:value-type="date">
            <text:p>2024-02-29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3-07" calcext:value-type="date">
            <text:p>2024-03-07</text:p>
          </table:table-cell>
          <table:table-cell office:value-type="float" office:value="6.88" calcext:value-type="float">
            <text:p>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3-14" calcext:value-type="date">
            <text:p>2024-03-14</text:p>
          </table:table-cell>
          <table:table-cell office:value-type="float" office:value="6.74" calcext:value-type="float">
            <text:p>6.7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3-21" calcext:value-type="date">
            <text:p>2024-03-21</text:p>
          </table:table-cell>
          <table:table-cell office:value-type="float" office:value="6.87" calcext:value-type="float">
            <text:p>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3-28" calcext:value-type="date">
            <text:p>2024-03-28</text:p>
          </table:table-cell>
          <table:table-cell office:value-type="float" office:value="6.79" calcext:value-type="float">
            <text:p>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4-04" calcext:value-type="date">
            <text:p>2024-04-04</text:p>
          </table:table-cell>
          <table:table-cell office:value-type="float" office:value="6.82" calcext:value-type="float">
            <text:p>6.8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4-11" calcext:value-type="date">
            <text:p>2024-04-11</text:p>
          </table:table-cell>
          <table:table-cell office:value-type="float" office:value="6.88" calcext:value-type="float">
            <text:p>6.8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4-18" calcext:value-type="date">
            <text:p>2024-04-18</text:p>
          </table:table-cell>
          <table:table-cell office:value-type="float" office:value="7.1" calcext:value-type="float">
            <text:p>7.1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4-25" calcext:value-type="date">
            <text:p>2024-04-25</text:p>
          </table:table-cell>
          <table:table-cell office:value-type="float" office:value="7.17" calcext:value-type="float">
            <text:p>7.1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5-02" calcext:value-type="date">
            <text:p>2024-05-02</text:p>
          </table:table-cell>
          <table:table-cell office:value-type="float" office:value="7.22" calcext:value-type="float">
            <text:p>7.2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5-09" calcext:value-type="date">
            <text:p>2024-05-09</text:p>
          </table:table-cell>
          <table:table-cell office:value-type="float" office:value="7.09" calcext:value-type="float">
            <text:p>7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5-16" calcext:value-type="date">
            <text:p>2024-05-16</text:p>
          </table:table-cell>
          <table:table-cell office:value-type="float" office:value="7.02" calcext:value-type="float">
            <text:p>7.0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5-23" calcext:value-type="date">
            <text:p>2024-05-23</text:p>
          </table:table-cell>
          <table:table-cell office:value-type="float" office:value="6.94" calcext:value-type="float">
            <text:p>6.9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5-30" calcext:value-type="date">
            <text:p>2024-05-30</text:p>
          </table:table-cell>
          <table:table-cell office:value-type="float" office:value="7.03" calcext:value-type="float">
            <text:p>7.0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6-06" calcext:value-type="date">
            <text:p>2024-06-06</text:p>
          </table:table-cell>
          <table:table-cell office:value-type="float" office:value="6.99" calcext:value-type="float">
            <text:p>6.9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6-13" calcext:value-type="date">
            <text:p>2024-06-13</text:p>
          </table:table-cell>
          <table:table-cell office:value-type="float" office:value="6.95" calcext:value-type="float">
            <text:p>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6-20" calcext:value-type="date">
            <text:p>2024-06-20</text:p>
          </table:table-cell>
          <table:table-cell office:value-type="float" office:value="6.87" calcext:value-type="float">
            <text:p>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6-27" calcext:value-type="date">
            <text:p>2024-06-27</text:p>
          </table:table-cell>
          <table:table-cell office:value-type="float" office:value="6.86" calcext:value-type="float">
            <text:p>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7-03" calcext:value-type="date">
            <text:p>2024-07-03</text:p>
          </table:table-cell>
          <table:table-cell office:value-type="float" office:value="6.95" calcext:value-type="float">
            <text:p>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7-11" calcext:value-type="date">
            <text:p>2024-07-11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7-18" calcext:value-type="date">
            <text:p>2024-07-18</text:p>
          </table:table-cell>
          <table:table-cell office:value-type="float" office:value="6.77" calcext:value-type="float">
            <text:p>6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7-25" calcext:value-type="date">
            <text:p>2024-07-25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8-01" calcext:value-type="date">
            <text:p>2024-08-01</text:p>
          </table:table-cell>
          <table:table-cell office:value-type="float" office:value="6.73" calcext:value-type="float">
            <text:p>6.7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8-08" calcext:value-type="date">
            <text:p>2024-08-08</text:p>
          </table:table-cell>
          <table:table-cell office:value-type="float" office:value="6.47" calcext:value-type="float">
            <text:p>6.4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8-15" calcext:value-type="date">
            <text:p>2024-08-15</text:p>
          </table:table-cell>
          <table:table-cell office:value-type="float" office:value="6.49" calcext:value-type="float">
            <text:p>6.4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8-22" calcext:value-type="date">
            <text:p>2024-08-22</text:p>
          </table:table-cell>
          <table:table-cell office:value-type="float" office:value="6.46" calcext:value-type="float">
            <text:p>6.4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8-29" calcext:value-type="date">
            <text:p>2024-08-29</text:p>
          </table:table-cell>
          <table:table-cell office:value-type="float" office:value="6.35" calcext:value-type="float">
            <text:p>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9-05" calcext:value-type="date">
            <text:p>2024-09-05</text:p>
          </table:table-cell>
          <table:table-cell office:value-type="float" office:value="6.35" calcext:value-type="float">
            <text:p>6.3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9-12" calcext:value-type="date">
            <text:p>2024-09-12</text:p>
          </table:table-cell>
          <table:table-cell office:value-type="float" office:value="6.2" calcext:value-type="float">
            <text:p>6.2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9-19" calcext:value-type="date">
            <text:p>2024-09-19</text:p>
          </table:table-cell>
          <table:table-cell office:value-type="float" office:value="6.09" calcext:value-type="float">
            <text:p>6.0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09-26" calcext:value-type="date">
            <text:p>2024-09-26</text:p>
          </table:table-cell>
          <table:table-cell office:value-type="float" office:value="6.08" calcext:value-type="float">
            <text:p>6.0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0-03" calcext:value-type="date">
            <text:p>2024-10-03</text:p>
          </table:table-cell>
          <table:table-cell office:value-type="float" office:value="6.12" calcext:value-type="float">
            <text:p>6.1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0-10" calcext:value-type="date">
            <text:p>2024-10-10</text:p>
          </table:table-cell>
          <table:table-cell office:value-type="float" office:value="6.32" calcext:value-type="float">
            <text:p>6.3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0-17" calcext:value-type="date">
            <text:p>2024-10-17</text:p>
          </table:table-cell>
          <table:table-cell office:value-type="float" office:value="6.44" calcext:value-type="float">
            <text:p>6.4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0-24" calcext:value-type="date">
            <text:p>2024-10-24</text:p>
          </table:table-cell>
          <table:table-cell office:value-type="float" office:value="6.54" calcext:value-type="float">
            <text:p>6.5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0-31" calcext:value-type="date">
            <text:p>2024-10-31</text:p>
          </table:table-cell>
          <table:table-cell office:value-type="float" office:value="6.72" calcext:value-type="float">
            <text:p>6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1-07" calcext:value-type="date">
            <text:p>2024-11-07</text:p>
          </table:table-cell>
          <table:table-cell office:value-type="float" office:value="6.79" calcext:value-type="float">
            <text:p>6.7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1-14" calcext:value-type="date">
            <text:p>2024-11-14</text:p>
          </table:table-cell>
          <table:table-cell office:value-type="float" office:value="6.78" calcext:value-type="float">
            <text:p>6.78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1-21" calcext:value-type="date">
            <text:p>2024-11-21</text:p>
          </table:table-cell>
          <table:table-cell office:value-type="float" office:value="6.84" calcext:value-type="float">
            <text:p>6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1-27" calcext:value-type="date">
            <text:p>2024-11-27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2-05" calcext:value-type="date">
            <text:p>2024-12-05</text:p>
          </table:table-cell>
          <table:table-cell office:value-type="float" office:value="6.69" calcext:value-type="float">
            <text:p>6.6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2-12" calcext:value-type="date">
            <text:p>2024-12-12</text:p>
          </table:table-cell>
          <table:table-cell office:value-type="float" office:value="6.6" calcext:value-type="float">
            <text:p>6.60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2-19" calcext:value-type="date">
            <text:p>2024-12-19</text:p>
          </table:table-cell>
          <table:table-cell office:value-type="float" office:value="6.72" calcext:value-type="float">
            <text:p>6.7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4-12-26" calcext:value-type="date">
            <text:p>2024-12-26</text:p>
          </table:table-cell>
          <table:table-cell office:value-type="float" office:value="6.85" calcext:value-type="float">
            <text:p>6.85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5-01-02" calcext:value-type="date">
            <text:p>2025-01-02</text:p>
          </table:table-cell>
          <table:table-cell office:value-type="float" office:value="6.91" calcext:value-type="float">
            <text:p>6.91</text:p>
          </table:table-cell>
          <table:table-cell table:number-columns-repeated="16382"/>
        </table:table-row>
        <table:table-row table:style-name="ro3">
          <table:table-cell table:style-name="ce10" office:value-type="date" office:date-value="2025-01-09" calcext:value-type="date">
            <text:p>2025-01-09</text:p>
          </table:table-cell>
          <table:table-cell office:value-type="float" office:value="6.93" calcext:value-type="float">
            <text:p>6.9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1-16" calcext:value-type="date">
            <text:p>2025-01-16</text:p>
          </table:table-cell>
          <table:table-cell office:value-type="float" office:value="7.04" calcext:value-type="float">
            <text:p>7.0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1-23" calcext:value-type="date">
            <text:p>2025-01-23</text:p>
          </table:table-cell>
          <table:table-cell office:value-type="float" office:value="6.96" calcext:value-type="float">
            <text:p>6.9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1-30" calcext:value-type="date">
            <text:p>2025-01-30</text:p>
          </table:table-cell>
          <table:table-cell office:value-type="float" office:value="6.95" calcext:value-type="float">
            <text:p>6.9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2-06" calcext:value-type="date">
            <text:p>2025-02-06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2-13" calcext:value-type="date">
            <text:p>2025-02-13</text:p>
          </table:table-cell>
          <table:table-cell office:value-type="float" office:value="6.87" calcext:value-type="float">
            <text:p>6.8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2-20" calcext:value-type="date">
            <text:p>2025-02-20</text:p>
          </table:table-cell>
          <table:table-cell office:value-type="float" office:value="6.85" calcext:value-type="float">
            <text:p>6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2-27" calcext:value-type="date">
            <text:p>2025-02-27</text:p>
          </table:table-cell>
          <table:table-cell office:value-type="float" office:value="6.76" calcext:value-type="float">
            <text:p>6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3-06" calcext:value-type="date">
            <text:p>2025-03-06</text:p>
          </table:table-cell>
          <table:table-cell office:value-type="float" office:value="6.63" calcext:value-type="float">
            <text:p>6.6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3-13" calcext:value-type="date">
            <text:p>2025-03-13</text:p>
          </table:table-cell>
          <table:table-cell office:value-type="float" office:value="6.65" calcext:value-type="float">
            <text:p>6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3-20" calcext:value-type="date">
            <text:p>2025-03-20</text:p>
          </table:table-cell>
          <table:table-cell office:value-type="float" office:value="6.67" calcext:value-type="float">
            <text:p>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3-27" calcext:value-type="date">
            <text:p>2025-03-27</text:p>
          </table:table-cell>
          <table:table-cell office:value-type="float" office:value="6.65" calcext:value-type="float">
            <text:p>6.6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4-03" calcext:value-type="date">
            <text:p>2025-04-03</text:p>
          </table:table-cell>
          <table:table-cell office:value-type="float" office:value="6.64" calcext:value-type="float">
            <text:p>6.6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4-10" calcext:value-type="date">
            <text:p>2025-04-10</text:p>
          </table:table-cell>
          <table:table-cell office:value-type="float" office:value="6.62" calcext:value-type="float">
            <text:p>6.62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4-17" calcext:value-type="date">
            <text:p>2025-04-17</text:p>
          </table:table-cell>
          <table:table-cell office:value-type="float" office:value="6.83" calcext:value-type="float">
            <text:p>6.83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4-24" calcext:value-type="date">
            <text:p>2025-04-24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5-01" calcext:value-type="date">
            <text:p>2025-05-01</text:p>
          </table:table-cell>
          <table:table-cell office:value-type="float" office:value="6.76" calcext:value-type="float">
            <text:p>6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5-08" calcext:value-type="date">
            <text:p>2025-05-08</text:p>
          </table:table-cell>
          <table:table-cell office:value-type="float" office:value="6.76" calcext:value-type="float">
            <text:p>6.7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5-15" calcext:value-type="date">
            <text:p>2025-05-15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5-22" calcext:value-type="date">
            <text:p>2025-05-22</text:p>
          </table:table-cell>
          <table:table-cell office:value-type="float" office:value="6.86" calcext:value-type="float">
            <text:p>6.86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5-29" calcext:value-type="date">
            <text:p>2025-05-29</text:p>
          </table:table-cell>
          <table:table-cell office:value-type="float" office:value="6.89" calcext:value-type="float">
            <text:p>6.89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6-05" calcext:value-type="date">
            <text:p>2025-06-05</text:p>
          </table:table-cell>
          <table:table-cell office:value-type="float" office:value="6.85" calcext:value-type="float">
            <text:p>6.85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6-12" calcext:value-type="date">
            <text:p>2025-06-12</text:p>
          </table:table-cell>
          <table:table-cell office:value-type="float" office:value="6.84" calcext:value-type="float">
            <text:p>6.84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6-18" calcext:value-type="date">
            <text:p>2025-06-18</text:p>
          </table:table-cell>
          <table:table-cell office:value-type="float" office:value="6.81" calcext:value-type="float">
            <text:p>6.81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6-26" calcext:value-type="date">
            <text:p>2025-06-26</text:p>
          </table:table-cell>
          <table:table-cell office:value-type="float" office:value="6.77" calcext:value-type="float">
            <text:p>6.7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7-03" calcext:value-type="date">
            <text:p>2025-07-03</text:p>
          </table:table-cell>
          <table:table-cell office:value-type="float" office:value="6.67" calcext:value-type="float">
            <text:p>6.67</text:p>
          </table:table-cell>
          <table:table-cell table:number-columns-repeated="16382"/>
        </table:table-row>
        <table:table-row table:style-name="ro3" table:visibility="filter">
          <table:table-cell table:style-name="ce10" office:value-type="date" office:date-value="2025-07-10" calcext:value-type="date">
            <text:p>2025-07-10</text:p>
          </table:table-cell>
          <table:table-cell office:value-type="float" office:value="6.72" calcext:value-type="float">
            <text:p>6.72</text:p>
          </table:table-cell>
          <table:table-cell table:number-columns-repeated="16382"/>
        </table:table-row>
        <table:table-row table:style-name="ro3" table:number-rows-repeated="104574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SPUS" table:style-name="ta1"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 office:value-type="string" calcext:value-type="string">
            <text:p>observation_date</text:p>
          </table:table-cell>
          <table:table-cell office:value-type="string" calcext:value-type="string">
            <text:p>ASPUS</text:p>
          </table:table-cell>
          <table:table-cell table:number-columns-repeated="3"/>
        </table:table-row>
        <table:table-row table:style-name="ro1">
          <table:table-cell office:value-type="date" office:date-value="1963-01-01" calcext:value-type="date">
            <text:p>1963-01-01</text:p>
          </table:table-cell>
          <table:table-cell office:value-type="float" office:value="19300" calcext:value-type="float">
            <text:p>19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3-04-01" calcext:value-type="date">
            <text:p>1963-04-01</text:p>
          </table:table-cell>
          <table:table-cell office:value-type="float" office:value="19400" calcext:value-type="float">
            <text:p>19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3-07-01" calcext:value-type="date">
            <text:p>1963-07-01</text:p>
          </table:table-cell>
          <table:table-cell office:value-type="float" office:value="19200" calcext:value-type="float">
            <text:p>19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3-10-01" calcext:value-type="date">
            <text:p>1963-10-01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</table:table-row>
        <table:table-row table:style-name="ro1">
          <table:table-cell office:value-type="date" office:date-value="1964-01-01" calcext:value-type="date">
            <text:p>1964-01-01</text:p>
          </table:table-cell>
          <table:table-cell office:value-type="float" office:value="19600" calcext:value-type="float">
            <text:p>19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4-04-01" calcext:value-type="date">
            <text:p>1964-04-01</text:p>
          </table:table-cell>
          <table:table-cell office:value-type="float" office:value="20200" calcext:value-type="float">
            <text:p>20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4-07-01" calcext:value-type="date">
            <text:p>1964-07-01</text:p>
          </table:table-cell>
          <table:table-cell office:value-type="float" office:value="20500" calcext:value-type="float">
            <text:p>20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4-10-01" calcext:value-type="date">
            <text:p>1964-10-01</text:p>
          </table:table-cell>
          <table:table-cell office:value-type="float" office:value="20900" calcext:value-type="float">
            <text:p>20900</text:p>
          </table:table-cell>
          <table:table-cell table:number-columns-repeated="3"/>
        </table:table-row>
        <table:table-row table:style-name="ro1">
          <table:table-cell office:value-type="date" office:date-value="1965-01-01" calcext:value-type="date">
            <text:p>1965-01-01</text:p>
          </table:table-cell>
          <table:table-cell office:value-type="float" office:value="21500" calcext:value-type="float">
            <text:p>21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5-04-01" calcext:value-type="date">
            <text:p>1965-04-01</text:p>
          </table:table-cell>
          <table:table-cell office:value-type="float" office:value="21000" calcext:value-type="float">
            <text:p>21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5-07-01" calcext:value-type="date">
            <text:p>1965-07-01</text:p>
          </table:table-cell>
          <table:table-cell office:value-type="float" office:value="21600" calcext:value-type="float">
            <text:p>21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5-10-01" calcext:value-type="date">
            <text:p>1965-10-01</text:p>
          </table:table-cell>
          <table:table-cell office:value-type="float" office:value="21700" calcext:value-type="float">
            <text:p>21700</text:p>
          </table:table-cell>
          <table:table-cell table:number-columns-repeated="3"/>
        </table:table-row>
        <table:table-row table:style-name="ro1">
          <table:table-cell office:value-type="date" office:date-value="1966-01-01" calcext:value-type="date">
            <text:p>1966-01-01</text:p>
          </table:table-cell>
          <table:table-cell office:value-type="float" office:value="22700" calcext:value-type="float">
            <text:p>22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6-04-01" calcext:value-type="date">
            <text:p>1966-04-01</text:p>
          </table:table-cell>
          <table:table-cell office:value-type="float" office:value="23200" calcext:value-type="float">
            <text:p>23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6-07-01" calcext:value-type="date">
            <text:p>1966-07-01</text:p>
          </table:table-cell>
          <table:table-cell office:value-type="float" office:value="23000" calcext:value-type="float">
            <text:p>23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6-10-01" calcext:value-type="date">
            <text:p>1966-10-01</text:p>
          </table:table-cell>
          <table:table-cell office:value-type="float" office:value="22800" calcext:value-type="float">
            <text:p>22800</text:p>
          </table:table-cell>
          <table:table-cell table:number-columns-repeated="3"/>
        </table:table-row>
        <table:table-row table:style-name="ro1">
          <table:table-cell office:value-type="date" office:date-value="1967-01-01" calcext:value-type="date">
            <text:p>1967-01-01</text:p>
          </table:table-cell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7-04-01" calcext:value-type="date">
            <text:p>1967-04-01</text:p>
          </table:table-cell>
          <table:table-cell office:value-type="float" office:value="24200" calcext:value-type="float">
            <text:p>24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7-07-01" calcext:value-type="date">
            <text:p>1967-07-01</text:p>
          </table:table-cell>
          <table:table-cell office:value-type="float" office:value="23900" calcext:value-type="float">
            <text:p>23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7-10-01" calcext:value-type="date">
            <text:p>1967-10-01</text:p>
          </table:table-cell>
          <table:table-cell office:value-type="float" office:value="24400" calcext:value-type="float">
            <text:p>24400</text:p>
          </table:table-cell>
          <table:table-cell table:number-columns-repeated="3"/>
        </table:table-row>
        <table:table-row table:style-name="ro1">
          <table:table-cell office:value-type="date" office:date-value="1968-01-01" calcext:value-type="date">
            <text:p>1968-01-01</text:p>
          </table:table-cell>
          <table:table-cell office:value-type="float" office:value="25400" calcext:value-type="float">
            <text:p>25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8-04-01" calcext:value-type="date">
            <text:p>1968-04-01</text:p>
          </table:table-cell>
          <table:table-cell office:value-type="float" office:value="26700" calcext:value-type="float">
            <text:p>26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8-07-01" calcext:value-type="date">
            <text:p>1968-07-01</text:p>
          </table:table-cell>
          <table:table-cell office:value-type="float" office:value="26600" calcext:value-type="float">
            <text:p>26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8-10-01" calcext:value-type="date">
            <text:p>1968-10-01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>
          <table:table-cell office:value-type="date" office:date-value="1969-01-01" calcext:value-type="date">
            <text:p>1969-01-01</text:p>
          </table:table-cell>
          <table:table-cell office:value-type="float" office:value="27600" calcext:value-type="float">
            <text:p>27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9-04-01" calcext:value-type="date">
            <text:p>1969-04-01</text:p>
          </table:table-cell>
          <table:table-cell office:value-type="float" office:value="28100" calcext:value-type="float">
            <text:p>28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9-07-01" calcext:value-type="date">
            <text:p>1969-07-01</text:p>
          </table:table-cell>
          <table:table-cell office:value-type="float" office:value="28100" calcext:value-type="float">
            <text:p>28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69-10-01" calcext:value-type="date">
            <text:p>1969-10-01</text:p>
          </table:table-cell>
          <table:table-cell office:value-type="float" office:value="27100" calcext:value-type="float">
            <text:p>27100</text:p>
          </table:table-cell>
          <table:table-cell table:number-columns-repeated="3"/>
        </table:table-row>
        <table:table-row table:style-name="ro1">
          <table:table-cell office:value-type="date" office:date-value="1970-01-01" calcext:value-type="date">
            <text:p>1970-01-01</text:p>
          </table:table-cell>
          <table:table-cell office:value-type="float" office:value="27000" calcext:value-type="float">
            <text:p>27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0-04-01" calcext:value-type="date">
            <text:p>1970-04-01</text:p>
          </table:table-cell>
          <table:table-cell office:value-type="float" office:value="27300" calcext:value-type="float">
            <text:p>27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0-07-01" calcext:value-type="date">
            <text:p>1970-07-01</text:p>
          </table:table-cell>
          <table:table-cell office:value-type="float" office:value="26000" calcext:value-type="float">
            <text:p>26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0-10-01" calcext:value-type="date">
            <text:p>1970-10-01</text:p>
          </table:table-cell>
          <table:table-cell office:value-type="float" office:value="26300" calcext:value-type="float">
            <text:p>26300</text:p>
          </table:table-cell>
          <table:table-cell table:number-columns-repeated="3"/>
        </table:table-row>
        <table:table-row table:style-name="ro1">
          <table:table-cell office:value-type="date" office:date-value="1971-01-01" calcext:value-type="date">
            <text:p>1971-01-01</text:p>
          </table:table-cell>
          <table:table-cell office:value-type="float" office:value="27300" calcext:value-type="float">
            <text:p>27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1-04-01" calcext:value-type="date">
            <text:p>1971-04-01</text:p>
          </table:table-cell>
          <table:table-cell office:value-type="float" office:value="28600" calcext:value-type="float">
            <text:p>28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1-07-01" calcext:value-type="date">
            <text:p>1971-07-01</text:p>
          </table:table-cell>
          <table:table-cell office:value-type="float" office:value="28300" calcext:value-type="float">
            <text:p>28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1-10-01" calcext:value-type="date">
            <text:p>1971-10-01</text:p>
          </table:table-cell>
          <table:table-cell office:value-type="float" office:value="28200" calcext:value-type="float">
            <text:p>28200</text:p>
          </table:table-cell>
          <table:table-cell table:number-columns-repeated="3"/>
        </table:table-row>
        <table:table-row table:style-name="ro1">
          <table:table-cell office:value-type="date" office:date-value="1972-01-01" calcext:value-type="date">
            <text:p>1972-01-01</text:p>
          </table:table-cell>
          <table:table-cell office:value-type="float" office:value="29000" calcext:value-type="float">
            <text:p>29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2-04-01" calcext:value-type="date">
            <text:p>1972-04-01</text:p>
          </table:table-cell>
          <table:table-cell office:value-type="float" office:value="29400" calcext:value-type="float">
            <text:p>29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2-07-01" calcext:value-type="date">
            <text:p>1972-07-01</text:p>
          </table:table-cell>
          <table:table-cell office:value-type="float" office:value="30300" calcext:value-type="float">
            <text:p>30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2-10-01" calcext:value-type="date">
            <text:p>1972-10-01</text:p>
          </table:table-cell>
          <table:table-cell office:value-type="float" office:value="31600" calcext:value-type="float">
            <text:p>31600</text:p>
          </table:table-cell>
          <table:table-cell table:number-columns-repeated="3"/>
        </table:table-row>
        <table:table-row table:style-name="ro1">
          <table:table-cell office:value-type="date" office:date-value="1973-01-01" calcext:value-type="date">
            <text:p>1973-01-01</text:p>
          </table:table-cell>
          <table:table-cell office:value-type="float" office:value="32800" calcext:value-type="float">
            <text:p>32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3-04-01" calcext:value-type="date">
            <text:p>1973-04-01</text:p>
          </table:table-cell>
          <table:table-cell office:value-type="float" office:value="35100" calcext:value-type="float">
            <text:p>35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3-07-01" calcext:value-type="date">
            <text:p>1973-07-01</text:p>
          </table:table-cell>
          <table:table-cell office:value-type="float" office:value="35900" calcext:value-type="float">
            <text:p>35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3-10-01" calcext:value-type="date">
            <text:p>1973-10-01</text:p>
          </table:table-cell>
          <table:table-cell office:value-type="float" office:value="36600" calcext:value-type="float">
            <text:p>36600</text:p>
          </table:table-cell>
          <table:table-cell table:number-columns-repeated="3"/>
        </table:table-row>
        <table:table-row table:style-name="ro1">
          <table:table-cell office:value-type="date" office:date-value="1974-01-01" calcext:value-type="date">
            <text:p>1974-01-01</text:p>
          </table:table-cell>
          <table:table-cell office:value-type="float" office:value="38000" calcext:value-type="float">
            <text:p>38000</text:p>
          </table:table-cell>
          <table:table-cell/>
          <table:table-cell table:style-name="ce12"/>
          <table:table-cell/>
        </table:table-row>
        <table:table-row table:style-name="ro1" table:visibility="filter">
          <table:table-cell office:value-type="date" office:date-value="1974-04-01" calcext:value-type="date">
            <text:p>1974-04-01</text:p>
          </table:table-cell>
          <table:table-cell office:value-type="float" office:value="38600" calcext:value-type="float">
            <text:p>38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4-07-01" calcext:value-type="date">
            <text:p>1974-07-01</text:p>
          </table:table-cell>
          <table:table-cell office:value-type="float" office:value="39000" calcext:value-type="float">
            <text:p>39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4-10-01" calcext:value-type="date">
            <text:p>1974-10-01</text:p>
          </table:table-cell>
          <table:table-cell office:value-type="float" office:value="39300" calcext:value-type="float">
            <text:p>39300</text:p>
          </table:table-cell>
          <table:table-cell table:number-columns-repeated="3"/>
        </table:table-row>
        <table:table-row table:style-name="ro1">
          <table:table-cell office:value-type="date" office:date-value="1975-01-01" calcext:value-type="date">
            <text:p>1975-01-01</text:p>
          </table:table-cell>
          <table:table-cell office:value-type="float" office:value="40900" calcext:value-type="float">
            <text:p>409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75-04-01" calcext:value-type="date">
            <text:p>1975-04-01</text:p>
          </table:table-cell>
          <table:table-cell office:value-type="float" office:value="42600" calcext:value-type="float">
            <text:p>42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5-07-01" calcext:value-type="date">
            <text:p>1975-07-01</text:p>
          </table:table-cell>
          <table:table-cell office:value-type="float" office:value="42200" calcext:value-type="float">
            <text:p>42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5-10-01" calcext:value-type="date">
            <text:p>1975-10-01</text:p>
          </table:table-cell>
          <table:table-cell office:value-type="float" office:value="44400" calcext:value-type="float">
            <text:p>44400</text:p>
          </table:table-cell>
          <table:table-cell table:number-columns-repeated="3"/>
        </table:table-row>
        <table:table-row table:style-name="ro1">
          <table:table-cell office:value-type="date" office:date-value="1976-01-01" calcext:value-type="date">
            <text:p>1976-01-01</text:p>
          </table:table-cell>
          <table:table-cell office:value-type="float" office:value="46000" calcext:value-type="float">
            <text:p>46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76-04-01" calcext:value-type="date">
            <text:p>1976-04-01</text:p>
          </table:table-cell>
          <table:table-cell office:value-type="float" office:value="47800" calcext:value-type="float">
            <text:p>47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6-07-01" calcext:value-type="date">
            <text:p>1976-07-01</text:p>
          </table:table-cell>
          <table:table-cell office:value-type="float" office:value="48100" calcext:value-type="float">
            <text:p>48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6-10-01" calcext:value-type="date">
            <text:p>1976-10-01</text:p>
          </table:table-cell>
          <table:table-cell office:value-type="float" office:value="50300" calcext:value-type="float">
            <text:p>50300</text:p>
          </table:table-cell>
          <table:table-cell table:number-columns-repeated="3"/>
        </table:table-row>
        <table:table-row table:style-name="ro1">
          <table:table-cell office:value-type="date" office:date-value="1977-01-01" calcext:value-type="date">
            <text:p>1977-01-01</text:p>
          </table:table-cell>
          <table:table-cell office:value-type="float" office:value="51600" calcext:value-type="float">
            <text:p>516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77-04-01" calcext:value-type="date">
            <text:p>1977-04-01</text:p>
          </table:table-cell>
          <table:table-cell office:value-type="float" office:value="54300" calcext:value-type="float">
            <text:p>54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7-07-01" calcext:value-type="date">
            <text:p>1977-07-01</text:p>
          </table:table-cell>
          <table:table-cell office:value-type="float" office:value="54000" calcext:value-type="float">
            <text:p>54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7-10-01" calcext:value-type="date">
            <text:p>1977-10-01</text:p>
          </table:table-cell>
          <table:table-cell office:value-type="float" office:value="57500" calcext:value-type="float">
            <text:p>57500</text:p>
          </table:table-cell>
          <table:table-cell table:number-columns-repeated="3"/>
        </table:table-row>
        <table:table-row table:style-name="ro1">
          <table:table-cell office:value-type="date" office:date-value="1978-01-01" calcext:value-type="date">
            <text:p>1978-01-01</text:p>
          </table:table-cell>
          <table:table-cell office:value-type="float" office:value="59300" calcext:value-type="float">
            <text:p>59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78-04-01" calcext:value-type="date">
            <text:p>1978-04-01</text:p>
          </table:table-cell>
          <table:table-cell office:value-type="float" office:value="61600" calcext:value-type="float">
            <text:p>61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8-07-01" calcext:value-type="date">
            <text:p>1978-07-01</text:p>
          </table:table-cell>
          <table:table-cell office:value-type="float" office:value="63500" calcext:value-type="float">
            <text:p>63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8-10-01" calcext:value-type="date">
            <text:p>1978-10-01</text:p>
          </table:table-cell>
          <table:table-cell office:value-type="float" office:value="66400" calcext:value-type="float">
            <text:p>66400</text:p>
          </table:table-cell>
          <table:table-cell table:number-columns-repeated="3"/>
        </table:table-row>
        <table:table-row table:style-name="ro1">
          <table:table-cell office:value-type="date" office:date-value="1979-01-01" calcext:value-type="date">
            <text:p>1979-01-01</text:p>
          </table:table-cell>
          <table:table-cell office:value-type="float" office:value="68300" calcext:value-type="float">
            <text:p>68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79-04-01" calcext:value-type="date">
            <text:p>1979-04-01</text:p>
          </table:table-cell>
          <table:table-cell office:value-type="float" office:value="72400" calcext:value-type="float">
            <text:p>72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9-07-01" calcext:value-type="date">
            <text:p>1979-07-01</text:p>
          </table:table-cell>
          <table:table-cell office:value-type="float" office:value="74200" calcext:value-type="float">
            <text:p>74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79-10-01" calcext:value-type="date">
            <text:p>1979-10-01</text:p>
          </table:table-cell>
          <table:table-cell office:value-type="float" office:value="72700" calcext:value-type="float">
            <text:p>72700</text:p>
          </table:table-cell>
          <table:table-cell table:number-columns-repeated="3"/>
        </table:table-row>
        <table:table-row table:style-name="ro1">
          <table:table-cell office:value-type="date" office:date-value="1980-01-01" calcext:value-type="date">
            <text:p>1980-01-01</text:p>
          </table:table-cell>
          <table:table-cell office:value-type="float" office:value="73600" calcext:value-type="float">
            <text:p>736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0-04-01" calcext:value-type="date">
            <text:p>1980-04-01</text:p>
          </table:table-cell>
          <table:table-cell office:value-type="float" office:value="74400" calcext:value-type="float">
            <text:p>74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0-07-01" calcext:value-type="date">
            <text:p>1980-07-01</text:p>
          </table:table-cell>
          <table:table-cell office:value-type="float" office:value="77500" calcext:value-type="float">
            <text:p>77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0-10-01" calcext:value-type="date">
            <text:p>1980-10-01</text:p>
          </table:table-cell>
          <table:table-cell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office:value-type="date" office:date-value="1981-01-01" calcext:value-type="date">
            <text:p>1981-01-01</text:p>
          </table:table-cell>
          <table:table-cell office:value-type="float" office:value="80900" calcext:value-type="float">
            <text:p>809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1-04-01" calcext:value-type="date">
            <text:p>1981-04-01</text:p>
          </table:table-cell>
          <table:table-cell office:value-type="float" office:value="84300" calcext:value-type="float">
            <text:p>84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1-07-01" calcext:value-type="date">
            <text:p>1981-07-01</text:p>
          </table:table-cell>
          <table:table-cell office:value-type="float" office:value="83800" calcext:value-type="float">
            <text:p>83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1-10-01" calcext:value-type="date">
            <text:p>1981-10-01</text:p>
          </table:table-cell>
          <table:table-cell office:value-type="float" office:value="83700" calcext:value-type="float">
            <text:p>83700</text:p>
          </table:table-cell>
          <table:table-cell table:number-columns-repeated="3"/>
        </table:table-row>
        <table:table-row table:style-name="ro1">
          <table:table-cell office:value-type="date" office:date-value="1982-01-01" calcext:value-type="date">
            <text:p>1982-01-01</text:p>
          </table:table-cell>
          <table:table-cell office:value-type="float" office:value="81200" calcext:value-type="float">
            <text:p>812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2-04-01" calcext:value-type="date">
            <text:p>1982-04-01</text:p>
          </table:table-cell>
          <table:table-cell office:value-type="float" office:value="85700" calcext:value-type="float">
            <text:p>85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2-07-01" calcext:value-type="date">
            <text:p>1982-07-01</text:p>
          </table:table-cell>
          <table:table-cell office:value-type="float" office:value="83900" calcext:value-type="float">
            <text:p>83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2-10-01" calcext:value-type="date">
            <text:p>1982-10-01</text:p>
          </table:table-cell>
          <table:table-cell office:value-type="float" office:value="84600" calcext:value-type="float">
            <text:p>84600</text:p>
          </table:table-cell>
          <table:table-cell table:number-columns-repeated="3"/>
        </table:table-row>
        <table:table-row table:style-name="ro1">
          <table:table-cell office:value-type="date" office:date-value="1983-01-01" calcext:value-type="date">
            <text:p>1983-01-01</text:p>
          </table:table-cell>
          <table:table-cell office:value-type="float" office:value="86700" calcext:value-type="float">
            <text:p>867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3-04-01" calcext:value-type="date">
            <text:p>1983-04-01</text:p>
          </table:table-cell>
          <table:table-cell office:value-type="float" office:value="89100" calcext:value-type="float">
            <text:p>89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3-07-01" calcext:value-type="date">
            <text:p>1983-07-01</text:p>
          </table:table-cell>
          <table:table-cell office:value-type="float" office:value="92500" calcext:value-type="float">
            <text:p>92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3-10-01" calcext:value-type="date">
            <text:p>1983-10-01</text:p>
          </table:table-cell>
          <table:table-cell office:value-type="float" office:value="90800" calcext:value-type="float">
            <text:p>90800</text:p>
          </table:table-cell>
          <table:table-cell table:number-columns-repeated="3"/>
        </table:table-row>
        <table:table-row table:style-name="ro1">
          <table:table-cell office:value-type="date" office:date-value="1984-01-01" calcext:value-type="date">
            <text:p>1984-01-01</text:p>
          </table:table-cell>
          <table:table-cell office:value-type="float" office:value="94700" calcext:value-type="float">
            <text:p>947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4-04-01" calcext:value-type="date">
            <text:p>1984-04-01</text:p>
          </table:table-cell>
          <table:table-cell office:value-type="float" office:value="99200" calcext:value-type="float">
            <text:p>99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4-07-01" calcext:value-type="date">
            <text:p>1984-07-01</text:p>
          </table:table-cell>
          <table:table-cell office:value-type="float" office:value="98500" calcext:value-type="float">
            <text:p>98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4-10-01" calcext:value-type="date">
            <text:p>1984-10-01</text:p>
          </table:table-cell>
          <table:table-cell office:value-type="float" office:value="97800" calcext:value-type="float">
            <text:p>97800</text:p>
          </table:table-cell>
          <table:table-cell table:number-columns-repeated="3"/>
        </table:table-row>
        <table:table-row table:style-name="ro1">
          <table:table-cell office:value-type="date" office:date-value="1985-01-01" calcext:value-type="date">
            <text:p>1985-01-01</text:p>
          </table:table-cell>
          <table:table-cell office:value-type="float" office:value="98500" calcext:value-type="float">
            <text:p>985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5-04-01" calcext:value-type="date">
            <text:p>1985-04-01</text:p>
          </table:table-cell>
          <table:table-cell office:value-type="float" office:value="100500" calcext:value-type="float">
            <text:p>100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5-07-01" calcext:value-type="date">
            <text:p>1985-07-01</text:p>
          </table:table-cell>
          <table:table-cell office:value-type="float" office:value="100500" calcext:value-type="float">
            <text:p>100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5-10-01" calcext:value-type="date">
            <text:p>1985-10-01</text:p>
          </table:table-cell>
          <table:table-cell office:value-type="float" office:value="103800" calcext:value-type="float">
            <text:p>103800</text:p>
          </table:table-cell>
          <table:table-cell table:number-columns-repeated="3"/>
        </table:table-row>
        <table:table-row table:style-name="ro1">
          <table:table-cell office:value-type="date" office:date-value="1986-01-01" calcext:value-type="date">
            <text:p>1986-01-01</text:p>
          </table:table-cell>
          <table:table-cell office:value-type="float" office:value="106300" calcext:value-type="float">
            <text:p>106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6-04-01" calcext:value-type="date">
            <text:p>1986-04-01</text:p>
          </table:table-cell>
          <table:table-cell office:value-type="float" office:value="112000" calcext:value-type="float">
            <text:p>112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6-07-01" calcext:value-type="date">
            <text:p>1986-07-01</text:p>
          </table:table-cell>
          <table:table-cell office:value-type="float" office:value="114400" calcext:value-type="float">
            <text:p>114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6-10-01" calcext:value-type="date">
            <text:p>1986-10-01</text:p>
          </table:table-cell>
          <table:table-cell office:value-type="float" office:value="115600" calcext:value-type="float">
            <text:p>115600</text:p>
          </table:table-cell>
          <table:table-cell table:number-columns-repeated="3"/>
        </table:table-row>
        <table:table-row table:style-name="ro1">
          <table:table-cell office:value-type="date" office:date-value="1987-01-01" calcext:value-type="date">
            <text:p>1987-01-01</text:p>
          </table:table-cell>
          <table:table-cell office:value-type="float" office:value="120800" calcext:value-type="float">
            <text:p>1208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7-04-01" calcext:value-type="date">
            <text:p>1987-04-01</text:p>
          </table:table-cell>
          <table:table-cell office:value-type="float" office:value="126100" calcext:value-type="float">
            <text:p>126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7-07-01" calcext:value-type="date">
            <text:p>1987-07-01</text:p>
          </table:table-cell>
          <table:table-cell office:value-type="float" office:value="129900" calcext:value-type="float">
            <text:p>129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7-10-01" calcext:value-type="date">
            <text:p>1987-10-01</text:p>
          </table:table-cell>
          <table:table-cell office:value-type="float" office:value="133500" calcext:value-type="float">
            <text:p>133500</text:p>
          </table:table-cell>
          <table:table-cell table:number-columns-repeated="3"/>
        </table:table-row>
        <table:table-row table:style-name="ro1">
          <table:table-cell office:value-type="date" office:date-value="1988-01-01" calcext:value-type="date">
            <text:p>1988-01-01</text:p>
          </table:table-cell>
          <table:table-cell office:value-type="float" office:value="137900" calcext:value-type="float">
            <text:p>1379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8-04-01" calcext:value-type="date">
            <text:p>1988-04-01</text:p>
          </table:table-cell>
          <table:table-cell office:value-type="float" office:value="134800" calcext:value-type="float">
            <text:p>134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8-07-01" calcext:value-type="date">
            <text:p>1988-07-01</text:p>
          </table:table-cell>
          <table:table-cell office:value-type="float" office:value="141500" calcext:value-type="float">
            <text:p>141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8-10-01" calcext:value-type="date">
            <text:p>1988-10-01</text:p>
          </table:table-cell>
          <table:table-cell office:value-type="float" office:value="140400" calcext:value-type="float">
            <text:p>140400</text:p>
          </table:table-cell>
          <table:table-cell table:number-columns-repeated="3"/>
        </table:table-row>
        <table:table-row table:style-name="ro1">
          <table:table-cell office:value-type="date" office:date-value="1989-01-01" calcext:value-type="date">
            <text:p>1989-01-01</text:p>
          </table:table-cell>
          <table:table-cell office:value-type="float" office:value="144300" calcext:value-type="float">
            <text:p>144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89-04-01" calcext:value-type="date">
            <text:p>1989-04-01</text:p>
          </table:table-cell>
          <table:table-cell office:value-type="float" office:value="146800" calcext:value-type="float">
            <text:p>146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9-07-01" calcext:value-type="date">
            <text:p>1989-07-01</text:p>
          </table:table-cell>
          <table:table-cell office:value-type="float" office:value="150200" calcext:value-type="float">
            <text:p>150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89-10-01" calcext:value-type="date">
            <text:p>1989-10-01</text:p>
          </table:table-cell>
          <table:table-cell office:value-type="float" office:value="151200" calcext:value-type="float">
            <text:p>151200</text:p>
          </table:table-cell>
          <table:table-cell table:number-columns-repeated="3"/>
        </table:table-row>
        <table:table-row table:style-name="ro1">
          <table:table-cell office:value-type="date" office:date-value="1990-01-01" calcext:value-type="date">
            <text:p>1990-01-01</text:p>
          </table:table-cell>
          <table:table-cell office:value-type="float" office:value="149500" calcext:value-type="float">
            <text:p>1495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0-04-01" calcext:value-type="date">
            <text:p>1990-04-01</text:p>
          </table:table-cell>
          <table:table-cell office:value-type="float" office:value="151200" calcext:value-type="float">
            <text:p>151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0-07-01" calcext:value-type="date">
            <text:p>1990-07-01</text:p>
          </table:table-cell>
          <table:table-cell office:value-type="float" office:value="145500" calcext:value-type="float">
            <text:p>145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0-10-01" calcext:value-type="date">
            <text:p>1990-10-01</text:p>
          </table:table-cell>
          <table:table-cell office:value-type="float" office:value="150100" calcext:value-type="float">
            <text:p>150100</text:p>
          </table:table-cell>
          <table:table-cell table:number-columns-repeated="3"/>
        </table:table-row>
        <table:table-row table:style-name="ro1">
          <table:table-cell office:value-type="date" office:date-value="1991-01-01" calcext:value-type="date">
            <text:p>1991-01-01</text:p>
          </table:table-cell>
          <table:table-cell office:value-type="float" office:value="151100" calcext:value-type="float">
            <text:p>1511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1-04-01" calcext:value-type="date">
            <text:p>1991-04-01</text:p>
          </table:table-cell>
          <table:table-cell office:value-type="float" office:value="148200" calcext:value-type="float">
            <text:p>148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1-07-01" calcext:value-type="date">
            <text:p>1991-07-01</text:p>
          </table:table-cell>
          <table:table-cell office:value-type="float" office:value="145400" calcext:value-type="float">
            <text:p>145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1-10-01" calcext:value-type="date">
            <text:p>1991-10-01</text:p>
          </table:table-cell>
          <table:table-cell office:value-type="float" office:value="144400" calcext:value-type="float">
            <text:p>144400</text:p>
          </table:table-cell>
          <table:table-cell table:number-columns-repeated="3"/>
        </table:table-row>
        <table:table-row table:style-name="ro1">
          <table:table-cell office:value-type="date" office:date-value="1992-01-01" calcext:value-type="date">
            <text:p>1992-01-01</text:p>
          </table:table-cell>
          <table:table-cell office:value-type="float" office:value="144500" calcext:value-type="float">
            <text:p>1445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2-04-01" calcext:value-type="date">
            <text:p>1992-04-01</text:p>
          </table:table-cell>
          <table:table-cell office:value-type="float" office:value="145300" calcext:value-type="float">
            <text:p>145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2-07-01" calcext:value-type="date">
            <text:p>1992-07-01</text:p>
          </table:table-cell>
          <table:table-cell office:value-type="float" office:value="141700" calcext:value-type="float">
            <text:p>141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2-10-01" calcext:value-type="date">
            <text:p>1992-10-01</text:p>
          </table:table-cell>
          <table:table-cell office:value-type="float" office:value="147200" calcext:value-type="float">
            <text:p>147200</text:p>
          </table:table-cell>
          <table:table-cell table:number-columns-repeated="3"/>
        </table:table-row>
        <table:table-row table:style-name="ro1">
          <table:table-cell office:value-type="date" office:date-value="1993-01-01" calcext:value-type="date">
            <text:p>1993-01-01</text:p>
          </table:table-cell>
          <table:table-cell office:value-type="float" office:value="144700" calcext:value-type="float">
            <text:p>1447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3-04-01" calcext:value-type="date">
            <text:p>1993-04-01</text:p>
          </table:table-cell>
          <table:table-cell office:value-type="float" office:value="148900" calcext:value-type="float">
            <text:p>148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3-07-01" calcext:value-type="date">
            <text:p>1993-07-01</text:p>
          </table:table-cell>
          <table:table-cell office:value-type="float" office:value="148000" calcext:value-type="float">
            <text:p>148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3-10-01" calcext:value-type="date">
            <text:p>1993-10-01</text:p>
          </table:table-cell>
          <table:table-cell office:value-type="float" office:value="148300" calcext:value-type="float">
            <text:p>148300</text:p>
          </table:table-cell>
          <table:table-cell table:number-columns-repeated="3"/>
        </table:table-row>
        <table:table-row table:style-name="ro1">
          <table:table-cell office:value-type="date" office:date-value="1994-01-01" calcext:value-type="date">
            <text:p>1994-01-01</text:p>
          </table:table-cell>
          <table:table-cell office:value-type="float" office:value="153600" calcext:value-type="float">
            <text:p>1536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4-04-01" calcext:value-type="date">
            <text:p>1994-04-01</text:p>
          </table:table-cell>
          <table:table-cell office:value-type="float" office:value="154200" calcext:value-type="float">
            <text:p>154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4-07-01" calcext:value-type="date">
            <text:p>1994-07-01</text:p>
          </table:table-cell>
          <table:table-cell office:value-type="float" office:value="152800" calcext:value-type="float">
            <text:p>152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4-10-01" calcext:value-type="date">
            <text:p>1994-10-01</text:p>
          </table:table-cell>
          <table:table-cell office:value-type="float" office:value="156100" calcext:value-type="float">
            <text:p>156100</text:p>
          </table:table-cell>
          <table:table-cell table:number-columns-repeated="3"/>
        </table:table-row>
        <table:table-row table:style-name="ro1">
          <table:table-cell office:value-type="date" office:date-value="1995-01-01" calcext:value-type="date">
            <text:p>1995-01-01</text:p>
          </table:table-cell>
          <table:table-cell office:value-type="float" office:value="153500" calcext:value-type="float">
            <text:p>1535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5-04-01" calcext:value-type="date">
            <text:p>1995-04-01</text:p>
          </table:table-cell>
          <table:table-cell office:value-type="float" office:value="158900" calcext:value-type="float">
            <text:p>158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5-07-01" calcext:value-type="date">
            <text:p>1995-07-01</text:p>
          </table:table-cell>
          <table:table-cell office:value-type="float" office:value="157700" calcext:value-type="float">
            <text:p>157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5-10-01" calcext:value-type="date">
            <text:p>1995-10-01</text:p>
          </table:table-cell>
          <table:table-cell office:value-type="float" office:value="160900" calcext:value-type="float">
            <text:p>160900</text:p>
          </table:table-cell>
          <table:table-cell table:number-columns-repeated="3"/>
        </table:table-row>
        <table:table-row table:style-name="ro1">
          <table:table-cell office:value-type="date" office:date-value="1996-01-01" calcext:value-type="date">
            <text:p>1996-01-01</text:p>
          </table:table-cell>
          <table:table-cell office:value-type="float" office:value="161100" calcext:value-type="float">
            <text:p>1611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6-04-01" calcext:value-type="date">
            <text:p>1996-04-01</text:p>
          </table:table-cell>
          <table:table-cell office:value-type="float" office:value="166000" calcext:value-type="float">
            <text:p>166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6-07-01" calcext:value-type="date">
            <text:p>1996-07-01</text:p>
          </table:table-cell>
          <table:table-cell office:value-type="float" office:value="164000" calcext:value-type="float">
            <text:p>164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6-10-01" calcext:value-type="date">
            <text:p>1996-10-01</text:p>
          </table:table-cell>
          <table:table-cell office:value-type="float" office:value="171000" calcext:value-type="float">
            <text:p>171000</text:p>
          </table:table-cell>
          <table:table-cell table:number-columns-repeated="3"/>
        </table:table-row>
        <table:table-row table:style-name="ro1">
          <table:table-cell office:value-type="date" office:date-value="1997-01-01" calcext:value-type="date">
            <text:p>1997-01-01</text:p>
          </table:table-cell>
          <table:table-cell office:value-type="float" office:value="172200" calcext:value-type="float">
            <text:p>1722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7-04-01" calcext:value-type="date">
            <text:p>1997-04-01</text:p>
          </table:table-cell>
          <table:table-cell office:value-type="float" office:value="177200" calcext:value-type="float">
            <text:p>177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7-07-01" calcext:value-type="date">
            <text:p>1997-07-01</text:p>
          </table:table-cell>
          <table:table-cell office:value-type="float" office:value="174700" calcext:value-type="float">
            <text:p>174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7-10-01" calcext:value-type="date">
            <text:p>1997-10-01</text:p>
          </table:table-cell>
          <table:table-cell office:value-type="float" office:value="175400" calcext:value-type="float">
            <text:p>175400</text:p>
          </table:table-cell>
          <table:table-cell table:number-columns-repeated="3"/>
        </table:table-row>
        <table:table-row table:style-name="ro1">
          <table:table-cell office:value-type="date" office:date-value="1998-01-01" calcext:value-type="date">
            <text:p>1998-01-01</text:p>
          </table:table-cell>
          <table:table-cell office:value-type="float" office:value="180000" calcext:value-type="float">
            <text:p>180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8-04-01" calcext:value-type="date">
            <text:p>1998-04-01</text:p>
          </table:table-cell>
          <table:table-cell office:value-type="float" office:value="178800" calcext:value-type="float">
            <text:p>178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8-07-01" calcext:value-type="date">
            <text:p>1998-07-01</text:p>
          </table:table-cell>
          <table:table-cell office:value-type="float" office:value="184300" calcext:value-type="float">
            <text:p>184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8-10-01" calcext:value-type="date">
            <text:p>1998-10-01</text:p>
          </table:table-cell>
          <table:table-cell office:value-type="float" office:value="181500" calcext:value-type="float">
            <text:p>181500</text:p>
          </table:table-cell>
          <table:table-cell table:number-columns-repeated="3"/>
        </table:table-row>
        <table:table-row table:style-name="ro1">
          <table:table-cell office:value-type="date" office:date-value="1999-01-01" calcext:value-type="date">
            <text:p>1999-01-01</text:p>
          </table:table-cell>
          <table:table-cell office:value-type="float" office:value="189100" calcext:value-type="float">
            <text:p>1891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1999-04-01" calcext:value-type="date">
            <text:p>1999-04-01</text:p>
          </table:table-cell>
          <table:table-cell office:value-type="float" office:value="191800" calcext:value-type="float">
            <text:p>191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9-07-01" calcext:value-type="date">
            <text:p>1999-07-01</text:p>
          </table:table-cell>
          <table:table-cell office:value-type="float" office:value="193000" calcext:value-type="float">
            <text:p>193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1999-10-01" calcext:value-type="date">
            <text:p>1999-10-01</text:p>
          </table:table-cell>
          <table:table-cell office:value-type="float" office:value="204800" calcext:value-type="float">
            <text:p>204800</text:p>
          </table:table-cell>
          <table:table-cell table:number-columns-repeated="3"/>
        </table:table-row>
        <table:table-row table:style-name="ro1">
          <table:table-cell office:value-type="date" office:date-value="2000-01-01" calcext:value-type="date">
            <text:p>2000-01-01</text:p>
          </table:table-cell>
          <table:table-cell office:value-type="float" office:value="202900" calcext:value-type="float">
            <text:p>2029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0-04-01" calcext:value-type="date">
            <text:p>2000-04-01</text:p>
          </table:table-cell>
          <table:table-cell office:value-type="float" office:value="202400" calcext:value-type="float">
            <text:p>202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0-07-01" calcext:value-type="date">
            <text:p>2000-07-01</text:p>
          </table:table-cell>
          <table:table-cell office:value-type="float" office:value="204100" calcext:value-type="float">
            <text:p>204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0-10-01" calcext:value-type="date">
            <text:p>2000-10-01</text:p>
          </table:table-cell>
          <table:table-cell office:value-type="float" office:value="212100" calcext:value-type="float">
            <text:p>212100</text:p>
          </table:table-cell>
          <table:table-cell table:number-columns-repeated="3"/>
        </table:table-row>
        <table:table-row table:style-name="ro1">
          <table:table-cell office:value-type="date" office:date-value="2001-01-01" calcext:value-type="date">
            <text:p>2001-01-01</text:p>
          </table:table-cell>
          <table:table-cell office:value-type="float" office:value="211000" calcext:value-type="float">
            <text:p>211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1-04-01" calcext:value-type="date">
            <text:p>2001-04-01</text:p>
          </table:table-cell>
          <table:table-cell office:value-type="float" office:value="211200" calcext:value-type="float">
            <text:p>211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1-07-01" calcext:value-type="date">
            <text:p>2001-07-01</text:p>
          </table:table-cell>
          <table:table-cell office:value-type="float" office:value="207800" calcext:value-type="float">
            <text:p>207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1-10-01" calcext:value-type="date">
            <text:p>2001-10-01</text:p>
          </table:table-cell>
          <table:table-cell office:value-type="float" office:value="214200" calcext:value-type="float">
            <text:p>214200</text:p>
          </table:table-cell>
          <table:table-cell table:number-columns-repeated="3"/>
        </table:table-row>
        <table:table-row table:style-name="ro1">
          <table:table-cell office:value-type="date" office:date-value="2002-01-01" calcext:value-type="date">
            <text:p>2002-01-01</text:p>
          </table:table-cell>
          <table:table-cell office:value-type="float" office:value="227600" calcext:value-type="float">
            <text:p>2276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2-04-01" calcext:value-type="date">
            <text:p>2002-04-01</text:p>
          </table:table-cell>
          <table:table-cell office:value-type="float" office:value="227600" calcext:value-type="float">
            <text:p>227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2-07-01" calcext:value-type="date">
            <text:p>2002-07-01</text:p>
          </table:table-cell>
          <table:table-cell office:value-type="float" office:value="219100" calcext:value-type="float">
            <text:p>219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2-10-01" calcext:value-type="date">
            <text:p>2002-10-01</text:p>
          </table:table-cell>
          <table:table-cell office:value-type="float" office:value="232500" calcext:value-type="float">
            <text:p>232500</text:p>
          </table:table-cell>
          <table:table-cell table:number-columns-repeated="3"/>
        </table:table-row>
        <table:table-row table:style-name="ro1">
          <table:table-cell office:value-type="date" office:date-value="2003-01-01" calcext:value-type="date">
            <text:p>2003-01-01</text:p>
          </table:table-cell>
          <table:table-cell office:value-type="float" office:value="233100" calcext:value-type="float">
            <text:p>2331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3-04-01" calcext:value-type="date">
            <text:p>2003-04-01</text:p>
          </table:table-cell>
          <table:table-cell office:value-type="float" office:value="241000" calcext:value-type="float">
            <text:p>241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3-07-01" calcext:value-type="date">
            <text:p>2003-07-01</text:p>
          </table:table-cell>
          <table:table-cell office:value-type="float" office:value="248100" calcext:value-type="float">
            <text:p>248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3-10-01" calcext:value-type="date">
            <text:p>2003-10-01</text:p>
          </table:table-cell>
          <table:table-cell office:value-type="float" office:value="256000" calcext:value-type="float">
            <text:p>256000</text:p>
          </table:table-cell>
          <table:table-cell table:number-columns-repeated="3"/>
        </table:table-row>
        <table:table-row table:style-name="ro1">
          <table:table-cell office:value-type="date" office:date-value="2004-01-01" calcext:value-type="date">
            <text:p>2004-01-01</text:p>
          </table:table-cell>
          <table:table-cell office:value-type="float" office:value="262900" calcext:value-type="float">
            <text:p>2629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4-04-01" calcext:value-type="date">
            <text:p>2004-04-01</text:p>
          </table:table-cell>
          <table:table-cell office:value-type="float" office:value="265300" calcext:value-type="float">
            <text:p>265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4-07-01" calcext:value-type="date">
            <text:p>2004-07-01</text:p>
          </table:table-cell>
          <table:table-cell office:value-type="float" office:value="274000" calcext:value-type="float">
            <text:p>274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4-10-01" calcext:value-type="date">
            <text:p>2004-10-01</text:p>
          </table:table-cell>
          <table:table-cell office:value-type="float" office:value="286300" calcext:value-type="float">
            <text:p>286300</text:p>
          </table:table-cell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88500" calcext:value-type="float">
            <text:p>2885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5-04-01" calcext:value-type="date">
            <text:p>2005-04-01</text:p>
          </table:table-cell>
          <table:table-cell office:value-type="float" office:value="287800" calcext:value-type="float">
            <text:p>287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5-07-01" calcext:value-type="date">
            <text:p>2005-07-01</text:p>
          </table:table-cell>
          <table:table-cell office:value-type="float" office:value="294600" calcext:value-type="float">
            <text:p>294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5-10-01" calcext:value-type="date">
            <text:p>2005-10-01</text:p>
          </table:table-cell>
          <table:table-cell office:value-type="float" office:value="294200" calcext:value-type="float">
            <text:p>294200</text:p>
          </table:table-cell>
          <table:table-cell table:number-columns-repeated="3"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305300" calcext:value-type="float">
            <text:p>305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6-04-01" calcext:value-type="date">
            <text:p>2006-04-01</text:p>
          </table:table-cell>
          <table:table-cell office:value-type="float" office:value="302600" calcext:value-type="float">
            <text:p>302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6-07-01" calcext:value-type="date">
            <text:p>2006-07-01</text:p>
          </table:table-cell>
          <table:table-cell office:value-type="float" office:value="308100" calcext:value-type="float">
            <text:p>308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6-10-01" calcext:value-type="date">
            <text:p>2006-10-01</text:p>
          </table:table-cell>
          <table:table-cell office:value-type="float" office:value="299600" calcext:value-type="float">
            <text:p>299600</text:p>
          </table:table-cell>
          <table:table-cell table:number-columns-repeated="3"/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322100" calcext:value-type="float">
            <text:p>3221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7-04-01" calcext:value-type="date">
            <text:p>2007-04-01</text:p>
          </table:table-cell>
          <table:table-cell office:value-type="float" office:value="310100" calcext:value-type="float">
            <text:p>310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7-07-01" calcext:value-type="date">
            <text:p>2007-07-01</text:p>
          </table:table-cell>
          <table:table-cell office:value-type="float" office:value="301200" calcext:value-type="float">
            <text:p>301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7-10-01" calcext:value-type="date">
            <text:p>2007-10-01</text:p>
          </table:table-cell>
          <table:table-cell office:value-type="float" office:value="305800" calcext:value-type="float">
            <text:p>305800</text:p>
          </table:table-cell>
          <table:table-cell table:number-columns-repeated="3"/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90400" calcext:value-type="float">
            <text:p>2904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8-04-01" calcext:value-type="date">
            <text:p>2008-04-01</text:p>
          </table:table-cell>
          <table:table-cell office:value-type="float" office:value="304200" calcext:value-type="float">
            <text:p>304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8-07-01" calcext:value-type="date">
            <text:p>2008-07-01</text:p>
          </table:table-cell>
          <table:table-cell office:value-type="float" office:value="285100" calcext:value-type="float">
            <text:p>285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8-10-01" calcext:value-type="date">
            <text:p>2008-10-01</text:p>
          </table:table-cell>
          <table:table-cell office:value-type="float" office:value="276600" calcext:value-type="float">
            <text:p>276600</text:p>
          </table:table-cell>
          <table:table-cell table:number-columns-repeated="3"/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57000" calcext:value-type="float">
            <text:p>257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09-04-01" calcext:value-type="date">
            <text:p>2009-04-01</text:p>
          </table:table-cell>
          <table:table-cell office:value-type="float" office:value="273400" calcext:value-type="float">
            <text:p>273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9-07-01" calcext:value-type="date">
            <text:p>2009-07-01</text:p>
          </table:table-cell>
          <table:table-cell office:value-type="float" office:value="274100" calcext:value-type="float">
            <text:p>274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09-10-01" calcext:value-type="date">
            <text:p>2009-10-01</text:p>
          </table:table-cell>
          <table:table-cell office:value-type="float" office:value="272900" calcext:value-type="float">
            <text:p>272900</text:p>
          </table:table-cell>
          <table:table-cell table:number-columns-repeated="3"/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75300" calcext:value-type="float">
            <text:p>275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0-04-01" calcext:value-type="date">
            <text:p>2010-04-01</text:p>
          </table:table-cell>
          <table:table-cell office:value-type="float" office:value="268800" calcext:value-type="float">
            <text:p>268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0-07-01" calcext:value-type="date">
            <text:p>2010-07-01</text:p>
          </table:table-cell>
          <table:table-cell office:value-type="float" office:value="266000" calcext:value-type="float">
            <text:p>266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0-10-01" calcext:value-type="date">
            <text:p>2010-10-01</text:p>
          </table:table-cell>
          <table:table-cell office:value-type="float" office:value="278000" calcext:value-type="float">
            <text:p>278000</text:p>
          </table:table-cell>
          <table:table-cell table:number-columns-repeated="3"/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68100" calcext:value-type="float">
            <text:p>2681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1-04-01" calcext:value-type="date">
            <text:p>2011-04-01</text:p>
          </table:table-cell>
          <table:table-cell office:value-type="float" office:value="267600" calcext:value-type="float">
            <text:p>267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1-07-01" calcext:value-type="date">
            <text:p>2011-07-01</text:p>
          </table:table-cell>
          <table:table-cell office:value-type="float" office:value="263000" calcext:value-type="float">
            <text:p>263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1-10-01" calcext:value-type="date">
            <text:p>2011-10-01</text:p>
          </table:table-cell>
          <table:table-cell office:value-type="float" office:value="259700" calcext:value-type="float">
            <text:p>259700</text:p>
          </table:table-cell>
          <table:table-cell table:number-columns-repeated="3"/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78000" calcext:value-type="float">
            <text:p>278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2-04-01" calcext:value-type="date">
            <text:p>2012-04-01</text:p>
          </table:table-cell>
          <table:table-cell office:value-type="float" office:value="282700" calcext:value-type="float">
            <text:p>282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2-07-01" calcext:value-type="date">
            <text:p>2012-07-01</text:p>
          </table:table-cell>
          <table:table-cell office:value-type="float" office:value="294500" calcext:value-type="float">
            <text:p>2945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2-10-01" calcext:value-type="date">
            <text:p>2012-10-01</text:p>
          </table:table-cell>
          <table:table-cell office:value-type="float" office:value="297700" calcext:value-type="float">
            <text:p>297700</text:p>
          </table:table-cell>
          <table:table-cell table:number-columns-repeated="3"/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07400" calcext:value-type="float">
            <text:p>3074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3-04-01" calcext:value-type="date">
            <text:p>2013-04-01</text:p>
          </table:table-cell>
          <table:table-cell office:value-type="float" office:value="320400" calcext:value-type="float">
            <text:p>320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3-07-01" calcext:value-type="date">
            <text:p>2013-07-01</text:p>
          </table:table-cell>
          <table:table-cell office:value-type="float" office:value="324400" calcext:value-type="float">
            <text:p>324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3-10-01" calcext:value-type="date">
            <text:p>2013-10-01</text:p>
          </table:table-cell>
          <table:table-cell office:value-type="float" office:value="334400" calcext:value-type="float">
            <text:p>334400</text:p>
          </table:table-cell>
          <table:table-cell table:number-columns-repeated="3"/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331400" calcext:value-type="float">
            <text:p>3314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4-04-01" calcext:value-type="date">
            <text:p>2014-04-01</text:p>
          </table:table-cell>
          <table:table-cell office:value-type="float" office:value="340600" calcext:value-type="float">
            <text:p>340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4-07-01" calcext:value-type="date">
            <text:p>2014-07-01</text:p>
          </table:table-cell>
          <table:table-cell office:value-type="float" office:value="340400" calcext:value-type="float">
            <text:p>340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4-10-01" calcext:value-type="date">
            <text:p>2014-10-01</text:p>
          </table:table-cell>
          <table:table-cell office:value-type="float" office:value="369400" calcext:value-type="float">
            <text:p>369400</text:p>
          </table:table-cell>
          <table:table-cell table:number-columns-repeated="3"/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348000" calcext:value-type="float">
            <text:p>348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5-04-01" calcext:value-type="date">
            <text:p>2015-04-01</text:p>
          </table:table-cell>
          <table:table-cell office:value-type="float" office:value="339700" calcext:value-type="float">
            <text:p>339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07-01" calcext:value-type="date">
            <text:p>2015-07-01</text:p>
          </table:table-cell>
          <table:table-cell office:value-type="float" office:value="347400" calcext:value-type="float">
            <text:p>347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5-10-01" calcext:value-type="date">
            <text:p>2015-10-01</text:p>
          </table:table-cell>
          <table:table-cell office:value-type="float" office:value="366700" calcext:value-type="float">
            <text:p>366700</text:p>
          </table:table-cell>
          <table:table-cell table:number-columns-repeated="3"/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357000" calcext:value-type="float">
            <text:p>357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6-04-01" calcext:value-type="date">
            <text:p>2016-04-01</text:p>
          </table:table-cell>
          <table:table-cell office:value-type="float" office:value="357900" calcext:value-type="float">
            <text:p>357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07-01" calcext:value-type="date">
            <text:p>2016-07-01</text:p>
          </table:table-cell>
          <table:table-cell office:value-type="float" office:value="358800" calcext:value-type="float">
            <text:p>3588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6-10-01" calcext:value-type="date">
            <text:p>2016-10-01</text:p>
          </table:table-cell>
          <table:table-cell office:value-type="float" office:value="364900" calcext:value-type="float">
            <text:p>364900</text:p>
          </table:table-cell>
          <table:table-cell table:number-columns-repeated="3"/>
        </table:table-row>
        <table:table-row table:style-name="ro1">
          <table:table-cell office:value-type="date" office:date-value="2017-01-01" calcext:value-type="date">
            <text:p>2017-01-01</text:p>
          </table:table-cell>
          <table:table-cell office:value-type="float" office:value="374800" calcext:value-type="float">
            <text:p>3748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7-04-01" calcext:value-type="date">
            <text:p>2017-04-01</text:p>
          </table:table-cell>
          <table:table-cell office:value-type="float" office:value="376900" calcext:value-type="float">
            <text:p>376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7-07-01" calcext:value-type="date">
            <text:p>2017-07-01</text:p>
          </table:table-cell>
          <table:table-cell office:value-type="float" office:value="373200" calcext:value-type="float">
            <text:p>373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7-10-01" calcext:value-type="date">
            <text:p>2017-10-01</text:p>
          </table:table-cell>
          <table:table-cell office:value-type="float" office:value="399700" calcext:value-type="float">
            <text:p>399700</text:p>
          </table:table-cell>
          <table:table-cell table:number-columns-repeated="3"/>
        </table:table-row>
        <table:table-row table:style-name="ro1">
          <table:table-cell office:value-type="date" office:date-value="2018-01-01" calcext:value-type="date">
            <text:p>2018-01-01</text:p>
          </table:table-cell>
          <table:table-cell office:value-type="float" office:value="374600" calcext:value-type="float">
            <text:p>3746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8-04-01" calcext:value-type="date">
            <text:p>2018-04-01</text:p>
          </table:table-cell>
          <table:table-cell office:value-type="float" office:value="378400" calcext:value-type="float">
            <text:p>3784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8-07-01" calcext:value-type="date">
            <text:p>2018-07-01</text:p>
          </table:table-cell>
          <table:table-cell office:value-type="float" office:value="392900" calcext:value-type="float">
            <text:p>392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8-10-01" calcext:value-type="date">
            <text:p>2018-10-01</text:p>
          </table:table-cell>
          <table:table-cell office:value-type="float" office:value="384000" calcext:value-type="float">
            <text:p>384000</text:p>
          </table:table-cell>
          <table:table-cell table:number-columns-repeated="3"/>
        </table:table-row>
        <table:table-row table:style-name="ro1">
          <table:table-cell office:value-type="date" office:date-value="2019-01-01" calcext:value-type="date">
            <text:p>2019-01-01</text:p>
          </table:table-cell>
          <table:table-cell office:value-type="float" office:value="375500" calcext:value-type="float">
            <text:p>3755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19-04-01" calcext:value-type="date">
            <text:p>2019-04-01</text:p>
          </table:table-cell>
          <table:table-cell office:value-type="float" office:value="376700" calcext:value-type="float">
            <text:p>376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9-07-01" calcext:value-type="date">
            <text:p>2019-07-01</text:p>
          </table:table-cell>
          <table:table-cell office:value-type="float" office:value="382700" calcext:value-type="float">
            <text:p>382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19-10-01" calcext:value-type="date">
            <text:p>2019-10-01</text:p>
          </table:table-cell>
          <table:table-cell office:value-type="float" office:value="384600" calcext:value-type="float">
            <text:p>384600</text:p>
          </table:table-cell>
          <table:table-cell table:number-columns-repeated="3"/>
        </table:table-row>
        <table:table-row table:style-name="ro1">
          <table:table-cell office:value-type="date" office:date-value="2020-01-01" calcext:value-type="date">
            <text:p>2020-01-01</text:p>
          </table:table-cell>
          <table:table-cell office:value-type="float" office:value="383000" calcext:value-type="float">
            <text:p>3830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20-04-01" calcext:value-type="date">
            <text:p>2020-04-01</text:p>
          </table:table-cell>
          <table:table-cell office:value-type="float" office:value="371100" calcext:value-type="float">
            <text:p>371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0-07-01" calcext:value-type="date">
            <text:p>2020-07-01</text:p>
          </table:table-cell>
          <table:table-cell office:value-type="float" office:value="400600" calcext:value-type="float">
            <text:p>400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0-10-01" calcext:value-type="date">
            <text:p>2020-10-01</text:p>
          </table:table-cell>
          <table:table-cell office:value-type="float" office:value="396900" calcext:value-type="float">
            <text:p>396900</text:p>
          </table:table-cell>
          <table:table-cell table:number-columns-repeated="3"/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417400" calcext:value-type="float">
            <text:p>4174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21-04-01" calcext:value-type="date">
            <text:p>2021-04-01</text:p>
          </table:table-cell>
          <table:table-cell office:value-type="float" office:value="428600" calcext:value-type="float">
            <text:p>4286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1-07-01" calcext:value-type="date">
            <text:p>2021-07-01</text:p>
          </table:table-cell>
          <table:table-cell office:value-type="float" office:value="468000" calcext:value-type="float">
            <text:p>468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1-10-01" calcext:value-type="date">
            <text:p>2021-10-01</text:p>
          </table:table-cell>
          <table:table-cell office:value-type="float" office:value="496700" calcext:value-type="float">
            <text:p>496700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499300" calcext:value-type="float">
            <text:p>499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22-04-01" calcext:value-type="date">
            <text:p>2022-04-01</text:p>
          </table:table-cell>
          <table:table-cell office:value-type="float" office:value="525100" calcext:value-type="float">
            <text:p>5251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2-07-01" calcext:value-type="date">
            <text:p>2022-07-01</text:p>
          </table:table-cell>
          <table:table-cell office:value-type="float" office:value="520300" calcext:value-type="float">
            <text:p>5203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2-10-01" calcext:value-type="date">
            <text:p>2022-10-01</text:p>
          </table:table-cell>
          <table:table-cell office:value-type="float" office:value="521000" calcext:value-type="float">
            <text:p>521000</text:p>
          </table:table-cell>
          <table:table-cell table:number-columns-repeated="3"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505300" calcext:value-type="float">
            <text:p>505300</text:p>
          </table:table-cell>
          <table:table-cell/>
          <table:table-cell table:style-name="ce12" table:number-columns-repeated="2"/>
        </table:table-row>
        <table:table-row table:style-name="ro1" table:visibility="filter">
          <table:table-cell office:value-type="date" office:date-value="2023-04-01" calcext:value-type="date">
            <text:p>2023-04-01</text:p>
          </table:table-cell>
          <table:table-cell office:value-type="float" office:value="503000" calcext:value-type="float">
            <text:p>5030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3-07-01" calcext:value-type="date">
            <text:p>2023-07-01</text:p>
          </table:table-cell>
          <table:table-cell office:value-type="float" office:value="521900" calcext:value-type="float">
            <text:p>5219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3-10-01" calcext:value-type="date">
            <text:p>2023-10-01</text:p>
          </table:table-cell>
          <table:table-cell office:value-type="float" office:value="498300" calcext:value-type="float">
            <text:p>498300</text:p>
          </table:table-cell>
          <table:table-cell table:number-columns-repeated="3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float" office:value="519700" calcext:value-type="float">
            <text:p>519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4-04-01" calcext:value-type="date">
            <text:p>2024-04-01</text:p>
          </table:table-cell>
          <table:table-cell office:value-type="float" office:value="502200" calcext:value-type="float">
            <text:p>5022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4-07-01" calcext:value-type="date">
            <text:p>2024-07-01</text:p>
          </table:table-cell>
          <table:table-cell office:value-type="float" office:value="498700" calcext:value-type="float">
            <text:p>498700</text:p>
          </table:table-cell>
          <table:table-cell table:number-columns-repeated="3"/>
        </table:table-row>
        <table:table-row table:style-name="ro1" table:visibility="filter">
          <table:table-cell office:value-type="date" office:date-value="2024-10-01" calcext:value-type="date">
            <text:p>2024-10-01</text:p>
          </table:table-cell>
          <table:table-cell office:value-type="float" office:value="510900" calcext:value-type="float">
            <text:p>510900</text:p>
          </table:table-cell>
          <table:table-cell table:number-columns-repeated="3"/>
        </table:table-row>
        <table:table-row table:style-name="ro1">
          <table:table-cell office:value-type="date" office:date-value="2025-01-01" calcext:value-type="date">
            <text:p>2025-01-01</text:p>
          </table:table-cell>
          <table:table-cell office:value-type="float" office:value="503800" calcext:value-type="float">
            <text:p>503800</text:p>
          </table:table-cell>
          <table:table-cell table:number-columns-repeated="3"/>
        </table:table-row>
      </table:table>
      <table:table table:name="Annual_2" table:style-name="ta1">
        <table:table-column table:style-name="co1" table:default-cell-style-name="Default"/>
        <table:table-column table:style-name="co16" table:default-cell-style-name="ce13"/>
        <table:table-column table:style-name="co17" table:default-cell-style-name="ce5"/>
        <table:table-column table:style-name="co10" table:number-columns-repeated="16381" table:default-cell-style-name="Default"/>
        <table:table-row table:style-name="ro2">
          <table:table-cell table:style-name="ce9" office:value-type="string" calcext:value-type="string">
            <text:p>observation_date</text:p>
          </table:table-cell>
          <table:table-cell table:style-name="ce9" office:value-type="string" calcext:value-type="string">
            <text:p>FPCPITOTLZGUSA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60-01-01" calcext:value-type="date">
            <text:p>1960-01-01</text:p>
          </table:table-cell>
          <table:table-cell office:value-type="float" office:value="1.45797598627791" calcext:value-type="float">
            <text:p>1.457975986277910</text:p>
          </table:table-cell>
          <table:table-cell table:formula="of:=[.B2]/100" office:value-type="percentage" office:value="0.0145797598627791" calcext:value-type="percentage">
            <text:p>1.4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1-01-01" calcext:value-type="date">
            <text:p>1961-01-01</text:p>
          </table:table-cell>
          <table:table-cell office:value-type="float" office:value="1.07072414764724" calcext:value-type="float">
            <text:p>1.070724147647240</text:p>
          </table:table-cell>
          <table:table-cell table:formula="of:=[.B3]/100" office:value-type="percentage" office:value="0.0107072414764724" calcext:value-type="percentage">
            <text:p>1.07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2-01-01" calcext:value-type="date">
            <text:p>1962-01-01</text:p>
          </table:table-cell>
          <table:table-cell office:value-type="float" office:value="1.19877334820186" calcext:value-type="float">
            <text:p>1.198773348201860</text:p>
          </table:table-cell>
          <table:table-cell table:formula="of:=[.B4]/100" office:value-type="percentage" office:value="0.0119877334820186" calcext:value-type="percentage">
            <text:p>1.2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3-01-01" calcext:value-type="date">
            <text:p>1963-01-01</text:p>
          </table:table-cell>
          <table:table-cell office:value-type="float" office:value="1.23966942148753" calcext:value-type="float">
            <text:p>1.239669421487530</text:p>
          </table:table-cell>
          <table:table-cell table:formula="of:=[.B5]/100" office:value-type="percentage" office:value="0.0123966942148753" calcext:value-type="percentage">
            <text:p>1.2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4-01-01" calcext:value-type="date">
            <text:p>1964-01-01</text:p>
          </table:table-cell>
          <table:table-cell office:value-type="float" office:value="1.27891156462591" calcext:value-type="float">
            <text:p>1.278911564625910</text:p>
          </table:table-cell>
          <table:table-cell table:formula="of:=[.B6]/100" office:value-type="percentage" office:value="0.0127891156462591" calcext:value-type="percentage">
            <text:p>1.28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5-01-01" calcext:value-type="date">
            <text:p>1965-01-01</text:p>
          </table:table-cell>
          <table:table-cell office:value-type="float" office:value="1.58516926383662" calcext:value-type="float">
            <text:p>1.585169263836620</text:p>
          </table:table-cell>
          <table:table-cell table:formula="of:=[.B7]/100" office:value-type="percentage" office:value="0.0158516926383662" calcext:value-type="percentage">
            <text:p>1.59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6-01-01" calcext:value-type="date">
            <text:p>1966-01-01</text:p>
          </table:table-cell>
          <table:table-cell office:value-type="float" office:value="3.0150753768844" calcext:value-type="float">
            <text:p>3.015075376884400</text:p>
          </table:table-cell>
          <table:table-cell table:formula="of:=[.B8]/100" office:value-type="percentage" office:value="0.030150753768844" calcext:value-type="percentage">
            <text:p>3.02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7-01-01" calcext:value-type="date">
            <text:p>1967-01-01</text:p>
          </table:table-cell>
          <table:table-cell office:value-type="float" office:value="2.77278562259309" calcext:value-type="float">
            <text:p>2.772785622593090</text:p>
          </table:table-cell>
          <table:table-cell table:formula="of:=[.B9]/100" office:value-type="percentage" office:value="0.0277278562259309" calcext:value-type="percentage">
            <text:p>2.77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8-01-01" calcext:value-type="date">
            <text:p>1968-01-01</text:p>
          </table:table-cell>
          <table:table-cell office:value-type="float" office:value="4.27179615288537" calcext:value-type="float">
            <text:p>4.271796152885370</text:p>
          </table:table-cell>
          <table:table-cell table:formula="of:=[.B10]/100" office:value-type="percentage" office:value="0.0427179615288537" calcext:value-type="percentage">
            <text:p>4.27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69-01-01" calcext:value-type="date">
            <text:p>1969-01-01</text:p>
          </table:table-cell>
          <table:table-cell office:value-type="float" office:value="5.46238620028745" calcext:value-type="float">
            <text:p>5.462386200287450</text:p>
          </table:table-cell>
          <table:table-cell table:formula="of:=[.B11]/100" office:value-type="percentage" office:value="0.0546238620028745" calcext:value-type="percentage">
            <text:p>5.4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0-01-01" calcext:value-type="date">
            <text:p>1970-01-01</text:p>
          </table:table-cell>
          <table:table-cell office:value-type="float" office:value="5.83825533848251" calcext:value-type="float">
            <text:p>5.838255338482510</text:p>
          </table:table-cell>
          <table:table-cell table:formula="of:=[.B12]/100" office:value-type="percentage" office:value="0.0583825533848251" calcext:value-type="percentage">
            <text:p>5.8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1-01-01" calcext:value-type="date">
            <text:p>1971-01-01</text:p>
          </table:table-cell>
          <table:table-cell office:value-type="float" office:value="4.29276668813051" calcext:value-type="float">
            <text:p>4.292766688130510</text:p>
          </table:table-cell>
          <table:table-cell table:formula="of:=[.B13]/100" office:value-type="percentage" office:value="0.0429276668813051" calcext:value-type="percentage">
            <text:p>4.29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2-01-01" calcext:value-type="date">
            <text:p>1972-01-01</text:p>
          </table:table-cell>
          <table:table-cell office:value-type="float" office:value="3.27227824655283" calcext:value-type="float">
            <text:p>3.272278246552830</text:p>
          </table:table-cell>
          <table:table-cell table:formula="of:=[.B14]/100" office:value-type="percentage" office:value="0.0327227824655283" calcext:value-type="percentage">
            <text:p>3.27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3-01-01" calcext:value-type="date">
            <text:p>1973-01-01</text:p>
          </table:table-cell>
          <table:table-cell office:value-type="float" office:value="6.17776006377038" calcext:value-type="float">
            <text:p>6.177760063770380</text:p>
          </table:table-cell>
          <table:table-cell table:formula="of:=[.B15]/100" office:value-type="percentage" office:value="0.0617776006377038" calcext:value-type="percentage">
            <text:p>6.18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4-01-01" calcext:value-type="date">
            <text:p>1974-01-01</text:p>
          </table:table-cell>
          <table:table-cell office:value-type="float" office:value="11.0548048048048" calcext:value-type="float">
            <text:p>11.054804804804800</text:p>
          </table:table-cell>
          <table:table-cell table:formula="of:=[.B16]/100" office:value-type="percentage" office:value="0.110548048048048" calcext:value-type="percentage">
            <text:p>11.0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5-01-01" calcext:value-type="date">
            <text:p>1975-01-01</text:p>
          </table:table-cell>
          <table:table-cell office:value-type="float" office:value="9.14314686496535" calcext:value-type="float">
            <text:p>9.143146864965350</text:p>
          </table:table-cell>
          <table:table-cell table:formula="of:=[.B17]/100" office:value-type="percentage" office:value="0.0914314686496535" calcext:value-type="percentage">
            <text:p>9.1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6-01-01" calcext:value-type="date">
            <text:p>1976-01-01</text:p>
          </table:table-cell>
          <table:table-cell office:value-type="float" office:value="5.74481263549085" calcext:value-type="float">
            <text:p>5.744812635490850</text:p>
          </table:table-cell>
          <table:table-cell table:formula="of:=[.B18]/100" office:value-type="percentage" office:value="0.0574481263549085" calcext:value-type="percentage">
            <text:p>5.7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7-01-01" calcext:value-type="date">
            <text:p>1977-01-01</text:p>
          </table:table-cell>
          <table:table-cell office:value-type="float" office:value="6.5016839947284" calcext:value-type="float">
            <text:p>6.501683994728400</text:p>
          </table:table-cell>
          <table:table-cell table:formula="of:=[.B19]/100" office:value-type="percentage" office:value="0.065016839947284" calcext:value-type="percentage">
            <text:p>6.5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8-01-01" calcext:value-type="date">
            <text:p>1978-01-01</text:p>
          </table:table-cell>
          <table:table-cell office:value-type="float" office:value="7.63096383885606" calcext:value-type="float">
            <text:p>7.630963838856060</text:p>
          </table:table-cell>
          <table:table-cell table:formula="of:=[.B20]/100" office:value-type="percentage" office:value="0.0763096383885606" calcext:value-type="percentage">
            <text:p>7.6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79-01-01" calcext:value-type="date">
            <text:p>1979-01-01</text:p>
          </table:table-cell>
          <table:table-cell office:value-type="float" office:value="11.2544711292795" calcext:value-type="float">
            <text:p>11.254471129279500</text:p>
          </table:table-cell>
          <table:table-cell table:formula="of:=[.B21]/100" office:value-type="percentage" office:value="0.112544711292795" calcext:value-type="percentage">
            <text:p>11.2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0-01-01" calcext:value-type="date">
            <text:p>1980-01-01</text:p>
          </table:table-cell>
          <table:table-cell office:value-type="float" office:value="13.5492019749684" calcext:value-type="float">
            <text:p>13.549201974968400</text:p>
          </table:table-cell>
          <table:table-cell table:formula="of:=[.B22]/100" office:value-type="percentage" office:value="0.135492019749684" calcext:value-type="percentage">
            <text:p>13.5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1-01-01" calcext:value-type="date">
            <text:p>1981-01-01</text:p>
          </table:table-cell>
          <table:table-cell office:value-type="float" office:value="10.3347153402771" calcext:value-type="float">
            <text:p>10.334715340277100</text:p>
          </table:table-cell>
          <table:table-cell table:formula="of:=[.B23]/100" office:value-type="percentage" office:value="0.103347153402771" calcext:value-type="percentage">
            <text:p>10.3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2-01-01" calcext:value-type="date">
            <text:p>1982-01-01</text:p>
          </table:table-cell>
          <table:table-cell office:value-type="float" office:value="6.13142700027493" calcext:value-type="float">
            <text:p>6.131427000274930</text:p>
          </table:table-cell>
          <table:table-cell table:formula="of:=[.B24]/100" office:value-type="percentage" office:value="0.0613142700027493" calcext:value-type="percentage">
            <text:p>6.1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3-01-01" calcext:value-type="date">
            <text:p>1983-01-01</text:p>
          </table:table-cell>
          <table:table-cell office:value-type="float" office:value="3.21243523316065" calcext:value-type="float">
            <text:p>3.212435233160650</text:p>
          </table:table-cell>
          <table:table-cell table:formula="of:=[.B25]/100" office:value-type="percentage" office:value="0.0321243523316065" calcext:value-type="percentage">
            <text:p>3.21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4-01-01" calcext:value-type="date">
            <text:p>1984-01-01</text:p>
          </table:table-cell>
          <table:table-cell office:value-type="float" office:value="4.30053547523429" calcext:value-type="float">
            <text:p>4.300535475234290</text:p>
          </table:table-cell>
          <table:table-cell table:formula="of:=[.B26]/100" office:value-type="percentage" office:value="0.0430053547523429" calcext:value-type="percentage">
            <text:p>4.3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5-01-01" calcext:value-type="date">
            <text:p>1985-01-01</text:p>
          </table:table-cell>
          <table:table-cell office:value-type="float" office:value="3.54564415209365" calcext:value-type="float">
            <text:p>3.545644152093650</text:p>
          </table:table-cell>
          <table:table-cell table:formula="of:=[.B27]/100" office:value-type="percentage" office:value="0.0354564415209365" calcext:value-type="percentage">
            <text:p>3.5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6-01-01" calcext:value-type="date">
            <text:p>1986-01-01</text:p>
          </table:table-cell>
          <table:table-cell office:value-type="float" office:value="1.89804772234276" calcext:value-type="float">
            <text:p>1.898047722342760</text:p>
          </table:table-cell>
          <table:table-cell table:formula="of:=[.B28]/100" office:value-type="percentage" office:value="0.0189804772234276" calcext:value-type="percentage">
            <text:p>1.9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7-01-01" calcext:value-type="date">
            <text:p>1987-01-01</text:p>
          </table:table-cell>
          <table:table-cell office:value-type="float" office:value="3.6645632175169" calcext:value-type="float">
            <text:p>3.664563217516900</text:p>
          </table:table-cell>
          <table:table-cell table:formula="of:=[.B29]/100" office:value-type="percentage" office:value="0.036645632175169" calcext:value-type="percentage">
            <text:p>3.6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8-01-01" calcext:value-type="date">
            <text:p>1988-01-01</text:p>
          </table:table-cell>
          <table:table-cell office:value-type="float" office:value="4.07774110744413" calcext:value-type="float">
            <text:p>4.077741107444130</text:p>
          </table:table-cell>
          <table:table-cell table:formula="of:=[.B30]/100" office:value-type="percentage" office:value="0.0407774110744413" calcext:value-type="percentage">
            <text:p>4.08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89-01-01" calcext:value-type="date">
            <text:p>1989-01-01</text:p>
          </table:table-cell>
          <table:table-cell office:value-type="float" office:value="4.82700303008944" calcext:value-type="float">
            <text:p>4.827003030089440</text:p>
          </table:table-cell>
          <table:table-cell table:formula="of:=[.B31]/100" office:value-type="percentage" office:value="0.0482700303008944" calcext:value-type="percentage">
            <text:p>4.8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0-01-01" calcext:value-type="date">
            <text:p>1990-01-01</text:p>
          </table:table-cell>
          <table:table-cell office:value-type="float" office:value="5.39795643990325" calcext:value-type="float">
            <text:p>5.397956439903250</text:p>
          </table:table-cell>
          <table:table-cell table:formula="of:=[.B32]/100" office:value-type="percentage" office:value="0.0539795643990325" calcext:value-type="percentage">
            <text:p>5.4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1-01-01" calcext:value-type="date">
            <text:p>1991-01-01</text:p>
          </table:table-cell>
          <table:table-cell office:value-type="float" office:value="4.23496396453849" calcext:value-type="float">
            <text:p>4.234963964538490</text:p>
          </table:table-cell>
          <table:table-cell table:formula="of:=[.B33]/100" office:value-type="percentage" office:value="0.0423496396453849" calcext:value-type="percentage">
            <text:p>4.2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2-01-01" calcext:value-type="date">
            <text:p>1992-01-01</text:p>
          </table:table-cell>
          <table:table-cell office:value-type="float" office:value="3.02881967814969" calcext:value-type="float">
            <text:p>3.028819678149690</text:p>
          </table:table-cell>
          <table:table-cell table:formula="of:=[.B34]/100" office:value-type="percentage" office:value="0.0302881967814969" calcext:value-type="percentage">
            <text:p>3.0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3-01-01" calcext:value-type="date">
            <text:p>1993-01-01</text:p>
          </table:table-cell>
          <table:table-cell office:value-type="float" office:value="2.95165696638559" calcext:value-type="float">
            <text:p>2.951656966385590</text:p>
          </table:table-cell>
          <table:table-cell table:formula="of:=[.B35]/100" office:value-type="percentage" office:value="0.0295165696638559" calcext:value-type="percentage">
            <text:p>2.9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4-01-01" calcext:value-type="date">
            <text:p>1994-01-01</text:p>
          </table:table-cell>
          <table:table-cell office:value-type="float" office:value="2.60744159215453" calcext:value-type="float">
            <text:p>2.607441592154530</text:p>
          </table:table-cell>
          <table:table-cell table:formula="of:=[.B36]/100" office:value-type="percentage" office:value="0.0260744159215453" calcext:value-type="percentage">
            <text:p>2.61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5-01-01" calcext:value-type="date">
            <text:p>1995-01-01</text:p>
          </table:table-cell>
          <table:table-cell office:value-type="float" office:value="2.80541968853662" calcext:value-type="float">
            <text:p>2.805419688536620</text:p>
          </table:table-cell>
          <table:table-cell table:formula="of:=[.B37]/100" office:value-type="percentage" office:value="0.0280541968853662" calcext:value-type="percentage">
            <text:p>2.81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6-01-01" calcext:value-type="date">
            <text:p>1996-01-01</text:p>
          </table:table-cell>
          <table:table-cell office:value-type="float" office:value="2.93120419993441" calcext:value-type="float">
            <text:p>2.931204199934410</text:p>
          </table:table-cell>
          <table:table-cell table:formula="of:=[.B38]/100" office:value-type="percentage" office:value="0.0293120419993441" calcext:value-type="percentage">
            <text:p>2.9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7-01-01" calcext:value-type="date">
            <text:p>1997-01-01</text:p>
          </table:table-cell>
          <table:table-cell office:value-type="float" office:value="2.33768993730735" calcext:value-type="float">
            <text:p>2.337689937307350</text:p>
          </table:table-cell>
          <table:table-cell table:formula="of:=[.B39]/100" office:value-type="percentage" office:value="0.0233768993730735" calcext:value-type="percentage">
            <text:p>2.3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8-01-01" calcext:value-type="date">
            <text:p>1998-01-01</text:p>
          </table:table-cell>
          <table:table-cell office:value-type="float" office:value="1.55227909874364" calcext:value-type="float">
            <text:p>1.552279098743640</text:p>
          </table:table-cell>
          <table:table-cell table:formula="of:=[.B40]/100" office:value-type="percentage" office:value="0.0155227909874364" calcext:value-type="percentage">
            <text:p>1.5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1999-01-01" calcext:value-type="date">
            <text:p>1999-01-01</text:p>
          </table:table-cell>
          <table:table-cell office:value-type="float" office:value="2.18802719697358" calcext:value-type="float">
            <text:p>2.188027196973580</text:p>
          </table:table-cell>
          <table:table-cell table:formula="of:=[.B41]/100" office:value-type="percentage" office:value="0.0218802719697358" calcext:value-type="percentage">
            <text:p>2.19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0-01-01" calcext:value-type="date">
            <text:p>2000-01-01</text:p>
          </table:table-cell>
          <table:table-cell office:value-type="float" office:value="3.37685727149929" calcext:value-type="float">
            <text:p>3.376857271499290</text:p>
          </table:table-cell>
          <table:table-cell table:formula="of:=[.B42]/100" office:value-type="percentage" office:value="0.0337685727149929" calcext:value-type="percentage">
            <text:p>3.38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1-01-01" calcext:value-type="date">
            <text:p>2001-01-01</text:p>
          </table:table-cell>
          <table:table-cell office:value-type="float" office:value="2.82617111885407" calcext:value-type="float">
            <text:p>2.826171118854070</text:p>
          </table:table-cell>
          <table:table-cell table:formula="of:=[.B43]/100" office:value-type="percentage" office:value="0.0282617111885407" calcext:value-type="percentage">
            <text:p>2.8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2-01-01" calcext:value-type="date">
            <text:p>2002-01-01</text:p>
          </table:table-cell>
          <table:table-cell office:value-type="float" office:value="1.58603162650601" calcext:value-type="float">
            <text:p>1.586031626506010</text:p>
          </table:table-cell>
          <table:table-cell table:formula="of:=[.B44]/100" office:value-type="percentage" office:value="0.0158603162650601" calcext:value-type="percentage">
            <text:p>1.59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3-01-01" calcext:value-type="date">
            <text:p>2003-01-01</text:p>
          </table:table-cell>
          <table:table-cell office:value-type="float" office:value="2.27009497336115" calcext:value-type="float">
            <text:p>2.270094973361150</text:p>
          </table:table-cell>
          <table:table-cell table:formula="of:=[.B45]/100" office:value-type="percentage" office:value="0.0227009497336115" calcext:value-type="percentage">
            <text:p>2.27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4-01-01" calcext:value-type="date">
            <text:p>2004-01-01</text:p>
          </table:table-cell>
          <table:table-cell office:value-type="float" office:value="2.67723669309172" calcext:value-type="float">
            <text:p>2.677236693091720</text:p>
          </table:table-cell>
          <table:table-cell table:formula="of:=[.B46]/100" office:value-type="percentage" office:value="0.0267723669309172" calcext:value-type="percentage">
            <text:p>2.68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5-01-01" calcext:value-type="date">
            <text:p>2005-01-01</text:p>
          </table:table-cell>
          <table:table-cell office:value-type="float" office:value="3.3927468454955" calcext:value-type="float">
            <text:p>3.392746845495500</text:p>
          </table:table-cell>
          <table:table-cell table:formula="of:=[.B47]/100" office:value-type="percentage" office:value="0.033927468454955" calcext:value-type="percentage">
            <text:p>3.39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6-01-01" calcext:value-type="date">
            <text:p>2006-01-01</text:p>
          </table:table-cell>
          <table:table-cell office:value-type="float" office:value="3.22594410070404" calcext:value-type="float">
            <text:p>3.225944100704040</text:p>
          </table:table-cell>
          <table:table-cell table:formula="of:=[.B48]/100" office:value-type="percentage" office:value="0.0322594410070404" calcext:value-type="percentage">
            <text:p>3.2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7-01-01" calcext:value-type="date">
            <text:p>2007-01-01</text:p>
          </table:table-cell>
          <table:table-cell office:value-type="float" office:value="2.85267248150138" calcext:value-type="float">
            <text:p>2.852672481501380</text:p>
          </table:table-cell>
          <table:table-cell table:formula="of:=[.B49]/100" office:value-type="percentage" office:value="0.0285267248150138" calcext:value-type="percentage">
            <text:p>2.85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8-01-01" calcext:value-type="date">
            <text:p>2008-01-01</text:p>
          </table:table-cell>
          <table:table-cell office:value-type="float" office:value="3.839100296651" calcext:value-type="float">
            <text:p>3.839100296651000</text:p>
          </table:table-cell>
          <table:table-cell table:formula="of:=[.B50]/100" office:value-type="percentage" office:value="0.03839100296651" calcext:value-type="percentage">
            <text:p>3.8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09-01-01" calcext:value-type="date">
            <text:p>2009-01-01</text:p>
          </table:table-cell>
          <table:table-cell office:value-type="float" office:value="-0.355546266299747" calcext:value-type="float">
            <text:p>-0.355546266299747</text:p>
          </table:table-cell>
          <table:table-cell table:formula="of:=[.B51]/100" office:value-type="percentage" office:value="-0.00355546266299747" calcext:value-type="percentage">
            <text:p>-0.3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0-01-01" calcext:value-type="date">
            <text:p>2010-01-01</text:p>
          </table:table-cell>
          <table:table-cell office:value-type="float" office:value="1.6400434423899" calcext:value-type="float">
            <text:p>1.640043442389900</text:p>
          </table:table-cell>
          <table:table-cell table:formula="of:=[.B52]/100" office:value-type="percentage" office:value="0.016400434423899" calcext:value-type="percentage">
            <text:p>1.6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1-01-01" calcext:value-type="date">
            <text:p>2011-01-01</text:p>
          </table:table-cell>
          <table:table-cell office:value-type="float" office:value="3.156841568622" calcext:value-type="float">
            <text:p>3.156841568622000</text:p>
          </table:table-cell>
          <table:table-cell table:formula="of:=[.B53]/100" office:value-type="percentage" office:value="0.03156841568622" calcext:value-type="percentage">
            <text:p>3.1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2-01-01" calcext:value-type="date">
            <text:p>2012-01-01</text:p>
          </table:table-cell>
          <table:table-cell office:value-type="float" office:value="2.06933726526067" calcext:value-type="float">
            <text:p>2.069337265260670</text:p>
          </table:table-cell>
          <table:table-cell table:formula="of:=[.B54]/100" office:value-type="percentage" office:value="0.0206933726526067" calcext:value-type="percentage">
            <text:p>2.07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3-01-01" calcext:value-type="date">
            <text:p>2013-01-01</text:p>
          </table:table-cell>
          <table:table-cell office:value-type="float" office:value="1.46483265562717" calcext:value-type="float">
            <text:p>1.464832655627170</text:p>
          </table:table-cell>
          <table:table-cell table:formula="of:=[.B55]/100" office:value-type="percentage" office:value="0.0146483265562717" calcext:value-type="percentage">
            <text:p>1.4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4-01-01" calcext:value-type="date">
            <text:p>2014-01-01</text:p>
          </table:table-cell>
          <table:table-cell office:value-type="float" office:value="1.62222297740817" calcext:value-type="float">
            <text:p>1.622222977408170</text:p>
          </table:table-cell>
          <table:table-cell table:formula="of:=[.B56]/100" office:value-type="percentage" office:value="0.0162222297740817" calcext:value-type="percentage">
            <text:p>1.62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5-01-01" calcext:value-type="date">
            <text:p>2015-01-01</text:p>
          </table:table-cell>
          <table:table-cell office:value-type="float" office:value="0.118627135552451" calcext:value-type="float">
            <text:p>0.118627135552451</text:p>
          </table:table-cell>
          <table:table-cell table:formula="of:=[.B57]/100" office:value-type="percentage" office:value="0.00118627135552451" calcext:value-type="percentage">
            <text:p>0.12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6-01-01" calcext:value-type="date">
            <text:p>2016-01-01</text:p>
          </table:table-cell>
          <table:table-cell office:value-type="float" office:value="1.26158320570536" calcext:value-type="float">
            <text:p>1.261583205705360</text:p>
          </table:table-cell>
          <table:table-cell table:formula="of:=[.B58]/100" office:value-type="percentage" office:value="0.0126158320570536" calcext:value-type="percentage">
            <text:p>1.26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7-01-01" calcext:value-type="date">
            <text:p>2017-01-01</text:p>
          </table:table-cell>
          <table:table-cell office:value-type="float" office:value="2.13011000365961" calcext:value-type="float">
            <text:p>2.130110003659610</text:p>
          </table:table-cell>
          <table:table-cell table:formula="of:=[.B59]/100" office:value-type="percentage" office:value="0.0213011000365961" calcext:value-type="percentage">
            <text:p>2.1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8-01-01" calcext:value-type="date">
            <text:p>2018-01-01</text:p>
          </table:table-cell>
          <table:table-cell office:value-type="float" office:value="2.44258329692817" calcext:value-type="float">
            <text:p>2.442583296928170</text:p>
          </table:table-cell>
          <table:table-cell table:formula="of:=[.B60]/100" office:value-type="percentage" office:value="0.0244258329692817" calcext:value-type="percentage">
            <text:p>2.44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19-01-01" calcext:value-type="date">
            <text:p>2019-01-01</text:p>
          </table:table-cell>
          <table:table-cell office:value-type="float" office:value="1.81221007526021" calcext:value-type="float">
            <text:p>1.812210075260210</text:p>
          </table:table-cell>
          <table:table-cell table:formula="of:=[.B61]/100" office:value-type="percentage" office:value="0.0181221007526021" calcext:value-type="percentage">
            <text:p>1.81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20-01-01" calcext:value-type="date">
            <text:p>2020-01-01</text:p>
          </table:table-cell>
          <table:table-cell office:value-type="float" office:value="1.23358439630629" calcext:value-type="float">
            <text:p>1.233584396306290</text:p>
          </table:table-cell>
          <table:table-cell table:formula="of:=[.B62]/100" office:value-type="percentage" office:value="0.0123358439630629" calcext:value-type="percentage">
            <text:p>1.23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21-01-01" calcext:value-type="date">
            <text:p>2021-01-01</text:p>
          </table:table-cell>
          <table:table-cell office:value-type="float" office:value="4.69785886363742" calcext:value-type="float">
            <text:p>4.697858863637420</text:p>
          </table:table-cell>
          <table:table-cell table:formula="of:=[.B63]/100" office:value-type="percentage" office:value="0.0469785886363742" calcext:value-type="percentage">
            <text:p>4.7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22-01-01" calcext:value-type="date">
            <text:p>2022-01-01</text:p>
          </table:table-cell>
          <table:table-cell office:value-type="float" office:value="8.00279982052121" calcext:value-type="float">
            <text:p>8.002799820521210</text:p>
          </table:table-cell>
          <table:table-cell table:formula="of:=[.B64]/100" office:value-type="percentage" office:value="0.0800279982052121" calcext:value-type="percentage">
            <text:p>8.00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23-01-01" calcext:value-type="date">
            <text:p>2023-01-01</text:p>
          </table:table-cell>
          <table:table-cell office:value-type="float" office:value="4.11633838374488" calcext:value-type="float">
            <text:p>4.116338383744880</text:p>
          </table:table-cell>
          <table:table-cell table:formula="of:=[.B65]/100" office:value-type="percentage" office:value="0.0411633838374488" calcext:value-type="percentage">
            <text:p>4.12%</text:p>
          </table:table-cell>
          <table:table-cell table:number-columns-repeated="16381"/>
        </table:table-row>
        <table:table-row table:style-name="ro1">
          <table:table-cell table:style-name="ce10" office:value-type="date" office:date-value="2024-01-01" calcext:value-type="date">
            <text:p>2024-01-01</text:p>
          </table:table-cell>
          <table:table-cell office:value-type="float" office:value="2.94952520485207" calcext:value-type="float">
            <text:p>2.949525204852070</text:p>
          </table:table-cell>
          <table:table-cell table:formula="of:=[.B66]/100" office:value-type="percentage" office:value="0.0294952520485207" calcext:value-type="percentage">
            <text:p>2.95%</text:p>
          </table:table-cell>
          <table:table-cell table:number-columns-repeated="16381"/>
        </table:table-row>
        <table:table-row table:style-name="ro1" table:number-rows-repeated="104850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Annual" table:style-name="ta1">
        <table:table-column table:style-name="co1" table:default-cell-style-name="Default"/>
        <table:table-column table:style-name="co18" table:default-cell-style-name="Default"/>
        <table:table-column table:style-name="co10" table:number-columns-repeated="16382" table:default-cell-style-name="Default"/>
        <table:table-row table:style-name="ro2">
          <table:table-cell table:style-name="ce9" office:value-type="string" calcext:value-type="string">
            <text:p>observation_date</text:p>
          </table:table-cell>
          <table:table-cell table:style-name="ce9" office:value-type="string" calcext:value-type="string">
            <text:p>MEPAINUSA672N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4-01-01" calcext:value-type="date">
            <text:p>1974-01-01</text:p>
          </table:table-cell>
          <table:table-cell office:value-type="float" office:value="28010" calcext:value-type="float">
            <text:p>2801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5-01-01" calcext:value-type="date">
            <text:p>1975-01-01</text:p>
          </table:table-cell>
          <table:table-cell office:value-type="float" office:value="27450" calcext:value-type="float">
            <text:p>2745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6-01-01" calcext:value-type="date">
            <text:p>1976-01-01</text:p>
          </table:table-cell>
          <table:table-cell office:value-type="float" office:value="27520" calcext:value-type="float">
            <text:p>2752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7-01-01" calcext:value-type="date">
            <text:p>1977-01-01</text:p>
          </table:table-cell>
          <table:table-cell office:value-type="float" office:value="27690" calcext:value-type="float">
            <text:p>276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8-01-01" calcext:value-type="date">
            <text:p>1978-01-01</text:p>
          </table:table-cell>
          <table:table-cell office:value-type="float" office:value="27460" calcext:value-type="float">
            <text:p>2746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79-01-01" calcext:value-type="date">
            <text:p>1979-01-01</text:p>
          </table:table-cell>
          <table:table-cell office:value-type="float" office:value="26710" calcext:value-type="float">
            <text:p>2671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0-01-01" calcext:value-type="date">
            <text:p>1980-01-01</text:p>
          </table:table-cell>
          <table:table-cell office:value-type="float" office:value="26340" calcext:value-type="float">
            <text:p>2634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1-01-01" calcext:value-type="date">
            <text:p>1981-01-01</text:p>
          </table:table-cell>
          <table:table-cell office:value-type="float" office:value="25820" calcext:value-type="float">
            <text:p>2582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2-01-01" calcext:value-type="date">
            <text:p>1982-01-01</text:p>
          </table:table-cell>
          <table:table-cell office:value-type="float" office:value="26090" calcext:value-type="float">
            <text:p>260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3-01-01" calcext:value-type="date">
            <text:p>1983-01-01</text:p>
          </table:table-cell>
          <table:table-cell office:value-type="float" office:value="26620" calcext:value-type="float">
            <text:p>2662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4-01-01" calcext:value-type="date">
            <text:p>1984-01-01</text:p>
          </table:table-cell>
          <table:table-cell office:value-type="float" office:value="27390" calcext:value-type="float">
            <text:p>273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5-01-01" calcext:value-type="date">
            <text:p>1985-01-01</text:p>
          </table:table-cell>
          <table:table-cell office:value-type="float" office:value="27990" calcext:value-type="float">
            <text:p>279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6-01-01" calcext:value-type="date">
            <text:p>1986-01-01</text:p>
          </table:table-cell>
          <table:table-cell office:value-type="float" office:value="28880" calcext:value-type="float">
            <text:p>288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7-01-01" calcext:value-type="date">
            <text:p>1987-01-01</text:p>
          </table:table-cell>
          <table:table-cell office:value-type="float" office:value="29280" calcext:value-type="float">
            <text:p>292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8-01-01" calcext:value-type="date">
            <text:p>1988-01-01</text:p>
          </table:table-cell>
          <table:table-cell office:value-type="float" office:value="30180" calcext:value-type="float">
            <text:p>301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89-01-01" calcext:value-type="date">
            <text:p>1989-01-01</text:p>
          </table:table-cell>
          <table:table-cell office:value-type="float" office:value="30970" calcext:value-type="float">
            <text:p>3097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0-01-01" calcext:value-type="date">
            <text:p>1990-01-01</text:p>
          </table:table-cell>
          <table:table-cell office:value-type="float" office:value="30660" calcext:value-type="float">
            <text:p>3066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1-01-01" calcext:value-type="date">
            <text:p>1991-01-01</text:p>
          </table:table-cell>
          <table:table-cell office:value-type="float" office:value="30210" calcext:value-type="float">
            <text:p>3021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2-01-01" calcext:value-type="date">
            <text:p>1992-01-01</text:p>
          </table:table-cell>
          <table:table-cell office:value-type="float" office:value="29890" calcext:value-type="float">
            <text:p>298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3-01-01" calcext:value-type="date">
            <text:p>1993-01-01</text:p>
          </table:table-cell>
          <table:table-cell office:value-type="float" office:value="30200" calcext:value-type="float">
            <text:p>3020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4-01-01" calcext:value-type="date">
            <text:p>1994-01-01</text:p>
          </table:table-cell>
          <table:table-cell office:value-type="float" office:value="30540" calcext:value-type="float">
            <text:p>3054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5-01-01" calcext:value-type="date">
            <text:p>1995-01-01</text:p>
          </table:table-cell>
          <table:table-cell office:value-type="float" office:value="31390" calcext:value-type="float">
            <text:p>313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6-01-01" calcext:value-type="date">
            <text:p>1996-01-01</text:p>
          </table:table-cell>
          <table:table-cell office:value-type="float" office:value="32060" calcext:value-type="float">
            <text:p>3206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7-01-01" calcext:value-type="date">
            <text:p>1997-01-01</text:p>
          </table:table-cell>
          <table:table-cell office:value-type="float" office:value="33480" calcext:value-type="float">
            <text:p>334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8-01-01" calcext:value-type="date">
            <text:p>1998-01-01</text:p>
          </table:table-cell>
          <table:table-cell office:value-type="float" office:value="35130" calcext:value-type="float">
            <text:p>3513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1999-01-01" calcext:value-type="date">
            <text:p>1999-01-01</text:p>
          </table:table-cell>
          <table:table-cell office:value-type="float" office:value="35510" calcext:value-type="float">
            <text:p>3551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0-01-01" calcext:value-type="date">
            <text:p>2000-01-01</text:p>
          </table:table-cell>
          <table:table-cell office:value-type="float" office:value="35880" calcext:value-type="float">
            <text:p>358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1-01-01" calcext:value-type="date">
            <text:p>2001-01-01</text:p>
          </table:table-cell>
          <table:table-cell office:value-type="float" office:value="35770" calcext:value-type="float">
            <text:p>3577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2-01-01" calcext:value-type="date">
            <text:p>2002-01-01</text:p>
          </table:table-cell>
          <table:table-cell office:value-type="float" office:value="35630" calcext:value-type="float">
            <text:p>3563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3-01-01" calcext:value-type="date">
            <text:p>2003-01-01</text:p>
          </table:table-cell>
          <table:table-cell office:value-type="float" office:value="35770" calcext:value-type="float">
            <text:p>3577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4-01-01" calcext:value-type="date">
            <text:p>2004-01-01</text:p>
          </table:table-cell>
          <table:table-cell office:value-type="float" office:value="35730" calcext:value-type="float">
            <text:p>3573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5-01-01" calcext:value-type="date">
            <text:p>2005-01-01</text:p>
          </table:table-cell>
          <table:table-cell office:value-type="float" office:value="36390" calcext:value-type="float">
            <text:p>363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6-01-01" calcext:value-type="date">
            <text:p>2006-01-01</text:p>
          </table:table-cell>
          <table:table-cell office:value-type="float" office:value="37500" calcext:value-type="float">
            <text:p>3750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7-01-01" calcext:value-type="date">
            <text:p>2007-01-01</text:p>
          </table:table-cell>
          <table:table-cell office:value-type="float" office:value="37740" calcext:value-type="float">
            <text:p>3774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8-01-01" calcext:value-type="date">
            <text:p>2008-01-01</text:p>
          </table:table-cell>
          <table:table-cell office:value-type="float" office:value="36250" calcext:value-type="float">
            <text:p>3625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09-01-01" calcext:value-type="date">
            <text:p>2009-01-01</text:p>
          </table:table-cell>
          <table:table-cell office:value-type="float" office:value="35880" calcext:value-type="float">
            <text:p>358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0-01-01" calcext:value-type="date">
            <text:p>2010-01-01</text:p>
          </table:table-cell>
          <table:table-cell office:value-type="float" office:value="35450" calcext:value-type="float">
            <text:p>3545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1-01-01" calcext:value-type="date">
            <text:p>2011-01-01</text:p>
          </table:table-cell>
          <table:table-cell office:value-type="float" office:value="34920" calcext:value-type="float">
            <text:p>3492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2-01-01" calcext:value-type="date">
            <text:p>2012-01-01</text:p>
          </table:table-cell>
          <table:table-cell office:value-type="float" office:value="34780" calcext:value-type="float">
            <text:p>3478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3-01-01" calcext:value-type="date">
            <text:p>2013-01-01</text:p>
          </table:table-cell>
          <table:table-cell office:value-type="float" office:value="35240" calcext:value-type="float">
            <text:p>3524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4-01-01" calcext:value-type="date">
            <text:p>2014-01-01</text:p>
          </table:table-cell>
          <table:table-cell office:value-type="float" office:value="36100" calcext:value-type="float">
            <text:p>3610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5-01-01" calcext:value-type="date">
            <text:p>2015-01-01</text:p>
          </table:table-cell>
          <table:table-cell office:value-type="float" office:value="37990" calcext:value-type="float">
            <text:p>379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6-01-01" calcext:value-type="date">
            <text:p>2016-01-01</text:p>
          </table:table-cell>
          <table:table-cell office:value-type="float" office:value="38730" calcext:value-type="float">
            <text:p>3873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7-01-01" calcext:value-type="date">
            <text:p>2017-01-01</text:p>
          </table:table-cell>
          <table:table-cell office:value-type="float" office:value="39110" calcext:value-type="float">
            <text:p>3911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8-01-01" calcext:value-type="date">
            <text:p>2018-01-01</text:p>
          </table:table-cell>
          <table:table-cell office:value-type="float" office:value="40430" calcext:value-type="float">
            <text:p>4043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19-01-01" calcext:value-type="date">
            <text:p>2019-01-01</text:p>
          </table:table-cell>
          <table:table-cell office:value-type="float" office:value="42530" calcext:value-type="float">
            <text:p>4253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20-01-01" calcext:value-type="date">
            <text:p>2020-01-01</text:p>
          </table:table-cell>
          <table:table-cell office:value-type="float" office:value="41950" calcext:value-type="float">
            <text:p>4195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21-01-01" calcext:value-type="date">
            <text:p>2021-01-01</text:p>
          </table:table-cell>
          <table:table-cell office:value-type="float" office:value="42020" calcext:value-type="float">
            <text:p>4202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22-01-01" calcext:value-type="date">
            <text:p>2022-01-01</text:p>
          </table:table-cell>
          <table:table-cell office:value-type="float" office:value="42090" calcext:value-type="float">
            <text:p>42090</text:p>
          </table:table-cell>
          <table:table-cell table:number-columns-repeated="16382"/>
        </table:table-row>
        <table:table-row table:style-name="ro1">
          <table:table-cell table:style-name="ce10" office:value-type="date" office:date-value="2023-01-01" calcext:value-type="date">
            <text:p>2023-01-01</text:p>
          </table:table-cell>
          <table:table-cell office:value-type="float" office:value="42220" calcext:value-type="float">
            <text:p>42220</text:p>
          </table:table-cell>
          <table:table-cell table:number-columns-repeated="16382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__Anonymous_Sheet_DB__1" table:target-range-address="'Weekly, Ending Thursday'.A1:'Weekly, Ending Thursday'.A2834">
          <table:filter>
            <table:filter-and>
              <table:filter-condition table:value="-01-0" table:operator="contains" table:field-number="0"/>
            </table:filter-and>
          </table:filter>
        </table:database-range>
        <table:database-range table:name="__Anonymous_Sheet_DB__2" table:target-range-address="ASPUS.A1:ASPUS.A250">
          <table:filter>
            <table:filter-and>
              <table:filter-condition table:value="01-01" table:operator="contains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15" number:min-decimal-places="15" number:min-integer-digits="1"/>
    </number:number-style>
    <number:percentage-style style:name="N169"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8">00/00/0000</text:date>, <text:time style:data-style-name="N2" text:time-value="10:44:53.0424795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7-18T11:04:16.971952574</dc:date>
    <meta:editing-duration>PT43M31S</meta:editing-duration>
    <meta:editing-cycles>8</meta:editing-cycles>
    <meta:generator>LibreOffice/25.2.4.3$Linux_X86_64 LibreOffice_project/520$Build-3</meta:generator>
    <meta:document-statistic meta:table-count="5" meta:cell-count="680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0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025cm" svg:height="13.522cm" xlink:href=".." xlink:type="simple" chart:class="chart:line" chart:style-name="ch1">
        <chart:legend chart:legend-position="end" svg:x="19.163cm" svg:y="6.213cm" style:legend-expansion="high" chart:style-name="ch2"/>
        <chart:plot-area chart:style-name="ch3" svg:x="0.48cm" svg:y="0.27cm" svg:width="18.203cm" svg:height="12.982cm">
          <chart:coordinate-region svg:x="2.644cm" svg:y="0.469cm" svg:width="16.039cm" svg:height="11.009cm"/>
          <chart:axis chart:dimension="x" chart:name="primary-x" chart:style-name="ch4" chartooo:axis-type="auto">
            <chartooo:date-scale/>
            <chart:categories table:cell-range-address="Sheet3.A2:Sheet3.A62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3.B2:Sheet3.B62" chart:label-cell-address="Sheet3.B1:Sheet3.B1" chart:class="chart:line">
            <chart:data-point chart:repeated="50"/>
          </chart:series>
          <chart:series chart:attached-axis="primary-y" chart:style-name="ch9" chart:values-cell-range-address="Sheet3.E2:Sheet3.E62" chart:label-cell-address="Sheet3.E1:Sheet3.E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House Price</text:p>
                <draw:g>
                  <svg:desc>Sheet3.B1:Sheet3.B1</svg:desc>
                </draw:g>
              </table:table-cell>
              <table:table-cell office:value-type="string">
                <text:p>Median Annual Income</text:p>
                <draw:g>
                  <svg:desc>Sheet3.E1:Sheet3.E1</svg:desc>
                </draw:g>
              </table:table-cell>
            </table:table-row>
          </table:table-header-rows>
          <table:table-rows>
            <table:table-row>
              <table:table-cell office:value-type="float" office:value="27030">
                <text:p>27030</text:p>
                <draw:g>
                  <svg:desc>Sheet3.A2:Sheet3.A62</svg:desc>
                </draw:g>
              </table:table-cell>
              <table:table-cell office:value-type="float" office:value="38000">
                <text:p>38000</text:p>
                <draw:g>
                  <svg:desc>Sheet3.B2:Sheet3.B62</svg:desc>
                </draw:g>
              </table:table-cell>
              <table:table-cell office:value-type="float" office:value="28010">
                <text:p>28010</text:p>
                <draw:g>
                  <svg:desc>Sheet3.E2:Sheet3.E62</svg:desc>
                </draw:g>
              </table:table-cell>
            </table:table-row>
            <table:table-row>
              <table:table-cell office:value-type="float" office:value="27395">
                <text:p>27395</text:p>
              </table:table-cell>
              <table:table-cell office:value-type="float" office:value="40900">
                <text:p>40900</text:p>
              </table:table-cell>
              <table:table-cell office:value-type="float" office:value="27450">
                <text:p>27450</text:p>
              </table:table-cell>
            </table:table-row>
            <table:table-row>
              <table:table-cell office:value-type="float" office:value="27760">
                <text:p>27760</text:p>
              </table:table-cell>
              <table:table-cell office:value-type="float" office:value="46000">
                <text:p>46000</text:p>
              </table:table-cell>
              <table:table-cell office:value-type="float" office:value="27520">
                <text:p>27520</text:p>
              </table:table-cell>
            </table:table-row>
            <table:table-row>
              <table:table-cell office:value-type="float" office:value="28126">
                <text:p>28126</text:p>
              </table:table-cell>
              <table:table-cell office:value-type="float" office:value="51600">
                <text:p>51600</text:p>
              </table:table-cell>
              <table:table-cell office:value-type="float" office:value="27690">
                <text:p>27690</text:p>
              </table:table-cell>
            </table:table-row>
            <table:table-row>
              <table:table-cell office:value-type="float" office:value="28491">
                <text:p>28491</text:p>
              </table:table-cell>
              <table:table-cell office:value-type="float" office:value="59300">
                <text:p>59300</text:p>
              </table:table-cell>
              <table:table-cell office:value-type="float" office:value="27460">
                <text:p>27460</text:p>
              </table:table-cell>
            </table:table-row>
            <table:table-row>
              <table:table-cell office:value-type="float" office:value="28856">
                <text:p>28856</text:p>
              </table:table-cell>
              <table:table-cell office:value-type="float" office:value="68300">
                <text:p>68300</text:p>
              </table:table-cell>
              <table:table-cell office:value-type="float" office:value="26710">
                <text:p>26710</text:p>
              </table:table-cell>
            </table:table-row>
            <table:table-row>
              <table:table-cell office:value-type="float" office:value="29221">
                <text:p>29221</text:p>
              </table:table-cell>
              <table:table-cell office:value-type="float" office:value="73600">
                <text:p>73600</text:p>
              </table:table-cell>
              <table:table-cell office:value-type="float" office:value="26340">
                <text:p>26340</text:p>
              </table:table-cell>
            </table:table-row>
            <table:table-row>
              <table:table-cell office:value-type="float" office:value="29587">
                <text:p>29587</text:p>
              </table:table-cell>
              <table:table-cell office:value-type="float" office:value="80900">
                <text:p>80900</text:p>
              </table:table-cell>
              <table:table-cell office:value-type="float" office:value="25820">
                <text:p>25820</text:p>
              </table:table-cell>
            </table:table-row>
            <table:table-row>
              <table:table-cell office:value-type="float" office:value="29952">
                <text:p>29952</text:p>
              </table:table-cell>
              <table:table-cell office:value-type="float" office:value="81200">
                <text:p>81200</text:p>
              </table:table-cell>
              <table:table-cell office:value-type="float" office:value="26090">
                <text:p>26090</text:p>
              </table:table-cell>
            </table:table-row>
            <table:table-row>
              <table:table-cell office:value-type="float" office:value="30317">
                <text:p>30317</text:p>
              </table:table-cell>
              <table:table-cell office:value-type="float" office:value="86700">
                <text:p>86700</text:p>
              </table:table-cell>
              <table:table-cell office:value-type="float" office:value="26620">
                <text:p>26620</text:p>
              </table:table-cell>
            </table:table-row>
            <table:table-row>
              <table:table-cell office:value-type="float" office:value="30682">
                <text:p>30682</text:p>
              </table:table-cell>
              <table:table-cell office:value-type="float" office:value="94700">
                <text:p>94700</text:p>
              </table:table-cell>
              <table:table-cell office:value-type="float" office:value="27390">
                <text:p>27390</text:p>
              </table:table-cell>
            </table:table-row>
            <table:table-row>
              <table:table-cell office:value-type="float" office:value="31048">
                <text:p>31048</text:p>
              </table:table-cell>
              <table:table-cell office:value-type="float" office:value="98500">
                <text:p>98500</text:p>
              </table:table-cell>
              <table:table-cell office:value-type="float" office:value="27990">
                <text:p>27990</text:p>
              </table:table-cell>
            </table:table-row>
            <table:table-row>
              <table:table-cell office:value-type="float" office:value="31413">
                <text:p>31413</text:p>
              </table:table-cell>
              <table:table-cell office:value-type="float" office:value="106300">
                <text:p>106300</text:p>
              </table:table-cell>
              <table:table-cell office:value-type="float" office:value="28880">
                <text:p>28880</text:p>
              </table:table-cell>
            </table:table-row>
            <table:table-row>
              <table:table-cell office:value-type="float" office:value="31778">
                <text:p>31778</text:p>
              </table:table-cell>
              <table:table-cell office:value-type="float" office:value="120800">
                <text:p>120800</text:p>
              </table:table-cell>
              <table:table-cell office:value-type="float" office:value="29280">
                <text:p>29280</text:p>
              </table:table-cell>
            </table:table-row>
            <table:table-row>
              <table:table-cell office:value-type="float" office:value="32143">
                <text:p>32143</text:p>
              </table:table-cell>
              <table:table-cell office:value-type="float" office:value="137900">
                <text:p>137900</text:p>
              </table:table-cell>
              <table:table-cell office:value-type="float" office:value="30180">
                <text:p>30180</text:p>
              </table:table-cell>
            </table:table-row>
            <table:table-row>
              <table:table-cell office:value-type="float" office:value="32509">
                <text:p>32509</text:p>
              </table:table-cell>
              <table:table-cell office:value-type="float" office:value="144300">
                <text:p>144300</text:p>
              </table:table-cell>
              <table:table-cell office:value-type="float" office:value="30970">
                <text:p>30970</text:p>
              </table:table-cell>
            </table:table-row>
            <table:table-row>
              <table:table-cell office:value-type="float" office:value="32874">
                <text:p>32874</text:p>
              </table:table-cell>
              <table:table-cell office:value-type="float" office:value="149500">
                <text:p>149500</text:p>
              </table:table-cell>
              <table:table-cell office:value-type="float" office:value="30660">
                <text:p>30660</text:p>
              </table:table-cell>
            </table:table-row>
            <table:table-row>
              <table:table-cell office:value-type="float" office:value="33239">
                <text:p>33239</text:p>
              </table:table-cell>
              <table:table-cell office:value-type="float" office:value="151100">
                <text:p>151100</text:p>
              </table:table-cell>
              <table:table-cell office:value-type="float" office:value="30210">
                <text:p>30210</text:p>
              </table:table-cell>
            </table:table-row>
            <table:table-row>
              <table:table-cell office:value-type="float" office:value="33604">
                <text:p>33604</text:p>
              </table:table-cell>
              <table:table-cell office:value-type="float" office:value="144500">
                <text:p>144500</text:p>
              </table:table-cell>
              <table:table-cell office:value-type="float" office:value="29890">
                <text:p>29890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144700">
                <text:p>144700</text:p>
              </table:table-cell>
              <table:table-cell office:value-type="float" office:value="30200">
                <text:p>30200</text:p>
              </table:table-cell>
            </table:table-row>
            <table:table-row>
              <table:table-cell office:value-type="float" office:value="34335">
                <text:p>34335</text:p>
              </table:table-cell>
              <table:table-cell office:value-type="float" office:value="153600">
                <text:p>153600</text:p>
              </table:table-cell>
              <table:table-cell office:value-type="float" office:value="30540">
                <text:p>30540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153500">
                <text:p>153500</text:p>
              </table:table-cell>
              <table:table-cell office:value-type="float" office:value="31390">
                <text:p>31390</text:p>
              </table:table-cell>
            </table:table-row>
            <table:table-row>
              <table:table-cell office:value-type="float" office:value="35065">
                <text:p>35065</text:p>
              </table:table-cell>
              <table:table-cell office:value-type="float" office:value="161100">
                <text:p>161100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float" office:value="35431">
                <text:p>35431</text:p>
              </table:table-cell>
              <table:table-cell office:value-type="float" office:value="172200">
                <text:p>172200</text:p>
              </table:table-cell>
              <table:table-cell office:value-type="float" office:value="33480">
                <text:p>33480</text:p>
              </table:table-cell>
            </table:table-row>
            <table:table-row>
              <table:table-cell office:value-type="float" office:value="35796">
                <text:p>35796</text:p>
              </table:table-cell>
              <table:table-cell office:value-type="float" office:value="180000">
                <text:p>180000</text:p>
              </table:table-cell>
              <table:table-cell office:value-type="float" office:value="35130">
                <text:p>35130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189100">
                <text:p>189100</text:p>
              </table:table-cell>
              <table:table-cell office:value-type="float" office:value="35510">
                <text:p>35510</text:p>
              </table:table-cell>
            </table:table-row>
            <table:table-row>
              <table:table-cell office:value-type="float" office:value="36526">
                <text:p>36526</text:p>
              </table:table-cell>
              <table:table-cell office:value-type="float" office:value="202900">
                <text:p>202900</text:p>
              </table:table-cell>
              <table:table-cell office:value-type="float" office:value="35880">
                <text:p>35880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211000">
                <text:p>211000</text:p>
              </table:table-cell>
              <table:table-cell office:value-type="float" office:value="35770">
                <text:p>35770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227600">
                <text:p>227600</text:p>
              </table:table-cell>
              <table:table-cell office:value-type="float" office:value="35630">
                <text:p>35630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233100">
                <text:p>233100</text:p>
              </table:table-cell>
              <table:table-cell office:value-type="float" office:value="35770">
                <text:p>35770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262900">
                <text:p>262900</text:p>
              </table:table-cell>
              <table:table-cell office:value-type="float" office:value="35730">
                <text:p>35730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88500">
                <text:p>288500</text:p>
              </table:table-cell>
              <table:table-cell office:value-type="float" office:value="36390">
                <text:p>36390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05300">
                <text:p>305300</text:p>
              </table:table-cell>
              <table:table-cell office:value-type="float" office:value="37500">
                <text:p>37500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322100">
                <text:p>322100</text:p>
              </table:table-cell>
              <table:table-cell office:value-type="float" office:value="37740">
                <text:p>37740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290400">
                <text:p>290400</text:p>
              </table:table-cell>
              <table:table-cell office:value-type="float" office:value="36250">
                <text:p>36250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57000">
                <text:p>257000</text:p>
              </table:table-cell>
              <table:table-cell office:value-type="float" office:value="35880">
                <text:p>35880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75300">
                <text:p>275300</text:p>
              </table:table-cell>
              <table:table-cell office:value-type="float" office:value="35450">
                <text:p>3545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68100">
                <text:p>268100</text:p>
              </table:table-cell>
              <table:table-cell office:value-type="float" office:value="34920">
                <text:p>34920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78000">
                <text:p>278000</text:p>
              </table:table-cell>
              <table:table-cell office:value-type="float" office:value="34780">
                <text:p>34780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307400">
                <text:p>307400</text:p>
              </table:table-cell>
              <table:table-cell office:value-type="float" office:value="35240">
                <text:p>3524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31400">
                <text:p>331400</text:p>
              </table:table-cell>
              <table:table-cell office:value-type="float" office:value="36100">
                <text:p>36100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348000">
                <text:p>348000</text:p>
              </table:table-cell>
              <table:table-cell office:value-type="float" office:value="37990">
                <text:p>37990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57000">
                <text:p>357000</text:p>
              </table:table-cell>
              <table:table-cell office:value-type="float" office:value="38730">
                <text:p>38730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374800">
                <text:p>374800</text:p>
              </table:table-cell>
              <table:table-cell office:value-type="float" office:value="39110">
                <text:p>39110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374600">
                <text:p>374600</text:p>
              </table:table-cell>
              <table:table-cell office:value-type="float" office:value="40430">
                <text:p>40430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375500">
                <text:p>375500</text:p>
              </table:table-cell>
              <table:table-cell office:value-type="float" office:value="42530">
                <text:p>42530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383000">
                <text:p>383000</text:p>
              </table:table-cell>
              <table:table-cell office:value-type="float" office:value="41950">
                <text:p>41950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17400">
                <text:p>417400</text:p>
              </table:table-cell>
              <table:table-cell office:value-type="float" office:value="42020">
                <text:p>42020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99300">
                <text:p>499300</text:p>
              </table:table-cell>
              <table:table-cell office:value-type="float" office:value="42090">
                <text:p>42090</text:p>
              </table:table-cell>
            </table:table-row>
            <table:table-row>
              <table:table-cell office:value-type="float" office:value="44927">
                <text:p>44927</text:p>
              </table:table-cell>
              <table:table-cell office:value-type="float" office:value="505300">
                <text:p>505300</text:p>
              </table:table-cell>
              <table:table-cell office:value-type="float" office:value="42220">
                <text:p>422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4.3$Linux_X86_64 LibreOffice_project/52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